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shapes>
          <draw:frame draw:z-index="0" draw:style-name="gr1" draw:text-style-name="P1" svg:width="159.99mm" svg:height="89.99mm" svg:x="91.32mm" svg:y="1mm">
            <loext:p draw:notify-on-update-of-ranges="data.D1:data.D1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3017892837524414</text:p>
          </table:table-cell>
          <table:table-cell table:style-name="ce1" office:value-type="string" calcext:value-type="string">
            <text:p>4.76837158203125e-07</text:p>
          </table:table-cell>
          <table:table-cell table:style-name="ce1" office:value-type="float" office:value="0.136881351470947" calcext:value-type="float">
            <text:p>0,1368813515</text:p>
          </table:table-cell>
          <table:table-cell table:style-name="ce1" office:value-type="float" office:value="2.91773414611816" calcext:value-type="float">
            <text:p>2,9177341461</text:p>
          </table:table-cell>
          <table:table-cell table:style-name="ce1" office:value-type="float" office:value="4.8586893081665" calcext:value-type="float">
            <text:p>4,85868930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15343421697617" calcext:value-type="float">
            <text:p>-0,1153434217</text:p>
          </table:table-cell>
          <table:table-cell table:style-name="ce1" office:value-type="float" office:value="7.04694747924805" calcext:value-type="float">
            <text:p>7,0469474792</text:p>
          </table:table-cell>
          <table:table-cell table:style-name="ce1" office:value-type="float" office:value="-5.19588708877564" calcext:value-type="float">
            <text:p>-5,1958870888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482340762268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937055587768" calcext:value-type="float">
            <text:p>0,06019370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517294482092" calcext:value-type="float">
            <text:p>1,4951729448</text:p>
          </table:table-cell>
          <table:table-cell table:style-name="ce1" office:value-type="float" office:value="0.200645685195923" calcext:value-type="float">
            <text:p>0,2006456852</text:p>
          </table:table-cell>
          <table:table-cell table:style-name="ce1" office:value-type="float" office:value="0.200647592544556" calcext:value-type="float">
            <text:p>0,2006475925</text:p>
          </table:table-cell>
          <table:table-cell table:style-name="ce1" office:value-type="float" office:value="0.200645685195923" calcext:value-type="float">
            <text:p>0,2006456852</text:p>
          </table:table-cell>
          <table:table-cell table:style-name="ce1" office:value-type="float" office:value="-0.115343421697617" calcext:value-type="float">
            <text:p>-0,1153434217</text:p>
          </table:table-cell>
          <table:table-cell table:style-name="ce1" office:value-type="float" office:value="7.04694747924805" calcext:value-type="float">
            <text:p>7,0469474792</text:p>
          </table:table-cell>
          <table:table-cell table:style-name="ce1" office:value-type="float" office:value="-5.19588708877564" calcext:value-type="float">
            <text:p>-5,1958870888</text:p>
          </table:table-cell>
        </table:table-row>
        <table:table-row table:style-name="ro1">
          <table:table-cell table:style-name="ce1" office:value-type="string" calcext:value-type="string">
            <text:p>0.0281217098236084</text:p>
          </table:table-cell>
          <table:table-cell table:style-name="ce1" office:value-type="string" calcext:value-type="string">
            <text:p>0.015103816986083984</text:p>
          </table:table-cell>
          <table:table-cell table:style-name="ce1" office:value-type="string" calcext:value-type="string">
            <text:p>0.42095303535461426</text:p>
          </table:table-cell>
          <table:table-cell table:style-name="ce1" office:value-type="float" office:value="0.136590629816055" calcext:value-type="float">
            <text:p>0,1365906298</text:p>
          </table:table-cell>
          <table:table-cell table:style-name="ce1" office:value-type="float" office:value="2.91153717041016" calcext:value-type="float">
            <text:p>2,9115371704</text:p>
          </table:table-cell>
          <table:table-cell table:style-name="ce1" office:value-type="float" office:value="4.84837007522583" calcext:value-type="float">
            <text:p>4,8483700752</text:p>
          </table:table-cell>
          <table:table-cell table:style-name="ce1" office:value-type="float" office:value="-0.0463765917505591" calcext:value-type="float">
            <text:p>-0,0463765918</text:p>
          </table:table-cell>
          <table:table-cell table:number-columns-repeated="2" table:style-name="ce1" office:value-type="float" office:value="-0.972442679340152" calcext:value-type="float">
            <text:p>-0,9724426793</text:p>
          </table:table-cell>
          <table:table-cell table:style-name="ce1" office:value-type="float" office:value="-0.113547325134277" calcext:value-type="float">
            <text:p>-0,1135473251</text:p>
          </table:table-cell>
          <table:table-cell table:style-name="ce1" office:value-type="float" office:value="7.03971195220947" calcext:value-type="float">
            <text:p>7,0397119522</text:p>
          </table:table-cell>
          <table:table-cell table:style-name="ce1" office:value-type="float" office:value="-5.20215606689453" calcext:value-type="float">
            <text:p>-5,2021560669</text:p>
          </table:table-cell>
          <table:table-cell table:style-name="ce1" office:value-type="string" calcext:value-type="string">
            <text:p>-0.04637659175055913</text:p>
          </table:table-cell>
          <table:table-cell table:style-name="ce1" office:value-type="string" calcext:value-type="string">
            <text:p>-0.9724426793401524</text:p>
          </table:table-cell>
          <table:table-cell table:style-name="ce1" office:value-type="string" calcext:value-type="string">
            <text:p>-0.5711493629061757</text:p>
          </table:table-cell>
          <table:table-cell table:style-name="ce1" office:value-type="float" office:value="-0.0342203378677368" calcext:value-type="float">
            <text:p>-0,0342203379</text:p>
          </table:table-cell>
          <table:table-cell table:style-name="ce1" office:value-type="float" office:value="-0.729433536529541" calcext:value-type="float">
            <text:p>-0,7294335365</text:p>
          </table:table-cell>
          <table:table-cell table:style-name="ce1" office:value-type="float" office:value="-0.237051844024658" calcext:value-type="float">
            <text:p>-0,237051844</text:p>
          </table:table-cell>
          <table:table-cell table:style-name="ce1" office:value-type="float" office:value="-0.0577115416548395" calcext:value-type="float">
            <text:p>-0,05771154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24657838679342" calcext:value-type="float">
            <text:p>-0,3246578387</text:p>
          </table:table-cell>
          <table:table-cell table:style-name="ce1" office:value-type="float" office:value="-6.92036571242445" calcext:value-type="float">
            <text:p>-6,9203657124</text:p>
          </table:table-cell>
          <table:table-cell table:style-name="ce1" office:value-type="float" office:value="-11.5239007552607" calcext:value-type="float">
            <text:p>-11,5239007553</text:p>
          </table:table-cell>
          <table:table-cell table:style-name="ce1" office:value-type="float" office:value="0.421617269515991" calcext:value-type="float">
            <text:p>0,4216172695</text:p>
          </table:table-cell>
          <table:table-cell table:style-name="ce1" office:value-type="float" office:value="0.421615600585938" calcext:value-type="float">
            <text:p>0,4216156006</text:p>
          </table:table-cell>
          <table:table-cell table:style-name="ce1" office:value-type="float" office:value="0.421618461608887" calcext:value-type="float">
            <text:p>0,4216184616</text:p>
          </table:table-cell>
          <table:table-cell table:style-name="ce1" office:value-type="float" office:value="-0.113547325134277" calcext:value-type="float">
            <text:p>-0,1135473251</text:p>
          </table:table-cell>
          <table:table-cell table:style-name="ce1" office:value-type="float" office:value="7.03971195220947" calcext:value-type="float">
            <text:p>7,0397119522</text:p>
          </table:table-cell>
          <table:table-cell table:style-name="ce1" office:value-type="float" office:value="-5.20215606689453" calcext:value-type="float">
            <text:p>-5,2021560669</text:p>
          </table:table-cell>
        </table:table-row>
        <table:table-row table:style-name="ro1">
          <table:table-cell table:style-name="ce1" office:value-type="string" calcext:value-type="string">
            <text:p>0.04158496856689453</text:p>
          </table:table-cell>
          <table:table-cell table:style-name="ce1" office:value-type="string" calcext:value-type="string">
            <text:p>0.013463258743286133</text:p>
          </table:table-cell>
          <table:table-cell table:style-name="ce1" office:value-type="string" calcext:value-type="string">
            <text:p>0.8407583236694336</text:p>
          </table:table-cell>
          <table:table-cell table:style-name="ce1" office:value-type="float" office:value="0.107245646417141" calcext:value-type="float">
            <text:p>0,1072456464</text:p>
          </table:table-cell>
          <table:table-cell table:style-name="ce1" office:value-type="float" office:value="2.66684174537659" calcext:value-type="float">
            <text:p>2,6668417454</text:p>
          </table:table-cell>
          <table:table-cell table:style-name="ce1" office:value-type="float" office:value="4.82188510894775" calcext:value-type="float">
            <text:p>4,8218851089</text:p>
          </table:table-cell>
          <table:table-cell table:style-name="ce1" office:value-type="float" office:value="-0.0421762940470537" calcext:value-type="float">
            <text:p>-0,042176294</text:p>
          </table:table-cell>
          <table:table-cell table:number-columns-repeated="2" table:style-name="ce1" office:value-type="float" office:value="-0.797514542886338" calcext:value-type="float">
            <text:p>-0,7975145429</text:p>
          </table:table-cell>
          <table:table-cell table:style-name="ce1" office:value-type="float" office:value="-0.113547325134277" calcext:value-type="float">
            <text:p>-0,1135473251</text:p>
          </table:table-cell>
          <table:table-cell table:style-name="ce1" office:value-type="float" office:value="7.03971195220947" calcext:value-type="float">
            <text:p>7,0397119522</text:p>
          </table:table-cell>
          <table:table-cell table:style-name="ce1" office:value-type="float" office:value="-5.20215606689453" calcext:value-type="float">
            <text:p>-5,2021560669</text:p>
          </table:table-cell>
          <table:table-cell table:style-name="ce1" office:value-type="string" calcext:value-type="string">
            <text:p>-0.04217629404705374</text:p>
          </table:table-cell>
          <table:table-cell table:style-name="ce1" office:value-type="string" calcext:value-type="string">
            <text:p>-0.7975145428863383</text:p>
          </table:table-cell>
          <table:table-cell table:style-name="ce1" office:value-type="string" calcext:value-type="string">
            <text:p>-0.2818995303999029</text:p>
          </table:table-cell>
          <table:table-cell table:style-name="ce1" office:value-type="float" office:value="-0.0341476574540138" calcext:value-type="float">
            <text:p>-0,0341476575</text:p>
          </table:table-cell>
          <table:table-cell table:style-name="ce1" office:value-type="float" office:value="-0.727884292602539" calcext:value-type="float">
            <text:p>-0,7278842926</text:p>
          </table:table-cell>
          <table:table-cell table:style-name="ce1" office:value-type="float" office:value="-0.236515243911743" calcext:value-type="float">
            <text:p>-0,2365152439</text:p>
          </table:table-cell>
          <table:table-cell table:style-name="ce1" office:value-type="float" office:value="-0.11494261251412" calcext:value-type="float">
            <text:p>-0,114942612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693851317940527" calcext:value-type="float">
            <text:p>0,0006938513</text:p>
          </table:table-cell>
          <table:table-cell table:style-name="ce1" office:value-type="float" office:value="0.014789988648035" calcext:value-type="float">
            <text:p>0,0147899886</text:p>
          </table:table-cell>
          <table:table-cell table:style-name="ce1" office:value-type="float" office:value="0.0246285404736109" calcext:value-type="float">
            <text:p>0,0246285405</text:p>
          </table:table-cell>
          <table:table-cell table:style-name="ce1" office:value-type="float" office:value="0.418997049331665" calcext:value-type="float">
            <text:p>0,4189970493</text:p>
          </table:table-cell>
          <table:table-cell table:style-name="ce1" office:value-type="float" office:value="0.418998003005981" calcext:value-type="float">
            <text:p>0,418998003</text:p>
          </table:table-cell>
          <table:table-cell table:style-name="ce1" office:value-type="float" office:value="0.418994903564453" calcext:value-type="float">
            <text:p>0,4189949036</text:p>
          </table:table-cell>
          <table:table-cell table:style-name="ce1" office:value-type="float" office:value="-0.113547325134277" calcext:value-type="float">
            <text:p>-0,1135473251</text:p>
          </table:table-cell>
          <table:table-cell table:style-name="ce1" office:value-type="float" office:value="7.03971195220947" calcext:value-type="float">
            <text:p>7,0397119522</text:p>
          </table:table-cell>
          <table:table-cell table:style-name="ce1" office:value-type="float" office:value="-5.20215606689453" calcext:value-type="float">
            <text:p>-5,2021560669</text:p>
          </table:table-cell>
        </table:table-row>
        <table:table-row table:style-name="ro1">
          <table:table-cell table:style-name="ce1" office:value-type="string" calcext:value-type="string">
            <text:p>0.05683422088623047</text:p>
          </table:table-cell>
          <table:table-cell table:style-name="ce1" office:value-type="string" calcext:value-type="string">
            <text:p>0.015249252319335938</text:p>
          </table:table-cell>
          <table:table-cell table:style-name="ce1" office:value-type="string" calcext:value-type="string">
            <text:p>1.2577600479125977</text:p>
          </table:table-cell>
          <table:table-cell table:style-name="ce1" office:value-type="float" office:value="0.10658273845911" calcext:value-type="float">
            <text:p>0,1065827385</text:p>
          </table:table-cell>
          <table:table-cell table:style-name="ce1" office:value-type="float" office:value="2.67877960205078" calcext:value-type="float">
            <text:p>2,6787796021</text:p>
          </table:table-cell>
          <table:table-cell table:style-name="ce1" office:value-type="float" office:value="4.79207992553711" calcext:value-type="float">
            <text:p>4,7920799255</text:p>
          </table:table-cell>
          <table:table-cell table:style-name="ce1" office:value-type="float" office:value="-0.0362295153222224" calcext:value-type="float">
            <text:p>-0,0362295153</text:p>
          </table:table-cell>
          <table:table-cell table:number-columns-repeated="2" table:style-name="ce1" office:value-type="float" office:value="-0.722043182602616" calcext:value-type="float">
            <text:p>-0,7220431826</text:p>
          </table:table-cell>
          <table:table-cell table:style-name="ce1" office:value-type="float" office:value="-0.114526130259037" calcext:value-type="float">
            <text:p>-0,1145261303</text:p>
          </table:table-cell>
          <table:table-cell table:style-name="ce1" office:value-type="float" office:value="7.02098989486694" calcext:value-type="float">
            <text:p>7,0209898949</text:p>
          </table:table-cell>
          <table:table-cell table:style-name="ce1" office:value-type="float" office:value="-5.20228719711304" calcext:value-type="float">
            <text:p>-5,2022871971</text:p>
          </table:table-cell>
          <table:table-cell table:style-name="ce1" office:value-type="string" calcext:value-type="string">
            <text:p>-0.03622951532222239</text:p>
          </table:table-cell>
          <table:table-cell table:style-name="ce1" office:value-type="string" calcext:value-type="string">
            <text:p>-0.7220431826026164</text:p>
          </table:table-cell>
          <table:table-cell table:style-name="ce1" office:value-type="string" calcext:value-type="string">
            <text:p>-0.2795504949682022</text:p>
          </table:table-cell>
          <table:table-cell table:style-name="ce1" office:value-type="float" office:value="-0.0268114116042852" calcext:value-type="float">
            <text:p>-0,0268114116</text:p>
          </table:table-cell>
          <table:table-cell table:style-name="ce1" office:value-type="float" office:value="-0.666710436344147" calcext:value-type="float">
            <text:p>-0,6667104363</text:p>
          </table:table-cell>
          <table:table-cell table:style-name="ce1" office:value-type="float" office:value="-0.235138025665283" calcext:value-type="float">
            <text:p>-0,2351380257</text:p>
          </table:table-cell>
          <table:table-cell table:style-name="ce1" office:value-type="float" office:value="-0.159672388611769" calcext:value-type="float">
            <text:p>-0,15967238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703585393954672" calcext:value-type="float">
            <text:p>0,0703585394</text:p>
          </table:table-cell>
          <table:table-cell table:style-name="ce1" office:value-type="float" office:value="0.586690149661217" calcext:value-type="float">
            <text:p>0,5866901497</text:p>
          </table:table-cell>
          <table:table-cell table:style-name="ce1" office:value-type="float" office:value="0.063501227883239" calcext:value-type="float">
            <text:p>0,0635012279</text:p>
          </table:table-cell>
          <table:table-cell table:number-columns-repeated="2" table:style-name="ce1" office:value-type="float" office:value="0.417077779769897" calcext:value-type="float">
            <text:p>0,4170777798</text:p>
          </table:table-cell>
          <table:table-cell table:style-name="ce1" office:value-type="float" office:value="0.417078018188477" calcext:value-type="float">
            <text:p>0,4170780182</text:p>
          </table:table-cell>
          <table:table-cell table:style-name="ce1" office:value-type="float" office:value="-0.114526130259037" calcext:value-type="float">
            <text:p>-0,1145261303</text:p>
          </table:table-cell>
          <table:table-cell table:style-name="ce1" office:value-type="float" office:value="7.02098989486694" calcext:value-type="float">
            <text:p>7,0209898949</text:p>
          </table:table-cell>
          <table:table-cell table:style-name="ce1" office:value-type="float" office:value="-5.20228719711304" calcext:value-type="float">
            <text:p>-5,2022871971</text:p>
          </table:table-cell>
        </table:table-row>
        <table:table-row table:style-name="ro1">
          <table:table-cell table:style-name="ce1" office:value-type="string" calcext:value-type="string">
            <text:p>0.0827183723449707</text:p>
          </table:table-cell>
          <table:table-cell table:style-name="ce1" office:value-type="string" calcext:value-type="string">
            <text:p>0.025884151458740234</text:p>
          </table:table-cell>
          <table:table-cell table:style-name="ce1" office:value-type="string" calcext:value-type="string">
            <text:p>1.6779322624206543</text:p>
          </table:table-cell>
          <table:table-cell table:style-name="ce1" office:value-type="float" office:value="0.105920910835266" calcext:value-type="float">
            <text:p>0,1059209108</text:p>
          </table:table-cell>
          <table:table-cell table:style-name="ce1" office:value-type="float" office:value="2.59153175354004" calcext:value-type="float">
            <text:p>2,5915317535</text:p>
          </table:table-cell>
          <table:table-cell table:style-name="ce1" office:value-type="float" office:value="4.7623233795166" calcext:value-type="float">
            <text:p>4,7623233795</text:p>
          </table:table-cell>
          <table:table-cell table:style-name="ce1" office:value-type="float" office:value="-0.0409499943578625" calcext:value-type="float">
            <text:p>-0,0409499944</text:p>
          </table:table-cell>
          <table:table-cell table:number-columns-repeated="2" table:style-name="ce1" office:value-type="float" office:value="-0.740398136598112" calcext:value-type="float">
            <text:p>-0,7403981366</text:p>
          </table:table-cell>
          <table:table-cell table:style-name="ce1" office:value-type="float" office:value="-0.121244460344315" calcext:value-type="float">
            <text:p>-0,1212444603</text:p>
          </table:table-cell>
          <table:table-cell table:style-name="ce1" office:value-type="float" office:value="6.91872549057007" calcext:value-type="float">
            <text:p>6,9187254906</text:p>
          </table:table-cell>
          <table:table-cell table:style-name="ce1" office:value-type="float" office:value="-5.17073583602905" calcext:value-type="float">
            <text:p>-5,170735836</text:p>
          </table:table-cell>
          <table:table-cell table:style-name="ce1" office:value-type="string" calcext:value-type="string">
            <text:p>-0.04094999435786249</text:p>
          </table:table-cell>
          <table:table-cell table:style-name="ce1" office:value-type="string" calcext:value-type="string">
            <text:p>-0.7403981365981124</text:p>
          </table:table-cell>
          <table:table-cell table:style-name="ce1" office:value-type="string" calcext:value-type="string">
            <text:p>-0.2778323913115398</text:p>
          </table:table-cell>
          <table:table-cell table:style-name="ce1" office:value-type="float" office:value="-0.0266456846147776" calcext:value-type="float">
            <text:p>-0,0266456846</text:p>
          </table:table-cell>
          <table:table-cell table:style-name="ce1" office:value-type="float" office:value="-0.669694900512695" calcext:value-type="float">
            <text:p>-0,6696949005</text:p>
          </table:table-cell>
          <table:table-cell table:style-name="ce1" office:value-type="float" office:value="-0.23358815612793" calcext:value-type="float">
            <text:p>-0,2335881561</text:p>
          </table:table-cell>
          <table:table-cell table:style-name="ce1" office:value-type="float" office:value="-0.204905146901506" calcext:value-type="float">
            <text:p>-0,204905146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56202160082021" calcext:value-type="float">
            <text:p>0,0015620216</text:p>
          </table:table-cell>
          <table:table-cell table:style-name="ce1" office:value-type="float" office:value="-0.0281294434166788" calcext:value-type="float">
            <text:p>-0,0281294434</text:p>
          </table:table-cell>
          <table:table-cell table:style-name="ce1" office:value-type="float" office:value="0.0702305926555964" calcext:value-type="float">
            <text:p>0,0702305927</text:p>
          </table:table-cell>
          <table:table-cell table:style-name="ce1" office:value-type="float" office:value="0.424391031265259" calcext:value-type="float">
            <text:p>0,4243910313</text:p>
          </table:table-cell>
          <table:table-cell table:style-name="ce1" office:value-type="float" office:value="0.424390077590942" calcext:value-type="float">
            <text:p>0,4243900776</text:p>
          </table:table-cell>
          <table:table-cell table:style-name="ce1" office:value-type="float" office:value="0.424390316009522" calcext:value-type="float">
            <text:p>0,424390316</text:p>
          </table:table-cell>
          <table:table-cell table:style-name="ce1" office:value-type="float" office:value="-0.121244460344315" calcext:value-type="float">
            <text:p>-0,1212444603</text:p>
          </table:table-cell>
          <table:table-cell table:style-name="ce1" office:value-type="float" office:value="6.91872549057007" calcext:value-type="float">
            <text:p>6,9187254906</text:p>
          </table:table-cell>
          <table:table-cell table:style-name="ce1" office:value-type="float" office:value="-5.17073583602905" calcext:value-type="float">
            <text:p>-5,170735836</text:p>
          </table:table-cell>
        </table:table-row>
        <table:table-row table:style-name="ro1">
          <table:table-cell table:style-name="ce1" office:value-type="string" calcext:value-type="string">
            <text:p>0.09838104248046875</text:p>
          </table:table-cell>
          <table:table-cell table:style-name="ce1" office:value-type="string" calcext:value-type="string">
            <text:p>0.015662670135498047</text:p>
          </table:table-cell>
          <table:table-cell table:style-name="ce1" office:value-type="string" calcext:value-type="string">
            <text:p>2.1143455505371094</text:p>
          </table:table-cell>
          <table:table-cell table:style-name="ce1" office:value-type="float" office:value="-0.301552891731262" calcext:value-type="float">
            <text:p>-0,3015528917</text:p>
          </table:table-cell>
          <table:table-cell table:style-name="ce1" office:value-type="float" office:value="2.43346190452576" calcext:value-type="float">
            <text:p>2,4334619045</text:p>
          </table:table-cell>
          <table:table-cell table:style-name="ce1" office:value-type="float" office:value="4.72958993911743" calcext:value-type="float">
            <text:p>4,7295899391</text:p>
          </table:table-cell>
          <table:table-cell table:style-name="ce1" office:value-type="float" office:value="-0.0439907505107426" calcext:value-type="float">
            <text:p>-0,0439907505</text:p>
          </table:table-cell>
          <table:table-cell table:number-columns-repeated="2" table:style-name="ce1" office:value-type="float" office:value="-0.712837642340741" calcext:value-type="float">
            <text:p>-0,7128376423</text:p>
          </table:table-cell>
          <table:table-cell table:style-name="ce1" office:value-type="float" office:value="-0.13081431388855" calcext:value-type="float">
            <text:p>-0,1308143139</text:p>
          </table:table-cell>
          <table:table-cell table:style-name="ce1" office:value-type="float" office:value="6.7489275932312" calcext:value-type="float">
            <text:p>6,7489275932</text:p>
          </table:table-cell>
          <table:table-cell table:style-name="ce1" office:value-type="float" office:value="-5.11597871780396" calcext:value-type="float">
            <text:p>-5,1159787178</text:p>
          </table:table-cell>
          <table:table-cell table:style-name="ce1" office:value-type="string" calcext:value-type="string">
            <text:p>-0.04399075051074261</text:p>
          </table:table-cell>
          <table:table-cell table:style-name="ce1" office:value-type="string" calcext:value-type="string">
            <text:p>-0.7128376423407412</text:p>
          </table:table-cell>
          <table:table-cell table:style-name="ce1" office:value-type="string" calcext:value-type="string">
            <text:p>-0.27632007798275277</text:p>
          </table:table-cell>
          <table:table-cell table:style-name="ce1" office:value-type="float" office:value="-0.0264802277088165" calcext:value-type="float">
            <text:p>-0,0264802277</text:p>
          </table:table-cell>
          <table:table-cell table:style-name="ce1" office:value-type="float" office:value="-0.64788293838501" calcext:value-type="float">
            <text:p>-0,6478829384</text:p>
          </table:table-cell>
          <table:table-cell table:style-name="ce1" office:value-type="float" office:value="-0.232040815734863" calcext:value-type="float">
            <text:p>-0,2320408157</text:p>
          </table:table-cell>
          <table:table-cell table:style-name="ce1" office:value-type="float" office:value="-0.250697064341818" calcext:value-type="float">
            <text:p>-0,25069706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53086808004681" calcext:value-type="float">
            <text:p>0,0015308681</text:p>
          </table:table-cell>
          <table:table-cell table:style-name="ce1" office:value-type="float" office:value="0.201811841770745" calcext:value-type="float">
            <text:p>0,2018118418</text:p>
          </table:table-cell>
          <table:table-cell table:style-name="ce1" office:value-type="float" office:value="0.068829510084421" calcext:value-type="float">
            <text:p>0,0688295101</text:p>
          </table:table-cell>
          <table:table-cell table:style-name="ce1" office:value-type="float" office:value="0.432321786880493" calcext:value-type="float">
            <text:p>0,4323217869</text:p>
          </table:table-cell>
          <table:table-cell table:style-name="ce1" office:value-type="float" office:value="0.43232274055481" calcext:value-type="float">
            <text:p>0,4323227406</text:p>
          </table:table-cell>
          <table:table-cell table:style-name="ce1" office:value-type="float" office:value="0.432322502136231" calcext:value-type="float">
            <text:p>0,4323225021</text:p>
          </table:table-cell>
          <table:table-cell table:style-name="ce1" office:value-type="float" office:value="-0.13081431388855" calcext:value-type="float">
            <text:p>-0,1308143139</text:p>
          </table:table-cell>
          <table:table-cell table:style-name="ce1" office:value-type="float" office:value="6.7489275932312" calcext:value-type="float">
            <text:p>6,7489275932</text:p>
          </table:table-cell>
          <table:table-cell table:style-name="ce1" office:value-type="float" office:value="-5.11597871780396" calcext:value-type="float">
            <text:p>-5,1159787178</text:p>
          </table:table-cell>
        </table:table-row>
        <table:table-row table:style-name="ro1">
          <table:table-cell table:style-name="ce1" office:value-type="string" calcext:value-type="string">
            <text:p>0.11626458168029785</text:p>
          </table:table-cell>
          <table:table-cell table:style-name="ce1" office:value-type="string" calcext:value-type="string">
            <text:p>0.0178835391998291</text:p>
          </table:table-cell>
          <table:table-cell table:style-name="ce1" office:value-type="string" calcext:value-type="string">
            <text:p>2.535581111907959</text:p>
          </table:table-cell>
          <table:table-cell table:style-name="ce1" office:value-type="float" office:value="0.131562307476997" calcext:value-type="float">
            <text:p>0,1315623075</text:p>
          </table:table-cell>
          <table:table-cell table:style-name="ce1" office:value-type="float" office:value="2.33350014686584" calcext:value-type="float">
            <text:p>2,3335001469</text:p>
          </table:table-cell>
          <table:table-cell table:style-name="ce1" office:value-type="float" office:value="4.66988658905029" calcext:value-type="float">
            <text:p>4,6698865891</text:p>
          </table:table-cell>
          <table:table-cell table:style-name="ce1" office:value-type="float" office:value="0.0909152545626609" calcext:value-type="float">
            <text:p>0,0909152546</text:p>
          </table:table-cell>
          <table:table-cell table:number-columns-repeated="2" table:style-name="ce1" office:value-type="float" office:value="-0.66898360769634" calcext:value-type="float">
            <text:p>-0,6689836077</text:p>
          </table:table-cell>
          <table:table-cell table:style-name="ce1" office:value-type="float" office:value="-0.139727562665939" calcext:value-type="float">
            <text:p>-0,1397275627</text:p>
          </table:table-cell>
          <table:table-cell table:style-name="ce1" office:value-type="float" office:value="6.56128692626953" calcext:value-type="float">
            <text:p>6,5612869263</text:p>
          </table:table-cell>
          <table:table-cell table:style-name="ce1" office:value-type="float" office:value="-5.04820823669434" calcext:value-type="float">
            <text:p>-5,0482082367</text:p>
          </table:table-cell>
          <table:table-cell table:style-name="ce1" office:value-type="string" calcext:value-type="string">
            <text:p>0.09091525456266089</text:p>
          </table:table-cell>
          <table:table-cell table:style-name="ce1" office:value-type="string" calcext:value-type="string">
            <text:p>-0.6689836076963401</text:p>
          </table:table-cell>
          <table:table-cell table:style-name="ce1" office:value-type="string" calcext:value-type="string">
            <text:p>-0.27439585627310065</text:p>
          </table:table-cell>
          <table:table-cell table:style-name="ce1" office:value-type="float" office:value="0.0753882229328156" calcext:value-type="float">
            <text:p>0,0753882229</text:p>
          </table:table-cell>
          <table:table-cell table:style-name="ce1" office:value-type="float" office:value="-0.608365476131439" calcext:value-type="float">
            <text:p>-0,6083654761</text:p>
          </table:table-cell>
          <table:table-cell table:style-name="ce1" office:value-type="float" office:value="-0.230338676834106" calcext:value-type="float">
            <text:p>-0,2303386768</text:p>
          </table:table-cell>
          <table:table-cell table:style-name="ce1" office:value-type="float" office:value="-0.123679236604158" calcext:value-type="float">
            <text:p>-0,12367923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67383127685455" calcext:value-type="float">
            <text:p>0,9673831277</text:p>
          </table:table-cell>
          <table:table-cell table:style-name="ce1" office:value-type="float" office:value="0.375274737403966" calcext:value-type="float">
            <text:p>0,3752747374</text:p>
          </table:table-cell>
          <table:table-cell table:style-name="ce1" office:value-type="float" office:value="0.0777128224402327" calcext:value-type="float">
            <text:p>0,0777128224</text:p>
          </table:table-cell>
          <table:table-cell table:style-name="ce1" office:value-type="float" office:value="0.421212434768677" calcext:value-type="float">
            <text:p>0,4212124348</text:p>
          </table:table-cell>
          <table:table-cell table:style-name="ce1" office:value-type="float" office:value="0.421211004257202" calcext:value-type="float">
            <text:p>0,4212110043</text:p>
          </table:table-cell>
          <table:table-cell table:style-name="ce1" office:value-type="float" office:value="0.421210289001465" calcext:value-type="float">
            <text:p>0,421210289</text:p>
          </table:table-cell>
          <table:table-cell table:style-name="ce1" office:value-type="float" office:value="-0.139727562665939" calcext:value-type="float">
            <text:p>-0,1397275627</text:p>
          </table:table-cell>
          <table:table-cell table:style-name="ce1" office:value-type="float" office:value="6.56128692626953" calcext:value-type="float">
            <text:p>6,5612869263</text:p>
          </table:table-cell>
          <table:table-cell table:style-name="ce1" office:value-type="float" office:value="-5.04820823669434" calcext:value-type="float">
            <text:p>-5,0482082367</text:p>
          </table:table-cell>
        </table:table-row>
        <table:table-row table:style-name="ro1">
          <table:table-cell table:style-name="ce1" office:value-type="string" calcext:value-type="string">
            <text:p>0.1312544345855713</text:p>
          </table:table-cell>
          <table:table-cell table:style-name="ce1" office:value-type="string" calcext:value-type="string">
            <text:p>0.014989852905273438</text:p>
          </table:table-cell>
          <table:table-cell table:style-name="ce1" office:value-type="string" calcext:value-type="string">
            <text:p>2.9602603912353516</text:p>
          </table:table-cell>
          <table:table-cell table:style-name="ce1" office:value-type="float" office:value="0.0477730110287666" calcext:value-type="float">
            <text:p>0,047773011</text:p>
          </table:table-cell>
          <table:table-cell table:style-name="ce1" office:value-type="float" office:value="2.43642354011536" calcext:value-type="float">
            <text:p>2,4364235401</text:p>
          </table:table-cell>
          <table:table-cell table:style-name="ce1" office:value-type="float" office:value="4.60270357131958" calcext:value-type="float">
            <text:p>4,6027035713</text:p>
          </table:table-cell>
          <table:table-cell table:style-name="ce1" office:value-type="float" office:value="-0.0709483888096313" calcext:value-type="float">
            <text:p>-0,0709483888</text:p>
          </table:table-cell>
          <table:table-cell table:number-columns-repeated="2" table:style-name="ce1" office:value-type="float" office:value="-0.647492480746103" calcext:value-type="float">
            <text:p>-0,6474924807</text:p>
          </table:table-cell>
          <table:table-cell table:style-name="ce1" office:value-type="float" office:value="-0.139727562665939" calcext:value-type="float">
            <text:p>-0,1397275627</text:p>
          </table:table-cell>
          <table:table-cell table:style-name="ce1" office:value-type="float" office:value="6.56128692626953" calcext:value-type="float">
            <text:p>6,5612869263</text:p>
          </table:table-cell>
          <table:table-cell table:style-name="ce1" office:value-type="float" office:value="-5.04820823669434" calcext:value-type="float">
            <text:p>-5,0482082367</text:p>
          </table:table-cell>
          <table:table-cell table:style-name="ce1" office:value-type="string" calcext:value-type="string">
            <text:p>-0.07094838880963134</text:p>
          </table:table-cell>
          <table:table-cell table:style-name="ce1" office:value-type="string" calcext:value-type="string">
            <text:p>-0.6474924807461025</text:p>
          </table:table-cell>
          <table:table-cell table:style-name="ce1" office:value-type="string" calcext:value-type="string">
            <text:p>-0.26972067603018735</text:p>
          </table:table-cell>
          <table:table-cell table:style-name="ce1" office:value-type="float" office:value="-0.0328905768692493" calcext:value-type="float">
            <text:p>-0,0328905769</text:p>
          </table:table-cell>
          <table:table-cell table:style-name="ce1" office:value-type="float" office:value="-0.583375036716461" calcext:value-type="float">
            <text:p>-0,5833750367</text:p>
          </table:table-cell>
          <table:table-cell table:style-name="ce1" office:value-type="float" office:value="-0.227234102630615" calcext:value-type="float">
            <text:p>-0,2272341026</text:p>
          </table:table-cell>
          <table:table-cell table:style-name="ce1" office:value-type="float" office:value="-0.179570093604372" calcext:value-type="float">
            <text:p>-0,17957009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1951621552304" calcext:value-type="float">
            <text:p>-1,0195162155</text:p>
          </table:table-cell>
          <table:table-cell table:style-name="ce1" office:value-type="float" office:value="0.235302238814347" calcext:value-type="float">
            <text:p>0,2353022388</text:p>
          </table:table-cell>
          <table:table-cell table:style-name="ce1" office:value-type="float" office:value="0.140537064017115" calcext:value-type="float">
            <text:p>0,140537064</text:p>
          </table:table-cell>
          <table:table-cell table:style-name="ce1" office:value-type="float" office:value="0.424824237823486" calcext:value-type="float">
            <text:p>0,4248242378</text:p>
          </table:table-cell>
          <table:table-cell table:number-columns-repeated="2" table:style-name="ce1" office:value-type="float" office:value="0.424822807312012" calcext:value-type="float">
            <text:p>0,4248228073</text:p>
          </table:table-cell>
          <table:table-cell table:style-name="ce1" office:value-type="float" office:value="-0.139727562665939" calcext:value-type="float">
            <text:p>-0,1397275627</text:p>
          </table:table-cell>
          <table:table-cell table:style-name="ce1" office:value-type="float" office:value="6.56128692626953" calcext:value-type="float">
            <text:p>6,5612869263</text:p>
          </table:table-cell>
          <table:table-cell table:style-name="ce1" office:value-type="float" office:value="-5.04820823669434" calcext:value-type="float">
            <text:p>-5,0482082367</text:p>
          </table:table-cell>
        </table:table-row>
        <table:table-row table:style-name="ro1">
          <table:table-cell table:style-name="ce1" office:value-type="string" calcext:value-type="string">
            <text:p>0.1553630828857422</text:p>
          </table:table-cell>
          <table:table-cell table:style-name="ce1" office:value-type="string" calcext:value-type="string">
            <text:p>0.0241086483001709</text:p>
          </table:table-cell>
          <table:table-cell table:style-name="ce1" office:value-type="string" calcext:value-type="string">
            <text:p>3.3868279457092285</text:p>
          </table:table-cell>
          <table:table-cell table:style-name="ce1" office:value-type="float" office:value="0.154198467731476" calcext:value-type="float">
            <text:p>0,1541984677</text:p>
          </table:table-cell>
          <table:table-cell table:style-name="ce1" office:value-type="float" office:value="2.05821442604065" calcext:value-type="float">
            <text:p>2,058214426</text:p>
          </table:table-cell>
          <table:table-cell table:style-name="ce1" office:value-type="float" office:value="4.52148056030273" calcext:value-type="float">
            <text:p>4,5214805603</text:p>
          </table:table-cell>
          <table:table-cell table:style-name="ce1" office:value-type="float" office:value="-0.0210268387349483" calcext:value-type="float">
            <text:p>-0,0210268387</text:p>
          </table:table-cell>
          <table:table-cell table:number-columns-repeated="2" table:style-name="ce1" office:value-type="float" office:value="-0.68513989303184" calcext:value-type="float">
            <text:p>-0,685139893</text:p>
          </table:table-cell>
          <table:table-cell table:style-name="ce1" office:value-type="float" office:value="-0.141523271799088" calcext:value-type="float">
            <text:p>-0,1415232718</text:p>
          </table:table-cell>
          <table:table-cell table:style-name="ce1" office:value-type="float" office:value="6.37155818939209" calcext:value-type="float">
            <text:p>6,3715581894</text:p>
          </table:table-cell>
          <table:table-cell table:style-name="ce1" office:value-type="float" office:value="-4.9746036529541" calcext:value-type="float">
            <text:p>-4,974603653</text:p>
          </table:table-cell>
          <table:table-cell table:style-name="ce1" office:value-type="string" calcext:value-type="string">
            <text:p>-0.021026838734948296</text:p>
          </table:table-cell>
          <table:table-cell table:style-name="ce1" office:value-type="string" calcext:value-type="string">
            <text:p>-0.6851398930318404</text:p>
          </table:table-cell>
          <table:table-cell table:style-name="ce1" office:value-type="string" calcext:value-type="string">
            <text:p>-0.2658019025074194</text:p>
          </table:table-cell>
          <table:table-cell table:style-name="ce1" office:value-type="float" office:value="-0.0119432527571917" calcext:value-type="float">
            <text:p>-0,0119432528</text:p>
          </table:table-cell>
          <table:table-cell table:style-name="ce1" office:value-type="float" office:value="-0.609105885028839" calcext:value-type="float">
            <text:p>-0,609105885</text:p>
          </table:table-cell>
          <table:table-cell table:style-name="ce1" office:value-type="float" office:value="-0.223740585708618" calcext:value-type="float">
            <text:p>-0,2237405857</text:p>
          </table:table-cell>
          <table:table-cell table:style-name="ce1" office:value-type="float" office:value="-0.199941630544828" calcext:value-type="float">
            <text:p>-0,19994163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96493126415253" calcext:value-type="float">
            <text:p>0,1964931264</text:p>
          </table:table-cell>
          <table:table-cell table:style-name="ce1" office:value-type="float" office:value="-0.241360320120051" calcext:value-type="float">
            <text:p>-0,2413603201</text:p>
          </table:table-cell>
          <table:table-cell table:style-name="ce1" office:value-type="float" office:value="0.157547328047949" calcext:value-type="float">
            <text:p>0,157547328</text:p>
          </table:table-cell>
          <table:table-cell table:style-name="ce1" office:value-type="float" office:value="0.4264235496521" calcext:value-type="float">
            <text:p>0,4264235497</text:p>
          </table:table-cell>
          <table:table-cell table:style-name="ce1" office:value-type="float" office:value="0.426430463790894" calcext:value-type="float">
            <text:p>0,4264304638</text:p>
          </table:table-cell>
          <table:table-cell table:style-name="ce1" office:value-type="float" office:value="0.426430702209473" calcext:value-type="float">
            <text:p>0,4264307022</text:p>
          </table:table-cell>
          <table:table-cell table:style-name="ce1" office:value-type="float" office:value="-0.141523271799088" calcext:value-type="float">
            <text:p>-0,1415232718</text:p>
          </table:table-cell>
          <table:table-cell table:style-name="ce1" office:value-type="float" office:value="6.37155818939209" calcext:value-type="float">
            <text:p>6,3715581894</text:p>
          </table:table-cell>
          <table:table-cell table:style-name="ce1" office:value-type="float" office:value="-4.9746036529541" calcext:value-type="float">
            <text:p>-4,974603653</text:p>
          </table:table-cell>
        </table:table-row>
        <table:table-row table:style-name="ro1">
          <table:table-cell table:style-name="ce1" office:value-type="string" calcext:value-type="string">
            <text:p>0.17693424224853516</text:p>
          </table:table-cell>
          <table:table-cell table:style-name="ce1" office:value-type="string" calcext:value-type="string">
            <text:p>0.02157115936279297</text:p>
          </table:table-cell>
          <table:table-cell table:style-name="ce1" office:value-type="string" calcext:value-type="string">
            <text:p>3.818443536758423</text:p>
          </table:table-cell>
          <table:table-cell table:style-name="ce1" office:value-type="float" office:value="-0.151777803897858" calcext:value-type="float">
            <text:p>-0,1517778039</text:p>
          </table:table-cell>
          <table:table-cell table:style-name="ce1" office:value-type="float" office:value="1.66955590248108" calcext:value-type="float">
            <text:p>1,6695559025</text:p>
          </table:table-cell>
          <table:table-cell table:style-name="ce1" office:value-type="float" office:value="4.45050048828125" calcext:value-type="float">
            <text:p>4,4505004883</text:p>
          </table:table-cell>
          <table:table-cell table:style-name="ce1" office:value-type="float" office:value="-0.0633633811977553" calcext:value-type="float">
            <text:p>-0,0633633812</text:p>
          </table:table-cell>
          <table:table-cell table:number-columns-repeated="2" table:style-name="ce1" office:value-type="float" office:value="-0.562725230022531" calcext:value-type="float">
            <text:p>-0,56272523</text:p>
          </table:table-cell>
          <table:table-cell table:style-name="ce1" office:value-type="float" office:value="-0.141562819480896" calcext:value-type="float">
            <text:p>-0,1415628195</text:p>
          </table:table-cell>
          <table:table-cell table:style-name="ce1" office:value-type="float" office:value="6.18695163726807" calcext:value-type="float">
            <text:p>6,1869516373</text:p>
          </table:table-cell>
          <table:table-cell table:style-name="ce1" office:value-type="float" office:value="-4.89938402175903" calcext:value-type="float">
            <text:p>-4,8993840218</text:p>
          </table:table-cell>
          <table:table-cell table:style-name="ce1" office:value-type="string" calcext:value-type="string">
            <text:p>-0.06336338119775532</text:p>
          </table:table-cell>
          <table:table-cell table:style-name="ce1" office:value-type="string" calcext:value-type="string">
            <text:p>-0.5627252300225307</text:p>
          </table:table-cell>
          <table:table-cell table:style-name="ce1" office:value-type="string" calcext:value-type="string">
            <text:p>-0.26082919500822005</text:p>
          </table:table-cell>
          <table:table-cell table:style-name="ce1" office:value-type="float" office:value="-0.038549616932869" calcext:value-type="float">
            <text:p>-0,0385496169</text:p>
          </table:table-cell>
          <table:table-cell table:style-name="ce1" office:value-type="float" office:value="-0.514553606510162" calcext:value-type="float">
            <text:p>-0,5145536065</text:p>
          </table:table-cell>
          <table:table-cell table:style-name="ce1" office:value-type="float" office:value="-0.219516989135742" calcext:value-type="float">
            <text:p>-0,2195169891</text:p>
          </table:table-cell>
          <table:table-cell table:style-name="ce1" office:value-type="float" office:value="-0.266735131428433" calcext:value-type="float">
            <text:p>-0,26673513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245692202595841" calcext:value-type="float">
            <text:p>-0,2456922026</text:p>
          </table:table-cell>
          <table:table-cell table:style-name="ce1" office:value-type="float" office:value="0.873135059505266" calcext:value-type="float">
            <text:p>0,8731350595</text:p>
          </table:table-cell>
          <table:table-cell table:style-name="ce1" office:value-type="float" office:value="0.187511765100885" calcext:value-type="float">
            <text:p>0,1875117651</text:p>
          </table:table-cell>
          <table:table-cell table:style-name="ce1" office:value-type="float" office:value="0.433165788650513" calcext:value-type="float">
            <text:p>0,4331657887</text:p>
          </table:table-cell>
          <table:table-cell table:number-columns-repeated="2" table:style-name="ce1" office:value-type="float" office:value="0.433162212371826" calcext:value-type="float">
            <text:p>0,4331622124</text:p>
          </table:table-cell>
          <table:table-cell table:style-name="ce1" office:value-type="float" office:value="-0.141562819480896" calcext:value-type="float">
            <text:p>-0,1415628195</text:p>
          </table:table-cell>
          <table:table-cell table:style-name="ce1" office:value-type="float" office:value="6.18695163726807" calcext:value-type="float">
            <text:p>6,1869516373</text:p>
          </table:table-cell>
          <table:table-cell table:style-name="ce1" office:value-type="float" office:value="-4.89938402175903" calcext:value-type="float">
            <text:p>-4,8993840218</text:p>
          </table:table-cell>
        </table:table-row>
        <table:table-row table:style-name="ro1">
          <table:table-cell table:style-name="ce1" office:value-type="string" calcext:value-type="string">
            <text:p>0.19183063507080078</text:p>
          </table:table-cell>
          <table:table-cell table:style-name="ce1" office:value-type="string" calcext:value-type="string">
            <text:p>0.014896392822265625</text:p>
          </table:table-cell>
          <table:table-cell table:style-name="ce1" office:value-type="string" calcext:value-type="string">
            <text:p>4.250828981399536</text:p>
          </table:table-cell>
          <table:table-cell table:style-name="ce1" office:value-type="float" office:value="0.135927245020866" calcext:value-type="float">
            <text:p>0,135927245</text:p>
          </table:table-cell>
          <table:table-cell table:style-name="ce1" office:value-type="float" office:value="1.83178162574768" calcext:value-type="float">
            <text:p>1,8317816257</text:p>
          </table:table-cell>
          <table:table-cell table:style-name="ce1" office:value-type="float" office:value="4.36531591415405" calcext:value-type="float">
            <text:p>4,3653159142</text:p>
          </table:table-cell>
          <table:table-cell table:style-name="ce1" office:value-type="float" office:value="0.0414795063305354" calcext:value-type="float">
            <text:p>0,0414795063</text:p>
          </table:table-cell>
          <table:table-cell table:number-columns-repeated="2" table:style-name="ce1" office:value-type="float" office:value="-0.46505212901488" calcext:value-type="float">
            <text:p>-0,465052129</text:p>
          </table:table-cell>
          <table:table-cell table:style-name="ce1" office:value-type="float" office:value="-0.150119289755821" calcext:value-type="float">
            <text:p>-0,1501192898</text:p>
          </table:table-cell>
          <table:table-cell table:style-name="ce1" office:value-type="float" office:value="6.00490760803223" calcext:value-type="float">
            <text:p>6,004907608</text:p>
          </table:table-cell>
          <table:table-cell table:style-name="ce1" office:value-type="float" office:value="-4.82557964324951" calcext:value-type="float">
            <text:p>-4,8255796432</text:p>
          </table:table-cell>
          <table:table-cell table:style-name="ce1" office:value-type="string" calcext:value-type="string">
            <text:p>0.041479506330535446</text:p>
          </table:table-cell>
          <table:table-cell table:style-name="ce1" office:value-type="string" calcext:value-type="string">
            <text:p>-0.46505212901487986</text:p>
          </table:table-cell>
          <table:table-cell table:style-name="ce1" office:value-type="string" calcext:value-type="string">
            <text:p>-0.2577466924833412</text:p>
          </table:table-cell>
          <table:table-cell table:style-name="ce1" office:value-type="float" office:value="0.0379444509744644" calcext:value-type="float">
            <text:p>0,037944451</text:p>
          </table:table-cell>
          <table:table-cell table:style-name="ce1" office:value-type="float" office:value="-0.41738897562027" calcext:value-type="float">
            <text:p>-0,4173889756</text:p>
          </table:table-cell>
          <table:table-cell table:style-name="ce1" office:value-type="float" office:value="-0.215826025390625" calcext:value-type="float">
            <text:p>-0,2158260254</text:p>
          </table:table-cell>
          <table:table-cell table:style-name="ce1" office:value-type="float" office:value="-0.200711976350902" calcext:value-type="float">
            <text:p>-0,20071197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703395748025368" calcext:value-type="float">
            <text:p>0,703395748</text:p>
          </table:table-cell>
          <table:table-cell table:style-name="ce1" office:value-type="float" office:value="0.893473864215598" calcext:value-type="float">
            <text:p>0,8934738642</text:p>
          </table:table-cell>
          <table:table-cell table:style-name="ce1" office:value-type="float" office:value="0.163173316291352" calcext:value-type="float">
            <text:p>0,1631733163</text:p>
          </table:table-cell>
          <table:table-cell table:style-name="ce1" office:value-type="float" office:value="0.434998750686646" calcext:value-type="float">
            <text:p>0,4349987507</text:p>
          </table:table-cell>
          <table:table-cell table:style-name="ce1" office:value-type="float" office:value="0.434997081756592" calcext:value-type="float">
            <text:p>0,4349970818</text:p>
          </table:table-cell>
          <table:table-cell table:style-name="ce1" office:value-type="float" office:value="0.434998035430908" calcext:value-type="float">
            <text:p>0,4349980354</text:p>
          </table:table-cell>
          <table:table-cell table:style-name="ce1" office:value-type="float" office:value="-0.150119289755821" calcext:value-type="float">
            <text:p>-0,1501192898</text:p>
          </table:table-cell>
          <table:table-cell table:style-name="ce1" office:value-type="float" office:value="6.00490760803223" calcext:value-type="float">
            <text:p>6,004907608</text:p>
          </table:table-cell>
          <table:table-cell table:style-name="ce1" office:value-type="float" office:value="-4.82557964324951" calcext:value-type="float">
            <text:p>-4,8255796432</text:p>
          </table:table-cell>
        </table:table-row>
        <table:table-row table:style-name="ro1">
          <table:table-cell table:style-name="ce1" office:value-type="string" calcext:value-type="string">
            <text:p>0.2051560878753662</text:p>
          </table:table-cell>
          <table:table-cell table:style-name="ce1" office:value-type="string" calcext:value-type="string">
            <text:p>0.01332545280456543</text:p>
          </table:table-cell>
          <table:table-cell table:style-name="ce1" office:value-type="string" calcext:value-type="string">
            <text:p>4.681792497634888</text:p>
          </table:table-cell>
          <table:table-cell table:style-name="ce1" office:value-type="float" office:value="0.0952383726835251" calcext:value-type="float">
            <text:p>0,0952383727</text:p>
          </table:table-cell>
          <table:table-cell table:style-name="ce1" office:value-type="float" office:value="1.72063994407654" calcext:value-type="float">
            <text:p>1,7206399441</text:p>
          </table:table-cell>
          <table:table-cell table:style-name="ce1" office:value-type="float" office:value="4.28202438354492" calcext:value-type="float">
            <text:p>4,2820243835</text:p>
          </table:table-cell>
          <table:table-cell table:style-name="ce1" office:value-type="float" office:value="-0.0689410701841135" calcext:value-type="float">
            <text:p>-0,0689410702</text:p>
          </table:table-cell>
          <table:table-cell table:number-columns-repeated="2" table:style-name="ce1" office:value-type="float" office:value="-0.537444835988653" calcext:value-type="float">
            <text:p>-0,537444836</text:p>
          </table:table-cell>
          <table:table-cell table:style-name="ce1" office:value-type="float" office:value="-0.160339266061783" calcext:value-type="float">
            <text:p>-0,1603392661</text:p>
          </table:table-cell>
          <table:table-cell table:style-name="ce1" office:value-type="float" office:value="5.83740043640137" calcext:value-type="float">
            <text:p>5,8374004364</text:p>
          </table:table-cell>
          <table:table-cell table:style-name="ce1" office:value-type="float" office:value="-4.75395345687866" calcext:value-type="float">
            <text:p>-4,7539534569</text:p>
          </table:table-cell>
          <table:table-cell table:style-name="ce1" office:value-type="string" calcext:value-type="string">
            <text:p>-0.06894107018411347</text:p>
          </table:table-cell>
          <table:table-cell table:style-name="ce1" office:value-type="string" calcext:value-type="string">
            <text:p>-0.5374448359886534</text:p>
          </table:table-cell>
          <table:table-cell table:style-name="ce1" office:value-type="string" calcext:value-type="string">
            <text:p>-0.2524082916181373</text:p>
          </table:table-cell>
          <table:table-cell table:style-name="ce1" office:value-type="float" office:value="-0.0339818112552166" calcext:value-type="float">
            <text:p>-0,0339818113</text:p>
          </table:table-cell>
          <table:table-cell table:style-name="ce1" office:value-type="float" office:value="-0.45794540643692" calcext:value-type="float">
            <text:p>-0,4579454064</text:p>
          </table:table-cell>
          <table:table-cell table:style-name="ce1" office:value-type="float" office:value="-0.211396427536011" calcext:value-type="float">
            <text:p>-0,2113964275</text:p>
          </table:table-cell>
          <table:table-cell table:style-name="ce1" office:value-type="float" office:value="-0.258743842074495" calcext:value-type="float">
            <text:p>-0,25874384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67388759934729" calcext:value-type="float">
            <text:p>-0,6738875993</text:p>
          </table:table-cell>
          <table:table-cell table:style-name="ce1" office:value-type="float" office:value="-0.379977182069328" calcext:value-type="float">
            <text:p>-0,3799771821</text:p>
          </table:table-cell>
          <table:table-cell table:style-name="ce1" office:value-type="float" office:value="0.199525436714936" calcext:value-type="float">
            <text:p>0,1995254367</text:p>
          </table:table-cell>
          <table:table-cell table:style-name="ce1" office:value-type="float" office:value="0.426933288574219" calcext:value-type="float">
            <text:p>0,4269332886</text:p>
          </table:table-cell>
          <table:table-cell table:style-name="ce1" office:value-type="float" office:value="0.426935434341431" calcext:value-type="float">
            <text:p>0,4269354343</text:p>
          </table:table-cell>
          <table:table-cell table:style-name="ce1" office:value-type="float" office:value="0.426935911178589" calcext:value-type="float">
            <text:p>0,4269359112</text:p>
          </table:table-cell>
          <table:table-cell table:style-name="ce1" office:value-type="float" office:value="-0.160339266061783" calcext:value-type="float">
            <text:p>-0,1603392661</text:p>
          </table:table-cell>
          <table:table-cell table:style-name="ce1" office:value-type="float" office:value="5.83740043640137" calcext:value-type="float">
            <text:p>5,8374004364</text:p>
          </table:table-cell>
          <table:table-cell table:style-name="ce1" office:value-type="float" office:value="-4.75395345687866" calcext:value-type="float">
            <text:p>-4,7539534569</text:p>
          </table:table-cell>
        </table:table-row>
        <table:table-row table:style-name="ro1">
          <table:table-cell table:style-name="ce1" office:value-type="string" calcext:value-type="string">
            <text:p>0.21837949752807617</text:p>
          </table:table-cell>
          <table:table-cell table:style-name="ce1" office:value-type="string" calcext:value-type="string">
            <text:p>0.013223409652709961</text:p>
          </table:table-cell>
          <table:table-cell table:style-name="ce1" office:value-type="string" calcext:value-type="string">
            <text:p>5.103550910949707</text:p>
          </table:table-cell>
          <table:table-cell table:style-name="ce1" office:value-type="float" office:value="-0.244450852274895" calcext:value-type="float">
            <text:p>-0,2444508523</text:p>
          </table:table-cell>
          <table:table-cell table:style-name="ce1" office:value-type="float" office:value="1.25986218452454" calcext:value-type="float">
            <text:p>1,2598621845</text:p>
          </table:table-cell>
          <table:table-cell table:style-name="ce1" office:value-type="float" office:value="4.2272253036499" calcext:value-type="float">
            <text:p>4,2272253036</text:p>
          </table:table-cell>
          <table:table-cell table:style-name="ce1" office:value-type="float" office:value="-0.0423176142752781" calcext:value-type="float">
            <text:p>-0,0423176143</text:p>
          </table:table-cell>
          <table:table-cell table:number-columns-repeated="2" table:style-name="ce1" office:value-type="float" office:value="-0.493567072098325" calcext:value-type="float">
            <text:p>-0,4935670721</text:p>
          </table:table-cell>
          <table:table-cell table:style-name="ce1" office:value-type="float" office:value="-0.165536046028137" calcext:value-type="float">
            <text:p>-0,165536046</text:p>
          </table:table-cell>
          <table:table-cell table:style-name="ce1" office:value-type="float" office:value="5.6941990852356" calcext:value-type="float">
            <text:p>5,6941990852</text:p>
          </table:table-cell>
          <table:table-cell table:style-name="ce1" office:value-type="float" office:value="-4.68505954742432" calcext:value-type="float">
            <text:p>-4,6850595474</text:p>
          </table:table-cell>
          <table:table-cell table:style-name="ce1" office:value-type="string" calcext:value-type="string">
            <text:p>-0.04231761427527809</text:p>
          </table:table-cell>
          <table:table-cell table:style-name="ce1" office:value-type="string" calcext:value-type="string">
            <text:p>-0.493567072098325</text:p>
          </table:table-cell>
          <table:table-cell table:style-name="ce1" office:value-type="string" calcext:value-type="string">
            <text:p>-0.24812440834366656</text:p>
          </table:table-cell>
          <table:table-cell table:style-name="ce1" office:value-type="float" office:value="-0.0238095931708813" calcext:value-type="float">
            <text:p>-0,0238095932</text:p>
          </table:table-cell>
          <table:table-cell table:style-name="ce1" office:value-type="float" office:value="-0.430159986019135" calcext:value-type="float">
            <text:p>-0,430159986</text:p>
          </table:table-cell>
          <table:table-cell table:style-name="ce1" office:value-type="float" office:value="-0.207065267944336" calcext:value-type="float">
            <text:p>-0,2070652679</text:p>
          </table:table-cell>
          <table:table-cell table:style-name="ce1" office:value-type="float" office:value="-0.298881295369313" calcext:value-type="float">
            <text:p>-0,29888129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965467828582032" calcext:value-type="float">
            <text:p>0,0965467829</text:p>
          </table:table-cell>
          <table:table-cell table:style-name="ce1" office:value-type="float" office:value="0.263716556832383" calcext:value-type="float">
            <text:p>0,2637165568</text:p>
          </table:table-cell>
          <table:table-cell table:style-name="ce1" office:value-type="float" office:value="0.197634384026774" calcext:value-type="float">
            <text:p>0,197634384</text:p>
          </table:table-cell>
          <table:table-cell table:style-name="ce1" office:value-type="float" office:value="0.421442031860352" calcext:value-type="float">
            <text:p>0,4214420319</text:p>
          </table:table-cell>
          <table:table-cell table:style-name="ce1" office:value-type="float" office:value="0.421443700790405" calcext:value-type="float">
            <text:p>0,4214437008</text:p>
          </table:table-cell>
          <table:table-cell table:style-name="ce1" office:value-type="float" office:value="0.42144250869751" calcext:value-type="float">
            <text:p>0,4214425087</text:p>
          </table:table-cell>
          <table:table-cell table:style-name="ce1" office:value-type="float" office:value="-0.165536046028137" calcext:value-type="float">
            <text:p>-0,165536046</text:p>
          </table:table-cell>
          <table:table-cell table:style-name="ce1" office:value-type="float" office:value="5.6941990852356" calcext:value-type="float">
            <text:p>5,6941990852</text:p>
          </table:table-cell>
          <table:table-cell table:style-name="ce1" office:value-type="float" office:value="-4.68505954742432" calcext:value-type="float">
            <text:p>-4,6850595474</text:p>
          </table:table-cell>
        </table:table-row>
        <table:table-row table:style-name="ro1">
          <table:table-cell table:style-name="ce1" office:value-type="string" calcext:value-type="string">
            <text:p>0.23107361793518066</text:p>
          </table:table-cell>
          <table:table-cell table:style-name="ce1" office:value-type="string" calcext:value-type="string">
            <text:p>0.012694120407104492</text:p>
          </table:table-cell>
          <table:table-cell table:style-name="ce1" office:value-type="string" calcext:value-type="string">
            <text:p>5.526445627212524</text:p>
          </table:table-cell>
          <table:table-cell table:style-name="ce1" office:value-type="float" office:value="-0.204088240861893" calcext:value-type="float">
            <text:p>-0,2040882409</text:p>
          </table:table-cell>
          <table:table-cell table:style-name="ce1" office:value-type="float" office:value="1.14413106441498" calcext:value-type="float">
            <text:p>1,1441310644</text:p>
          </table:table-cell>
          <table:table-cell table:style-name="ce1" office:value-type="float" office:value="4.17092609405518" calcext:value-type="float">
            <text:p>4,1709260941</text:p>
          </table:table-cell>
          <table:table-cell table:style-name="ce1" office:value-type="float" office:value="0.0674191946231395" calcext:value-type="float">
            <text:p>0,0674191946</text:p>
          </table:table-cell>
          <table:table-cell table:number-columns-repeated="2" table:style-name="ce1" office:value-type="float" office:value="-0.357916385076377" calcext:value-type="float">
            <text:p>-0,3579163851</text:p>
          </table:table-cell>
          <table:table-cell table:style-name="ce1" office:value-type="float" office:value="-0.165536046028137" calcext:value-type="float">
            <text:p>-0,165536046</text:p>
          </table:table-cell>
          <table:table-cell table:style-name="ce1" office:value-type="float" office:value="5.6941990852356" calcext:value-type="float">
            <text:p>5,6941990852</text:p>
          </table:table-cell>
          <table:table-cell table:style-name="ce1" office:value-type="float" office:value="-4.68505954742432" calcext:value-type="float">
            <text:p>-4,6850595474</text:p>
          </table:table-cell>
          <table:table-cell table:style-name="ce1" office:value-type="string" calcext:value-type="string">
            <text:p>0.0674191946231395</text:p>
          </table:table-cell>
          <table:table-cell table:style-name="ce1" office:value-type="string" calcext:value-type="string">
            <text:p>-0.35791638507637685</text:p>
          </table:table-cell>
          <table:table-cell table:style-name="ce1" office:value-type="string" calcext:value-type="string">
            <text:p>-0.24699883783140758</text:p>
          </table:table-cell>
          <table:table-cell table:style-name="ce1" office:value-type="float" office:value="0.0611127130687237" calcext:value-type="float">
            <text:p>0,0611127131</text:p>
          </table:table-cell>
          <table:table-cell table:style-name="ce1" office:value-type="float" office:value="-0.314965546131134" calcext:value-type="float">
            <text:p>-0,3149655461</text:p>
          </table:table-cell>
          <table:table-cell table:style-name="ce1" office:value-type="float" office:value="-0.204215715789795" calcext:value-type="float">
            <text:p>-0,2042157158</text:p>
          </table:table-cell>
          <table:table-cell table:style-name="ce1" office:value-type="float" office:value="-0.194776792033196" calcext:value-type="float">
            <text:p>-0,1947767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79763427986958" calcext:value-type="float">
            <text:p>0,7976342799</text:p>
          </table:table-cell>
          <table:table-cell table:style-name="ce1" office:value-type="float" office:value="1.08196644219029" calcext:value-type="float">
            <text:p>1,0819664422</text:p>
          </table:table-cell>
          <table:table-cell table:style-name="ce1" office:value-type="float" office:value="0.128675118335493" calcext:value-type="float">
            <text:p>0,1286751183</text:p>
          </table:table-cell>
          <table:table-cell table:style-name="ce1" office:value-type="float" office:value="0.425870895385742" calcext:value-type="float">
            <text:p>0,4258708954</text:p>
          </table:table-cell>
          <table:table-cell table:style-name="ce1" office:value-type="float" office:value="0.425870656967163" calcext:value-type="float">
            <text:p>0,425870657</text:p>
          </table:table-cell>
          <table:table-cell table:style-name="ce1" office:value-type="float" office:value="0.42587161064148" calcext:value-type="float">
            <text:p>0,4258716106</text:p>
          </table:table-cell>
          <table:table-cell table:style-name="ce1" office:value-type="float" office:value="-0.165536046028137" calcext:value-type="float">
            <text:p>-0,165536046</text:p>
          </table:table-cell>
          <table:table-cell table:style-name="ce1" office:value-type="float" office:value="5.6941990852356" calcext:value-type="float">
            <text:p>5,6941990852</text:p>
          </table:table-cell>
          <table:table-cell table:style-name="ce1" office:value-type="float" office:value="-4.68505954742432" calcext:value-type="float">
            <text:p>-4,6850595474</text:p>
          </table:table-cell>
        </table:table-row>
        <table:table-row table:style-name="ro1">
          <table:table-cell table:style-name="ce1" office:value-type="string" calcext:value-type="string">
            <text:p>0.24735236167907715</text:p>
          </table:table-cell>
          <table:table-cell table:style-name="ce1" office:value-type="string" calcext:value-type="string">
            <text:p>0.016278743743896484</text:p>
          </table:table-cell>
          <table:table-cell table:style-name="ce1" office:value-type="string" calcext:value-type="string">
            <text:p>5.951453685760498</text:p>
          </table:table-cell>
          <table:table-cell table:style-name="ce1" office:value-type="float" office:value="0.0793698653578758" calcext:value-type="float">
            <text:p>0,0793698654</text:p>
          </table:table-cell>
          <table:table-cell table:style-name="ce1" office:value-type="float" office:value="1.11728358268738" calcext:value-type="float">
            <text:p>1,1172835827</text:p>
          </table:table-cell>
          <table:table-cell table:style-name="ce1" office:value-type="float" office:value="4.11756753921509" calcext:value-type="float">
            <text:p>4,1175675392</text:p>
          </table:table-cell>
          <table:table-cell table:style-name="ce1" office:value-type="float" office:value="0.0410623776202889" calcext:value-type="float">
            <text:p>0,0410623776</text:p>
          </table:table-cell>
          <table:table-cell table:number-columns-repeated="2" table:style-name="ce1" office:value-type="float" office:value="-0.349206786766257" calcext:value-type="float">
            <text:p>-0,3492067868</text:p>
          </table:table-cell>
          <table:table-cell table:style-name="ce1" office:value-type="float" office:value="-0.177549511194229" calcext:value-type="float">
            <text:p>-0,1775495112</text:p>
          </table:table-cell>
          <table:table-cell table:style-name="ce1" office:value-type="float" office:value="5.5612530708313" calcext:value-type="float">
            <text:p>5,5612530708</text:p>
          </table:table-cell>
          <table:table-cell table:style-name="ce1" office:value-type="float" office:value="-4.61876058578491" calcext:value-type="float">
            <text:p>-4,6187605858</text:p>
          </table:table-cell>
          <table:table-cell table:style-name="ce1" office:value-type="string" calcext:value-type="string">
            <text:p>0.04106237762028885</text:p>
          </table:table-cell>
          <table:table-cell table:style-name="ce1" office:value-type="string" calcext:value-type="string">
            <text:p>-0.3492067867662566</text:p>
          </table:table-cell>
          <table:table-cell table:style-name="ce1" office:value-type="string" calcext:value-type="string">
            <text:p>-0.2439675471055495</text:p>
          </table:table-cell>
          <table:table-cell table:style-name="ce1" office:value-type="float" office:value="0.0510220602154732" calcext:value-type="float">
            <text:p>0,0510220602</text:p>
          </table:table-cell>
          <table:table-cell table:style-name="ce1" office:value-type="float" office:value="-0.286032766103745" calcext:value-type="float">
            <text:p>-0,2860327661</text:p>
          </table:table-cell>
          <table:table-cell table:style-name="ce1" office:value-type="float" office:value="-0.201288156890869" calcext:value-type="float">
            <text:p>-0,2012881569</text:p>
          </table:table-cell>
          <table:table-cell table:style-name="ce1" office:value-type="float" office:value="-0.108271838027889" calcext:value-type="float">
            <text:p>-0,1082718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952261573292834" calcext:value-type="float">
            <text:p>-0,0952261573</text:p>
          </table:table-cell>
          <table:table-cell table:style-name="ce1" office:value-type="float" office:value="0.273039173499515" calcext:value-type="float">
            <text:p>0,2730391735</text:p>
          </table:table-cell>
          <table:table-cell table:style-name="ce1" office:value-type="float" office:value="0.132824391412786" calcext:value-type="float">
            <text:p>0,1328243914</text:p>
          </table:table-cell>
          <table:table-cell table:style-name="ce1" office:value-type="float" office:value="0.423860549926758" calcext:value-type="float">
            <text:p>0,4238605499</text:p>
          </table:table-cell>
          <table:table-cell table:style-name="ce1" office:value-type="float" office:value="0.42386269569397" calcext:value-type="float">
            <text:p>0,4238626957</text:p>
          </table:table-cell>
          <table:table-cell table:style-name="ce1" office:value-type="float" office:value="0.423861980438232" calcext:value-type="float">
            <text:p>0,4238619804</text:p>
          </table:table-cell>
          <table:table-cell table:style-name="ce1" office:value-type="float" office:value="-0.177549511194229" calcext:value-type="float">
            <text:p>-0,1775495112</text:p>
          </table:table-cell>
          <table:table-cell table:style-name="ce1" office:value-type="float" office:value="5.5612530708313" calcext:value-type="float">
            <text:p>5,5612530708</text:p>
          </table:table-cell>
          <table:table-cell table:style-name="ce1" office:value-type="float" office:value="-4.61876058578491" calcext:value-type="float">
            <text:p>-4,6187605858</text:p>
          </table:table-cell>
        </table:table-row>
        <table:table-row table:style-name="ro1">
          <table:table-cell table:style-name="ce1" office:value-type="string" calcext:value-type="string">
            <text:p>0.26265978813171387</text:p>
          </table:table-cell>
          <table:table-cell table:style-name="ce1" office:value-type="string" calcext:value-type="string">
            <text:p>0.015307426452636719</text:p>
          </table:table-cell>
          <table:table-cell table:style-name="ce1" office:value-type="string" calcext:value-type="string">
            <text:p>6.381848573684692</text:p>
          </table:table-cell>
          <table:table-cell table:style-name="ce1" office:value-type="float" office:value="0.102514870464802" calcext:value-type="float">
            <text:p>0,1025148705</text:p>
          </table:table-cell>
          <table:table-cell table:style-name="ce1" office:value-type="float" office:value="1.09148180484772" calcext:value-type="float">
            <text:p>1,0914818048</text:p>
          </table:table-cell>
          <table:table-cell table:style-name="ce1" office:value-type="float" office:value="4.06692695617676" calcext:value-type="float">
            <text:p>4,0669269562</text:p>
          </table:table-cell>
          <table:table-cell table:style-name="ce1" office:value-type="float" office:value="-0.0463369216698318" calcext:value-type="float">
            <text:p>-0,0463369217</text:p>
          </table:table-cell>
          <table:table-cell table:number-columns-repeated="2" table:style-name="ce1" office:value-type="float" office:value="-0.347754881556836" calcext:value-type="float">
            <text:p>-0,3477548816</text:p>
          </table:table-cell>
          <table:table-cell table:style-name="ce1" office:value-type="float" office:value="-0.18321667611599" calcext:value-type="float">
            <text:p>-0,1832166761</text:p>
          </table:table-cell>
          <table:table-cell table:style-name="ce1" office:value-type="float" office:value="5.44938945770264" calcext:value-type="float">
            <text:p>5,4493894577</text:p>
          </table:table-cell>
          <table:table-cell table:style-name="ce1" office:value-type="float" office:value="-4.5544958114624" calcext:value-type="float">
            <text:p>-4,5544958115</text:p>
          </table:table-cell>
          <table:table-cell table:style-name="ce1" office:value-type="string" calcext:value-type="string">
            <text:p>-0.04633692166983179</text:p>
          </table:table-cell>
          <table:table-cell table:style-name="ce1" office:value-type="string" calcext:value-type="string">
            <text:p>-0.34775488155683615</text:p>
          </table:table-cell>
          <table:table-cell table:style-name="ce1" office:value-type="string" calcext:value-type="string">
            <text:p>-0.24140110653002575</text:p>
          </table:table-cell>
          <table:table-cell table:style-name="ce1" office:value-type="float" office:value="-0.019842466339469" calcext:value-type="float">
            <text:p>-0,0198424663</text:p>
          </table:table-cell>
          <table:table-cell table:style-name="ce1" office:value-type="float" office:value="-0.279320895671844" calcext:value-type="float">
            <text:p>-0,2793208957</text:p>
          </table:table-cell>
          <table:table-cell table:style-name="ce1" office:value-type="float" office:value="-0.198513512039185" calcext:value-type="float">
            <text:p>-0,198513512</text:p>
          </table:table-cell>
          <table:table-cell table:style-name="ce1" office:value-type="float" office:value="-0.142289238252205" calcext:value-type="float">
            <text:p>-0,14228923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661368346108338" calcext:value-type="float">
            <text:p>-0,6613683461</text:p>
          </table:table-cell>
          <table:table-cell table:style-name="ce1" office:value-type="float" office:value="0.0626405646003334" calcext:value-type="float">
            <text:p>0,0626405646</text:p>
          </table:table-cell>
          <table:table-cell table:style-name="ce1" office:value-type="float" office:value="0.124496220366354" calcext:value-type="float">
            <text:p>0,1244962204</text:p>
          </table:table-cell>
          <table:table-cell table:style-name="ce1" office:value-type="float" office:value="0.428593397140503" calcext:value-type="float">
            <text:p>0,4285933971</text:p>
          </table:table-cell>
          <table:table-cell table:number-columns-repeated="2" table:style-name="ce1" office:value-type="float" office:value="0.428595781326294" calcext:value-type="float">
            <text:p>0,4285957813</text:p>
          </table:table-cell>
          <table:table-cell table:style-name="ce1" office:value-type="float" office:value="-0.18321667611599" calcext:value-type="float">
            <text:p>-0,1832166761</text:p>
          </table:table-cell>
          <table:table-cell table:style-name="ce1" office:value-type="float" office:value="5.44938945770264" calcext:value-type="float">
            <text:p>5,4493894577</text:p>
          </table:table-cell>
          <table:table-cell table:style-name="ce1" office:value-type="float" office:value="-4.5544958114624" calcext:value-type="float">
            <text:p>-4,5544958115</text:p>
          </table:table-cell>
        </table:table-row>
        <table:table-row table:style-name="ro1">
          <table:table-cell table:style-name="ce1" office:value-type="string" calcext:value-type="string">
            <text:p>0.27782297134399414</text:p>
          </table:table-cell>
          <table:table-cell table:style-name="ce1" office:value-type="string" calcext:value-type="string">
            <text:p>0.015163183212280273</text:p>
          </table:table-cell>
          <table:table-cell table:style-name="ce1" office:value-type="string" calcext:value-type="string">
            <text:p>6.812453508377075</text:p>
          </table:table-cell>
          <table:table-cell table:style-name="ce1" office:value-type="float" office:value="0.137119114398956" calcext:value-type="float">
            <text:p>0,1371191144</text:p>
          </table:table-cell>
          <table:table-cell table:style-name="ce1" office:value-type="float" office:value="1.07906770706177" calcext:value-type="float">
            <text:p>1,0790677071</text:p>
          </table:table-cell>
          <table:table-cell table:style-name="ce1" office:value-type="float" office:value="4.02067136764526" calcext:value-type="float">
            <text:p>4,0206713676</text:p>
          </table:table-cell>
          <table:table-cell table:style-name="ce1" office:value-type="float" office:value="-0.0400247458831259" calcext:value-type="float">
            <text:p>-0,0400247459</text:p>
          </table:table-cell>
          <table:table-cell table:number-columns-repeated="2" table:style-name="ce1" office:value-type="float" office:value="-0.341374142881476" calcext:value-type="float">
            <text:p>-0,3413741429</text:p>
          </table:table-cell>
          <table:table-cell table:style-name="ce1" office:value-type="float" office:value="-0.18321667611599" calcext:value-type="float">
            <text:p>-0,1832166761</text:p>
          </table:table-cell>
          <table:table-cell table:style-name="ce1" office:value-type="float" office:value="5.44938945770264" calcext:value-type="float">
            <text:p>5,4493894577</text:p>
          </table:table-cell>
          <table:table-cell table:style-name="ce1" office:value-type="float" office:value="-4.5544958114624" calcext:value-type="float">
            <text:p>-4,5544958115</text:p>
          </table:table-cell>
          <table:table-cell table:style-name="ce1" office:value-type="string" calcext:value-type="string">
            <text:p>-0.04002474588312592</text:p>
          </table:table-cell>
          <table:table-cell table:style-name="ce1" office:value-type="string" calcext:value-type="string">
            <text:p>-0.3413741428814765</text:p>
          </table:table-cell>
          <table:table-cell table:style-name="ce1" office:value-type="string" calcext:value-type="string">
            <text:p>-0.23894342857952633</text:p>
          </table:table-cell>
          <table:table-cell table:style-name="ce1" office:value-type="float" office:value="-0.0256287176162004" calcext:value-type="float">
            <text:p>-0,0256287176</text:p>
          </table:table-cell>
          <table:table-cell table:style-name="ce1" office:value-type="float" office:value="-0.272870451211929" calcext:value-type="float">
            <text:p>-0,2728704512</text:p>
          </table:table-cell>
          <table:table-cell table:style-name="ce1" office:value-type="float" office:value="-0.195880201721191" calcext:value-type="float">
            <text:p>-0,1958802017</text:p>
          </table:table-cell>
          <table:table-cell table:style-name="ce1" office:value-type="float" office:value="-0.186482996740191" calcext:value-type="float">
            <text:p>-0,18648299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3688739804485" calcext:value-type="float">
            <text:p>-0,0536887398</text:p>
          </table:table-cell>
          <table:table-cell table:style-name="ce1" office:value-type="float" office:value="0.0598523332181127" calcext:value-type="float">
            <text:p>0,0598523332</text:p>
          </table:table-cell>
          <table:table-cell table:style-name="ce1" office:value-type="float" office:value="0.117470925666603" calcext:value-type="float">
            <text:p>0,1174709257</text:p>
          </table:table-cell>
          <table:table-cell table:style-name="ce1" office:value-type="float" office:value="0.431096076965332" calcext:value-type="float">
            <text:p>0,431096077</text:p>
          </table:table-cell>
          <table:table-cell table:style-name="ce1" office:value-type="float" office:value="0.431090593338013" calcext:value-type="float">
            <text:p>0,4310905933</text:p>
          </table:table-cell>
          <table:table-cell table:style-name="ce1" office:value-type="float" office:value="0.431090354919434" calcext:value-type="float">
            <text:p>0,4310903549</text:p>
          </table:table-cell>
          <table:table-cell table:style-name="ce1" office:value-type="float" office:value="-0.18321667611599" calcext:value-type="float">
            <text:p>-0,1832166761</text:p>
          </table:table-cell>
          <table:table-cell table:style-name="ce1" office:value-type="float" office:value="5.44938945770264" calcext:value-type="float">
            <text:p>5,4493894577</text:p>
          </table:table-cell>
          <table:table-cell table:style-name="ce1" office:value-type="float" office:value="-4.5544958114624" calcext:value-type="float">
            <text:p>-4,5544958115</text:p>
          </table:table-cell>
        </table:table-row>
        <table:table-row table:style-name="ro1">
          <table:table-cell table:style-name="ce1" office:value-type="string" calcext:value-type="string">
            <text:p>0.2984426021575928</text:p>
          </table:table-cell>
          <table:table-cell table:style-name="ce1" office:value-type="string" calcext:value-type="string">
            <text:p>0.020619630813598633</text:p>
          </table:table-cell>
          <table:table-cell table:style-name="ce1" office:value-type="string" calcext:value-type="string">
            <text:p>7.250047922134399</text:p>
          </table:table-cell>
          <table:table-cell table:style-name="ce1" office:value-type="float" office:value="0.146921962499619" calcext:value-type="float">
            <text:p>0,1469219625</text:p>
          </table:table-cell>
          <table:table-cell table:style-name="ce1" office:value-type="float" office:value="1.07546877861023" calcext:value-type="float">
            <text:p>1,0754687786</text:p>
          </table:table-cell>
          <table:table-cell table:style-name="ce1" office:value-type="float" office:value="3.96346592903137" calcext:value-type="float">
            <text:p>3,963465929</text:p>
          </table:table-cell>
          <table:table-cell table:style-name="ce1" office:value-type="float" office:value="-0.053508128251998" calcext:value-type="float">
            <text:p>-0,0535081283</text:p>
          </table:table-cell>
          <table:table-cell table:number-columns-repeated="2" table:style-name="ce1" office:value-type="float" office:value="-0.339056870264753" calcext:value-type="float">
            <text:p>-0,3390568703</text:p>
          </table:table-cell>
          <table:table-cell table:style-name="ce1" office:value-type="float" office:value="-0.181964233517647" calcext:value-type="float">
            <text:p>-0,1819642335</text:p>
          </table:table-cell>
          <table:table-cell table:style-name="ce1" office:value-type="float" office:value="5.35865592956543" calcext:value-type="float">
            <text:p>5,3586559296</text:p>
          </table:table-cell>
          <table:table-cell table:style-name="ce1" office:value-type="float" office:value="-4.49144601821899" calcext:value-type="float">
            <text:p>-4,4914460182</text:p>
          </table:table-cell>
          <table:table-cell table:style-name="ce1" office:value-type="string" calcext:value-type="string">
            <text:p>-0.05350812825199796</text:p>
          </table:table-cell>
          <table:table-cell table:style-name="ce1" office:value-type="string" calcext:value-type="string">
            <text:p>-0.3390568702647535</text:p>
          </table:table-cell>
          <table:table-cell table:style-name="ce1" office:value-type="string" calcext:value-type="string">
            <text:p>-0.23682920427839949</text:p>
          </table:table-cell>
          <table:table-cell table:style-name="ce1" office:value-type="float" office:value="-0.0342797785997391" calcext:value-type="float">
            <text:p>-0,0342797786</text:p>
          </table:table-cell>
          <table:table-cell table:style-name="ce1" office:value-type="float" office:value="-0.269766926765442" calcext:value-type="float">
            <text:p>-0,2697669268</text:p>
          </table:table-cell>
          <table:table-cell table:style-name="ce1" office:value-type="float" office:value="-0.193474911117554" calcext:value-type="float">
            <text:p>-0,1934749111</text:p>
          </table:table-cell>
          <table:table-cell table:style-name="ce1" office:value-type="float" office:value="-0.24641536604525" calcext:value-type="float">
            <text:p>-0,2464153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791709611636557" calcext:value-type="float">
            <text:p>-0,0791709612</text:p>
          </table:table-cell>
          <table:table-cell table:style-name="ce1" office:value-type="float" office:value="0.0284022600275358" calcext:value-type="float">
            <text:p>0,02840226</text:p>
          </table:table-cell>
          <table:table-cell table:style-name="ce1" office:value-type="float" office:value="0.105828273566169" calcext:value-type="float">
            <text:p>0,1058282736</text:p>
          </table:table-cell>
          <table:table-cell table:style-name="ce1" office:value-type="float" office:value="0.437082529067993" calcext:value-type="float">
            <text:p>0,4370825291</text:p>
          </table:table-cell>
          <table:table-cell table:style-name="ce1" office:value-type="float" office:value="0.437081336975098" calcext:value-type="float">
            <text:p>0,437081337</text:p>
          </table:table-cell>
          <table:table-cell table:style-name="ce1" office:value-type="float" office:value="0.437081575393677" calcext:value-type="float">
            <text:p>0,4370815754</text:p>
          </table:table-cell>
          <table:table-cell table:style-name="ce1" office:value-type="float" office:value="-0.181964233517647" calcext:value-type="float">
            <text:p>-0,1819642335</text:p>
          </table:table-cell>
          <table:table-cell table:style-name="ce1" office:value-type="float" office:value="5.35865592956543" calcext:value-type="float">
            <text:p>5,3586559296</text:p>
          </table:table-cell>
          <table:table-cell table:style-name="ce1" office:value-type="float" office:value="-4.49144601821899" calcext:value-type="float">
            <text:p>-4,4914460182</text:p>
          </table:table-cell>
        </table:table-row>
        <table:table-row table:style-name="ro1">
          <table:table-cell table:style-name="ce1" office:value-type="string" calcext:value-type="string">
            <text:p>0.31315159797668457</text:p>
          </table:table-cell>
          <table:table-cell table:style-name="ce1" office:value-type="string" calcext:value-type="string">
            <text:p>0.014708995819091797</text:p>
          </table:table-cell>
          <table:table-cell table:style-name="ce1" office:value-type="string" calcext:value-type="string">
            <text:p>7.685447931289673</text:p>
          </table:table-cell>
          <table:table-cell table:style-name="ce1" office:value-type="float" office:value="0.0405736193060875" calcext:value-type="float">
            <text:p>0,0405736193</text:p>
          </table:table-cell>
          <table:table-cell table:style-name="ce1" office:value-type="float" office:value="0.828861117362976" calcext:value-type="float">
            <text:p>0,8288611174</text:p>
          </table:table-cell>
          <table:table-cell table:style-name="ce1" office:value-type="float" office:value="3.90907621383667" calcext:value-type="float">
            <text:p>3,9090762138</text:p>
          </table:table-cell>
          <table:table-cell table:style-name="ce1" office:value-type="float" office:value="-0.0590204341678124" calcext:value-type="float">
            <text:p>-0,0590204342</text:p>
          </table:table-cell>
          <table:table-cell table:number-columns-repeated="2" table:style-name="ce1" office:value-type="float" office:value="-0.338660555930145" calcext:value-type="float">
            <text:p>-0,3386605559</text:p>
          </table:table-cell>
          <table:table-cell table:style-name="ce1" office:value-type="float" office:value="-0.189075902104378" calcext:value-type="float">
            <text:p>-0,1890759021</text:p>
          </table:table-cell>
          <table:table-cell table:style-name="ce1" office:value-type="float" office:value="5.27723407745361" calcext:value-type="float">
            <text:p>5,2772340775</text:p>
          </table:table-cell>
          <table:table-cell table:style-name="ce1" office:value-type="float" office:value="-4.42982625961304" calcext:value-type="float">
            <text:p>-4,4298262596</text:p>
          </table:table-cell>
          <table:table-cell table:style-name="ce1" office:value-type="string" calcext:value-type="string">
            <text:p>-0.05902043416781241</text:p>
          </table:table-cell>
          <table:table-cell table:style-name="ce1" office:value-type="string" calcext:value-type="string">
            <text:p>-0.33866055593014455</text:p>
          </table:table-cell>
          <table:table-cell table:style-name="ce1" office:value-type="string" calcext:value-type="string">
            <text:p>-0.23321568597472705</text:p>
          </table:table-cell>
          <table:table-cell table:style-name="ce1" office:value-type="float" office:value="-0.0367304906249046" calcext:value-type="float">
            <text:p>-0,0367304906</text:p>
          </table:table-cell>
          <table:table-cell table:style-name="ce1" office:value-type="float" office:value="-0.268867194652557" calcext:value-type="float">
            <text:p>-0,2688671947</text:p>
          </table:table-cell>
          <table:table-cell table:style-name="ce1" office:value-type="float" office:value="-0.190500228309631" calcext:value-type="float">
            <text:p>-0,1905002283</text:p>
          </table:table-cell>
          <table:table-cell table:style-name="ce1" office:value-type="float" office:value="-0.310387081424674" calcext:value-type="float">
            <text:p>-0,31038708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25139137272252" calcext:value-type="float">
            <text:p>-0,0225139137</text:p>
          </table:table-cell>
          <table:table-cell table:style-name="ce1" office:value-type="float" office:value="0.00826554889651226" calcext:value-type="float">
            <text:p>0,0082655489</text:p>
          </table:table-cell>
          <table:table-cell table:style-name="ce1" office:value-type="float" office:value="0.131381693396172" calcext:value-type="float">
            <text:p>0,1313816934</text:p>
          </table:table-cell>
          <table:table-cell table:style-name="ce1" office:value-type="float" office:value="0.435412883758545" calcext:value-type="float">
            <text:p>0,4354128838</text:p>
          </table:table-cell>
          <table:table-cell table:style-name="ce1" office:value-type="float" office:value="0.435413122177124" calcext:value-type="float">
            <text:p>0,4354131222</text:p>
          </table:table-cell>
          <table:table-cell table:style-name="ce1" office:value-type="float" office:value="0.43541407585144" calcext:value-type="float">
            <text:p>0,4354140759</text:p>
          </table:table-cell>
          <table:table-cell table:style-name="ce1" office:value-type="float" office:value="-0.189075902104378" calcext:value-type="float">
            <text:p>-0,1890759021</text:p>
          </table:table-cell>
          <table:table-cell table:style-name="ce1" office:value-type="float" office:value="5.27723407745361" calcext:value-type="float">
            <text:p>5,2772340775</text:p>
          </table:table-cell>
          <table:table-cell table:style-name="ce1" office:value-type="float" office:value="-4.42982625961304" calcext:value-type="float">
            <text:p>-4,4298262596</text:p>
          </table:table-cell>
        </table:table-row>
        <table:table-row table:style-name="ro1">
          <table:table-cell table:style-name="ce1" office:value-type="string" calcext:value-type="string">
            <text:p>0.3263125419616699</text:p>
          </table:table-cell>
          <table:table-cell table:style-name="ce1" office:value-type="string" calcext:value-type="string">
            <text:p>0.013160943984985352</text:p>
          </table:table-cell>
          <table:table-cell table:style-name="ce1" office:value-type="string" calcext:value-type="string">
            <text:p>8.117408514022827</text:p>
          </table:table-cell>
          <table:table-cell table:style-name="ce1" office:value-type="float" office:value="0.0630281493067741" calcext:value-type="float">
            <text:p>0,0630281493</text:p>
          </table:table-cell>
          <table:table-cell table:style-name="ce1" office:value-type="float" office:value="0.819365978240967" calcext:value-type="float">
            <text:p>0,8193659782</text:p>
          </table:table-cell>
          <table:table-cell table:style-name="ce1" office:value-type="float" office:value="3.86429524421692" calcext:value-type="float">
            <text:p>3,8642952442</text:p>
          </table:table-cell>
          <table:table-cell table:style-name="ce1" office:value-type="float" office:value="-0.0269695816885311" calcext:value-type="float">
            <text:p>-0,0269695817</text:p>
          </table:table-cell>
          <table:table-cell table:number-columns-repeated="2" table:style-name="ce1" office:value-type="float" office:value="-0.262995309827794" calcext:value-type="float">
            <text:p>-0,2629953098</text:p>
          </table:table-cell>
          <table:table-cell table:style-name="ce1" office:value-type="float" office:value="-0.199490398168564" calcext:value-type="float">
            <text:p>-0,1994903982</text:p>
          </table:table-cell>
          <table:table-cell table:style-name="ce1" office:value-type="float" office:value="5.20001029968262" calcext:value-type="float">
            <text:p>5,2000102997</text:p>
          </table:table-cell>
          <table:table-cell table:style-name="ce1" office:value-type="float" office:value="-4.36902809143066" calcext:value-type="float">
            <text:p>-4,3690280914</text:p>
          </table:table-cell>
          <table:table-cell table:style-name="ce1" office:value-type="string" calcext:value-type="string">
            <text:p>-0.02696958168853108</text:p>
          </table:table-cell>
          <table:table-cell table:style-name="ce1" office:value-type="string" calcext:value-type="string">
            <text:p>-0.26299530982779445</text:p>
          </table:table-cell>
          <table:table-cell table:style-name="ce1" office:value-type="string" calcext:value-type="string">
            <text:p>-0.2305357225882925</text:p>
          </table:table-cell>
          <table:table-cell table:style-name="ce1" office:value-type="float" office:value="-0.0101434048265219" calcext:value-type="float">
            <text:p>-0,0101434048</text:p>
          </table:table-cell>
          <table:table-cell table:style-name="ce1" office:value-type="float" office:value="-0.207215279340744" calcext:value-type="float">
            <text:p>-0,2072152793</text:p>
          </table:table-cell>
          <table:table-cell table:style-name="ce1" office:value-type="float" office:value="-0.187671963119507" calcext:value-type="float">
            <text:p>-0,1876719631</text:p>
          </table:table-cell>
          <table:table-cell table:style-name="ce1" office:value-type="float" office:value="-0.327978127165487" calcext:value-type="float">
            <text:p>-0,32797812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245291681582995" calcext:value-type="float">
            <text:p>0,2452916816</text:p>
          </table:table-cell>
          <table:table-cell table:style-name="ce1" office:value-type="float" office:value="0.568798780517983" calcext:value-type="float">
            <text:p>0,5687987805</text:p>
          </table:table-cell>
          <table:table-cell table:style-name="ce1" office:value-type="float" office:value="0.125449621248574" calcext:value-type="float">
            <text:p>0,1254496212</text:p>
          </table:table-cell>
          <table:table-cell table:number-columns-repeated="2" table:style-name="ce1" office:value-type="float" office:value="0.433558702468872" calcext:value-type="float">
            <text:p>0,4335587025</text:p>
          </table:table-cell>
          <table:table-cell table:style-name="ce1" office:value-type="float" office:value="0.433558225631714" calcext:value-type="float">
            <text:p>0,4335582256</text:p>
          </table:table-cell>
          <table:table-cell table:style-name="ce1" office:value-type="float" office:value="-0.199490398168564" calcext:value-type="float">
            <text:p>-0,1994903982</text:p>
          </table:table-cell>
          <table:table-cell table:style-name="ce1" office:value-type="float" office:value="5.20001029968262" calcext:value-type="float">
            <text:p>5,2000102997</text:p>
          </table:table-cell>
          <table:table-cell table:style-name="ce1" office:value-type="float" office:value="-4.36902809143066" calcext:value-type="float">
            <text:p>-4,3690280914</text:p>
          </table:table-cell>
        </table:table-row>
        <table:table-row table:style-name="ro1">
          <table:table-cell table:style-name="ce1" office:value-type="string" calcext:value-type="string">
            <text:p>0.34497809410095215</text:p>
          </table:table-cell>
          <table:table-cell table:style-name="ce1" office:value-type="string" calcext:value-type="string">
            <text:p>0.018665552139282227</text:p>
          </table:table-cell>
          <table:table-cell table:style-name="ce1" office:value-type="string" calcext:value-type="string">
            <text:p>8.552039861679077</text:p>
          </table:table-cell>
          <table:table-cell table:style-name="ce1" office:value-type="float" office:value="0.0739604458212853" calcext:value-type="float">
            <text:p>0,0739604458</text:p>
          </table:table-cell>
          <table:table-cell table:style-name="ce1" office:value-type="float" office:value="0.790807902812958" calcext:value-type="float">
            <text:p>0,7908079028</text:p>
          </table:table-cell>
          <table:table-cell table:style-name="ce1" office:value-type="float" office:value="3.83693647384644" calcext:value-type="float">
            <text:p>3,8369364738</text:p>
          </table:table-cell>
          <table:table-cell table:style-name="ce1" office:value-type="float" office:value="-0.0419223675280168" calcext:value-type="float">
            <text:p>-0,0419223675</text:p>
          </table:table-cell>
          <table:table-cell table:number-columns-repeated="2" table:style-name="ce1" office:value-type="float" office:value="-0.274293303945092" calcext:value-type="float">
            <text:p>-0,2742933039</text:p>
          </table:table-cell>
          <table:table-cell table:style-name="ce1" office:value-type="float" office:value="-0.199490398168564" calcext:value-type="float">
            <text:p>-0,1994903982</text:p>
          </table:table-cell>
          <table:table-cell table:style-name="ce1" office:value-type="float" office:value="5.20001029968262" calcext:value-type="float">
            <text:p>5,2000102997</text:p>
          </table:table-cell>
          <table:table-cell table:style-name="ce1" office:value-type="float" office:value="-4.36902809143066" calcext:value-type="float">
            <text:p>-4,3690280914</text:p>
          </table:table-cell>
          <table:table-cell table:style-name="ce1" office:value-type="string" calcext:value-type="string">
            <text:p>-0.04192236752801677</text:p>
          </table:table-cell>
          <table:table-cell table:style-name="ce1" office:value-type="string" calcext:value-type="string">
            <text:p>-0.27429330394509216</text:p>
          </table:table-cell>
          <table:table-cell table:style-name="ce1" office:value-type="string" calcext:value-type="string">
            <text:p>-0.2287579849789843</text:p>
          </table:table-cell>
          <table:table-cell table:style-name="ce1" office:value-type="float" office:value="-0.0157570373266935" calcext:value-type="float">
            <text:p>-0,0157570373</text:p>
          </table:table-cell>
          <table:table-cell table:style-name="ce1" office:value-type="float" office:value="-0.204841494560242" calcext:value-type="float">
            <text:p>-0,2048414946</text:p>
          </table:table-cell>
          <table:table-cell table:style-name="ce1" office:value-type="float" office:value="-0.18534335269928" calcext:value-type="float">
            <text:p>-0,1853433527</text:p>
          </table:table-cell>
          <table:table-cell table:style-name="ce1" office:value-type="float" office:value="-0.35527052351183" calcext:value-type="float">
            <text:p>-0,35527052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18557422198045" calcext:value-type="float">
            <text:p>-0,0518557422</text:p>
          </table:table-cell>
          <table:table-cell table:style-name="ce1" office:value-type="float" office:value="0.0219276246059822" calcext:value-type="float">
            <text:p>0,0219276246</text:p>
          </table:table-cell>
          <table:table-cell table:style-name="ce1" office:value-type="float" office:value="0.10341470881182" calcext:value-type="float">
            <text:p>0,1034147088</text:p>
          </table:table-cell>
          <table:table-cell table:style-name="ce1" office:value-type="float" office:value="0.433019161224365" calcext:value-type="float">
            <text:p>0,4330191612</text:p>
          </table:table-cell>
          <table:table-cell table:style-name="ce1" office:value-type="float" office:value="0.433021783828735" calcext:value-type="float">
            <text:p>0,4330217838</text:p>
          </table:table-cell>
          <table:table-cell table:style-name="ce1" office:value-type="float" office:value="0.43302321434021" calcext:value-type="float">
            <text:p>0,4330232143</text:p>
          </table:table-cell>
          <table:table-cell table:style-name="ce1" office:value-type="float" office:value="-0.199490398168564" calcext:value-type="float">
            <text:p>-0,1994903982</text:p>
          </table:table-cell>
          <table:table-cell table:style-name="ce1" office:value-type="float" office:value="5.20001029968262" calcext:value-type="float">
            <text:p>5,2000102997</text:p>
          </table:table-cell>
          <table:table-cell table:style-name="ce1" office:value-type="float" office:value="-4.36902809143066" calcext:value-type="float">
            <text:p>-4,3690280914</text:p>
          </table:table-cell>
        </table:table-row>
        <table:table-row table:style-name="ro1">
          <table:table-cell table:style-name="ce1" office:value-type="string" calcext:value-type="string">
            <text:p>0.3668978214263916</text:p>
          </table:table-cell>
          <table:table-cell table:style-name="ce1" office:value-type="string" calcext:value-type="string">
            <text:p>0.021919727325439453</text:p>
          </table:table-cell>
          <table:table-cell table:style-name="ce1" office:value-type="string" calcext:value-type="string">
            <text:p>8.997465372085571</text:p>
          </table:table-cell>
          <table:table-cell table:style-name="ce1" office:value-type="float" office:value="0.0957241207361221" calcext:value-type="float">
            <text:p>0,0957241207</text:p>
          </table:table-cell>
          <table:table-cell table:style-name="ce1" office:value-type="float" office:value="1.03044199943542" calcext:value-type="float">
            <text:p>1,0304419994</text:p>
          </table:table-cell>
          <table:table-cell table:style-name="ce1" office:value-type="float" office:value="3.79752731323242" calcext:value-type="float">
            <text:p>3,7975273132</text:p>
          </table:table-cell>
          <table:table-cell table:style-name="ce1" office:value-type="float" office:value="-0.0462794564232553" calcext:value-type="float">
            <text:p>-0,0462794564</text:p>
          </table:table-cell>
          <table:table-cell table:number-columns-repeated="2" table:style-name="ce1" office:value-type="float" office:value="-0.266099823587854" calcext:value-type="float">
            <text:p>-0,2660998236</text:p>
          </table:table-cell>
          <table:table-cell table:style-name="ce1" office:value-type="float" office:value="-0.210312455892563" calcext:value-type="float">
            <text:p>-0,2103124559</text:p>
          </table:table-cell>
          <table:table-cell table:style-name="ce1" office:value-type="float" office:value="5.12685441970825" calcext:value-type="float">
            <text:p>5,1268544197</text:p>
          </table:table-cell>
          <table:table-cell table:style-name="ce1" office:value-type="float" office:value="-4.30980730056763" calcext:value-type="float">
            <text:p>-4,3098073006</text:p>
          </table:table-cell>
          <table:table-cell table:style-name="ce1" office:value-type="string" calcext:value-type="string">
            <text:p>-0.046279456423255254</text:p>
          </table:table-cell>
          <table:table-cell table:style-name="ce1" office:value-type="string" calcext:value-type="string">
            <text:p>-0.2660998235878536</text:p>
          </table:table-cell>
          <table:table-cell table:style-name="ce1" office:value-type="string" calcext:value-type="string">
            <text:p>-0.22838582410488475</text:p>
          </table:table-cell>
          <table:table-cell table:style-name="ce1" office:value-type="float" office:value="-0.0184901114553213" calcext:value-type="float">
            <text:p>-0,0184901115</text:p>
          </table:table-cell>
          <table:table-cell table:style-name="ce1" office:value-type="float" office:value="-0.197701975703239" calcext:value-type="float">
            <text:p>-0,1977019757</text:p>
          </table:table-cell>
          <table:table-cell table:style-name="ce1" office:value-type="float" office:value="-0.183920696640015" calcext:value-type="float">
            <text:p>-0,1839206966</text:p>
          </table:table-cell>
          <table:table-cell table:style-name="ce1" office:value-type="float" office:value="-0.388228993416433" calcext:value-type="float">
            <text:p>-0,38822899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45326171513441" calcext:value-type="float">
            <text:p>-0,0245326172</text:p>
          </table:table-cell>
          <table:table-cell table:style-name="ce1" office:value-type="float" office:value="0.064086084615434" calcext:value-type="float">
            <text:p>0,0640860846</text:p>
          </table:table-cell>
          <table:table-cell table:style-name="ce1" office:value-type="float" office:value="0.0613949014051953" calcext:value-type="float">
            <text:p>0,0613949014</text:p>
          </table:table-cell>
          <table:table-cell table:style-name="ce1" office:value-type="float" office:value="0.44562292098999" calcext:value-type="float">
            <text:p>0,445622921</text:p>
          </table:table-cell>
          <table:table-cell table:style-name="ce1" office:value-type="float" office:value="0.445620536804199" calcext:value-type="float">
            <text:p>0,4456205368</text:p>
          </table:table-cell>
          <table:table-cell table:style-name="ce1" office:value-type="float" office:value="0.445619583129883" calcext:value-type="float">
            <text:p>0,4456195831</text:p>
          </table:table-cell>
          <table:table-cell table:style-name="ce1" office:value-type="float" office:value="-0.210312455892563" calcext:value-type="float">
            <text:p>-0,2103124559</text:p>
          </table:table-cell>
          <table:table-cell table:style-name="ce1" office:value-type="float" office:value="5.12685441970825" calcext:value-type="float">
            <text:p>5,1268544197</text:p>
          </table:table-cell>
          <table:table-cell table:style-name="ce1" office:value-type="float" office:value="-4.30980730056763" calcext:value-type="float">
            <text:p>-4,3098073006</text:p>
          </table:table-cell>
        </table:table-row>
        <table:table-row table:style-name="ro1">
          <table:table-cell table:style-name="ce1" office:value-type="string" calcext:value-type="string">
            <text:p>0.38297510147094727</text:p>
          </table:table-cell>
          <table:table-cell table:style-name="ce1" office:value-type="string" calcext:value-type="string">
            <text:p>0.016077280044555664</text:p>
          </table:table-cell>
          <table:table-cell table:style-name="ce1" office:value-type="string" calcext:value-type="string">
            <text:p>9.45828104019165</text:p>
          </table:table-cell>
          <table:table-cell table:style-name="ce1" office:value-type="float" office:value="0.0832942128181458" calcext:value-type="float">
            <text:p>0,0832942128</text:p>
          </table:table-cell>
          <table:table-cell table:style-name="ce1" office:value-type="float" office:value="0.738542020320892" calcext:value-type="float">
            <text:p>0,7385420203</text:p>
          </table:table-cell>
          <table:table-cell table:style-name="ce1" office:value-type="float" office:value="3.74500155448914" calcext:value-type="float">
            <text:p>3,7450015545</text:p>
          </table:table-cell>
          <table:table-cell table:style-name="ce1" office:value-type="float" office:value="-0.0553809979913173" calcext:value-type="float">
            <text:p>-0,055380998</text:p>
          </table:table-cell>
          <table:table-cell table:number-columns-repeated="2" table:style-name="ce1" office:value-type="float" office:value="-0.340574143424204" calcext:value-type="float">
            <text:p>-0,3405741434</text:p>
          </table:table-cell>
          <table:table-cell table:style-name="ce1" office:value-type="float" office:value="-0.218695178627968" calcext:value-type="float">
            <text:p>-0,2186951786</text:p>
          </table:table-cell>
          <table:table-cell table:style-name="ce1" office:value-type="float" office:value="5.06145095825195" calcext:value-type="float">
            <text:p>5,0614509583</text:p>
          </table:table-cell>
          <table:table-cell table:style-name="ce1" office:value-type="float" office:value="-4.25167846679688" calcext:value-type="float">
            <text:p>-4,2516784668</text:p>
          </table:table-cell>
          <table:table-cell table:style-name="ce1" office:value-type="string" calcext:value-type="string">
            <text:p>-0.05538099799131732</text:p>
          </table:table-cell>
          <table:table-cell table:style-name="ce1" office:value-type="string" calcext:value-type="string">
            <text:p>-0.3405741434242036</text:p>
          </table:table-cell>
          <table:table-cell table:style-name="ce1" office:value-type="string" calcext:value-type="string">
            <text:p>-0.2257394703691881</text:p>
          </table:table-cell>
          <table:table-cell table:style-name="ce1" office:value-type="float" office:value="-0.0239310301840305" calcext:value-type="float">
            <text:p>-0,0239310302</text:p>
          </table:table-cell>
          <table:table-cell table:style-name="ce1" office:value-type="float" office:value="-0.257610499858856" calcext:value-type="float">
            <text:p>-0,2576104999</text:p>
          </table:table-cell>
          <table:table-cell table:style-name="ce1" office:value-type="float" office:value="-0.181871420288086" calcext:value-type="float">
            <text:p>-0,1818714203</text:p>
          </table:table-cell>
          <table:table-cell table:style-name="ce1" office:value-type="float" office:value="-0.432465805428045" calcext:value-type="float">
            <text:p>-0,43246580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70944570929461" calcext:value-type="float">
            <text:p>-0,0470944571</text:p>
          </table:table-cell>
          <table:table-cell table:style-name="ce1" office:value-type="float" office:value="-0.518545742613896" calcext:value-type="float">
            <text:p>-0,5185457426</text:p>
          </table:table-cell>
          <table:table-cell table:style-name="ce1" office:value-type="float" office:value="0.0852779967559134" calcext:value-type="float">
            <text:p>0,0852779968</text:p>
          </table:table-cell>
          <table:table-cell table:style-name="ce1" office:value-type="float" office:value="0.462128162384033" calcext:value-type="float">
            <text:p>0,4621281624</text:p>
          </table:table-cell>
          <table:table-cell table:style-name="ce1" office:value-type="float" office:value="0.462127208709717" calcext:value-type="float">
            <text:p>0,4621272087</text:p>
          </table:table-cell>
          <table:table-cell table:style-name="ce1" office:value-type="float" office:value="0.462125778198242" calcext:value-type="float">
            <text:p>0,4621257782</text:p>
          </table:table-cell>
          <table:table-cell table:style-name="ce1" office:value-type="float" office:value="-0.218695178627968" calcext:value-type="float">
            <text:p>-0,2186951786</text:p>
          </table:table-cell>
          <table:table-cell table:style-name="ce1" office:value-type="float" office:value="5.06145095825195" calcext:value-type="float">
            <text:p>5,0614509583</text:p>
          </table:table-cell>
          <table:table-cell table:style-name="ce1" office:value-type="float" office:value="-4.25167846679688" calcext:value-type="float">
            <text:p>-4,2516784668</text:p>
          </table:table-cell>
        </table:table-row>
        <table:table-row table:style-name="ro1">
          <table:table-cell table:style-name="ce1" office:value-type="string" calcext:value-type="string">
            <text:p>0.3974952697753906</text:p>
          </table:table-cell>
          <table:table-cell table:style-name="ce1" office:value-type="string" calcext:value-type="string">
            <text:p>0.01452016830444336</text:p>
          </table:table-cell>
          <table:table-cell table:style-name="ce1" office:value-type="string" calcext:value-type="string">
            <text:p>9.897944211959839</text:p>
          </table:table-cell>
          <table:table-cell table:style-name="ce1" office:value-type="float" office:value="0.0823624134063721" calcext:value-type="float">
            <text:p>0,0823624134</text:p>
          </table:table-cell>
          <table:table-cell table:style-name="ce1" office:value-type="float" office:value="0.708316802978516" calcext:value-type="float">
            <text:p>0,708316803</text:p>
          </table:table-cell>
          <table:table-cell table:style-name="ce1" office:value-type="float" office:value="3.70310688018799" calcext:value-type="float">
            <text:p>3,7031068802</text:p>
          </table:table-cell>
          <table:table-cell table:style-name="ce1" office:value-type="float" office:value="-0.0529449368162668" calcext:value-type="float">
            <text:p>-0,0529449368</text:p>
          </table:table-cell>
          <table:table-cell table:number-columns-repeated="2" table:style-name="ce1" office:value-type="float" office:value="-0.237997305600766" calcext:value-type="float">
            <text:p>-0,2379973056</text:p>
          </table:table-cell>
          <table:table-cell table:style-name="ce1" office:value-type="float" office:value="-0.218695178627968" calcext:value-type="float">
            <text:p>-0,2186951786</text:p>
          </table:table-cell>
          <table:table-cell table:style-name="ce1" office:value-type="float" office:value="5.06145095825195" calcext:value-type="float">
            <text:p>5,0614509583</text:p>
          </table:table-cell>
          <table:table-cell table:style-name="ce1" office:value-type="float" office:value="-4.25167846679688" calcext:value-type="float">
            <text:p>-4,2516784668</text:p>
          </table:table-cell>
          <table:table-cell table:style-name="ce1" office:value-type="string" calcext:value-type="string">
            <text:p>-0.052944936816266844</text:p>
          </table:table-cell>
          <table:table-cell table:style-name="ce1" office:value-type="string" calcext:value-type="string">
            <text:p>-0.23799730560076593</text:p>
          </table:table-cell>
          <table:table-cell table:style-name="ce1" office:value-type="string" calcext:value-type="string">
            <text:p>-0.22214614185130555</text:p>
          </table:table-cell>
          <table:table-cell table:style-name="ce1" office:value-type="float" office:value="-0.0208235532045364" calcext:value-type="float">
            <text:p>-0,0208235532</text:p>
          </table:table-cell>
          <table:table-cell table:style-name="ce1" office:value-type="float" office:value="-0.184635505080223" calcext:value-type="float">
            <text:p>-0,1846355051</text:p>
          </table:table-cell>
          <table:table-cell table:style-name="ce1" office:value-type="float" office:value="-0.179140080833435" calcext:value-type="float">
            <text:p>-0,1791400808</text:p>
          </table:table-cell>
          <table:table-cell table:style-name="ce1" office:value-type="float" office:value="-0.468998394279062" calcext:value-type="float">
            <text:p>-0,46899839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83401595121572" calcext:value-type="float">
            <text:p>0,0283401595</text:p>
          </table:table-cell>
          <table:table-cell table:style-name="ce1" office:value-type="float" office:value="0.665527979178286" calcext:value-type="float">
            <text:p>0,6655279792</text:p>
          </table:table-cell>
          <table:table-cell table:style-name="ce1" office:value-type="float" office:value="0.11975755928518" calcext:value-type="float">
            <text:p>0,1197575593</text:p>
          </table:table-cell>
          <table:table-cell table:style-name="ce1" office:value-type="float" office:value="0.438596963882446" calcext:value-type="float">
            <text:p>0,4385969639</text:p>
          </table:table-cell>
          <table:table-cell table:style-name="ce1" office:value-type="float" office:value="0.438599109649658" calcext:value-type="float">
            <text:p>0,4385991096</text:p>
          </table:table-cell>
          <table:table-cell table:style-name="ce1" office:value-type="float" office:value="0.438600778579712" calcext:value-type="float">
            <text:p>0,4386007786</text:p>
          </table:table-cell>
          <table:table-cell table:style-name="ce1" office:value-type="float" office:value="-0.218695178627968" calcext:value-type="float">
            <text:p>-0,2186951786</text:p>
          </table:table-cell>
          <table:table-cell table:style-name="ce1" office:value-type="float" office:value="5.06145095825195" calcext:value-type="float">
            <text:p>5,0614509583</text:p>
          </table:table-cell>
          <table:table-cell table:style-name="ce1" office:value-type="float" office:value="-4.25167846679688" calcext:value-type="float">
            <text:p>-4,2516784668</text:p>
          </table:table-cell>
        </table:table-row>
        <table:table-row table:style-name="ro1">
          <table:table-cell table:style-name="ce1" office:value-type="string" calcext:value-type="string">
            <text:p>0.41172361373901367</text:p>
          </table:table-cell>
          <table:table-cell table:style-name="ce1" office:value-type="string" calcext:value-type="string">
            <text:p>0.014228343963623047</text:p>
          </table:table-cell>
          <table:table-cell table:style-name="ce1" office:value-type="string" calcext:value-type="string">
            <text:p>10.339738130569458</text:p>
          </table:table-cell>
          <table:table-cell table:style-name="ce1" office:value-type="float" office:value="0.0814961567521095" calcext:value-type="float">
            <text:p>0,0814961568</text:p>
          </table:table-cell>
          <table:table-cell table:style-name="ce1" office:value-type="float" office:value="0.679134666919708" calcext:value-type="float">
            <text:p>0,6791346669</text:p>
          </table:table-cell>
          <table:table-cell table:style-name="ce1" office:value-type="float" office:value="3.66415882110596" calcext:value-type="float">
            <text:p>3,6641588211</text:p>
          </table:table-cell>
          <table:table-cell table:style-name="ce1" office:value-type="float" office:value="-0.0559125077818296" calcext:value-type="float">
            <text:p>-0,0559125078</text:p>
          </table:table-cell>
          <table:table-cell table:number-columns-repeated="2" table:style-name="ce1" office:value-type="float" office:value="-0.245367293041502" calcext:value-type="float">
            <text:p>-0,245367293</text:p>
          </table:table-cell>
          <table:table-cell table:style-name="ce1" office:value-type="float" office:value="-0.227378904819489" calcext:value-type="float">
            <text:p>-0,2273789048</text:p>
          </table:table-cell>
          <table:table-cell table:style-name="ce1" office:value-type="float" office:value="4.99519443511963" calcext:value-type="float">
            <text:p>4,9951944351</text:p>
          </table:table-cell>
          <table:table-cell table:style-name="ce1" office:value-type="float" office:value="-4.19460725784302" calcext:value-type="float">
            <text:p>-4,1946072578</text:p>
          </table:table-cell>
          <table:table-cell table:style-name="ce1" office:value-type="string" calcext:value-type="string">
            <text:p>-0.05591250778182955</text:p>
          </table:table-cell>
          <table:table-cell table:style-name="ce1" office:value-type="string" calcext:value-type="string">
            <text:p>-0.24536729304150168</text:p>
          </table:table-cell>
          <table:table-cell table:style-name="ce1" office:value-type="string" calcext:value-type="string">
            <text:p>-0.22058871335428273</text:p>
          </table:table-cell>
          <table:table-cell table:style-name="ce1" office:value-type="float" office:value="-0.020590603351593" calcext:value-type="float">
            <text:p>-0,0205906034</text:p>
          </table:table-cell>
          <table:table-cell table:style-name="ce1" office:value-type="float" office:value="-0.177079200744629" calcext:value-type="float">
            <text:p>-0,1770792007</text:p>
          </table:table-cell>
          <table:table-cell table:style-name="ce1" office:value-type="float" office:value="-0.176961557769775" calcext:value-type="float">
            <text:p>-0,1769615578</text:p>
          </table:table-cell>
          <table:table-cell table:style-name="ce1" office:value-type="float" office:value="-0.505352578664862" calcext:value-type="float">
            <text:p>-0,50535257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11104305215261" calcext:value-type="float">
            <text:p>0,0021110431</text:p>
          </table:table-cell>
          <table:table-cell table:style-name="ce1" office:value-type="float" office:value="0.0684763081250891" calcext:value-type="float">
            <text:p>0,0684763081</text:p>
          </table:table-cell>
          <table:table-cell table:style-name="ce1" office:value-type="float" office:value="0.0949137766197064" calcext:value-type="float">
            <text:p>0,0949137766</text:p>
          </table:table-cell>
          <table:table-cell table:style-name="ce1" office:value-type="float" office:value="0.44139289855957" calcext:value-type="float">
            <text:p>0,4413928986</text:p>
          </table:table-cell>
          <table:table-cell table:style-name="ce1" office:value-type="float" office:value="0.441396713256836" calcext:value-type="float">
            <text:p>0,4413967133</text:p>
          </table:table-cell>
          <table:table-cell table:style-name="ce1" office:value-type="float" office:value="0.441397190093994" calcext:value-type="float">
            <text:p>0,4413971901</text:p>
          </table:table-cell>
          <table:table-cell table:style-name="ce1" office:value-type="float" office:value="-0.227378904819489" calcext:value-type="float">
            <text:p>-0,2273789048</text:p>
          </table:table-cell>
          <table:table-cell table:style-name="ce1" office:value-type="float" office:value="4.99519443511963" calcext:value-type="float">
            <text:p>4,9951944351</text:p>
          </table:table-cell>
          <table:table-cell table:style-name="ce1" office:value-type="float" office:value="-4.19460725784302" calcext:value-type="float">
            <text:p>-4,1946072578</text:p>
          </table:table-cell>
        </table:table-row>
        <table:table-row table:style-name="ro1">
          <table:table-cell table:style-name="ce1" office:value-type="string" calcext:value-type="string">
            <text:p>0.42615246772766113</text:p>
          </table:table-cell>
          <table:table-cell table:style-name="ce1" office:value-type="string" calcext:value-type="string">
            <text:p>0.014428853988647461</text:p>
          </table:table-cell>
          <table:table-cell table:style-name="ce1" office:value-type="string" calcext:value-type="string">
            <text:p>10.780546188354492</text:p>
          </table:table-cell>
          <table:table-cell table:style-name="ce1" office:value-type="float" office:value="0.0800382047891617" calcext:value-type="float">
            <text:p>0,0800382048</text:p>
          </table:table-cell>
          <table:table-cell table:style-name="ce1" office:value-type="float" office:value="0.602954506874085" calcext:value-type="float">
            <text:p>0,6029545069</text:p>
          </table:table-cell>
          <table:table-cell table:style-name="ce1" office:value-type="float" office:value="3.59860777854919" calcext:value-type="float">
            <text:p>3,5986077785</text:p>
          </table:table-cell>
          <table:table-cell table:style-name="ce1" office:value-type="float" office:value="-0.0582153221781711" calcext:value-type="float">
            <text:p>-0,0582153222</text:p>
          </table:table-cell>
          <table:table-cell table:number-columns-repeated="2" table:style-name="ce1" office:value-type="float" office:value="-0.238129290644232" calcext:value-type="float">
            <text:p>-0,2381292906</text:p>
          </table:table-cell>
          <table:table-cell table:style-name="ce1" office:value-type="float" office:value="-0.237362161278725" calcext:value-type="float">
            <text:p>-0,2373621613</text:p>
          </table:table-cell>
          <table:table-cell table:style-name="ce1" office:value-type="float" office:value="4.92472887039185" calcext:value-type="float">
            <text:p>4,9247288704</text:p>
          </table:table-cell>
          <table:table-cell table:style-name="ce1" office:value-type="float" office:value="-4.13844060897827" calcext:value-type="float">
            <text:p>-4,138440609</text:p>
          </table:table-cell>
          <table:table-cell table:style-name="ce1" office:value-type="string" calcext:value-type="string">
            <text:p>-0.05821532217817108</text:p>
          </table:table-cell>
          <table:table-cell table:style-name="ce1" office:value-type="string" calcext:value-type="string">
            <text:p>-0.2381292906442317</text:p>
          </table:table-cell>
          <table:table-cell table:style-name="ce1" office:value-type="string" calcext:value-type="string">
            <text:p>-0.21872823997800925</text:p>
          </table:table-cell>
          <table:table-cell table:style-name="ce1" office:value-type="float" office:value="-0.0203740391880274" calcext:value-type="float">
            <text:p>-0,0203740392</text:p>
          </table:table-cell>
          <table:table-cell table:style-name="ce1" office:value-type="float" office:value="-0.169783666729927" calcext:value-type="float">
            <text:p>-0,1697836667</text:p>
          </table:table-cell>
          <table:table-cell table:style-name="ce1" office:value-type="float" office:value="-0.17493625869751" calcext:value-type="float">
            <text:p>-0,1749362587</text:p>
          </table:table-cell>
          <table:table-cell table:style-name="ce1" office:value-type="float" office:value="-0.541291313888125" calcext:value-type="float">
            <text:p>-0,54129131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96435928100331" calcext:value-type="float">
            <text:p>0,0019643593</text:p>
          </table:table-cell>
          <table:table-cell table:style-name="ce1" office:value-type="float" office:value="0.0661750434278158" calcext:value-type="float">
            <text:p>0,0661750434</text:p>
          </table:table-cell>
          <table:table-cell table:style-name="ce1" office:value-type="float" office:value="0.088320748780021" calcext:value-type="float">
            <text:p>0,0883207488</text:p>
          </table:table-cell>
          <table:table-cell table:style-name="ce1" office:value-type="float" office:value="0.44098687171936" calcext:value-type="float">
            <text:p>0,4409868717</text:p>
          </table:table-cell>
          <table:table-cell table:style-name="ce1" office:value-type="float" office:value="0.440984010696411" calcext:value-type="float">
            <text:p>0,4409840107</text:p>
          </table:table-cell>
          <table:table-cell table:style-name="ce1" office:value-type="float" office:value="0.44098424911499" calcext:value-type="float">
            <text:p>0,4409842491</text:p>
          </table:table-cell>
          <table:table-cell table:style-name="ce1" office:value-type="float" office:value="-0.237362161278725" calcext:value-type="float">
            <text:p>-0,2373621613</text:p>
          </table:table-cell>
          <table:table-cell table:style-name="ce1" office:value-type="float" office:value="4.92472887039185" calcext:value-type="float">
            <text:p>4,9247288704</text:p>
          </table:table-cell>
          <table:table-cell table:style-name="ce1" office:value-type="float" office:value="-4.13844060897827" calcext:value-type="float">
            <text:p>-4,138440609</text:p>
          </table:table-cell>
        </table:table-row>
        <table:table-row table:style-name="ro1">
          <table:table-cell table:style-name="ce1" office:value-type="string" calcext:value-type="string">
            <text:p>0.44000792503356934</text:p>
          </table:table-cell>
          <table:table-cell table:style-name="ce1" office:value-type="string" calcext:value-type="string">
            <text:p>0.013855457305908203</text:p>
          </table:table-cell>
          <table:table-cell table:style-name="ce1" office:value-type="string" calcext:value-type="string">
            <text:p>11.248449802398682</text:p>
          </table:table-cell>
          <table:table-cell table:style-name="ce1" office:value-type="float" office:value="-0.364333599805832" calcext:value-type="float">
            <text:p>-0,3643335998</text:p>
          </table:table-cell>
          <table:table-cell table:style-name="ce1" office:value-type="float" office:value="0.522739589214325" calcext:value-type="float">
            <text:p>0,5227395892</text:p>
          </table:table-cell>
          <table:table-cell table:style-name="ce1" office:value-type="float" office:value="3.56105422973633" calcext:value-type="float">
            <text:p>3,5610542297</text:p>
          </table:table-cell>
          <table:table-cell table:style-name="ce1" office:value-type="float" office:value="-0.06044311099078" calcext:value-type="float">
            <text:p>-0,060443111</text:p>
          </table:table-cell>
          <table:table-cell table:number-columns-repeated="2" table:style-name="ce1" office:value-type="float" office:value="-0.216667725588382" calcext:value-type="float">
            <text:p>-0,2166677256</text:p>
          </table:table-cell>
          <table:table-cell table:style-name="ce1" office:value-type="float" office:value="-0.248003169894218" calcext:value-type="float">
            <text:p>-0,2480031699</text:p>
          </table:table-cell>
          <table:table-cell table:style-name="ce1" office:value-type="float" office:value="4.86269760131836" calcext:value-type="float">
            <text:p>4,8626976013</text:p>
          </table:table-cell>
          <table:table-cell table:style-name="ce1" office:value-type="float" office:value="-4.08293437957764" calcext:value-type="float">
            <text:p>-4,0829343796</text:p>
          </table:table-cell>
          <table:table-cell table:style-name="ce1" office:value-type="string" calcext:value-type="string">
            <text:p>-0.060443110990779966</text:p>
          </table:table-cell>
          <table:table-cell table:style-name="ce1" office:value-type="string" calcext:value-type="string">
            <text:p>-0.21666772558838182</text:p>
          </table:table-cell>
          <table:table-cell table:style-name="ce1" office:value-type="string" calcext:value-type="string">
            <text:p>-0.2140247090705901</text:p>
          </table:table-cell>
          <table:table-cell table:style-name="ce1" office:value-type="float" office:value="-0.0200095511972904" calcext:value-type="float">
            <text:p>-0,0200095512</text:p>
          </table:table-cell>
          <table:table-cell table:style-name="ce1" office:value-type="float" office:value="-0.150738626718521" calcext:value-type="float">
            <text:p>-0,1507386267</text:p>
          </table:table-cell>
          <table:table-cell table:style-name="ce1" office:value-type="float" office:value="-0.171527604484558" calcext:value-type="float">
            <text:p>-0,1715276045</text:p>
          </table:table-cell>
          <table:table-cell table:style-name="ce1" office:value-type="float" office:value="-0.578735296409784" calcext:value-type="float">
            <text:p>-0,57873529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311643820781304" calcext:value-type="float">
            <text:p>0,0031164382</text:p>
          </table:table-cell>
          <table:table-cell table:style-name="ce1" office:value-type="float" office:value="0.162836045205572" calcext:value-type="float">
            <text:p>0,1628360452</text:p>
          </table:table-cell>
          <table:table-cell table:style-name="ce1" office:value-type="float" office:value="0.14011581655872" calcext:value-type="float">
            <text:p>0,1401158166</text:p>
          </table:table-cell>
          <table:table-cell table:style-name="ce1" office:value-type="float" office:value="0.467826366424561" calcext:value-type="float">
            <text:p>0,4678263664</text:p>
          </table:table-cell>
          <table:table-cell table:style-name="ce1" office:value-type="float" office:value="0.467833518981934" calcext:value-type="float">
            <text:p>0,467833519</text:p>
          </table:table-cell>
          <table:table-cell table:style-name="ce1" office:value-type="float" office:value="0.467834711074829" calcext:value-type="float">
            <text:p>0,4678347111</text:p>
          </table:table-cell>
          <table:table-cell table:style-name="ce1" office:value-type="float" office:value="-0.248003169894218" calcext:value-type="float">
            <text:p>-0,2480031699</text:p>
          </table:table-cell>
          <table:table-cell table:style-name="ce1" office:value-type="float" office:value="4.86269760131836" calcext:value-type="float">
            <text:p>4,8626976013</text:p>
          </table:table-cell>
          <table:table-cell table:style-name="ce1" office:value-type="float" office:value="-4.08293437957764" calcext:value-type="float">
            <text:p>-4,0829343796</text:p>
          </table:table-cell>
        </table:table-row>
        <table:table-row table:style-name="ro1">
          <table:table-cell table:style-name="ce1" office:value-type="string" calcext:value-type="string">
            <text:p>0.45777201652526855</text:p>
          </table:table-cell>
          <table:table-cell table:style-name="ce1" office:value-type="string" calcext:value-type="string">
            <text:p>0.01776409149169922</text:p>
          </table:table-cell>
          <table:table-cell table:style-name="ce1" office:value-type="string" calcext:value-type="string">
            <text:p>11.723859548568726</text:p>
          </table:table-cell>
          <table:table-cell table:style-name="ce1" office:value-type="float" office:value="0.067676268517971" calcext:value-type="float">
            <text:p>0,0676762685</text:p>
          </table:table-cell>
          <table:table-cell table:style-name="ce1" office:value-type="float" office:value="0.515380799770355" calcext:value-type="float">
            <text:p>0,5153807998</text:p>
          </table:table-cell>
          <table:table-cell table:style-name="ce1" office:value-type="float" office:value="3.51092433929443" calcext:value-type="float">
            <text:p>3,5109243393</text:p>
          </table:table-cell>
          <table:table-cell table:style-name="ce1" office:value-type="float" office:value="0.0860557463829249" calcext:value-type="float">
            <text:p>0,0860557464</text:p>
          </table:table-cell>
          <table:table-cell table:number-columns-repeated="2" table:style-name="ce1" office:value-type="float" office:value="-0.1964698457777" calcext:value-type="float">
            <text:p>-0,1964698458</text:p>
          </table:table-cell>
          <table:table-cell table:style-name="ce1" office:value-type="float" office:value="-0.259448617696762" calcext:value-type="float">
            <text:p>-0,2594486177</text:p>
          </table:table-cell>
          <table:table-cell table:style-name="ce1" office:value-type="float" office:value="4.80408811569214" calcext:value-type="float">
            <text:p>4,8040881157</text:p>
          </table:table-cell>
          <table:table-cell table:style-name="ce1" office:value-type="float" office:value="-4.0280647277832" calcext:value-type="float">
            <text:p>-4,0280647278</text:p>
          </table:table-cell>
          <table:table-cell table:style-name="ce1" office:value-type="string" calcext:value-type="string">
            <text:p>0.08605574638292493</text:p>
          </table:table-cell>
          <table:table-cell table:style-name="ce1" office:value-type="string" calcext:value-type="string">
            <text:p>-0.19646984577769955</text:p>
          </table:table-cell>
          <table:table-cell table:style-name="ce1" office:value-type="string" calcext:value-type="string">
            <text:p>-0.21360148553719818</text:p>
          </table:table-cell>
          <table:table-cell table:style-name="ce1" office:value-type="float" office:value="0.091083399951458" calcext:value-type="float">
            <text:p>0,0910834</text:p>
          </table:table-cell>
          <table:table-cell table:style-name="ce1" office:value-type="float" office:value="-0.130684897303581" calcext:value-type="float">
            <text:p>-0,1306848973</text:p>
          </table:table-cell>
          <table:table-cell table:style-name="ce1" office:value-type="float" office:value="-0.169574819946289" calcext:value-type="float">
            <text:p>-0,1695748199</text:p>
          </table:table-cell>
          <table:table-cell table:style-name="ce1" office:value-type="float" office:value="-0.405395519078114" calcext:value-type="float">
            <text:p>-0,40539551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4001310677398" calcext:value-type="float">
            <text:p>0,9340013107</text:p>
          </table:table-cell>
          <table:table-cell table:style-name="ce1" office:value-type="float" office:value="0.168602061035268" calcext:value-type="float">
            <text:p>0,168602061</text:p>
          </table:table-cell>
          <table:table-cell table:style-name="ce1" office:value-type="float" office:value="0.0789333763636355" calcext:value-type="float">
            <text:p>0,0789333764</text:p>
          </table:table-cell>
          <table:table-cell table:style-name="ce1" office:value-type="float" office:value="0.475772142410278" calcext:value-type="float">
            <text:p>0,4757721424</text:p>
          </table:table-cell>
          <table:table-cell table:style-name="ce1" office:value-type="float" office:value="0.475764751434326" calcext:value-type="float">
            <text:p>0,4757647514</text:p>
          </table:table-cell>
          <table:table-cell table:style-name="ce1" office:value-type="float" office:value="0.475762605667114" calcext:value-type="float">
            <text:p>0,4757626057</text:p>
          </table:table-cell>
          <table:table-cell table:style-name="ce1" office:value-type="float" office:value="-0.259448617696762" calcext:value-type="float">
            <text:p>-0,2594486177</text:p>
          </table:table-cell>
          <table:table-cell table:style-name="ce1" office:value-type="float" office:value="4.80408811569214" calcext:value-type="float">
            <text:p>4,8040881157</text:p>
          </table:table-cell>
          <table:table-cell table:style-name="ce1" office:value-type="float" office:value="-4.0280647277832" calcext:value-type="float">
            <text:p>-4,0280647278</text:p>
          </table:table-cell>
        </table:table-row>
        <table:table-row table:style-name="ro1">
          <table:table-cell table:style-name="ce1" office:value-type="string" calcext:value-type="string">
            <text:p>0.481595516204834</text:p>
          </table:table-cell>
          <table:table-cell table:style-name="ce1" office:value-type="string" calcext:value-type="string">
            <text:p>0.02382349967956543</text:p>
          </table:table-cell>
          <table:table-cell table:style-name="ce1" office:value-type="string" calcext:value-type="string">
            <text:p>12.16806435585022</text:p>
          </table:table-cell>
          <table:table-cell table:style-name="ce1" office:value-type="float" office:value="0.0561747960746288" calcext:value-type="float">
            <text:p>0,0561747961</text:p>
          </table:table-cell>
          <table:table-cell table:style-name="ce1" office:value-type="float" office:value="0.464718788862228" calcext:value-type="float">
            <text:p>0,4647187889</text:p>
          </table:table-cell>
          <table:table-cell table:style-name="ce1" office:value-type="float" office:value="3.44411182403564" calcext:value-type="float">
            <text:p>3,444111824</text:p>
          </table:table-cell>
          <table:table-cell table:style-name="ce1" office:value-type="float" office:value="-0.0717395557434675" calcext:value-type="float">
            <text:p>-0,0717395557</text:p>
          </table:table-cell>
          <table:table-cell table:number-columns-repeated="2" table:style-name="ce1" office:value-type="float" office:value="-0.198430589648056" calcext:value-type="float">
            <text:p>-0,1984305896</text:p>
          </table:table-cell>
          <table:table-cell table:style-name="ce1" office:value-type="float" office:value="-0.259448617696762" calcext:value-type="float">
            <text:p>-0,2594486177</text:p>
          </table:table-cell>
          <table:table-cell table:style-name="ce1" office:value-type="float" office:value="4.80408811569214" calcext:value-type="float">
            <text:p>4,8040881157</text:p>
          </table:table-cell>
          <table:table-cell table:style-name="ce1" office:value-type="float" office:value="-4.0280647277832" calcext:value-type="float">
            <text:p>-4,0280647278</text:p>
          </table:table-cell>
          <table:table-cell table:style-name="ce1" office:value-type="string" calcext:value-type="string">
            <text:p>-0.07173955574346746</text:p>
          </table:table-cell>
          <table:table-cell table:style-name="ce1" office:value-type="string" calcext:value-type="string">
            <text:p>-0.19843058964805632</text:p>
          </table:table-cell>
          <table:table-cell table:style-name="ce1" office:value-type="string" calcext:value-type="string">
            <text:p>-0.21014363340443015</text:p>
          </table:table-cell>
          <table:table-cell table:style-name="ce1" office:value-type="float" office:value="-0.0169190671294928" calcext:value-type="float">
            <text:p>-0,0169190671</text:p>
          </table:table-cell>
          <table:table-cell table:style-name="ce1" office:value-type="float" office:value="-0.128845199942589" calcext:value-type="float">
            <text:p>-0,1288451999</text:p>
          </table:table-cell>
          <table:table-cell table:style-name="ce1" office:value-type="float" office:value="-0.166968065643311" calcext:value-type="float">
            <text:p>-0,1669680656</text:p>
          </table:table-cell>
          <table:table-cell table:style-name="ce1" office:value-type="float" office:value="-0.435424129916569" calcext:value-type="float">
            <text:p>-0,43542412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73631980792594" calcext:value-type="float">
            <text:p>-0,9736319808</text:p>
          </table:table-cell>
          <table:table-cell table:style-name="ce1" office:value-type="float" office:value="0.0165844117812996" calcext:value-type="float">
            <text:p>0,0165844118</text:p>
          </table:table-cell>
          <table:table-cell table:style-name="ce1" office:value-type="float" office:value="0.112977289555216" calcext:value-type="float">
            <text:p>0,1129772896</text:p>
          </table:table-cell>
          <table:table-cell table:style-name="ce1" office:value-type="float" office:value="0.4437096118927" calcext:value-type="float">
            <text:p>0,4437096119</text:p>
          </table:table-cell>
          <table:table-cell table:style-name="ce1" office:value-type="float" office:value="0.443717241287231" calcext:value-type="float">
            <text:p>0,4437172413</text:p>
          </table:table-cell>
          <table:table-cell table:style-name="ce1" office:value-type="float" office:value="0.443716526031494" calcext:value-type="float">
            <text:p>0,443716526</text:p>
          </table:table-cell>
          <table:table-cell table:style-name="ce1" office:value-type="float" office:value="-0.259448617696762" calcext:value-type="float">
            <text:p>-0,2594486177</text:p>
          </table:table-cell>
          <table:table-cell table:style-name="ce1" office:value-type="float" office:value="4.80408811569214" calcext:value-type="float">
            <text:p>4,8040881157</text:p>
          </table:table-cell>
          <table:table-cell table:style-name="ce1" office:value-type="float" office:value="-4.0280647277832" calcext:value-type="float">
            <text:p>-4,0280647278</text:p>
          </table:table-cell>
        </table:table-row>
        <table:table-row table:style-name="ro1">
          <table:table-cell table:style-name="ce1" office:value-type="string" calcext:value-type="string">
            <text:p>0.4982118606567383</text:p>
          </table:table-cell>
          <table:table-cell table:style-name="ce1" office:value-type="string" calcext:value-type="string">
            <text:p>0.016616344451904297</text:p>
          </table:table-cell>
          <table:table-cell table:style-name="ce1" office:value-type="string" calcext:value-type="string">
            <text:p>12.621708154678345</text:p>
          </table:table-cell>
          <table:table-cell table:style-name="ce1" office:value-type="float" office:value="0.0660173818469048" calcext:value-type="float">
            <text:p>0,0660173818</text:p>
          </table:table-cell>
          <table:table-cell table:style-name="ce1" office:value-type="float" office:value="0.441808640956879" calcext:value-type="float">
            <text:p>0,441808641</text:p>
          </table:table-cell>
          <table:table-cell table:style-name="ce1" office:value-type="float" office:value="3.42486429214478" calcext:value-type="float">
            <text:p>3,4248642921</text:p>
          </table:table-cell>
          <table:table-cell table:style-name="ce1" office:value-type="float" office:value="-0.0456730982691619" calcext:value-type="float">
            <text:p>-0,0456730983</text:p>
          </table:table-cell>
          <table:table-cell table:number-columns-repeated="2" table:style-name="ce1" office:value-type="float" office:value="-0.18338735948615" calcext:value-type="float">
            <text:p>-0,1833873595</text:p>
          </table:table-cell>
          <table:table-cell table:style-name="ce1" office:value-type="float" office:value="-0.264447242021561" calcext:value-type="float">
            <text:p>-0,264447242</text:p>
          </table:table-cell>
          <table:table-cell table:style-name="ce1" office:value-type="float" office:value="4.74941205978394" calcext:value-type="float">
            <text:p>4,7494120598</text:p>
          </table:table-cell>
          <table:table-cell table:style-name="ce1" office:value-type="float" office:value="-3.97387385368347" calcext:value-type="float">
            <text:p>-3,9738738537</text:p>
          </table:table-cell>
          <table:table-cell table:style-name="ce1" office:value-type="string" calcext:value-type="string">
            <text:p>-0.0456730982691619</text:p>
          </table:table-cell>
          <table:table-cell table:style-name="ce1" office:value-type="string" calcext:value-type="string">
            <text:p>-0.18338735948614956</text:p>
          </table:table-cell>
          <table:table-cell table:style-name="ce1" office:value-type="string" calcext:value-type="string">
            <text:p>-0.2058113098760171</text:p>
          </table:table-cell>
          <table:table-cell table:style-name="ce1" office:value-type="float" office:value="-0.0140436990186572" calcext:value-type="float">
            <text:p>-0,014043699</text:p>
          </table:table-cell>
          <table:table-cell table:style-name="ce1" office:value-type="float" office:value="-0.116179697215557" calcext:value-type="float">
            <text:p>-0,1161796972</text:p>
          </table:table-cell>
          <table:table-cell table:style-name="ce1" office:value-type="float" office:value="-0.163493814849854" calcext:value-type="float">
            <text:p>-0,1634938148</text:p>
          </table:table-cell>
          <table:table-cell table:style-name="ce1" office:value-type="float" office:value="-0.46090446435537" calcext:value-type="float">
            <text:p>-0,46090446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53565301748493" calcext:value-type="float">
            <text:p>0,0253565302</text:p>
          </table:table-cell>
          <table:table-cell table:style-name="ce1" office:value-type="float" office:value="0.111693509176301" calcext:value-type="float">
            <text:p>0,1116935092</text:p>
          </table:table-cell>
          <table:table-cell table:style-name="ce1" office:value-type="float" office:value="0.147300198953458" calcext:value-type="float">
            <text:p>0,147300199</text:p>
          </table:table-cell>
          <table:table-cell table:style-name="ce1" office:value-type="float" office:value="0.453590154647827" calcext:value-type="float">
            <text:p>0,4535901546</text:p>
          </table:table-cell>
          <table:table-cell table:number-columns-repeated="2" table:style-name="ce1" office:value-type="float" office:value="0.453580617904663" calcext:value-type="float">
            <text:p>0,4535806179</text:p>
          </table:table-cell>
          <table:table-cell table:style-name="ce1" office:value-type="float" office:value="-0.264447242021561" calcext:value-type="float">
            <text:p>-0,264447242</text:p>
          </table:table-cell>
          <table:table-cell table:style-name="ce1" office:value-type="float" office:value="4.74941205978394" calcext:value-type="float">
            <text:p>4,7494120598</text:p>
          </table:table-cell>
          <table:table-cell table:style-name="ce1" office:value-type="float" office:value="-3.97387385368347" calcext:value-type="float">
            <text:p>-3,9738738537</text:p>
          </table:table-cell>
        </table:table-row>
        <table:table-row table:style-name="ro1">
          <table:table-cell table:style-name="ce1" office:value-type="string" calcext:value-type="string">
            <text:p>0.514941930770874</text:p>
          </table:table-cell>
          <table:table-cell table:style-name="ce1" office:value-type="string" calcext:value-type="string">
            <text:p>0.016730070114135742</text:p>
          </table:table-cell>
          <table:table-cell table:style-name="ce1" office:value-type="string" calcext:value-type="string">
            <text:p>13.058947801589966</text:p>
          </table:table-cell>
          <table:table-cell table:style-name="ce1" office:value-type="float" office:value="0.0750152692198753" calcext:value-type="float">
            <text:p>0,0750152692</text:p>
          </table:table-cell>
          <table:table-cell table:style-name="ce1" office:value-type="float" office:value="0.395080417394638" calcext:value-type="float">
            <text:p>0,3950804174</text:p>
          </table:table-cell>
          <table:table-cell table:style-name="ce1" office:value-type="float" office:value="3.37277102470398" calcext:value-type="float">
            <text:p>3,3727710247</text:p>
          </table:table-cell>
          <table:table-cell table:style-name="ce1" office:value-type="float" office:value="-0.0513512432048152" calcext:value-type="float">
            <text:p>-0,0513512432</text:p>
          </table:table-cell>
          <table:table-cell table:number-columns-repeated="2" table:style-name="ce1" office:value-type="float" office:value="-0.179142442935087" calcext:value-type="float">
            <text:p>-0,1791424429</text:p>
          </table:table-cell>
          <table:table-cell table:style-name="ce1" office:value-type="float" office:value="-0.264946758747101" calcext:value-type="float">
            <text:p>-0,2649467587</text:p>
          </table:table-cell>
          <table:table-cell table:style-name="ce1" office:value-type="float" office:value="4.69860601425171" calcext:value-type="float">
            <text:p>4,6986060143</text:p>
          </table:table-cell>
          <table:table-cell table:style-name="ce1" office:value-type="float" office:value="-3.92042446136475" calcext:value-type="float">
            <text:p>-3,9204244614</text:p>
          </table:table-cell>
          <table:table-cell table:style-name="ce1" office:value-type="string" calcext:value-type="string">
            <text:p>-0.0513512432048152</text:p>
          </table:table-cell>
          <table:table-cell table:style-name="ce1" office:value-type="string" calcext:value-type="string">
            <text:p>-0.17914244293508685</text:p>
          </table:table-cell>
          <table:table-cell table:style-name="ce1" office:value-type="string" calcext:value-type="string">
            <text:p>-0.20739260751622782</text:p>
          </table:table-cell>
          <table:table-cell table:style-name="ce1" office:value-type="float" office:value="-0.0165043454617262" calcext:value-type="float">
            <text:p>-0,0165043455</text:p>
          </table:table-cell>
          <table:table-cell table:style-name="ce1" office:value-type="float" office:value="-0.11045216023922" calcext:value-type="float">
            <text:p>-0,1104521602</text:p>
          </table:table-cell>
          <table:table-cell table:style-name="ce1" office:value-type="float" office:value="-0.162492943191528" calcext:value-type="float">
            <text:p>-0,1624929432</text:p>
          </table:table-cell>
          <table:table-cell table:style-name="ce1" office:value-type="float" office:value="-0.489774587275483" calcext:value-type="float">
            <text:p>-0,489774587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25070653522079" calcext:value-type="float">
            <text:p>-0,0225070654</text:p>
          </table:table-cell>
          <table:table-cell table:style-name="ce1" office:value-type="float" office:value="0.0523886921653132" calcext:value-type="float">
            <text:p>0,0523886922</text:p>
          </table:table-cell>
          <table:table-cell table:style-name="ce1" office:value-type="float" office:value="0.044013427012021" calcext:value-type="float">
            <text:p>0,044013427</text:p>
          </table:table-cell>
          <table:table-cell table:number-columns-repeated="2" table:style-name="ce1" office:value-type="float" office:value="0.437310934066772" calcext:value-type="float">
            <text:p>0,4373109341</text:p>
          </table:table-cell>
          <table:table-cell table:style-name="ce1" office:value-type="float" office:value="0.437310457229614" calcext:value-type="float">
            <text:p>0,4373104572</text:p>
          </table:table-cell>
          <table:table-cell table:style-name="ce1" office:value-type="float" office:value="-0.264946758747101" calcext:value-type="float">
            <text:p>-0,2649467587</text:p>
          </table:table-cell>
          <table:table-cell table:style-name="ce1" office:value-type="float" office:value="4.69860601425171" calcext:value-type="float">
            <text:p>4,6986060143</text:p>
          </table:table-cell>
          <table:table-cell table:style-name="ce1" office:value-type="float" office:value="-3.92042446136475" calcext:value-type="float">
            <text:p>-3,9204244614</text:p>
          </table:table-cell>
        </table:table-row>
        <table:table-row table:style-name="ro1">
          <table:table-cell table:style-name="ce1" office:value-type="string" calcext:value-type="string">
            <text:p>0.5351243019104004</text:p>
          </table:table-cell>
          <table:table-cell table:style-name="ce1" office:value-type="string" calcext:value-type="string">
            <text:p>0.020182371139526367</text:p>
          </table:table-cell>
          <table:table-cell table:style-name="ce1" office:value-type="string" calcext:value-type="string">
            <text:p>13.496222257614136</text:p>
          </table:table-cell>
          <table:table-cell table:style-name="ce1" office:value-type="float" office:value="0.0644053593277931" calcext:value-type="float">
            <text:p>0,0644053593</text:p>
          </table:table-cell>
          <table:table-cell table:style-name="ce1" office:value-type="float" office:value="0.371569365262985" calcext:value-type="float">
            <text:p>0,3715693653</text:p>
          </table:table-cell>
          <table:table-cell table:style-name="ce1" office:value-type="float" office:value="3.34123539924622" calcext:value-type="float">
            <text:p>3,3412353992</text:p>
          </table:table-cell>
          <table:table-cell table:style-name="ce1" office:value-type="float" office:value="-0.0558491894134524" calcext:value-type="float">
            <text:p>-0,0558491894</text:p>
          </table:table-cell>
          <table:table-cell table:number-columns-repeated="2" table:style-name="ce1" office:value-type="float" office:value="-0.166099380180881" calcext:value-type="float">
            <text:p>-0,1660993802</text:p>
          </table:table-cell>
          <table:table-cell table:style-name="ce1" office:value-type="float" office:value="-0.264946758747101" calcext:value-type="float">
            <text:p>-0,2649467587</text:p>
          </table:table-cell>
          <table:table-cell table:style-name="ce1" office:value-type="float" office:value="4.69860601425171" calcext:value-type="float">
            <text:p>4,6986060143</text:p>
          </table:table-cell>
          <table:table-cell table:style-name="ce1" office:value-type="float" office:value="-3.92042446136475" calcext:value-type="float">
            <text:p>-3,9204244614</text:p>
          </table:table-cell>
          <table:table-cell table:style-name="ce1" office:value-type="string" calcext:value-type="string">
            <text:p>-0.055849189413452426</text:p>
          </table:table-cell>
          <table:table-cell table:style-name="ce1" office:value-type="string" calcext:value-type="string">
            <text:p>-0.16609938018088138</text:p>
          </table:table-cell>
          <table:table-cell table:style-name="ce1" office:value-type="string" calcext:value-type="string">
            <text:p>-0.20280673967700744</text:p>
          </table:table-cell>
          <table:table-cell table:style-name="ce1" office:value-type="float" office:value="-0.0187538173049688" calcext:value-type="float">
            <text:p>-0,0187538173</text:p>
          </table:table-cell>
          <table:table-cell table:style-name="ce1" office:value-type="float" office:value="-0.0987701043486595" calcext:value-type="float">
            <text:p>-0,0987701043</text:p>
          </table:table-cell>
          <table:table-cell table:style-name="ce1" office:value-type="float" office:value="-0.159784093284607" calcext:value-type="float">
            <text:p>-0,1597840933</text:p>
          </table:table-cell>
          <table:table-cell table:style-name="ce1" office:value-type="float" office:value="-0.522587203751738" calcext:value-type="float">
            <text:p>-0,52258720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05707138344777" calcext:value-type="float">
            <text:p>-0,0205707138</text:p>
          </table:table-cell>
          <table:table-cell table:style-name="ce1" office:value-type="float" office:value="0.106828966711126" calcext:value-type="float">
            <text:p>0,1068289667</text:p>
          </table:table-cell>
          <table:table-cell table:style-name="ce1" office:value-type="float" office:value="0.119094144303981" calcext:value-type="float">
            <text:p>0,1190941443</text:p>
          </table:table-cell>
          <table:table-cell table:style-name="ce1" office:value-type="float" office:value="0.43741250038147" calcext:value-type="float">
            <text:p>0,4374125004</text:p>
          </table:table-cell>
          <table:table-cell table:style-name="ce1" office:value-type="float" office:value="0.437411546707153" calcext:value-type="float">
            <text:p>0,4374115467</text:p>
          </table:table-cell>
          <table:table-cell table:style-name="ce1" office:value-type="float" office:value="0.43741250038147" calcext:value-type="float">
            <text:p>0,4374125004</text:p>
          </table:table-cell>
          <table:table-cell table:style-name="ce1" office:value-type="float" office:value="-0.264946758747101" calcext:value-type="float">
            <text:p>-0,2649467587</text:p>
          </table:table-cell>
          <table:table-cell table:style-name="ce1" office:value-type="float" office:value="4.69860601425171" calcext:value-type="float">
            <text:p>4,6986060143</text:p>
          </table:table-cell>
          <table:table-cell table:style-name="ce1" office:value-type="float" office:value="-3.92042446136475" calcext:value-type="float">
            <text:p>-3,9204244614</text:p>
          </table:table-cell>
        </table:table-row>
        <table:table-row table:style-name="ro1">
          <table:table-cell table:style-name="ce1" office:value-type="string" calcext:value-type="string">
            <text:p>0.5496399402618408</text:p>
          </table:table-cell>
          <table:table-cell table:style-name="ce1" office:value-type="string" calcext:value-type="string">
            <text:p>0.01451563835144043</text:p>
          </table:table-cell>
          <table:table-cell table:style-name="ce1" office:value-type="string" calcext:value-type="string">
            <text:p>13.940043210983276</text:p>
          </table:table-cell>
          <table:table-cell table:style-name="ce1" office:value-type="float" office:value="0.0633965954184532" calcext:value-type="float">
            <text:p>0,0633965954</text:p>
          </table:table-cell>
          <table:table-cell table:style-name="ce1" office:value-type="float" office:value="0.336489617824554" calcext:value-type="float">
            <text:p>0,3364896178</text:p>
          </table:table-cell>
          <table:table-cell table:style-name="ce1" office:value-type="float" office:value="3.288902759552" calcext:value-type="float">
            <text:p>3,2889027596</text:p>
          </table:table-cell>
          <table:table-cell table:style-name="ce1" office:value-type="float" office:value="-0.0540942184059914" calcext:value-type="float">
            <text:p>-0,0540942184</text:p>
          </table:table-cell>
          <table:table-cell table:number-columns-repeated="2" table:style-name="ce1" office:value-type="float" office:value="-0.161572360408871" calcext:value-type="float">
            <text:p>-0,1615723604</text:p>
          </table:table-cell>
          <table:table-cell table:style-name="ce1" office:value-type="float" office:value="-0.272331118583679" calcext:value-type="float">
            <text:p>-0,2723311186</text:p>
          </table:table-cell>
          <table:table-cell table:style-name="ce1" office:value-type="float" office:value="4.65158319473267" calcext:value-type="float">
            <text:p>4,6515831947</text:p>
          </table:table-cell>
          <table:table-cell table:style-name="ce1" office:value-type="float" office:value="-3.867830991745" calcext:value-type="float">
            <text:p>-3,8678309917</text:p>
          </table:table-cell>
          <table:table-cell table:style-name="ce1" office:value-type="string" calcext:value-type="string">
            <text:p>-0.05409421840599142</text:p>
          </table:table-cell>
          <table:table-cell table:style-name="ce1" office:value-type="string" calcext:value-type="string">
            <text:p>-0.16157236040887107</text:p>
          </table:table-cell>
          <table:table-cell table:style-name="ce1" office:value-type="string" calcext:value-type="string">
            <text:p>-0.2023737391092988</text:p>
          </table:table-cell>
          <table:table-cell table:style-name="ce1" office:value-type="float" office:value="-0.0161013398319483" calcext:value-type="float">
            <text:p>-0,0161013398</text:p>
          </table:table-cell>
          <table:table-cell table:style-name="ce1" office:value-type="float" office:value="-0.0928923413157463" calcext:value-type="float">
            <text:p>-0,0928923413</text:p>
          </table:table-cell>
          <table:table-cell table:style-name="ce1" office:value-type="float" office:value="-0.158144240760803" calcext:value-type="float">
            <text:p>-0,1581442408</text:p>
          </table:table-cell>
          <table:table-cell table:style-name="ce1" office:value-type="float" office:value="-0.551265319879652" calcext:value-type="float">
            <text:p>-0,55126531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3827752701299" calcext:value-type="float">
            <text:p>0,0238277527</text:p>
          </table:table-cell>
          <table:table-cell table:style-name="ce1" office:value-type="float" office:value="0.0527992362750095" calcext:value-type="float">
            <text:p>0,0527992363</text:p>
          </table:table-cell>
          <table:table-cell table:style-name="ce1" office:value-type="float" office:value="0.070820066060178" calcext:value-type="float">
            <text:p>0,0708200661</text:p>
          </table:table-cell>
          <table:table-cell table:style-name="ce1" office:value-type="float" office:value="0.44527530670166" calcext:value-type="float">
            <text:p>0,4452753067</text:p>
          </table:table-cell>
          <table:table-cell table:style-name="ce1" office:value-type="float" office:value="0.445291519165039" calcext:value-type="float">
            <text:p>0,4452915192</text:p>
          </table:table-cell>
          <table:table-cell table:style-name="ce1" office:value-type="float" office:value="0.445292234420776" calcext:value-type="float">
            <text:p>0,4452922344</text:p>
          </table:table-cell>
          <table:table-cell table:style-name="ce1" office:value-type="float" office:value="-0.272331118583679" calcext:value-type="float">
            <text:p>-0,2723311186</text:p>
          </table:table-cell>
          <table:table-cell table:style-name="ce1" office:value-type="float" office:value="4.65158319473267" calcext:value-type="float">
            <text:p>4,6515831947</text:p>
          </table:table-cell>
          <table:table-cell table:style-name="ce1" office:value-type="float" office:value="-3.867830991745" calcext:value-type="float">
            <text:p>-3,8678309917</text:p>
          </table:table-cell>
        </table:table-row>
        <table:table-row table:style-name="ro1">
          <table:table-cell table:style-name="ce1" office:value-type="string" calcext:value-type="string">
            <text:p>0.5658597946166992</text:p>
          </table:table-cell>
          <table:table-cell table:style-name="ce1" office:value-type="string" calcext:value-type="string">
            <text:p>0.0162198543548584</text:p>
          </table:table-cell>
          <table:table-cell table:style-name="ce1" office:value-type="string" calcext:value-type="string">
            <text:p>14.407475233078003</text:p>
          </table:table-cell>
          <table:table-cell table:style-name="ce1" office:value-type="float" office:value="-0.382362812757492" calcext:value-type="float">
            <text:p>-0,3823628128</text:p>
          </table:table-cell>
          <table:table-cell table:style-name="ce1" office:value-type="float" office:value="0.275882005691528" calcext:value-type="float">
            <text:p>0,2758820057</text:p>
          </table:table-cell>
          <table:table-cell table:style-name="ce1" office:value-type="float" office:value="3.26420164108276" calcext:value-type="float">
            <text:p>3,2642016411</text:p>
          </table:table-cell>
          <table:table-cell table:style-name="ce1" office:value-type="float" office:value="-0.0564507121788079" calcext:value-type="float">
            <text:p>-0,0564507122</text:p>
          </table:table-cell>
          <table:table-cell table:number-columns-repeated="2" table:style-name="ce1" office:value-type="float" office:value="-0.152239626254094" calcext:value-type="float">
            <text:p>-0,1522396263</text:p>
          </table:table-cell>
          <table:table-cell table:style-name="ce1" office:value-type="float" office:value="-0.28282642364502" calcext:value-type="float">
            <text:p>-0,2828264236</text:p>
          </table:table-cell>
          <table:table-cell table:style-name="ce1" office:value-type="float" office:value="4.60688304901123" calcext:value-type="float">
            <text:p>4,606883049</text:p>
          </table:table-cell>
          <table:table-cell table:style-name="ce1" office:value-type="float" office:value="-3.81552410125732" calcext:value-type="float">
            <text:p>-3,8155241013</text:p>
          </table:table-cell>
          <table:table-cell table:style-name="ce1" office:value-type="string" calcext:value-type="string">
            <text:p>-0.05645071217880794</text:p>
          </table:table-cell>
          <table:table-cell table:style-name="ce1" office:value-type="string" calcext:value-type="string">
            <text:p>-0.15223962625409398</text:p>
          </table:table-cell>
          <table:table-cell table:style-name="ce1" office:value-type="string" calcext:value-type="string">
            <text:p>-0.19861416306832408</text:p>
          </table:table-cell>
          <table:table-cell table:style-name="ce1" office:value-type="float" office:value="-0.0158491488546133" calcext:value-type="float">
            <text:p>-0,0158491489</text:p>
          </table:table-cell>
          <table:table-cell table:style-name="ce1" office:value-type="float" office:value="-0.0841224044561386" calcext:value-type="float">
            <text:p>-0,0841224045</text:p>
          </table:table-cell>
          <table:table-cell table:style-name="ce1" office:value-type="float" office:value="-0.155422943496704" calcext:value-type="float">
            <text:p>-0,1554229435</text:p>
          </table:table-cell>
          <table:table-cell table:style-name="ce1" office:value-type="float" office:value="-0.580795774413635" calcext:value-type="float">
            <text:p>-0,58079577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216563539039211" calcext:value-type="float">
            <text:p>0,0021656354</text:p>
          </table:table-cell>
          <table:table-cell table:style-name="ce1" office:value-type="float" office:value="0.0753111280817855" calcext:value-type="float">
            <text:p>0,0753111281</text:p>
          </table:table-cell>
          <table:table-cell table:style-name="ce1" office:value-type="float" office:value="0.1123512171352" calcext:value-type="float">
            <text:p>0,1123512171</text:p>
          </table:table-cell>
          <table:table-cell table:style-name="ce1" office:value-type="float" office:value="0.465805053710938" calcext:value-type="float">
            <text:p>0,4658050537</text:p>
          </table:table-cell>
          <table:table-cell table:style-name="ce1" office:value-type="float" office:value="0.465797662734985" calcext:value-type="float">
            <text:p>0,4657976627</text:p>
          </table:table-cell>
          <table:table-cell table:style-name="ce1" office:value-type="float" office:value="0.465795040130615" calcext:value-type="float">
            <text:p>0,4657950401</text:p>
          </table:table-cell>
          <table:table-cell table:style-name="ce1" office:value-type="float" office:value="-0.28282642364502" calcext:value-type="float">
            <text:p>-0,2828264236</text:p>
          </table:table-cell>
          <table:table-cell table:style-name="ce1" office:value-type="float" office:value="4.60688304901123" calcext:value-type="float">
            <text:p>4,606883049</text:p>
          </table:table-cell>
          <table:table-cell table:style-name="ce1" office:value-type="float" office:value="-3.81552410125732" calcext:value-type="float">
            <text:p>-3,8155241013</text:p>
          </table:table-cell>
        </table:table-row>
        <table:table-row table:style-name="ro1">
          <table:table-cell table:style-name="ce1" office:value-type="string" calcext:value-type="string">
            <text:p>0.5853531360626221</text:p>
          </table:table-cell>
          <table:table-cell table:style-name="ce1" office:value-type="string" calcext:value-type="string">
            <text:p>0.01949334144592285</text:p>
          </table:table-cell>
          <table:table-cell table:style-name="ce1" office:value-type="string" calcext:value-type="string">
            <text:p>14.851558446884155</text:p>
          </table:table-cell>
          <table:table-cell table:style-name="ce1" office:value-type="float" office:value="0.052482396364212" calcext:value-type="float">
            <text:p>0,0524823964</text:p>
          </table:table-cell>
          <table:table-cell table:style-name="ce1" office:value-type="float" office:value="0.281496495008469" calcext:value-type="float">
            <text:p>0,281496495</text:p>
          </table:table-cell>
          <table:table-cell table:style-name="ce1" office:value-type="float" office:value="3.21772861480713" calcext:value-type="float">
            <text:p>3,2177286148</text:p>
          </table:table-cell>
          <table:table-cell table:style-name="ce1" office:value-type="float" office:value="0.0919043591157135" calcext:value-type="float">
            <text:p>0,0919043591</text:p>
          </table:table-cell>
          <table:table-cell table:number-columns-repeated="2" table:style-name="ce1" office:value-type="float" office:value="-0.135561323037197" calcext:value-type="float">
            <text:p>-0,135561323</text:p>
          </table:table-cell>
          <table:table-cell table:style-name="ce1" office:value-type="float" office:value="-0.294909000396729" calcext:value-type="float">
            <text:p>-0,2949090004</text:p>
          </table:table-cell>
          <table:table-cell table:style-name="ce1" office:value-type="float" office:value="4.56571865081787" calcext:value-type="float">
            <text:p>4,5657186508</text:p>
          </table:table-cell>
          <table:table-cell table:style-name="ce1" office:value-type="float" office:value="-3.76427316665649" calcext:value-type="float">
            <text:p>-3,7642731667</text:p>
          </table:table-cell>
          <table:table-cell table:style-name="ce1" office:value-type="string" calcext:value-type="string">
            <text:p>0.09190435911571346</text:p>
          </table:table-cell>
          <table:table-cell table:style-name="ce1" office:value-type="string" calcext:value-type="string">
            <text:p>-0.1355613230371965</text:p>
          </table:table-cell>
          <table:table-cell table:style-name="ce1" office:value-type="string" calcext:value-type="string">
            <text:p>-0.19874904957564654</text:p>
          </table:table-cell>
          <table:table-cell table:style-name="ce1" office:value-type="float" office:value="0.095590703189373" calcext:value-type="float">
            <text:p>0,0955907032</text:p>
          </table:table-cell>
          <table:table-cell table:style-name="ce1" office:value-type="float" office:value="-0.0689705014228821" calcext:value-type="float">
            <text:p>-0,0689705014</text:p>
          </table:table-cell>
          <table:table-cell table:style-name="ce1" office:value-type="float" office:value="-0.154138485336304" calcext:value-type="float">
            <text:p>-0,1541384853</text:p>
          </table:table-cell>
          <table:table-cell table:style-name="ce1" office:value-type="float" office:value="-0.410852380855443" calcext:value-type="float">
            <text:p>-0,41085238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0293290344886" calcext:value-type="float">
            <text:p>1,0029329034</text:p>
          </table:table-cell>
          <table:table-cell table:style-name="ce1" office:value-type="float" office:value="0.136367135427423" calcext:value-type="float">
            <text:p>0,1363671354</text:p>
          </table:table-cell>
          <table:table-cell table:style-name="ce1" office:value-type="float" office:value="0.0555774304262882" calcext:value-type="float">
            <text:p>0,0555774304</text:p>
          </table:table-cell>
          <table:table-cell table:style-name="ce1" office:value-type="float" office:value="0.444455862045288" calcext:value-type="float">
            <text:p>0,444455862</text:p>
          </table:table-cell>
          <table:table-cell table:style-name="ce1" office:value-type="float" office:value="0.444444417953491" calcext:value-type="float">
            <text:p>0,444444418</text:p>
          </table:table-cell>
          <table:table-cell table:style-name="ce1" office:value-type="float" office:value="0.444445133209229" calcext:value-type="float">
            <text:p>0,4444451332</text:p>
          </table:table-cell>
          <table:table-cell table:style-name="ce1" office:value-type="float" office:value="-0.294909000396729" calcext:value-type="float">
            <text:p>-0,2949090004</text:p>
          </table:table-cell>
          <table:table-cell table:style-name="ce1" office:value-type="float" office:value="4.56571865081787" calcext:value-type="float">
            <text:p>4,5657186508</text:p>
          </table:table-cell>
          <table:table-cell table:style-name="ce1" office:value-type="float" office:value="-3.76427316665649" calcext:value-type="float">
            <text:p>-3,7642731667</text:p>
          </table:table-cell>
        </table:table-row>
        <table:table-row table:style-name="ro1">
          <table:table-cell table:style-name="ce1" office:value-type="string" calcext:value-type="string">
            <text:p>0.606959342956543</text:p>
          </table:table-cell>
          <table:table-cell table:style-name="ce1" office:value-type="string" calcext:value-type="string">
            <text:p>0.0216062068939209</text:p>
          </table:table-cell>
          <table:table-cell table:style-name="ce1" office:value-type="string" calcext:value-type="string">
            <text:p>15.308499336242676</text:p>
          </table:table-cell>
          <table:table-cell table:style-name="ce1" office:value-type="float" office:value="0.0328399389982223" calcext:value-type="float">
            <text:p>0,032839939</text:p>
          </table:table-cell>
          <table:table-cell table:style-name="ce1" office:value-type="float" office:value="0.248645260930061" calcext:value-type="float">
            <text:p>0,2486452609</text:p>
          </table:table-cell>
          <table:table-cell table:style-name="ce1" office:value-type="float" office:value="3.16397285461426" calcext:value-type="float">
            <text:p>3,1639728546</text:p>
          </table:table-cell>
          <table:table-cell table:style-name="ce1" office:value-type="float" office:value="-0.0673526882186086" calcext:value-type="float">
            <text:p>-0,0673526882</text:p>
          </table:table-cell>
          <table:table-cell table:number-columns-repeated="2" table:style-name="ce1" office:value-type="float" office:value="-0.14068133615235" calcext:value-type="float">
            <text:p>-0,1406813362</text:p>
          </table:table-cell>
          <table:table-cell table:style-name="ce1" office:value-type="float" office:value="-0.294909000396729" calcext:value-type="float">
            <text:p>-0,2949090004</text:p>
          </table:table-cell>
          <table:table-cell table:style-name="ce1" office:value-type="float" office:value="4.56571865081787" calcext:value-type="float">
            <text:p>4,5657186508</text:p>
          </table:table-cell>
          <table:table-cell table:style-name="ce1" office:value-type="float" office:value="-3.76427316665649" calcext:value-type="float">
            <text:p>-3,7642731667</text:p>
          </table:table-cell>
          <table:table-cell table:style-name="ce1" office:value-type="string" calcext:value-type="string">
            <text:p>-0.0673526882186086</text:p>
          </table:table-cell>
          <table:table-cell table:style-name="ce1" office:value-type="string" calcext:value-type="string">
            <text:p>-0.1406813361523499</text:p>
          </table:table-cell>
          <table:table-cell table:style-name="ce1" office:value-type="string" calcext:value-type="string">
            <text:p>-0.1951789897219068</text:p>
          </table:table-cell>
          <table:table-cell table:style-name="ce1" office:value-type="float" office:value="-0.013120599091053" calcext:value-type="float">
            <text:p>-0,0131205991</text:p>
          </table:table-cell>
          <table:table-cell table:style-name="ce1" office:value-type="float" office:value="-0.0703741237521172" calcext:value-type="float">
            <text:p>-0,0703741238</text:p>
          </table:table-cell>
          <table:table-cell table:style-name="ce1" office:value-type="float" office:value="-0.151721887969971" calcext:value-type="float">
            <text:p>-0,151721888</text:p>
          </table:table-cell>
          <table:table-cell table:style-name="ce1" office:value-type="float" office:value="-0.434830893325082" calcext:value-type="float">
            <text:p>-0,43483089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1757063791993" calcext:value-type="float">
            <text:p>-0,9517570638</text:p>
          </table:table-cell>
          <table:table-cell table:style-name="ce1" office:value-type="float" office:value="-0.0122884960093094" calcext:value-type="float">
            <text:p>-0,012288496</text:p>
          </table:table-cell>
          <table:table-cell table:style-name="ce1" office:value-type="float" office:value="0.101715929922555" calcext:value-type="float">
            <text:p>0,1017159299</text:p>
          </table:table-cell>
          <table:table-cell table:style-name="ce1" office:value-type="float" office:value="0.456886768341064" calcext:value-type="float">
            <text:p>0,4568867683</text:p>
          </table:table-cell>
          <table:table-cell table:style-name="ce1" office:value-type="float" office:value="0.456889867782593" calcext:value-type="float">
            <text:p>0,4568898678</text:p>
          </table:table-cell>
          <table:table-cell table:style-name="ce1" office:value-type="float" office:value="0.456890344619751" calcext:value-type="float">
            <text:p>0,4568903446</text:p>
          </table:table-cell>
          <table:table-cell table:style-name="ce1" office:value-type="float" office:value="-0.294909000396729" calcext:value-type="float">
            <text:p>-0,2949090004</text:p>
          </table:table-cell>
          <table:table-cell table:style-name="ce1" office:value-type="float" office:value="4.56571865081787" calcext:value-type="float">
            <text:p>4,5657186508</text:p>
          </table:table-cell>
          <table:table-cell table:style-name="ce1" office:value-type="float" office:value="-3.76427316665649" calcext:value-type="float">
            <text:p>-3,7642731667</text:p>
          </table:table-cell>
        </table:table-row>
        <table:table-row table:style-name="ro1">
          <table:table-cell table:style-name="ce1" office:value-type="string" calcext:value-type="string">
            <text:p>0.6287271976470947</text:p>
          </table:table-cell>
          <table:table-cell table:style-name="ce1" office:value-type="string" calcext:value-type="string">
            <text:p>0.021767854690551758</text:p>
          </table:table-cell>
          <table:table-cell table:style-name="ce1" office:value-type="string" calcext:value-type="string">
            <text:p>15.802129745483398</text:p>
          </table:table-cell>
          <table:table-cell table:style-name="ce1" office:value-type="float" office:value="0.0416369698941708" calcext:value-type="float">
            <text:p>0,0416369699</text:p>
          </table:table-cell>
          <table:table-cell table:style-name="ce1" office:value-type="float" office:value="0.217437505722046" calcext:value-type="float">
            <text:p>0,2174375057</text:p>
          </table:table-cell>
          <table:table-cell table:style-name="ce1" office:value-type="float" office:value="3.1200749874115" calcext:value-type="float">
            <text:p>3,1200749874</text:p>
          </table:table-cell>
          <table:table-cell table:style-name="ce1" office:value-type="float" office:value="-0.0387871523109937" calcext:value-type="float">
            <text:p>-0,0387871523</text:p>
          </table:table-cell>
          <table:table-cell table:number-columns-repeated="2" table:style-name="ce1" office:value-type="float" office:value="-0.130496865658593" calcext:value-type="float">
            <text:p>-0,1304968657</text:p>
          </table:table-cell>
          <table:table-cell table:style-name="ce1" office:value-type="float" office:value="-0.303091138601303" calcext:value-type="float">
            <text:p>-0,3030911386</text:p>
          </table:table-cell>
          <table:table-cell table:style-name="ce1" office:value-type="float" office:value="4.52802467346191" calcext:value-type="float">
            <text:p>4,5280246735</text:p>
          </table:table-cell>
          <table:table-cell table:style-name="ce1" office:value-type="float" office:value="-3.71366786956787" calcext:value-type="float">
            <text:p>-3,7136678696</text:p>
          </table:table-cell>
          <table:table-cell table:style-name="ce1" office:value-type="string" calcext:value-type="string">
            <text:p>-0.03878715231099367</text:p>
          </table:table-cell>
          <table:table-cell table:style-name="ce1" office:value-type="string" calcext:value-type="string">
            <text:p>-0.13049686565859336</text:p>
          </table:table-cell>
          <table:table-cell table:style-name="ce1" office:value-type="string" calcext:value-type="string">
            <text:p>-0.19220299761202625</text:p>
          </table:table-cell>
          <table:table-cell table:style-name="ce1" office:value-type="float" office:value="-0.00820998474955559" calcext:value-type="float">
            <text:p>-0,0082099847</text:p>
          </table:table-cell>
          <table:table-cell table:style-name="ce1" office:value-type="float" office:value="-0.0621613152325153" calcext:value-type="float">
            <text:p>-0,0621613152</text:p>
          </table:table-cell>
          <table:table-cell table:style-name="ce1" office:value-type="float" office:value="-0.148926588439941" calcext:value-type="float">
            <text:p>-0,1489265884</text:p>
          </table:table-cell>
          <table:table-cell table:style-name="ce1" office:value-type="float" office:value="-0.451034419935536" calcext:value-type="float">
            <text:p>-0,45103441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98096733619778" calcext:value-type="float">
            <text:p>0,0398096734</text:p>
          </table:table-cell>
          <table:table-cell table:style-name="ce1" office:value-type="float" office:value="0.066577982956879" calcext:value-type="float">
            <text:p>0,066577983</text:p>
          </table:table-cell>
          <table:table-cell table:style-name="ce1" office:value-type="float" office:value="0.108943633116607" calcext:value-type="float">
            <text:p>0,1089436331</text:p>
          </table:table-cell>
          <table:table-cell table:style-name="ce1" office:value-type="float" office:value="0.493409156799316" calcext:value-type="float">
            <text:p>0,4934091568</text:p>
          </table:table-cell>
          <table:table-cell table:style-name="ce1" office:value-type="float" office:value="0.493424892425537" calcext:value-type="float">
            <text:p>0,4934248924</text:p>
          </table:table-cell>
          <table:table-cell table:style-name="ce1" office:value-type="float" office:value="0.493427276611328" calcext:value-type="float">
            <text:p>0,4934272766</text:p>
          </table:table-cell>
          <table:table-cell table:style-name="ce1" office:value-type="float" office:value="-0.303091138601303" calcext:value-type="float">
            <text:p>-0,3030911386</text:p>
          </table:table-cell>
          <table:table-cell table:style-name="ce1" office:value-type="float" office:value="4.52802467346191" calcext:value-type="float">
            <text:p>4,5280246735</text:p>
          </table:table-cell>
          <table:table-cell table:style-name="ce1" office:value-type="float" office:value="-3.71366786956787" calcext:value-type="float">
            <text:p>-3,7136678696</text:p>
          </table:table-cell>
        </table:table-row>
        <table:table-row table:style-name="ro1">
          <table:table-cell table:style-name="ce1" office:value-type="string" calcext:value-type="string">
            <text:p>0.645270586013794</text:p>
          </table:table-cell>
          <table:table-cell table:style-name="ce1" office:value-type="string" calcext:value-type="string">
            <text:p>0.01654338836669922</text:p>
          </table:table-cell>
          <table:table-cell table:style-name="ce1" office:value-type="string" calcext:value-type="string">
            <text:p>16.253113508224487</text:p>
          </table:table-cell>
          <table:table-cell table:style-name="ce1" office:value-type="float" office:value="-0.390518069267273" calcext:value-type="float">
            <text:p>-0,3905180693</text:p>
          </table:table-cell>
          <table:table-cell table:style-name="ce1" office:value-type="float" office:value="0.169990211725235" calcext:value-type="float">
            <text:p>0,1699902117</text:p>
          </table:table-cell>
          <table:table-cell table:style-name="ce1" office:value-type="float" office:value="3.09849381446838" calcext:value-type="float">
            <text:p>3,0984938145</text:p>
          </table:table-cell>
          <table:table-cell table:style-name="ce1" office:value-type="float" office:value="-0.0437835754616363" calcext:value-type="float">
            <text:p>-0,0437835755</text:p>
          </table:table-cell>
          <table:table-cell table:number-columns-repeated="2" table:style-name="ce1" office:value-type="float" office:value="-0.122628979831424" calcext:value-type="float">
            <text:p>-0,1226289798</text:p>
          </table:table-cell>
          <table:table-cell table:style-name="ce1" office:value-type="float" office:value="-0.302627086639404" calcext:value-type="float">
            <text:p>-0,3026270866</text:p>
          </table:table-cell>
          <table:table-cell table:style-name="ce1" office:value-type="float" office:value="4.49406909942627" calcext:value-type="float">
            <text:p>4,4940690994</text:p>
          </table:table-cell>
          <table:table-cell table:style-name="ce1" office:value-type="float" office:value="-3.66371893882751" calcext:value-type="float">
            <text:p>-3,6637189388</text:p>
          </table:table-cell>
          <table:table-cell table:style-name="ce1" office:value-type="string" calcext:value-type="string">
            <text:p>-0.0437835754616363</text:p>
          </table:table-cell>
          <table:table-cell table:style-name="ce1" office:value-type="string" calcext:value-type="string">
            <text:p>-0.12262897983142418</text:p>
          </table:table-cell>
          <table:table-cell table:style-name="ce1" office:value-type="string" calcext:value-type="string">
            <text:p>-0.1902098555973611</text:p>
          </table:table-cell>
          <table:table-cell table:style-name="ce1" office:value-type="float" office:value="-0.0104092424735427" calcext:value-type="float">
            <text:p>-0,0104092425</text:p>
          </table:table-cell>
          <table:table-cell table:style-name="ce1" office:value-type="float" office:value="-0.0543593764305115" calcext:value-type="float">
            <text:p>-0,0543593764</text:p>
          </table:table-cell>
          <table:table-cell table:style-name="ce1" office:value-type="float" office:value="-0.146643899345398" calcext:value-type="float">
            <text:p>-0,1466438993</text:p>
          </table:table-cell>
          <table:table-cell table:style-name="ce1" office:value-type="float" office:value="-0.469808245017211" calcext:value-type="float">
            <text:p>-0,4698082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95102334755547" calcext:value-type="float">
            <text:p>-0,0195102335</text:p>
          </table:table-cell>
          <table:table-cell table:style-name="ce1" office:value-type="float" office:value="0.0692158639634923" calcext:value-type="float">
            <text:p>0,069215864</text:p>
          </table:table-cell>
          <table:table-cell table:style-name="ce1" office:value-type="float" office:value="0.0973617499214743" calcext:value-type="float">
            <text:p>0,0973617499</text:p>
          </table:table-cell>
          <table:table-cell table:style-name="ce1" office:value-type="float" office:value="0.45089316368103" calcext:value-type="float">
            <text:p>0,4508931637</text:p>
          </table:table-cell>
          <table:table-cell table:style-name="ce1" office:value-type="float" office:value="0.450875759124756" calcext:value-type="float">
            <text:p>0,4508757591</text:p>
          </table:table-cell>
          <table:table-cell table:style-name="ce1" office:value-type="float" office:value="0.450873851776123" calcext:value-type="float">
            <text:p>0,4508738518</text:p>
          </table:table-cell>
          <table:table-cell table:style-name="ce1" office:value-type="float" office:value="-0.302627086639404" calcext:value-type="float">
            <text:p>-0,3026270866</text:p>
          </table:table-cell>
          <table:table-cell table:style-name="ce1" office:value-type="float" office:value="4.49406909942627" calcext:value-type="float">
            <text:p>4,4940690994</text:p>
          </table:table-cell>
          <table:table-cell table:style-name="ce1" office:value-type="float" office:value="-3.66371893882751" calcext:value-type="float">
            <text:p>-3,6637189388</text:p>
          </table:table-cell>
        </table:table-row>
        <table:table-row table:style-name="ro1">
          <table:table-cell table:style-name="ce1" office:value-type="string" calcext:value-type="string">
            <text:p>0.6623740196228027</text:p>
          </table:table-cell>
          <table:table-cell table:style-name="ce1" office:value-type="string" calcext:value-type="string">
            <text:p>0.01710343360900879</text:p>
          </table:table-cell>
          <table:table-cell table:style-name="ce1" office:value-type="string" calcext:value-type="string">
            <text:p>16.701406717300415</text:p>
          </table:table-cell>
          <table:table-cell table:style-name="ce1" office:value-type="float" office:value="0.0407644845545292" calcext:value-type="float">
            <text:p>0,0407644846</text:p>
          </table:table-cell>
          <table:table-cell table:style-name="ce1" office:value-type="float" office:value="0.17664609849453" calcext:value-type="float">
            <text:p>0,1766460985</text:p>
          </table:table-cell>
          <table:table-cell table:style-name="ce1" office:value-type="float" office:value="3.05469512939453" calcext:value-type="float">
            <text:p>3,0546951294</text:p>
          </table:table-cell>
          <table:table-cell table:style-name="ce1" office:value-type="float" office:value="0.101095111031389" calcext:value-type="float">
            <text:p>0,101095111</text:p>
          </table:table-cell>
          <table:table-cell table:number-columns-repeated="2" table:style-name="ce1" office:value-type="float" office:value="-0.109852131670355" calcext:value-type="float">
            <text:p>-0,1098521317</text:p>
          </table:table-cell>
          <table:table-cell table:style-name="ce1" office:value-type="float" office:value="-0.311510235071182" calcext:value-type="float">
            <text:p>-0,3115102351</text:p>
          </table:table-cell>
          <table:table-cell table:style-name="ce1" office:value-type="float" office:value="4.46109962463379" calcext:value-type="float">
            <text:p>4,4610996246</text:p>
          </table:table-cell>
          <table:table-cell table:style-name="ce1" office:value-type="float" office:value="-3.61445641517639" calcext:value-type="float">
            <text:p>-3,6144564152</text:p>
          </table:table-cell>
          <table:table-cell table:style-name="ce1" office:value-type="string" calcext:value-type="string">
            <text:p>0.10109511103138877</text:p>
          </table:table-cell>
          <table:table-cell table:style-name="ce1" office:value-type="string" calcext:value-type="string">
            <text:p>-0.10985213167035464</text:p>
          </table:table-cell>
          <table:table-cell table:style-name="ce1" office:value-type="string" calcext:value-type="string">
            <text:p>-0.1903184212447139</text:p>
          </table:table-cell>
          <table:table-cell table:style-name="ce1" office:value-type="float" office:value="0.0976295173168182" calcext:value-type="float">
            <text:p>0,0976295173</text:p>
          </table:table-cell>
          <table:table-cell table:style-name="ce1" office:value-type="float" office:value="-0.0424975529313087" calcext:value-type="float">
            <text:p>-0,0424975529</text:p>
          </table:table-cell>
          <table:table-cell table:style-name="ce1" office:value-type="float" office:value="-0.145521678352356" calcext:value-type="float">
            <text:p>-0,1455216784</text:p>
          </table:table-cell>
          <table:table-cell table:style-name="ce1" office:value-type="float" office:value="-0.294704496944737" calcext:value-type="float">
            <text:p>-0,294704496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63796340028086" calcext:value-type="float">
            <text:p>0,96379634</text:p>
          </table:table-cell>
          <table:table-cell table:style-name="ce1" office:value-type="float" office:value="0.105816850438164" calcext:value-type="float">
            <text:p>0,1058168504</text:p>
          </table:table-cell>
          <table:table-cell table:style-name="ce1" office:value-type="float" office:value="0.0481302843056819" calcext:value-type="float">
            <text:p>0,0481302843</text:p>
          </table:table-cell>
          <table:table-cell table:style-name="ce1" office:value-type="float" office:value="0.448388338088989" calcext:value-type="float">
            <text:p>0,4483883381</text:p>
          </table:table-cell>
          <table:table-cell table:number-columns-repeated="2" table:style-name="ce1" office:value-type="float" office:value="0.44839072227478" calcext:value-type="float">
            <text:p>0,4483907223</text:p>
          </table:table-cell>
          <table:table-cell table:style-name="ce1" office:value-type="float" office:value="-0.311510235071182" calcext:value-type="float">
            <text:p>-0,3115102351</text:p>
          </table:table-cell>
          <table:table-cell table:style-name="ce1" office:value-type="float" office:value="4.46109962463379" calcext:value-type="float">
            <text:p>4,4610996246</text:p>
          </table:table-cell>
          <table:table-cell table:style-name="ce1" office:value-type="float" office:value="-3.61445641517639" calcext:value-type="float">
            <text:p>-3,6144564152</text:p>
          </table:table-cell>
        </table:table-row>
        <table:table-row table:style-name="ro1">
          <table:table-cell table:style-name="ce1" office:value-type="string" calcext:value-type="string">
            <text:p>0.6785070896148682</text:p>
          </table:table-cell>
          <table:table-cell table:style-name="ce1" office:value-type="string" calcext:value-type="string">
            <text:p>0.01613306999206543</text:p>
          </table:table-cell>
          <table:table-cell table:style-name="ce1" office:value-type="string" calcext:value-type="string">
            <text:p>17.14565348625183</text:p>
          </table:table-cell>
          <table:table-cell table:style-name="ce1" office:value-type="float" office:value="0.00445437710732222" calcext:value-type="float">
            <text:p>0,0044543771</text:p>
          </table:table-cell>
          <table:table-cell table:style-name="ce1" office:value-type="float" office:value="0.414257109165192" calcext:value-type="float">
            <text:p>0,4142571092</text:p>
          </table:table-cell>
          <table:table-cell table:style-name="ce1" office:value-type="float" office:value="3.00410723686218" calcext:value-type="float">
            <text:p>3,0041072369</text:p>
          </table:table-cell>
          <table:table-cell table:style-name="ce1" office:value-type="float" office:value="-0.0562780013742352" calcext:value-type="float">
            <text:p>-0,0562780014</text:p>
          </table:table-cell>
          <table:table-cell table:number-columns-repeated="2" table:style-name="ce1" office:value-type="float" office:value="-0.114534772983799" calcext:value-type="float">
            <text:p>-0,114534773</text:p>
          </table:table-cell>
          <table:table-cell table:style-name="ce1" office:value-type="float" office:value="-0.320052862167358" calcext:value-type="float">
            <text:p>-0,3200528622</text:p>
          </table:table-cell>
          <table:table-cell table:style-name="ce1" office:value-type="float" office:value="4.43105792999268" calcext:value-type="float">
            <text:p>4,43105793</text:p>
          </table:table-cell>
          <table:table-cell table:style-name="ce1" office:value-type="float" office:value="-3.56584000587463" calcext:value-type="float">
            <text:p>-3,5658400059</text:p>
          </table:table-cell>
          <table:table-cell table:style-name="ce1" office:value-type="string" calcext:value-type="string">
            <text:p>-0.056278001374235234</text:p>
          </table:table-cell>
          <table:table-cell table:style-name="ce1" office:value-type="string" calcext:value-type="string">
            <text:p>-0.1145347729837994</text:p>
          </table:table-cell>
          <table:table-cell table:style-name="ce1" office:value-type="string" calcext:value-type="string">
            <text:p>-0.1867880031406809</text:p>
          </table:table-cell>
          <table:table-cell table:style-name="ce1" office:value-type="float" office:value="-0.0101911211386323" calcext:value-type="float">
            <text:p>-0,0101911211</text:p>
          </table:table-cell>
          <table:table-cell table:style-name="ce1" office:value-type="float" office:value="-0.0441615246236324" calcext:value-type="float">
            <text:p>-0,0441615246</text:p>
          </table:table-cell>
          <table:table-cell table:style-name="ce1" office:value-type="float" office:value="-0.143244146728516" calcext:value-type="float">
            <text:p>-0,1432441467</text:p>
          </table:table-cell>
          <table:table-cell table:style-name="ce1" office:value-type="float" office:value="-0.312877627576714" calcext:value-type="float">
            <text:p>-0,31287762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7417852209317" calcext:value-type="float">
            <text:p>-0,9674178522</text:p>
          </table:table-cell>
          <table:table-cell table:style-name="ce1" office:value-type="float" office:value="-0.0149299344066786" calcext:value-type="float">
            <text:p>-0,0149299344</text:p>
          </table:table-cell>
          <table:table-cell table:style-name="ce1" office:value-type="float" office:value="0.0982457435133904" calcext:value-type="float">
            <text:p>0,0982457435</text:p>
          </table:table-cell>
          <table:table-cell table:style-name="ce1" office:value-type="float" office:value="0.445807933807373" calcext:value-type="float">
            <text:p>0,4458079338</text:p>
          </table:table-cell>
          <table:table-cell table:style-name="ce1" office:value-type="float" office:value="0.445808172225952" calcext:value-type="float">
            <text:p>0,4458081722</text:p>
          </table:table-cell>
          <table:table-cell table:style-name="ce1" office:value-type="float" office:value="0.445807456970215" calcext:value-type="float">
            <text:p>0,445807457</text:p>
          </table:table-cell>
          <table:table-cell table:style-name="ce1" office:value-type="float" office:value="-0.320052862167358" calcext:value-type="float">
            <text:p>-0,3200528622</text:p>
          </table:table-cell>
          <table:table-cell table:style-name="ce1" office:value-type="float" office:value="4.43105792999268" calcext:value-type="float">
            <text:p>4,43105793</text:p>
          </table:table-cell>
          <table:table-cell table:style-name="ce1" office:value-type="float" office:value="-3.56584000587463" calcext:value-type="float">
            <text:p>-3,5658400059</text:p>
          </table:table-cell>
        </table:table-row>
        <table:table-row table:style-name="ro1">
          <table:table-cell table:style-name="ce1" office:value-type="string" calcext:value-type="string">
            <text:p>0.692033052444458</text:p>
          </table:table-cell>
          <table:table-cell table:style-name="ce1" office:value-type="string" calcext:value-type="string">
            <text:p>0.013525962829589844</text:p>
          </table:table-cell>
          <table:table-cell table:style-name="ce1" office:value-type="string" calcext:value-type="string">
            <text:p>17.593127965927124</text:p>
          </table:table-cell>
          <table:table-cell table:style-name="ce1" office:value-type="float" office:value="0.0308595225214958" calcext:value-type="float">
            <text:p>0,0308595225</text:p>
          </table:table-cell>
          <table:table-cell table:style-name="ce1" office:value-type="float" office:value="0.136663600802422" calcext:value-type="float">
            <text:p>0,1366636008</text:p>
          </table:table-cell>
          <table:table-cell table:style-name="ce1" office:value-type="float" office:value="2.97316908836365" calcext:value-type="float">
            <text:p>2,9731690884</text:p>
          </table:table-cell>
          <table:table-cell table:style-name="ce1" office:value-type="float" office:value="-0.0211196249577343" calcext:value-type="float">
            <text:p>-0,021119625</text:p>
          </table:table-cell>
          <table:table-cell table:number-columns-repeated="2" table:style-name="ce1" office:value-type="float" office:value="-0.186878124322426" calcext:value-type="float">
            <text:p>-0,1868781243</text:p>
          </table:table-cell>
          <table:table-cell table:style-name="ce1" office:value-type="float" office:value="-0.320052862167358" calcext:value-type="float">
            <text:p>-0,3200528622</text:p>
          </table:table-cell>
          <table:table-cell table:style-name="ce1" office:value-type="float" office:value="4.43105792999268" calcext:value-type="float">
            <text:p>4,43105793</text:p>
          </table:table-cell>
          <table:table-cell table:style-name="ce1" office:value-type="float" office:value="-3.56584000587463" calcext:value-type="float">
            <text:p>-3,5658400059</text:p>
          </table:table-cell>
          <table:table-cell table:style-name="ce1" office:value-type="string" calcext:value-type="string">
            <text:p>-0.021119624957734263</text:p>
          </table:table-cell>
          <table:table-cell table:style-name="ce1" office:value-type="string" calcext:value-type="string">
            <text:p>-0.18687812432242568</text:p>
          </table:table-cell>
          <table:table-cell table:style-name="ce1" office:value-type="string" calcext:value-type="string">
            <text:p>-0.18377902828470968</text:p>
          </table:table-cell>
          <table:table-cell table:style-name="ce1" office:value-type="float" office:value="-0.00111359427683055" calcext:value-type="float">
            <text:p>-0,0011135943</text:p>
          </table:table-cell>
          <table:table-cell table:style-name="ce1" office:value-type="float" office:value="-0.103564277291298" calcext:value-type="float">
            <text:p>-0,1035642773</text:p>
          </table:table-cell>
          <table:table-cell table:style-name="ce1" office:value-type="float" office:value="-0.140613576316833" calcext:value-type="float">
            <text:p>-0,1406135763</text:p>
          </table:table-cell>
          <table:table-cell table:style-name="ce1" office:value-type="float" office:value="-0.314865057596958" calcext:value-type="float">
            <text:p>-0,31486505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813809340353331" calcext:value-type="float">
            <text:p>0,081380934</text:p>
          </table:table-cell>
          <table:table-cell table:style-name="ce1" office:value-type="float" office:value="-0.532553881245111" calcext:value-type="float">
            <text:p>-0,5325538812</text:p>
          </table:table-cell>
          <table:table-cell table:style-name="ce1" office:value-type="float" office:value="0.113381921284953" calcext:value-type="float">
            <text:p>0,1133819213</text:p>
          </table:table-cell>
          <table:table-cell table:style-name="ce1" office:value-type="float" office:value="0.446174621582031" calcext:value-type="float">
            <text:p>0,4461746216</text:p>
          </table:table-cell>
          <table:table-cell table:style-name="ce1" office:value-type="float" office:value="0.446172714233398" calcext:value-type="float">
            <text:p>0,4461727142</text:p>
          </table:table-cell>
          <table:table-cell table:style-name="ce1" office:value-type="float" office:value="0.446172475814819" calcext:value-type="float">
            <text:p>0,4461724758</text:p>
          </table:table-cell>
          <table:table-cell table:style-name="ce1" office:value-type="float" office:value="-0.320052862167358" calcext:value-type="float">
            <text:p>-0,3200528622</text:p>
          </table:table-cell>
          <table:table-cell table:style-name="ce1" office:value-type="float" office:value="4.43105792999268" calcext:value-type="float">
            <text:p>4,43105793</text:p>
          </table:table-cell>
          <table:table-cell table:style-name="ce1" office:value-type="float" office:value="-3.56584000587463" calcext:value-type="float">
            <text:p>-3,5658400059</text:p>
          </table:table-cell>
        </table:table-row>
        <table:table-row table:style-name="ro1">
          <table:table-cell table:style-name="ce1" office:value-type="string" calcext:value-type="string">
            <text:p>0.7065587043762207</text:p>
          </table:table-cell>
          <table:table-cell table:style-name="ce1" office:value-type="string" calcext:value-type="string">
            <text:p>0.014525651931762695</text:p>
          </table:table-cell>
          <table:table-cell table:style-name="ce1" office:value-type="string" calcext:value-type="string">
            <text:p>18.03567671775818</text:p>
          </table:table-cell>
          <table:table-cell table:style-name="ce1" office:value-type="float" office:value="0.0391750931739807" calcext:value-type="float">
            <text:p>0,0391750932</text:p>
          </table:table-cell>
          <table:table-cell table:style-name="ce1" office:value-type="float" office:value="0.117525279521942" calcext:value-type="float">
            <text:p>0,1175252795</text:p>
          </table:table-cell>
          <table:table-cell table:style-name="ce1" office:value-type="float" office:value="2.93559384346008" calcext:value-type="float">
            <text:p>2,9355938435</text:p>
          </table:table-cell>
          <table:table-cell table:style-name="ce1" office:value-type="float" office:value="-0.0322032162297755" calcext:value-type="float">
            <text:p>-0,0322032162</text:p>
          </table:table-cell>
          <table:table-cell table:number-columns-repeated="2" table:style-name="ce1" office:value-type="float" office:value="-0.0884800267703223" calcext:value-type="float">
            <text:p>-0,0884800268</text:p>
          </table:table-cell>
          <table:table-cell table:style-name="ce1" office:value-type="float" office:value="-0.316426694393158" calcext:value-type="float">
            <text:p>-0,3164266944</text:p>
          </table:table-cell>
          <table:table-cell table:style-name="ce1" office:value-type="float" office:value="4.40372610092163" calcext:value-type="float">
            <text:p>4,4037261009</text:p>
          </table:table-cell>
          <table:table-cell table:style-name="ce1" office:value-type="float" office:value="-3.51811552047729" calcext:value-type="float">
            <text:p>-3,5181155205</text:p>
          </table:table-cell>
          <table:table-cell table:style-name="ce1" office:value-type="string" calcext:value-type="string">
            <text:p>-0.03220321622977554</text:p>
          </table:table-cell>
          <table:table-cell table:style-name="ce1" office:value-type="string" calcext:value-type="string">
            <text:p>-0.0884800267703223</text:p>
          </table:table-cell>
          <table:table-cell table:style-name="ce1" office:value-type="string" calcext:value-type="string">
            <text:p>-0.18325658870586867</text:p>
          </table:table-cell>
          <table:table-cell table:style-name="ce1" office:value-type="float" office:value="-0.00771488063037396" calcext:value-type="float">
            <text:p>-0,0077148806</text:p>
          </table:table-cell>
          <table:table-cell table:style-name="ce1" office:value-type="float" office:value="-0.0341659002006054" calcext:value-type="float">
            <text:p>-0,0341659002</text:p>
          </table:table-cell>
          <table:table-cell table:style-name="ce1" office:value-type="float" office:value="-0.13900479259491" calcext:value-type="float">
            <text:p>-0,1390047926</text:p>
          </table:table-cell>
          <table:table-cell table:style-name="ce1" office:value-type="float" office:value="-0.328518060164555" calcext:value-type="float">
            <text:p>-0,328518060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96828555153094" calcext:value-type="float">
            <text:p>-0,0596828555</text:p>
          </table:table-cell>
          <table:table-cell table:style-name="ce1" office:value-type="float" office:value="0.627434937211324" calcext:value-type="float">
            <text:p>0,6274349372</text:p>
          </table:table-cell>
          <table:table-cell table:style-name="ce1" office:value-type="float" office:value="0.069928155561639" calcext:value-type="float">
            <text:p>0,0699281556</text:p>
          </table:table-cell>
          <table:table-cell table:style-name="ce1" office:value-type="float" office:value="0.442424297332764" calcext:value-type="float">
            <text:p>0,4424242973</text:p>
          </table:table-cell>
          <table:table-cell table:style-name="ce1" office:value-type="float" office:value="0.442425966262817" calcext:value-type="float">
            <text:p>0,4424259663</text:p>
          </table:table-cell>
          <table:table-cell table:style-name="ce1" office:value-type="float" office:value="0.442427635192871" calcext:value-type="float">
            <text:p>0,4424276352</text:p>
          </table:table-cell>
          <table:table-cell table:style-name="ce1" office:value-type="float" office:value="-0.316426694393158" calcext:value-type="float">
            <text:p>-0,3164266944</text:p>
          </table:table-cell>
          <table:table-cell table:style-name="ce1" office:value-type="float" office:value="4.40372610092163" calcext:value-type="float">
            <text:p>4,4037261009</text:p>
          </table:table-cell>
          <table:table-cell table:style-name="ce1" office:value-type="float" office:value="-3.51811552047729" calcext:value-type="float">
            <text:p>-3,5181155205</text:p>
          </table:table-cell>
        </table:table-row>
        <table:table-row table:style-name="ro1">
          <table:table-cell table:style-name="ce1" office:value-type="string" calcext:value-type="string">
            <text:p>0.721064567565918</text:p>
          </table:table-cell>
          <table:table-cell table:style-name="ce1" office:value-type="string" calcext:value-type="string">
            <text:p>0.014505863189697266</text:p>
          </table:table-cell>
          <table:table-cell table:style-name="ce1" office:value-type="string" calcext:value-type="string">
            <text:p>18.48849368095398</text:p>
          </table:table-cell>
          <table:table-cell table:style-name="ce1" office:value-type="float" office:value="-0.391626179218292" calcext:value-type="float">
            <text:p>-0,3916261792</text:p>
          </table:table-cell>
          <table:table-cell table:style-name="ce1" office:value-type="float" office:value="0.07316093146801" calcext:value-type="float">
            <text:p>0,0731609315</text:p>
          </table:table-cell>
          <table:table-cell table:style-name="ce1" office:value-type="float" office:value="2.90240979194641" calcext:value-type="float">
            <text:p>2,9024097919</text:p>
          </table:table-cell>
          <table:table-cell table:style-name="ce1" office:value-type="float" office:value="-0.034491116554915" calcext:value-type="float">
            <text:p>-0,0344911166</text:p>
          </table:table-cell>
          <table:table-cell table:number-columns-repeated="2" table:style-name="ce1" office:value-type="float" office:value="-0.0983250228930503" calcext:value-type="float">
            <text:p>-0,0983250229</text:p>
          </table:table-cell>
          <table:table-cell table:style-name="ce1" office:value-type="float" office:value="-0.317358940839767" calcext:value-type="float">
            <text:p>-0,3173589408</text:p>
          </table:table-cell>
          <table:table-cell table:style-name="ce1" office:value-type="float" office:value="4.37201642990112" calcext:value-type="float">
            <text:p>4,3720164299</text:p>
          </table:table-cell>
          <table:table-cell table:style-name="ce1" office:value-type="float" office:value="-3.47119092941284" calcext:value-type="float">
            <text:p>-3,4711909294</text:p>
          </table:table-cell>
          <table:table-cell table:style-name="ce1" office:value-type="string" calcext:value-type="string">
            <text:p>-0.03449111655491505</text:p>
          </table:table-cell>
          <table:table-cell table:style-name="ce1" office:value-type="string" calcext:value-type="string">
            <text:p>-0.09832502289305026</text:p>
          </table:table-cell>
          <table:table-cell table:style-name="ce1" office:value-type="string" calcext:value-type="string">
            <text:p>-0.18097699578225673</text:p>
          </table:table-cell>
          <table:table-cell table:style-name="ce1" office:value-type="float" office:value="-0.00979377329349518" calcext:value-type="float">
            <text:p>-0,0097937733</text:p>
          </table:table-cell>
          <table:table-cell table:style-name="ce1" office:value-type="float" office:value="-0.0293813198804855" calcext:value-type="float">
            <text:p>-0,0293813199</text:p>
          </table:table-cell>
          <table:table-cell table:style-name="ce1" office:value-type="float" office:value="-0.137050879859924" calcext:value-type="float">
            <text:p>-0,1370508799</text:p>
          </table:table-cell>
          <table:table-cell table:style-name="ce1" office:value-type="float" office:value="-0.346262568088719" calcext:value-type="float">
            <text:p>-0,34626256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83585398083825" calcext:value-type="float">
            <text:p>-0,0183585398</text:p>
          </table:table-cell>
          <table:table-cell table:style-name="ce1" office:value-type="float" office:value="0.0422518794974111" calcext:value-type="float">
            <text:p>0,0422518795</text:p>
          </table:table-cell>
          <table:table-cell table:style-name="ce1" office:value-type="float" office:value="0.0829553631067021" calcext:value-type="float">
            <text:p>0,0829553631</text:p>
          </table:table-cell>
          <table:table-cell table:style-name="ce1" office:value-type="float" office:value="0.452953815460205" calcext:value-type="float">
            <text:p>0,4529538155</text:p>
          </table:table-cell>
          <table:table-cell table:style-name="ce1" office:value-type="float" office:value="0.45295786857605" calcext:value-type="float">
            <text:p>0,4529578686</text:p>
          </table:table-cell>
          <table:table-cell table:style-name="ce1" office:value-type="float" office:value="0.452957391738892" calcext:value-type="float">
            <text:p>0,4529573917</text:p>
          </table:table-cell>
          <table:table-cell table:style-name="ce1" office:value-type="float" office:value="-0.317358940839767" calcext:value-type="float">
            <text:p>-0,3173589408</text:p>
          </table:table-cell>
          <table:table-cell table:style-name="ce1" office:value-type="float" office:value="4.37201642990112" calcext:value-type="float">
            <text:p>4,3720164299</text:p>
          </table:table-cell>
          <table:table-cell table:style-name="ce1" office:value-type="float" office:value="-3.47119092941284" calcext:value-type="float">
            <text:p>-3,4711909294</text:p>
          </table:table-cell>
        </table:table-row>
        <table:table-row table:style-name="ro1">
          <table:table-cell table:style-name="ce1" office:value-type="string" calcext:value-type="string">
            <text:p>0.7350504398345947</text:p>
          </table:table-cell>
          <table:table-cell table:style-name="ce1" office:value-type="string" calcext:value-type="string">
            <text:p>0.013985872268676758</text:p>
          </table:table-cell>
          <table:table-cell table:style-name="ce1" office:value-type="string" calcext:value-type="string">
            <text:p>18.968842029571533</text:p>
          </table:table-cell>
          <table:table-cell table:style-name="ce1" office:value-type="float" office:value="-0.394961059093475" calcext:value-type="float">
            <text:p>-0,3949610591</text:p>
          </table:table-cell>
          <table:table-cell table:style-name="ce1" office:value-type="float" office:value="0.046715822070837" calcext:value-type="float">
            <text:p>0,0467158221</text:p>
          </table:table-cell>
          <table:table-cell table:style-name="ce1" office:value-type="float" office:value="2.86417627334595" calcext:value-type="float">
            <text:p>2,8641762733</text:p>
          </table:table-cell>
          <table:table-cell table:style-name="ce1" office:value-type="float" office:value="0.109149653474192" calcext:value-type="float">
            <text:p>0,1091496535</text:p>
          </table:table-cell>
          <table:table-cell table:number-columns-repeated="2" table:style-name="ce1" office:value-type="float" office:value="-0.0860086593343378" calcext:value-type="float">
            <text:p>-0,0860086593</text:p>
          </table:table-cell>
          <table:table-cell table:style-name="ce1" office:value-type="float" office:value="-0.320996642112732" calcext:value-type="float">
            <text:p>-0,3209966421</text:p>
          </table:table-cell>
          <table:table-cell table:style-name="ce1" office:value-type="float" office:value="4.34108304977417" calcext:value-type="float">
            <text:p>4,3410830498</text:p>
          </table:table-cell>
          <table:table-cell table:style-name="ce1" office:value-type="float" office:value="-3.42447376251221" calcext:value-type="float">
            <text:p>-3,4244737625</text:p>
          </table:table-cell>
          <table:table-cell table:style-name="ce1" office:value-type="string" calcext:value-type="string">
            <text:p>0.10914965347419246</text:p>
          </table:table-cell>
          <table:table-cell table:style-name="ce1" office:value-type="string" calcext:value-type="string">
            <text:p>-0.08600865933433785</text:p>
          </table:table-cell>
          <table:table-cell table:style-name="ce1" office:value-type="string" calcext:value-type="string">
            <text:p>-0.17961871523296147</text:p>
          </table:table-cell>
          <table:table-cell table:style-name="ce1" office:value-type="float" office:value="0.0979065448045731" calcext:value-type="float">
            <text:p>0,0979065448</text:p>
          </table:table-cell>
          <table:table-cell table:style-name="ce1" office:value-type="float" office:value="-0.0182902328670025" calcext:value-type="float">
            <text:p>-0,0182902329</text:p>
          </table:table-cell>
          <table:table-cell table:style-name="ce1" office:value-type="float" office:value="-0.135325309181213" calcext:value-type="float">
            <text:p>-0,1353253092</text:p>
          </table:table-cell>
          <table:table-cell table:style-name="ce1" office:value-type="float" office:value="-0.155884975381326" calcext:value-type="float">
            <text:p>-0,15588497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8620227785249" calcext:value-type="float">
            <text:p>0,8862022779</text:p>
          </table:table-cell>
          <table:table-cell table:style-name="ce1" office:value-type="float" office:value="0.0912629413065858" calcext:value-type="float">
            <text:p>0,0912629413</text:p>
          </table:table-cell>
          <table:table-cell table:style-name="ce1" office:value-type="float" office:value="0.0682637579300756" calcext:value-type="float">
            <text:p>0,0682637579</text:p>
          </table:table-cell>
          <table:table-cell table:style-name="ce1" office:value-type="float" office:value="0.486120700836182" calcext:value-type="float">
            <text:p>0,4861207008</text:p>
          </table:table-cell>
          <table:table-cell table:style-name="ce1" office:value-type="float" office:value="0.486115694046021" calcext:value-type="float">
            <text:p>0,486115694</text:p>
          </table:table-cell>
          <table:table-cell table:style-name="ce1" office:value-type="float" office:value="0.486115217208862" calcext:value-type="float">
            <text:p>0,4861152172</text:p>
          </table:table-cell>
          <table:table-cell table:style-name="ce1" office:value-type="float" office:value="-0.320996642112732" calcext:value-type="float">
            <text:p>-0,3209966421</text:p>
          </table:table-cell>
          <table:table-cell table:style-name="ce1" office:value-type="float" office:value="4.34108304977417" calcext:value-type="float">
            <text:p>4,3410830498</text:p>
          </table:table-cell>
          <table:table-cell table:style-name="ce1" office:value-type="float" office:value="-3.42447376251221" calcext:value-type="float">
            <text:p>-3,4244737625</text:p>
          </table:table-cell>
        </table:table-row>
        <table:table-row table:style-name="ro1">
          <table:table-cell table:style-name="ce1" office:value-type="string" calcext:value-type="string">
            <text:p>0.7522249221801758</text:p>
          </table:table-cell>
          <table:table-cell table:style-name="ce1" office:value-type="string" calcext:value-type="string">
            <text:p>0.017174482345581055</text:p>
          </table:table-cell>
          <table:table-cell table:style-name="ce1" office:value-type="string" calcext:value-type="string">
            <text:p>19.4197096824646</text:p>
          </table:table-cell>
          <table:table-cell table:style-name="ce1" office:value-type="float" office:value="0.037534661591053" calcext:value-type="float">
            <text:p>0,0375346616</text:p>
          </table:table-cell>
          <table:table-cell table:style-name="ce1" office:value-type="float" office:value="0.0542167350649834" calcext:value-type="float">
            <text:p>0,0542167351</text:p>
          </table:table-cell>
          <table:table-cell table:style-name="ce1" office:value-type="float" office:value="2.81266784667969" calcext:value-type="float">
            <text:p>2,8126678467</text:p>
          </table:table-cell>
          <table:table-cell table:style-name="ce1" office:value-type="float" office:value="0.100328149347664" calcext:value-type="float">
            <text:p>0,1003281493</text:p>
          </table:table-cell>
          <table:table-cell table:number-columns-repeated="2" table:style-name="ce1" office:value-type="float" office:value="-0.0801944322495152" calcext:value-type="float">
            <text:p>-0,0801944322</text:p>
          </table:table-cell>
          <table:table-cell table:style-name="ce1" office:value-type="float" office:value="-0.322266846895218" calcext:value-type="float">
            <text:p>-0,3222668469</text:p>
          </table:table-cell>
          <table:table-cell table:style-name="ce1" office:value-type="float" office:value="4.3174786567688" calcext:value-type="float">
            <text:p>4,3174786568</text:p>
          </table:table-cell>
          <table:table-cell table:style-name="ce1" office:value-type="float" office:value="-3.37843775749207" calcext:value-type="float">
            <text:p>-3,3784377575</text:p>
          </table:table-cell>
          <table:table-cell table:style-name="ce1" office:value-type="string" calcext:value-type="string">
            <text:p>0.10032814934766371</text:p>
          </table:table-cell>
          <table:table-cell table:style-name="ce1" office:value-type="string" calcext:value-type="string">
            <text:p>-0.08019443224951522</text:p>
          </table:table-cell>
          <table:table-cell table:style-name="ce1" office:value-type="string" calcext:value-type="string">
            <text:p>-0.1771908896851639</text:p>
          </table:table-cell>
          <table:table-cell table:style-name="ce1" office:value-type="float" office:value="0.0987402647733688" calcext:value-type="float">
            <text:p>0,0987402648</text:p>
          </table:table-cell>
          <table:table-cell table:style-name="ce1" office:value-type="float" office:value="-0.0116789555177093" calcext:value-type="float">
            <text:p>-0,0116789555</text:p>
          </table:table-cell>
          <table:table-cell table:style-name="ce1" office:value-type="float" office:value="-0.133337166213989" calcext:value-type="float">
            <text:p>-0,1333371662</text:p>
          </table:table-cell>
          <table:table-cell table:style-name="ce1" office:value-type="float" office:value="0.0200096811580863" calcext:value-type="float">
            <text:p>0,02000968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748827572915328" calcext:value-type="float">
            <text:p>0,0074882757</text:p>
          </table:table-cell>
          <table:table-cell table:style-name="ce1" office:value-type="float" office:value="0.0593809307277614" calcext:value-type="float">
            <text:p>0,0593809307</text:p>
          </table:table-cell>
          <table:table-cell table:style-name="ce1" office:value-type="float" office:value="0.0858510611530145" calcext:value-type="float">
            <text:p>0,0858510612</text:p>
          </table:table-cell>
          <table:table-cell table:number-columns-repeated="2" table:style-name="ce1" office:value-type="float" office:value="0.445346832275391" calcext:value-type="float">
            <text:p>0,4453468323</text:p>
          </table:table-cell>
          <table:table-cell table:style-name="ce1" office:value-type="float" office:value="0.44534707069397" calcext:value-type="float">
            <text:p>0,4453470707</text:p>
          </table:table-cell>
          <table:table-cell table:style-name="ce1" office:value-type="float" office:value="-0.322266846895218" calcext:value-type="float">
            <text:p>-0,3222668469</text:p>
          </table:table-cell>
          <table:table-cell table:style-name="ce1" office:value-type="float" office:value="4.3174786567688" calcext:value-type="float">
            <text:p>4,3174786568</text:p>
          </table:table-cell>
          <table:table-cell table:style-name="ce1" office:value-type="float" office:value="-3.37843775749207" calcext:value-type="float">
            <text:p>-3,3784377575</text:p>
          </table:table-cell>
        </table:table-row>
        <table:table-row table:style-name="ro1">
          <table:table-cell table:style-name="ce1" office:value-type="string" calcext:value-type="string">
            <text:p>0.7741739749908447</text:p>
          </table:table-cell>
          <table:table-cell table:style-name="ce1" office:value-type="string" calcext:value-type="string">
            <text:p>0.021949052810668945</text:p>
          </table:table-cell>
          <table:table-cell table:style-name="ce1" office:value-type="string" calcext:value-type="string">
            <text:p>19.875848531723022</text:p>
          </table:table-cell>
          <table:table-cell table:style-name="ce1" office:value-type="float" office:value="0.0451550371944904" calcext:value-type="float">
            <text:p>0,0451550372</text:p>
          </table:table-cell>
          <table:table-cell table:style-name="ce1" office:value-type="float" office:value="0.0369450300931931" calcext:value-type="float">
            <text:p>0,0369450301</text:p>
          </table:table-cell>
          <table:table-cell table:style-name="ce1" office:value-type="float" office:value="2.76848363876343" calcext:value-type="float">
            <text:p>2,7684836388</text:p>
          </table:table-cell>
          <table:table-cell table:style-name="ce1" office:value-type="float" office:value="-0.032917697572497" calcext:value-type="float">
            <text:p>-0,0329176976</text:p>
          </table:table-cell>
          <table:table-cell table:number-columns-repeated="2" table:style-name="ce1" office:value-type="float" office:value="-0.0839658785932982" calcext:value-type="float">
            <text:p>-0,0839658786</text:p>
          </table:table-cell>
          <table:table-cell table:style-name="ce1" office:value-type="float" office:value="-0.322266846895218" calcext:value-type="float">
            <text:p>-0,3222668469</text:p>
          </table:table-cell>
          <table:table-cell table:style-name="ce1" office:value-type="float" office:value="4.3174786567688" calcext:value-type="float">
            <text:p>4,3174786568</text:p>
          </table:table-cell>
          <table:table-cell table:style-name="ce1" office:value-type="float" office:value="-3.37843775749207" calcext:value-type="float">
            <text:p>-3,3784377575</text:p>
          </table:table-cell>
          <table:table-cell table:style-name="ce1" office:value-type="string" calcext:value-type="string">
            <text:p>-0.032917697572497004</text:p>
          </table:table-cell>
          <table:table-cell table:style-name="ce1" office:value-type="string" calcext:value-type="string">
            <text:p>-0.08396587859329824</text:p>
          </table:table-cell>
          <table:table-cell table:style-name="ce1" office:value-type="string" calcext:value-type="string">
            <text:p>-0.17383163254924133</text:p>
          </table:table-cell>
          <table:table-cell table:style-name="ce1" office:value-type="float" office:value="-0.00938366539776325" calcext:value-type="float">
            <text:p>-0,0093836654</text:p>
          </table:table-cell>
          <table:table-cell table:style-name="ce1" office:value-type="float" office:value="-0.0135541837662458" calcext:value-type="float">
            <text:p>-0,0135541838</text:p>
          </table:table-cell>
          <table:table-cell table:style-name="ce1" office:value-type="float" office:value="-0.130658728027344" calcext:value-type="float">
            <text:p>-0,130658728</text:p>
          </table:table-cell>
          <table:table-cell table:style-name="ce1" office:value-type="float" office:value="0.00291302288361983" calcext:value-type="float">
            <text:p>0,00291302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49517751063486" calcext:value-type="float">
            <text:p>-0,9495177511</text:p>
          </table:table-cell>
          <table:table-cell table:style-name="ce1" office:value-type="float" office:value="-0.0164677930820958" calcext:value-type="float">
            <text:p>-0,0164677931</text:p>
          </table:table-cell>
          <table:table-cell table:style-name="ce1" office:value-type="float" office:value="0.113083819124095" calcext:value-type="float">
            <text:p>0,1130838191</text:p>
          </table:table-cell>
          <table:table-cell table:number-columns-repeated="2" table:style-name="ce1" office:value-type="float" office:value="0.455489873886108" calcext:value-type="float">
            <text:p>0,4554898739</text:p>
          </table:table-cell>
          <table:table-cell table:style-name="ce1" office:value-type="float" office:value="0.455488920211792" calcext:value-type="float">
            <text:p>0,4554889202</text:p>
          </table:table-cell>
          <table:table-cell table:style-name="ce1" office:value-type="float" office:value="-0.322266846895218" calcext:value-type="float">
            <text:p>-0,3222668469</text:p>
          </table:table-cell>
          <table:table-cell table:style-name="ce1" office:value-type="float" office:value="4.3174786567688" calcext:value-type="float">
            <text:p>4,3174786568</text:p>
          </table:table-cell>
          <table:table-cell table:style-name="ce1" office:value-type="float" office:value="-3.37843775749207" calcext:value-type="float">
            <text:p>-3,3784377575</text:p>
          </table:table-cell>
        </table:table-row>
        <table:table-row table:style-name="ro1">
          <table:table-cell table:style-name="ce1" office:value-type="string" calcext:value-type="string">
            <text:p>0.7909750938415527</text:p>
          </table:table-cell>
          <table:table-cell table:style-name="ce1" office:value-type="string" calcext:value-type="string">
            <text:p>0.016801118850708008</text:p>
          </table:table-cell>
          <table:table-cell table:style-name="ce1" office:value-type="string" calcext:value-type="string">
            <text:p>20.328113794326782</text:p>
          </table:table-cell>
          <table:table-cell table:style-name="ce1" office:value-type="float" office:value="-0.369665712118149" calcext:value-type="float">
            <text:p>-0,3696657121</text:p>
          </table:table-cell>
          <table:table-cell table:style-name="ce1" office:value-type="float" office:value="0.00406226003542542" calcext:value-type="float">
            <text:p>0,00406226</text:p>
          </table:table-cell>
          <table:table-cell table:style-name="ce1" office:value-type="float" office:value="2.73965692520142" calcext:value-type="float">
            <text:p>2,7396569252</text:p>
          </table:table-cell>
          <table:table-cell table:style-name="ce1" office:value-type="float" office:value="-0.0129512958531491" calcext:value-type="float">
            <text:p>-0,0129512959</text:p>
          </table:table-cell>
          <table:table-cell table:number-columns-repeated="2" table:style-name="ce1" office:value-type="float" office:value="-0.0782960766213459" calcext:value-type="float">
            <text:p>-0,0782960766</text:p>
          </table:table-cell>
          <table:table-cell table:style-name="ce1" office:value-type="float" office:value="-0.306275010108948" calcext:value-type="float">
            <text:p>-0,3062750101</text:p>
          </table:table-cell>
          <table:table-cell table:style-name="ce1" office:value-type="float" office:value="4.29726839065552" calcext:value-type="float">
            <text:p>4,2972683907</text:p>
          </table:table-cell>
          <table:table-cell table:style-name="ce1" office:value-type="float" office:value="-3.33307385444641" calcext:value-type="float">
            <text:p>-3,3330738544</text:p>
          </table:table-cell>
          <table:table-cell table:style-name="ce1" office:value-type="string" calcext:value-type="string">
            <text:p>-0.012951295853149082</text:p>
          </table:table-cell>
          <table:table-cell table:style-name="ce1" office:value-type="string" calcext:value-type="string">
            <text:p>-0.07829607662134587</text:p>
          </table:table-cell>
          <table:table-cell table:style-name="ce1" office:value-type="string" calcext:value-type="string">
            <text:p>-0.1719560479434949</text:p>
          </table:table-cell>
          <table:table-cell table:style-name="ce1" office:value-type="float" office:value="-0.0112887592986226" calcext:value-type="float">
            <text:p>-0,0112887593</text:p>
          </table:table-cell>
          <table:table-cell table:style-name="ce1" office:value-type="float" office:value="-0.00923625752329826" calcext:value-type="float">
            <text:p>-0,0092362575</text:p>
          </table:table-cell>
          <table:table-cell table:style-name="ce1" office:value-type="float" office:value="-0.128361149215698" calcext:value-type="float">
            <text:p>-0,1283611492</text:p>
          </table:table-cell>
          <table:table-cell table:style-name="ce1" office:value-type="float" office:value="-0.0178244159763805" calcext:value-type="float">
            <text:p>-0,0178244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65930974471936" calcext:value-type="float">
            <text:p>-0,0165930974</text:p>
          </table:table-cell>
          <table:table-cell table:style-name="ce1" office:value-type="float" office:value="0.0376072360780959" calcext:value-type="float">
            <text:p>0,0376072361</text:p>
          </table:table-cell>
          <table:table-cell table:style-name="ce1" office:value-type="float" office:value="0.0962040508881336" calcext:value-type="float">
            <text:p>0,0962040509</text:p>
          </table:table-cell>
          <table:table-cell table:style-name="ce1" office:value-type="float" office:value="0.45924973487854" calcext:value-type="float">
            <text:p>0,4592497349</text:p>
          </table:table-cell>
          <table:table-cell table:style-name="ce1" office:value-type="float" office:value="0.459265470504761" calcext:value-type="float">
            <text:p>0,4592654705</text:p>
          </table:table-cell>
          <table:table-cell table:style-name="ce1" office:value-type="float" office:value="0.459275960922241" calcext:value-type="float">
            <text:p>0,4592759609</text:p>
          </table:table-cell>
          <table:table-cell table:style-name="ce1" office:value-type="float" office:value="-0.306275010108948" calcext:value-type="float">
            <text:p>-0,3062750101</text:p>
          </table:table-cell>
          <table:table-cell table:style-name="ce1" office:value-type="float" office:value="4.29726839065552" calcext:value-type="float">
            <text:p>4,2972683907</text:p>
          </table:table-cell>
          <table:table-cell table:style-name="ce1" office:value-type="float" office:value="-3.33307385444641" calcext:value-type="float">
            <text:p>-3,3330738544</text:p>
          </table:table-cell>
        </table:table-row>
        <table:table-row table:style-name="ro1">
          <table:table-cell table:style-name="ce1" office:value-type="string" calcext:value-type="string">
            <text:p>0.803950309753418</text:p>
          </table:table-cell>
          <table:table-cell table:style-name="ce1" office:value-type="string" calcext:value-type="string">
            <text:p>0.012975215911865234</text:p>
          </table:table-cell>
          <table:table-cell table:style-name="ce1" office:value-type="string" calcext:value-type="string">
            <text:p>20.782636880874634</text:p>
          </table:table-cell>
          <table:table-cell table:style-name="ce1" office:value-type="float" office:value="-0.358541041612625" calcext:value-type="float">
            <text:p>-0,3585410416</text:p>
          </table:table-cell>
          <table:table-cell table:style-name="ce1" office:value-type="float" office:value="0.00402855081483722" calcext:value-type="float">
            <text:p>0,0040285508</text:p>
          </table:table-cell>
          <table:table-cell table:style-name="ce1" office:value-type="float" office:value="2.71692276000977" calcext:value-type="float">
            <text:p>2,71692276</text:p>
          </table:table-cell>
          <table:table-cell table:style-name="ce1" office:value-type="float" office:value="0.125909215146494" calcext:value-type="float">
            <text:p>0,1259092151</text:p>
          </table:table-cell>
          <table:table-cell table:number-columns-repeated="2" table:style-name="ce1" office:value-type="float" office:value="-0.0691806386161493" calcext:value-type="float">
            <text:p>-0,0691806386</text:p>
          </table:table-cell>
          <table:table-cell table:style-name="ce1" office:value-type="float" office:value="-0.291414171457291" calcext:value-type="float">
            <text:p>-0,2914141715</text:p>
          </table:table-cell>
          <table:table-cell table:style-name="ce1" office:value-type="float" office:value="4.27918910980225" calcext:value-type="float">
            <text:p>4,2791891098</text:p>
          </table:table-cell>
          <table:table-cell table:style-name="ce1" office:value-type="float" office:value="-3.28872895240784" calcext:value-type="float">
            <text:p>-3,2887289524</text:p>
          </table:table-cell>
          <table:table-cell table:style-name="ce1" office:value-type="string" calcext:value-type="string">
            <text:p>0.12590921514649395</text:p>
          </table:table-cell>
          <table:table-cell table:style-name="ce1" office:value-type="string" calcext:value-type="string">
            <text:p>-0.06918063861614934</text:p>
          </table:table-cell>
          <table:table-cell table:style-name="ce1" office:value-type="string" calcext:value-type="string">
            <text:p>-0.17125353322548456</text:p>
          </table:table-cell>
          <table:table-cell table:style-name="ce1" office:value-type="float" office:value="0.0924164280295372" calcext:value-type="float">
            <text:p>0,092416428</text:p>
          </table:table-cell>
          <table:table-cell table:style-name="ce1" office:value-type="float" office:value="-0.00101556500885636" calcext:value-type="float">
            <text:p>-0,001015565</text:p>
          </table:table-cell>
          <table:table-cell table:style-name="ce1" office:value-type="float" office:value="-0.126862160110474" calcext:value-type="float">
            <text:p>-0,1268621601</text:p>
          </table:table-cell>
          <table:table-cell table:style-name="ce1" office:value-type="float" office:value="0.147795853540413" calcext:value-type="float">
            <text:p>0,14779585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25883094765113" calcext:value-type="float">
            <text:p>0,9258830948</text:p>
          </table:table-cell>
          <table:table-cell table:style-name="ce1" office:value-type="float" office:value="0.0733970557082809" calcext:value-type="float">
            <text:p>0,0733970557</text:p>
          </table:table-cell>
          <table:table-cell table:style-name="ce1" office:value-type="float" office:value="0.0643450753995623" calcext:value-type="float">
            <text:p>0,0643450754</text:p>
          </table:table-cell>
          <table:table-cell table:style-name="ce1" office:value-type="float" office:value="0.44802713394165" calcext:value-type="float">
            <text:p>0,4480271339</text:p>
          </table:table-cell>
          <table:table-cell table:style-name="ce1" office:value-type="float" office:value="0.448012113571167" calcext:value-type="float">
            <text:p>0,4480121136</text:p>
          </table:table-cell>
          <table:table-cell table:style-name="ce1" office:value-type="float" office:value="0.448001861572266" calcext:value-type="float">
            <text:p>0,4480018616</text:p>
          </table:table-cell>
          <table:table-cell table:style-name="ce1" office:value-type="float" office:value="-0.291414171457291" calcext:value-type="float">
            <text:p>-0,2914141715</text:p>
          </table:table-cell>
          <table:table-cell table:style-name="ce1" office:value-type="float" office:value="4.27918910980225" calcext:value-type="float">
            <text:p>4,2791891098</text:p>
          </table:table-cell>
          <table:table-cell table:style-name="ce1" office:value-type="float" office:value="-3.28872895240784" calcext:value-type="float">
            <text:p>-3,2887289524</text:p>
          </table:table-cell>
        </table:table-row>
        <table:table-row table:style-name="ro1">
          <table:table-cell table:style-name="ce1" office:value-type="string" calcext:value-type="string">
            <text:p>0.8176994323730469</text:p>
          </table:table-cell>
          <table:table-cell table:style-name="ce1" office:value-type="string" calcext:value-type="string">
            <text:p>0.013749122619628906</text:p>
          </table:table-cell>
          <table:table-cell table:style-name="ce1" office:value-type="string" calcext:value-type="string">
            <text:p>21.226815223693848</text:p>
          </table:table-cell>
          <table:table-cell table:style-name="ce1" office:value-type="float" office:value="-0.12730406537468" calcext:value-type="float">
            <text:p>-0,1273040654</text:p>
          </table:table-cell>
          <table:table-cell table:style-name="ce1" office:value-type="float" office:value="0.123669091198179" calcext:value-type="float">
            <text:p>0,1236690912</text:p>
          </table:table-cell>
          <table:table-cell table:style-name="ce1" office:value-type="float" office:value="2.8322755407404" calcext:value-type="float">
            <text:p>2,8322755407</text:p>
          </table:table-cell>
          <table:table-cell table:style-name="ce1" office:value-type="float" office:value="0.110492847800379" calcext:value-type="float">
            <text:p>0,1104928478</text:p>
          </table:table-cell>
          <table:table-cell table:number-columns-repeated="2" table:style-name="ce1" office:value-type="float" office:value="-0.071005238814694" calcext:value-type="float">
            <text:p>-0,0710052388</text:p>
          </table:table-cell>
          <table:table-cell table:style-name="ce1" office:value-type="float" office:value="-0.282561391592026" calcext:value-type="float">
            <text:p>-0,2825613916</text:p>
          </table:table-cell>
          <table:table-cell table:style-name="ce1" office:value-type="float" office:value="4.2619891166687" calcext:value-type="float">
            <text:p>4,2619891167</text:p>
          </table:table-cell>
          <table:table-cell table:style-name="ce1" office:value-type="float" office:value="-3.24488687515259" calcext:value-type="float">
            <text:p>-3,2448868752</text:p>
          </table:table-cell>
          <table:table-cell table:style-name="ce1" office:value-type="string" calcext:value-type="string">
            <text:p>0.1104928478003793</text:p>
          </table:table-cell>
          <table:table-cell table:style-name="ce1" office:value-type="string" calcext:value-type="string">
            <text:p>-0.07100523881469395</text:p>
          </table:table-cell>
          <table:table-cell table:style-name="ce1" office:value-type="string" calcext:value-type="string">
            <text:p>-0.1703993365811995</text:p>
          </table:table-cell>
          <table:table-cell table:style-name="ce1" office:value-type="float" office:value="0.0896352604031563" calcext:value-type="float">
            <text:p>0,0896352604</text:p>
          </table:table-cell>
          <table:table-cell table:style-name="ce1" office:value-type="float" office:value="-0.0010071377037093" calcext:value-type="float">
            <text:p>-0,0010071377</text:p>
          </table:table-cell>
          <table:table-cell table:style-name="ce1" office:value-type="float" office:value="-0.125679983520508" calcext:value-type="float">
            <text:p>-0,1256799835</text:p>
          </table:table-cell>
          <table:table-cell table:style-name="ce1" office:value-type="float" office:value="0.306917896651695" calcext:value-type="float">
            <text:p>0,30691789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0666147358242" calcext:value-type="float">
            <text:p>-0,0250666147</text:p>
          </table:table-cell>
          <table:table-cell table:style-name="ce1" office:value-type="float" office:value="0.0000759555606143631" calcext:value-type="float">
            <text:p>7,59555606143631E-05</text:p>
          </table:table-cell>
          <table:table-cell table:style-name="ce1" office:value-type="float" office:value="0.0512258775723337" calcext:value-type="float">
            <text:p>0,0512258776</text:p>
          </table:table-cell>
          <table:table-cell table:style-name="ce1" office:value-type="float" office:value="0.443804264068604" calcext:value-type="float">
            <text:p>0,4438042641</text:p>
          </table:table-cell>
          <table:table-cell table:style-name="ce1" office:value-type="float" office:value="0.443801879882813" calcext:value-type="float">
            <text:p>0,4438018799</text:p>
          </table:table-cell>
          <table:table-cell table:style-name="ce1" office:value-type="float" office:value="0.443802356719971" calcext:value-type="float">
            <text:p>0,4438023567</text:p>
          </table:table-cell>
          <table:table-cell table:style-name="ce1" office:value-type="float" office:value="-0.282561391592026" calcext:value-type="float">
            <text:p>-0,2825613916</text:p>
          </table:table-cell>
          <table:table-cell table:style-name="ce1" office:value-type="float" office:value="4.2619891166687" calcext:value-type="float">
            <text:p>4,2619891167</text:p>
          </table:table-cell>
          <table:table-cell table:style-name="ce1" office:value-type="float" office:value="-3.24488687515259" calcext:value-type="float">
            <text:p>-3,2448868752</text:p>
          </table:table-cell>
        </table:table-row>
        <table:table-row table:style-name="ro1">
          <table:table-cell table:style-name="ce1" office:value-type="string" calcext:value-type="string">
            <text:p>0.8320670127868652</text:p>
          </table:table-cell>
          <table:table-cell table:style-name="ce1" office:value-type="string" calcext:value-type="string">
            <text:p>0.01436758041381836</text:p>
          </table:table-cell>
          <table:table-cell table:style-name="ce1" office:value-type="string" calcext:value-type="string">
            <text:p>21.674838066101074</text:p>
          </table:table-cell>
          <table:table-cell table:style-name="ce1" office:value-type="float" office:value="0.112522065639496" calcext:value-type="float">
            <text:p>0,1125220656</text:p>
          </table:table-cell>
          <table:table-cell table:style-name="ce1" office:value-type="float" office:value="-0.0116402134299278" calcext:value-type="float">
            <text:p>-0,0116402134</text:p>
          </table:table-cell>
          <table:table-cell table:style-name="ce1" office:value-type="float" office:value="2.61678552627563" calcext:value-type="float">
            <text:p>2,6167855263</text:p>
          </table:table-cell>
          <table:table-cell table:style-name="ce1" office:value-type="float" office:value="0.0445538759085714" calcext:value-type="float">
            <text:p>0,0445538759</text:p>
          </table:table-cell>
          <table:table-cell table:number-columns-repeated="2" table:style-name="ce1" office:value-type="float" office:value="-0.107532467140107" calcext:value-type="float">
            <text:p>-0,1075324671</text:p>
          </table:table-cell>
          <table:table-cell table:style-name="ce1" office:value-type="float" office:value="-0.259281992912292" calcext:value-type="float">
            <text:p>-0,2592819929</text:p>
          </table:table-cell>
          <table:table-cell table:style-name="ce1" office:value-type="float" office:value="4.24653482437134" calcext:value-type="float">
            <text:p>4,2465348244</text:p>
          </table:table-cell>
          <table:table-cell table:style-name="ce1" office:value-type="float" office:value="-3.20151209831238" calcext:value-type="float">
            <text:p>-3,2015120983</text:p>
          </table:table-cell>
          <table:table-cell table:style-name="ce1" office:value-type="string" calcext:value-type="string">
            <text:p>0.044553875908571364</text:p>
          </table:table-cell>
          <table:table-cell table:style-name="ce1" office:value-type="string" calcext:value-type="string">
            <text:p>-0.1075324671401069</text:p>
          </table:table-cell>
          <table:table-cell table:style-name="ce1" office:value-type="string" calcext:value-type="string">
            <text:p>-0.1840564526818843</text:p>
          </table:table-cell>
          <table:table-cell table:style-name="ce1" office:value-type="float" office:value="0.0318260163436701" calcext:value-type="float">
            <text:p>0,0318260163</text:p>
          </table:table-cell>
          <table:table-cell table:style-name="ce1" office:value-type="float" office:value="-0.0309172727995449" calcext:value-type="float">
            <text:p>-0,0309172728</text:p>
          </table:table-cell>
          <table:table-cell table:style-name="ce1" office:value-type="float" office:value="-0.131678328118501" calcext:value-type="float">
            <text:p>-0,1316783281</text:p>
          </table:table-cell>
          <table:table-cell table:style-name="ce1" office:value-type="float" office:value="0.364477684568475" calcext:value-type="float">
            <text:p>0,36447768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11423134195681" calcext:value-type="float">
            <text:p>-0,5114231342</text:p>
          </table:table-cell>
          <table:table-cell table:style-name="ce1" office:value-type="float" office:value="-0.264607773622481" calcext:value-type="float">
            <text:p>-0,2646077736</text:p>
          </table:table-cell>
          <table:table-cell table:style-name="ce1" office:value-type="float" office:value="-0.255124982535337" calcext:value-type="float">
            <text:p>-0,2551249825</text:p>
          </table:table-cell>
          <table:table-cell table:style-name="ce1" office:value-type="float" office:value="0.452144145965576" calcext:value-type="float">
            <text:p>0,452144146</text:p>
          </table:table-cell>
          <table:table-cell table:style-name="ce1" office:value-type="float" office:value="0.452142953872681" calcext:value-type="float">
            <text:p>0,4521429539</text:p>
          </table:table-cell>
          <table:table-cell table:style-name="ce1" office:value-type="float" office:value="0.452142238616943" calcext:value-type="float">
            <text:p>0,4521422386</text:p>
          </table:table-cell>
          <table:table-cell table:style-name="ce1" office:value-type="float" office:value="-0.259281992912292" calcext:value-type="float">
            <text:p>-0,2592819929</text:p>
          </table:table-cell>
          <table:table-cell table:style-name="ce1" office:value-type="float" office:value="4.24653482437134" calcext:value-type="float">
            <text:p>4,2465348244</text:p>
          </table:table-cell>
          <table:table-cell table:style-name="ce1" office:value-type="float" office:value="-3.20151209831238" calcext:value-type="float">
            <text:p>-3,2015120983</text:p>
          </table:table-cell>
        </table:table-row>
        <table:table-row table:style-name="ro1">
          <table:table-cell table:style-name="ce1" office:value-type="string" calcext:value-type="string">
            <text:p>0.8449556827545166</text:p>
          </table:table-cell>
          <table:table-cell table:style-name="ce1" office:value-type="string" calcext:value-type="string">
            <text:p>0.012888669967651367</text:p>
          </table:table-cell>
          <table:table-cell table:style-name="ce1" office:value-type="string" calcext:value-type="string">
            <text:p>22.13261604309082</text:p>
          </table:table-cell>
          <table:table-cell table:style-name="ce1" office:value-type="float" office:value="-0.0980669712791076" calcext:value-type="float">
            <text:p>-0,0980669713</text:p>
          </table:table-cell>
          <table:table-cell table:style-name="ce1" office:value-type="float" office:value="0.107337868223206" calcext:value-type="float">
            <text:p>0,1073378682</text:p>
          </table:table-cell>
          <table:table-cell table:style-name="ce1" office:value-type="float" office:value="2.76742075956785" calcext:value-type="float">
            <text:p>2,7674207596</text:p>
          </table:table-cell>
          <table:table-cell table:style-name="ce1" office:value-type="float" office:value="-0.0193947557696186" calcext:value-type="float">
            <text:p>-0,0193947558</text:p>
          </table:table-cell>
          <table:table-cell table:number-columns-repeated="2" table:style-name="ce1" office:value-type="float" office:value="-0.0592724870839248" calcext:value-type="float">
            <text:p>-0,0592724871</text:p>
          </table:table-cell>
          <table:table-cell table:style-name="ce1" office:value-type="float" office:value="-0.23152182996273" calcext:value-type="float">
            <text:p>-0,23152183</text:p>
          </table:table-cell>
          <table:table-cell table:style-name="ce1" office:value-type="float" office:value="4.2310643196106" calcext:value-type="float">
            <text:p>4,2310643196</text:p>
          </table:table-cell>
          <table:table-cell table:style-name="ce1" office:value-type="float" office:value="-3.15784692764282" calcext:value-type="float">
            <text:p>-3,1578469276</text:p>
          </table:table-cell>
          <table:table-cell table:style-name="ce1" office:value-type="string" calcext:value-type="string">
            <text:p>-0.01939475576961857</text:p>
          </table:table-cell>
          <table:table-cell table:style-name="ce1" office:value-type="string" calcext:value-type="string">
            <text:p>-0.05927248708392475</text:p>
          </table:table-cell>
          <table:table-cell table:style-name="ce1" office:value-type="string" calcext:value-type="string">
            <text:p>-0.15461238106779074</text:p>
          </table:table-cell>
          <table:table-cell table:style-name="ce1" office:value-type="float" office:value="-0.028130516409874" calcext:value-type="float">
            <text:p>-0,0281305164</text:p>
          </table:table-cell>
          <table:table-cell table:style-name="ce1" office:value-type="float" office:value="0.00291005335748196" calcext:value-type="float">
            <text:p>0,0029100534</text:p>
          </table:table-cell>
          <table:table-cell table:style-name="ce1" office:value-type="float" office:value="-0.120472847366333" calcext:value-type="float">
            <text:p>-0,1204728474</text:p>
          </table:table-cell>
          <table:table-cell table:style-name="ce1" office:value-type="float" office:value="0.313368468926773" calcext:value-type="float">
            <text:p>0,3133684689</text:p>
          </table:table-cell>
          <table:table-cell table:style-name="ce1" office:value-type="float" office:value="-0.994712789923522" calcext:value-type="float">
            <text:p>-0,99471278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528001287384749" calcext:value-type="float">
            <text:p>-0,5280012874</text:p>
          </table:table-cell>
          <table:table-cell table:style-name="ce1" office:value-type="float" office:value="0.297894194129593" calcext:value-type="float">
            <text:p>0,2978941941</text:p>
          </table:table-cell>
          <table:table-cell table:style-name="ce1" office:value-type="float" office:value="0.474418651941691" calcext:value-type="float">
            <text:p>0,4744186519</text:p>
          </table:table-cell>
          <table:table-cell table:style-name="ce1" office:value-type="float" office:value="0.454215049743652" calcext:value-type="float">
            <text:p>0,4542150497</text:p>
          </table:table-cell>
          <table:table-cell table:style-name="ce1" office:value-type="float" office:value="0.454219341278076" calcext:value-type="float">
            <text:p>0,4542193413</text:p>
          </table:table-cell>
          <table:table-cell table:style-name="ce1" office:value-type="float" office:value="0.454219102859497" calcext:value-type="float">
            <text:p>0,4542191029</text:p>
          </table:table-cell>
          <table:table-cell table:style-name="ce1" office:value-type="float" office:value="-0.23152182996273" calcext:value-type="float">
            <text:p>-0,23152183</text:p>
          </table:table-cell>
          <table:table-cell table:style-name="ce1" office:value-type="float" office:value="4.2310643196106" calcext:value-type="float">
            <text:p>4,2310643196</text:p>
          </table:table-cell>
          <table:table-cell table:style-name="ce1" office:value-type="float" office:value="-3.15784692764282" calcext:value-type="float">
            <text:p>-3,1578469276</text:p>
          </table:table-cell>
        </table:table-row>
        <table:table-row table:style-name="ro1">
          <table:table-cell table:style-name="ce1" office:value-type="string" calcext:value-type="string">
            <text:p>0.8665890693664551</text:p>
          </table:table-cell>
          <table:table-cell table:style-name="ce1" office:value-type="string" calcext:value-type="string">
            <text:p>0.021633386611938477</text:p>
          </table:table-cell>
          <table:table-cell table:style-name="ce1" office:value-type="string" calcext:value-type="string">
            <text:p>22.588873863220215</text:p>
          </table:table-cell>
          <table:table-cell table:style-name="ce1" office:value-type="float" office:value="-0.275262951850891" calcext:value-type="float">
            <text:p>-0,2752629519</text:p>
          </table:table-cell>
          <table:table-cell table:style-name="ce1" office:value-type="float" office:value="-0.0490194261074066" calcext:value-type="float">
            <text:p>-0,0490194261</text:p>
          </table:table-cell>
          <table:table-cell table:style-name="ce1" office:value-type="float" office:value="2.54304075241089" calcext:value-type="float">
            <text:p>2,5430407524</text:p>
          </table:table-cell>
          <table:table-cell table:style-name="ce1" office:value-type="float" office:value="0.0611361206159715" calcext:value-type="float">
            <text:p>0,0611361206</text:p>
          </table:table-cell>
          <table:table-cell table:number-columns-repeated="2" table:style-name="ce1" office:value-type="float" office:value="-0.103363473500548" calcext:value-type="float">
            <text:p>-0,1033634735</text:p>
          </table:table-cell>
          <table:table-cell table:style-name="ce1" office:value-type="float" office:value="-0.214075416326523" calcext:value-type="float">
            <text:p>-0,2140754163</text:p>
          </table:table-cell>
          <table:table-cell table:style-name="ce1" office:value-type="float" office:value="4.21203994750977" calcext:value-type="float">
            <text:p>4,2120399475</text:p>
          </table:table-cell>
          <table:table-cell table:style-name="ce1" office:value-type="float" office:value="-3.11459827423096" calcext:value-type="float">
            <text:p>-3,1145982742</text:p>
          </table:table-cell>
          <table:table-cell table:style-name="ce1" office:value-type="string" calcext:value-type="string">
            <text:p>0.06113612061597145</text:p>
          </table:table-cell>
          <table:table-cell table:style-name="ce1" office:value-type="string" calcext:value-type="string">
            <text:p>-0.10336347350054849</text:p>
          </table:table-cell>
          <table:table-cell table:style-name="ce1" office:value-type="string" calcext:value-type="string">
            <text:p>-0.1825720296562082</text:p>
          </table:table-cell>
          <table:table-cell table:style-name="ce1" office:value-type="float" office:value="0.0245167428197769" calcext:value-type="float">
            <text:p>0,0245167428</text:p>
          </table:table-cell>
          <table:table-cell table:style-name="ce1" office:value-type="float" office:value="-0.0268344670558014" calcext:value-type="float">
            <text:p>-0,0268344671</text:p>
          </table:table-cell>
          <table:table-cell table:style-name="ce1" office:value-type="float" office:value="-0.128305879497528" calcext:value-type="float">
            <text:p>-0,1283058795</text:p>
          </table:table-cell>
          <table:table-cell table:style-name="ce1" office:value-type="float" office:value="0.358045421843736" calcext:value-type="float">
            <text:p>0,35804542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6224793068532" calcext:value-type="float">
            <text:p>0,4622479307</text:p>
          </table:table-cell>
          <table:table-cell table:style-name="ce1" office:value-type="float" office:value="-0.261160257789883" calcext:value-type="float">
            <text:p>-0,2611602578</text:p>
          </table:table-cell>
          <table:table-cell table:style-name="ce1" office:value-type="float" office:value="-0.330646006347205" calcext:value-type="float">
            <text:p>-0,3306460063</text:p>
          </table:table-cell>
          <table:table-cell table:style-name="ce1" office:value-type="float" office:value="0.455575942993164" calcext:value-type="float">
            <text:p>0,455575943</text:p>
          </table:table-cell>
          <table:table-cell table:style-name="ce1" office:value-type="float" office:value="0.455574989318848" calcext:value-type="float">
            <text:p>0,4555749893</text:p>
          </table:table-cell>
          <table:table-cell table:style-name="ce1" office:value-type="float" office:value="0.455578565597534" calcext:value-type="float">
            <text:p>0,4555785656</text:p>
          </table:table-cell>
          <table:table-cell table:style-name="ce1" office:value-type="float" office:value="-0.214075416326523" calcext:value-type="float">
            <text:p>-0,2140754163</text:p>
          </table:table-cell>
          <table:table-cell table:style-name="ce1" office:value-type="float" office:value="4.21203994750977" calcext:value-type="float">
            <text:p>4,2120399475</text:p>
          </table:table-cell>
          <table:table-cell table:style-name="ce1" office:value-type="float" office:value="-3.11459827423096" calcext:value-type="float">
            <text:p>-3,1145982742</text:p>
          </table:table-cell>
        </table:table-row>
        <table:table-row table:style-name="ro1">
          <table:table-cell table:style-name="ce1" office:value-type="string" calcext:value-type="string">
            <text:p>0.8788843154907227</text:p>
          </table:table-cell>
          <table:table-cell table:style-name="ce1" office:value-type="string" calcext:value-type="string">
            <text:p>0.012295246124267578</text:p>
          </table:table-cell>
          <table:table-cell table:style-name="ce1" office:value-type="string" calcext:value-type="string">
            <text:p>23.064407348632812</text:p>
          </table:table-cell>
          <table:table-cell table:style-name="ce1" office:value-type="float" office:value="0.16655407845974" calcext:value-type="float">
            <text:p>0,1665540785</text:p>
          </table:table-cell>
          <table:table-cell table:style-name="ce1" office:value-type="float" office:value="-0.0481156222522259" calcext:value-type="float">
            <text:p>-0,0481156223</text:p>
          </table:table-cell>
          <table:table-cell table:style-name="ce1" office:value-type="float" office:value="2.49615287780762" calcext:value-type="float">
            <text:p>2,4961528778</text:p>
          </table:table-cell>
          <table:table-cell table:style-name="ce1" office:value-type="float" office:value="0.112357251384542" calcext:value-type="float">
            <text:p>0,1123572514</text:p>
          </table:table-cell>
          <table:table-cell table:number-columns-repeated="2" table:style-name="ce1" office:value-type="float" office:value="-0.047896843391257" calcext:value-type="float">
            <text:p>-0,0478968434</text:p>
          </table:table-cell>
          <table:table-cell table:style-name="ce1" office:value-type="float" office:value="-0.205620303750038" calcext:value-type="float">
            <text:p>-0,2056203038</text:p>
          </table:table-cell>
          <table:table-cell table:style-name="ce1" office:value-type="float" office:value="4.19470739364624" calcext:value-type="float">
            <text:p>4,1947073936</text:p>
          </table:table-cell>
          <table:table-cell table:style-name="ce1" office:value-type="float" office:value="-3.07197904586792" calcext:value-type="float">
            <text:p>-3,0719790459</text:p>
          </table:table-cell>
          <table:table-cell table:style-name="ce1" office:value-type="string" calcext:value-type="string">
            <text:p>0.11235725138454221</text:p>
          </table:table-cell>
          <table:table-cell table:style-name="ce1" office:value-type="string" calcext:value-type="string">
            <text:p>-0.04789684339125703</text:p>
          </table:table-cell>
          <table:table-cell table:style-name="ce1" office:value-type="string" calcext:value-type="string">
            <text:p>-0.15084811817904645</text:p>
          </table:table-cell>
          <table:table-cell table:style-name="ce1" office:value-type="float" office:value="0.0688157379627228" calcext:value-type="float">
            <text:p>0,068815738</text:p>
          </table:table-cell>
          <table:table-cell table:style-name="ce1" office:value-type="float" office:value="0.0122548565268517" calcext:value-type="float">
            <text:p>0,0122548565</text:p>
          </table:table-cell>
          <table:table-cell table:style-name="ce1" office:value-type="float" office:value="-0.116638119125366" calcext:value-type="float">
            <text:p>-0,1166381191</text:p>
          </table:table-cell>
          <table:table-cell table:style-name="ce1" office:value-type="float" office:value="0.489013247651764" calcext:value-type="float">
            <text:p>0,4890132477</text:p>
          </table:table-cell>
          <table:table-cell table:style-name="ce1" office:value-type="float" office:value="-0.976677139582648" calcext:value-type="float">
            <text:p>-0,97667713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372423443447836" calcext:value-type="float">
            <text:p>0,3724234434</text:p>
          </table:table-cell>
          <table:table-cell table:style-name="ce1" office:value-type="float" office:value="0.328627994107068" calcext:value-type="float">
            <text:p>0,3286279941</text:p>
          </table:table-cell>
          <table:table-cell table:style-name="ce1" office:value-type="float" office:value="0.471600037852791" calcext:value-type="float">
            <text:p>0,4716000379</text:p>
          </table:table-cell>
          <table:table-cell table:style-name="ce1" office:value-type="float" office:value="0.475791692733765" calcext:value-type="float">
            <text:p>0,4757916927</text:p>
          </table:table-cell>
          <table:table-cell table:style-name="ce1" office:value-type="float" office:value="0.475788116455078" calcext:value-type="float">
            <text:p>0,4757881165</text:p>
          </table:table-cell>
          <table:table-cell table:style-name="ce1" office:value-type="float" office:value="0.475784540176392" calcext:value-type="float">
            <text:p>0,4757845402</text:p>
          </table:table-cell>
          <table:table-cell table:style-name="ce1" office:value-type="float" office:value="-0.205620303750038" calcext:value-type="float">
            <text:p>-0,2056203038</text:p>
          </table:table-cell>
          <table:table-cell table:style-name="ce1" office:value-type="float" office:value="4.19470739364624" calcext:value-type="float">
            <text:p>4,1947073936</text:p>
          </table:table-cell>
          <table:table-cell table:style-name="ce1" office:value-type="float" office:value="-3.07197904586792" calcext:value-type="float">
            <text:p>-3,0719790459</text:p>
          </table:table-cell>
        </table:table-row>
        <table:table-row table:style-name="ro1">
          <table:table-cell table:style-name="ce1" office:value-type="string" calcext:value-type="string">
            <text:p>0.8919119834899902</text:p>
          </table:table-cell>
          <table:table-cell table:style-name="ce1" office:value-type="string" calcext:value-type="string">
            <text:p>0.013027667999267578</text:p>
          </table:table-cell>
          <table:table-cell table:style-name="ce1" office:value-type="string" calcext:value-type="string">
            <text:p>23.52223014831543</text:p>
          </table:table-cell>
          <table:table-cell table:style-name="ce1" office:value-type="float" office:value="0.170919954776764" calcext:value-type="float">
            <text:p>0,1709199548</text:p>
          </table:table-cell>
          <table:table-cell table:style-name="ce1" office:value-type="float" office:value="-0.0618221126496792" calcext:value-type="float">
            <text:p>-0,0618221126</text:p>
          </table:table-cell>
          <table:table-cell table:style-name="ce1" office:value-type="float" office:value="2.45258092880249" calcext:value-type="float">
            <text:p>2,4525809288</text:p>
          </table:table-cell>
          <table:table-cell table:style-name="ce1" office:value-type="float" office:value="-0.0368403326215376" calcext:value-type="float">
            <text:p>-0,0368403326</text:p>
          </table:table-cell>
          <table:table-cell table:number-columns-repeated="2" table:style-name="ce1" office:value-type="float" office:value="-0.0548432157359442" calcext:value-type="float">
            <text:p>-0,0548432157</text:p>
          </table:table-cell>
          <table:table-cell table:style-name="ce1" office:value-type="float" office:value="-0.19207763671875" calcext:value-type="float">
            <text:p>-0,1920776367</text:p>
          </table:table-cell>
          <table:table-cell table:style-name="ce1" office:value-type="float" office:value="4.17479562759399" calcext:value-type="float">
            <text:p>4,1747956276</text:p>
          </table:table-cell>
          <table:table-cell table:style-name="ce1" office:value-type="float" office:value="-3.02909922599792" calcext:value-type="float">
            <text:p>-3,029099226</text:p>
          </table:table-cell>
          <table:table-cell table:style-name="ce1" office:value-type="string" calcext:value-type="string">
            <text:p>-0.036840332621537575</text:p>
          </table:table-cell>
          <table:table-cell table:style-name="ce1" office:value-type="string" calcext:value-type="string">
            <text:p>-0.05484321573594421</text:p>
          </table:table-cell>
          <table:table-cell table:style-name="ce1" office:value-type="string" calcext:value-type="string">
            <text:p>-0.15764387408279698</text:p>
          </table:table-cell>
          <table:table-cell table:style-name="ce1" office:value-type="float" office:value="-0.0416385196149349" calcext:value-type="float">
            <text:p>-0,0416385196</text:p>
          </table:table-cell>
          <table:table-cell table:style-name="ce1" office:value-type="float" office:value="0.0120289055630565" calcext:value-type="float">
            <text:p>0,0120289056</text:p>
          </table:table-cell>
          <table:table-cell table:style-name="ce1" office:value-type="float" office:value="-0.114199949645996" calcext:value-type="float">
            <text:p>-0,1141999496</text:p>
          </table:table-cell>
          <table:table-cell table:style-name="ce1" office:value-type="float" office:value="0.412635312310768" calcext:value-type="float">
            <text:p>0,4126353123</text:p>
          </table:table-cell>
          <table:table-cell table:style-name="ce1" office:value-type="float" office:value="-0.954612139048034" calcext:value-type="float">
            <text:p>-0,9546121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63451394734256" calcext:value-type="float">
            <text:p>-0,9634513947</text:p>
          </table:table-cell>
          <table:table-cell table:style-name="ce1" office:value-type="float" office:value="-0.00197086262553056" calcext:value-type="float">
            <text:p>-0,0019708626</text:p>
          </table:table-cell>
          <table:table-cell table:style-name="ce1" office:value-type="float" office:value="0.102243022527965" calcext:value-type="float">
            <text:p>0,1022430225</text:p>
          </table:table-cell>
          <table:table-cell table:style-name="ce1" office:value-type="float" office:value="0.458577394485474" calcext:value-type="float">
            <text:p>0,4585773945</text:p>
          </table:table-cell>
          <table:table-cell table:style-name="ce1" office:value-type="float" office:value="0.458582878112793" calcext:value-type="float">
            <text:p>0,4585828781</text:p>
          </table:table-cell>
          <table:table-cell table:style-name="ce1" office:value-type="float" office:value="0.458592414855957" calcext:value-type="float">
            <text:p>0,4585924149</text:p>
          </table:table-cell>
          <table:table-cell table:style-name="ce1" office:value-type="float" office:value="-0.19207763671875" calcext:value-type="float">
            <text:p>-0,1920776367</text:p>
          </table:table-cell>
          <table:table-cell table:style-name="ce1" office:value-type="float" office:value="4.17479562759399" calcext:value-type="float">
            <text:p>4,1747956276</text:p>
          </table:table-cell>
          <table:table-cell table:style-name="ce1" office:value-type="float" office:value="-3.02909922599792" calcext:value-type="float">
            <text:p>-3,029099226</text:p>
          </table:table-cell>
        </table:table-row>
        <table:table-row table:style-name="ro1">
          <table:table-cell table:style-name="ce1" office:value-type="string" calcext:value-type="string">
            <text:p>0.9047784805297852</text:p>
          </table:table-cell>
          <table:table-cell table:style-name="ce1" office:value-type="string" calcext:value-type="string">
            <text:p>0.012866497039794922</text:p>
          </table:table-cell>
          <table:table-cell table:style-name="ce1" office:value-type="string" calcext:value-type="string">
            <text:p>23.975921869277954</text:p>
          </table:table-cell>
          <table:table-cell table:style-name="ce1" office:value-type="float" office:value="-0.248722955584526" calcext:value-type="float">
            <text:p>-0,2487229556</text:p>
          </table:table-cell>
          <table:table-cell table:style-name="ce1" office:value-type="float" office:value="-0.0829076543450356" calcext:value-type="float">
            <text:p>-0,0829076543</text:p>
          </table:table-cell>
          <table:table-cell table:style-name="ce1" office:value-type="float" office:value="2.43105745315552" calcext:value-type="float">
            <text:p>2,4310574532</text:p>
          </table:table-cell>
          <table:table-cell table:style-name="ce1" office:value-type="float" office:value="-0.0195034507692992" calcext:value-type="float">
            <text:p>-0,0195034508</text:p>
          </table:table-cell>
          <table:table-cell table:number-columns-repeated="2" table:style-name="ce1" office:value-type="float" office:value="-0.0486511886008506" calcext:value-type="float">
            <text:p>-0,0486511886</text:p>
          </table:table-cell>
          <table:table-cell table:style-name="ce1" office:value-type="float" office:value="-0.176617786288261" calcext:value-type="float">
            <text:p>-0,1766177863</text:p>
          </table:table-cell>
          <table:table-cell table:style-name="ce1" office:value-type="float" office:value="4.15994262695313" calcext:value-type="float">
            <text:p>4,159942627</text:p>
          </table:table-cell>
          <table:table-cell table:style-name="ce1" office:value-type="float" office:value="-2.98828125" calcext:value-type="float">
            <text:p>-2,98828125</text:p>
          </table:table-cell>
          <table:table-cell table:style-name="ce1" office:value-type="string" calcext:value-type="string">
            <text:p>-0.01950345076929919</text:p>
          </table:table-cell>
          <table:table-cell table:style-name="ce1" office:value-type="string" calcext:value-type="string">
            <text:p>-0.048651188600850624</text:p>
          </table:table-cell>
          <table:table-cell table:style-name="ce1" office:value-type="string" calcext:value-type="string">
            <text:p>-0.15552817769921962</text:p>
          </table:table-cell>
          <table:table-cell table:style-name="ce1" office:value-type="float" office:value="-0.042729988694191" calcext:value-type="float">
            <text:p>-0,0427299887</text:p>
          </table:table-cell>
          <table:table-cell table:style-name="ce1" office:value-type="float" office:value="0.0154555281624198" calcext:value-type="float">
            <text:p>0,0154555282</text:p>
          </table:table-cell>
          <table:table-cell table:style-name="ce1" office:value-type="float" office:value="-0.111934208297729" calcext:value-type="float">
            <text:p>-0,1119342083</text:p>
          </table:table-cell>
          <table:table-cell table:style-name="ce1" office:value-type="float" office:value="0.335251634331597" calcext:value-type="float">
            <text:p>0,3352516343</text:p>
          </table:table-cell>
          <table:table-cell table:style-name="ce1" office:value-type="float" office:value="-0.926622430122654" calcext:value-type="float">
            <text:p>-0,92662243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64305913280038" calcext:value-type="float">
            <text:p>-0,0096430591</text:p>
          </table:table-cell>
          <table:table-cell table:style-name="ce1" office:value-type="float" office:value="0.0302741338126147" calcext:value-type="float">
            <text:p>0,0302741338</text:p>
          </table:table-cell>
          <table:table-cell table:style-name="ce1" office:value-type="float" office:value="0.0962412239403955" calcext:value-type="float">
            <text:p>0,0962412239</text:p>
          </table:table-cell>
          <table:table-cell table:style-name="ce1" office:value-type="float" office:value="0.45274806022644" calcext:value-type="float">
            <text:p>0,4527480602</text:p>
          </table:table-cell>
          <table:table-cell table:style-name="ce1" office:value-type="float" office:value="0.452745914459229" calcext:value-type="float">
            <text:p>0,4527459145</text:p>
          </table:table-cell>
          <table:table-cell table:style-name="ce1" office:value-type="float" office:value="0.452736854553223" calcext:value-type="float">
            <text:p>0,4527368546</text:p>
          </table:table-cell>
          <table:table-cell table:style-name="ce1" office:value-type="float" office:value="-0.176617786288261" calcext:value-type="float">
            <text:p>-0,1766177863</text:p>
          </table:table-cell>
          <table:table-cell table:style-name="ce1" office:value-type="float" office:value="4.15994262695313" calcext:value-type="float">
            <text:p>4,159942627</text:p>
          </table:table-cell>
          <table:table-cell table:style-name="ce1" office:value-type="float" office:value="-2.98828125" calcext:value-type="float">
            <text:p>-2,98828125</text:p>
          </table:table-cell>
        </table:table-row>
        <table:table-row table:style-name="ro1">
          <table:table-cell table:style-name="ce1" office:value-type="string" calcext:value-type="string">
            <text:p>0.91961669921875</text:p>
          </table:table-cell>
          <table:table-cell table:style-name="ce1" office:value-type="string" calcext:value-type="string">
            <text:p>0.014838218688964844</text:p>
          </table:table-cell>
          <table:table-cell table:style-name="ce1" office:value-type="string" calcext:value-type="string">
            <text:p>24.43741226196289</text:p>
          </table:table-cell>
          <table:table-cell table:style-name="ce1" office:value-type="float" office:value="-0.237847402691841" calcext:value-type="float">
            <text:p>-0,2378474027</text:p>
          </table:table-cell>
          <table:table-cell table:style-name="ce1" office:value-type="float" office:value="-0.0887490287423134" calcext:value-type="float">
            <text:p>-0,0887490287</text:p>
          </table:table-cell>
          <table:table-cell table:style-name="ce1" office:value-type="float" office:value="2.39415383338928" calcext:value-type="float">
            <text:p>2,3941538334</text:p>
          </table:table-cell>
          <table:table-cell table:style-name="ce1" office:value-type="float" office:value="0.116413101657649" calcext:value-type="float">
            <text:p>0,1164131017</text:p>
          </table:table-cell>
          <table:table-cell table:number-columns-repeated="2" table:style-name="ce1" office:value-type="float" office:value="-0.0403157176841786" calcext:value-type="float">
            <text:p>-0,0403157177</text:p>
          </table:table-cell>
          <table:table-cell table:style-name="ce1" office:value-type="float" office:value="-0.176617786288261" calcext:value-type="float">
            <text:p>-0,1766177863</text:p>
          </table:table-cell>
          <table:table-cell table:style-name="ce1" office:value-type="float" office:value="4.15994262695313" calcext:value-type="float">
            <text:p>4,159942627</text:p>
          </table:table-cell>
          <table:table-cell table:style-name="ce1" office:value-type="float" office:value="-2.98828125" calcext:value-type="float">
            <text:p>-2,98828125</text:p>
          </table:table-cell>
          <table:table-cell table:style-name="ce1" office:value-type="string" calcext:value-type="string">
            <text:p>0.1164131016576494</text:p>
          </table:table-cell>
          <table:table-cell table:style-name="ce1" office:value-type="string" calcext:value-type="string">
            <text:p>-0.04031571768417856</text:p>
          </table:table-cell>
          <table:table-cell table:style-name="ce1" office:value-type="string" calcext:value-type="string">
            <text:p>-0.15564933217539048</text:p>
          </table:table-cell>
          <table:table-cell table:style-name="ce1" office:value-type="float" office:value="0.0621807388961315" calcext:value-type="float">
            <text:p>0,0621807389</text:p>
          </table:table-cell>
          <table:table-cell table:style-name="ce1" office:value-type="float" office:value="0.0207269135862589" calcext:value-type="float">
            <text:p>0,0207269136</text:p>
          </table:table-cell>
          <table:table-cell table:style-name="ce1" office:value-type="float" office:value="-0.110814987564087" calcext:value-type="float">
            <text:p>-0,1108149876</text:p>
          </table:table-cell>
          <table:table-cell table:style-name="ce1" office:value-type="float" office:value="0.450059142545085" calcext:value-type="float">
            <text:p>0,4500591425</text:p>
          </table:table-cell>
          <table:table-cell table:style-name="ce1" office:value-type="float" office:value="-0.888351124765476" calcext:value-type="float">
            <text:p>-0,88835112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09128911334477" calcext:value-type="float">
            <text:p>0,9091289113</text:p>
          </table:table-cell>
          <table:table-cell table:style-name="ce1" office:value-type="float" office:value="0.0456778985258358" calcext:value-type="float">
            <text:p>0,0456778985</text:p>
          </table:table-cell>
          <table:table-cell table:style-name="ce1" office:value-type="float" office:value="0.0466262155478565" calcext:value-type="float">
            <text:p>0,0466262155</text:p>
          </table:table-cell>
          <table:table-cell table:style-name="ce1" office:value-type="float" office:value="0.461587905883789" calcext:value-type="float">
            <text:p>0,4615879059</text:p>
          </table:table-cell>
          <table:table-cell table:style-name="ce1" office:value-type="float" office:value="0.461613655090332" calcext:value-type="float">
            <text:p>0,4616136551</text:p>
          </table:table-cell>
          <table:table-cell table:style-name="ce1" office:value-type="float" office:value="0.461617469787598" calcext:value-type="float">
            <text:p>0,4616174698</text:p>
          </table:table-cell>
          <table:table-cell table:style-name="ce1" office:value-type="float" office:value="-0.176617786288261" calcext:value-type="float">
            <text:p>-0,1766177863</text:p>
          </table:table-cell>
          <table:table-cell table:style-name="ce1" office:value-type="float" office:value="4.15994262695313" calcext:value-type="float">
            <text:p>4,159942627</text:p>
          </table:table-cell>
          <table:table-cell table:style-name="ce1" office:value-type="float" office:value="-2.98828125" calcext:value-type="float">
            <text:p>-2,98828125</text:p>
          </table:table-cell>
        </table:table-row>
        <table:table-row table:style-name="ro1">
          <table:table-cell table:style-name="ce1" office:value-type="string" calcext:value-type="string">
            <text:p>0.9393651485443115</text:p>
          </table:table-cell>
          <table:table-cell table:style-name="ce1" office:value-type="string" calcext:value-type="string">
            <text:p>0.019748449325561523</text:p>
          </table:table-cell>
          <table:table-cell table:style-name="ce1" office:value-type="string" calcext:value-type="string">
            <text:p>24.896018028259277</text:p>
          </table:table-cell>
          <table:table-cell table:style-name="ce1" office:value-type="float" office:value="0.192636981606483" calcext:value-type="float">
            <text:p>0,1926369816</text:p>
          </table:table-cell>
          <table:table-cell table:style-name="ce1" office:value-type="float" office:value="-0.0875622630119324" calcext:value-type="float">
            <text:p>-0,087562263</text:p>
          </table:table-cell>
          <table:table-cell table:style-name="ce1" office:value-type="float" office:value="2.36213874816895" calcext:value-type="float">
            <text:p>2,3621387482</text:p>
          </table:table-cell>
          <table:table-cell table:style-name="ce1" office:value-type="float" office:value="0.0980073852330703" calcext:value-type="float">
            <text:p>0,0980073852</text:p>
          </table:table-cell>
          <table:table-cell table:number-columns-repeated="2" table:style-name="ce1" office:value-type="float" office:value="-0.0368303594900451" calcext:value-type="float">
            <text:p>-0,0368303595</text:p>
          </table:table-cell>
          <table:table-cell table:style-name="ce1" office:value-type="float" office:value="-0.174472153186798" calcext:value-type="float">
            <text:p>-0,1744721532</text:p>
          </table:table-cell>
          <table:table-cell table:style-name="ce1" office:value-type="float" office:value="4.14830160140991" calcext:value-type="float">
            <text:p>4,1483016014</text:p>
          </table:table-cell>
          <table:table-cell table:style-name="ce1" office:value-type="float" office:value="-2.94846391677856" calcext:value-type="float">
            <text:p>-2,9484639168</text:p>
          </table:table-cell>
          <table:table-cell table:style-name="ce1" office:value-type="string" calcext:value-type="string">
            <text:p>0.0980073852330703</text:p>
          </table:table-cell>
          <table:table-cell table:style-name="ce1" office:value-type="string" calcext:value-type="string">
            <text:p>-0.03683035949004512</text:p>
          </table:table-cell>
          <table:table-cell table:style-name="ce1" office:value-type="string" calcext:value-type="string">
            <text:p>-0.1528838331308071</text:p>
          </table:table-cell>
          <table:table-cell table:style-name="ce1" office:value-type="float" office:value="0.0594618506729603" calcext:value-type="float">
            <text:p>0,0594618507</text:p>
          </table:table-cell>
          <table:table-cell table:style-name="ce1" office:value-type="float" office:value="0.0221872571855783" calcext:value-type="float">
            <text:p>0,0221872572</text:p>
          </table:table-cell>
          <table:table-cell table:style-name="ce1" office:value-type="float" office:value="-0.108895999336243" calcext:value-type="float">
            <text:p>-0,1088959993</text:p>
          </table:table-cell>
          <table:table-cell table:style-name="ce1" office:value-type="float" office:value="0.559121171354841" calcext:value-type="float">
            <text:p>0,5591211714</text:p>
          </table:table-cell>
          <table:table-cell table:style-name="ce1" office:value-type="float" office:value="-0.847658772197979" calcext:value-type="float">
            <text:p>-0,84765877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37178973891549" calcext:value-type="float">
            <text:p>-0,0237178974</text:p>
          </table:table-cell>
          <table:table-cell table:style-name="ce1" office:value-type="float" office:value="0.0127398951294035" calcext:value-type="float">
            <text:p>0,0127398951</text:p>
          </table:table-cell>
          <table:table-cell table:style-name="ce1" office:value-type="float" office:value="0.0804866482174224" calcext:value-type="float">
            <text:p>0,0804866482</text:p>
          </table:table-cell>
          <table:table-cell table:style-name="ce1" office:value-type="float" office:value="0.458537817001343" calcext:value-type="float">
            <text:p>0,458537817</text:p>
          </table:table-cell>
          <table:table-cell table:style-name="ce1" office:value-type="float" office:value="0.458510398864746" calcext:value-type="float">
            <text:p>0,4585103989</text:p>
          </table:table-cell>
          <table:table-cell table:style-name="ce1" office:value-type="float" office:value="0.458506107330322" calcext:value-type="float">
            <text:p>0,4585061073</text:p>
          </table:table-cell>
          <table:table-cell table:style-name="ce1" office:value-type="float" office:value="-0.174472153186798" calcext:value-type="float">
            <text:p>-0,1744721532</text:p>
          </table:table-cell>
          <table:table-cell table:style-name="ce1" office:value-type="float" office:value="4.14830160140991" calcext:value-type="float">
            <text:p>4,1483016014</text:p>
          </table:table-cell>
          <table:table-cell table:style-name="ce1" office:value-type="float" office:value="-2.94846391677856" calcext:value-type="float">
            <text:p>-2,9484639168</text:p>
          </table:table-cell>
        </table:table-row>
        <table:table-row table:style-name="ro1">
          <table:table-cell table:style-name="ce1" office:value-type="string" calcext:value-type="string">
            <text:p>0.9585378170013428</text:p>
          </table:table-cell>
          <table:table-cell table:style-name="ce1" office:value-type="string" calcext:value-type="string">
            <text:p>0.01917266845703125</text:p>
          </table:table-cell>
          <table:table-cell table:style-name="ce1" office:value-type="string" calcext:value-type="string">
            <text:p>25.384965896606445</text:p>
          </table:table-cell>
          <table:table-cell table:style-name="ce1" office:value-type="float" office:value="0.196651965379715" calcext:value-type="float">
            <text:p>0,1966519654</text:p>
          </table:table-cell>
          <table:table-cell table:style-name="ce1" office:value-type="float" office:value="-0.0931509286165237" calcext:value-type="float">
            <text:p>-0,0931509286</text:p>
          </table:table-cell>
          <table:table-cell table:style-name="ce1" office:value-type="float" office:value="2.32676148414612" calcext:value-type="float">
            <text:p>2,3267614841</text:p>
          </table:table-cell>
          <table:table-cell table:style-name="ce1" office:value-type="float" office:value="-0.0376226854098504" calcext:value-type="float">
            <text:p>-0,0376226854</text:p>
          </table:table-cell>
          <table:table-cell table:number-columns-repeated="2" table:style-name="ce1" office:value-type="float" office:value="-0.034508870690854" calcext:value-type="float">
            <text:p>-0,0345088707</text:p>
          </table:table-cell>
          <table:table-cell table:style-name="ce1" office:value-type="float" office:value="-0.16603909432888" calcext:value-type="float">
            <text:p>-0,1660390943</text:p>
          </table:table-cell>
          <table:table-cell table:style-name="ce1" office:value-type="float" office:value="4.13841390609741" calcext:value-type="float">
            <text:p>4,1384139061</text:p>
          </table:table-cell>
          <table:table-cell table:style-name="ce1" office:value-type="float" office:value="-2.90933704376221" calcext:value-type="float">
            <text:p>-2,9093370438</text:p>
          </table:table-cell>
          <table:table-cell table:style-name="ce1" office:value-type="string" calcext:value-type="string">
            <text:p>-0.03762268540985043</text:p>
          </table:table-cell>
          <table:table-cell table:style-name="ce1" office:value-type="string" calcext:value-type="string">
            <text:p>-0.034508870690854024</text:p>
          </table:table-cell>
          <table:table-cell table:style-name="ce1" office:value-type="string" calcext:value-type="string">
            <text:p>-0.15159450240530925</text:p>
          </table:table-cell>
          <table:table-cell table:style-name="ce1" office:value-type="float" office:value="-0.0481592454016209" calcext:value-type="float">
            <text:p>-0,0481592454</text:p>
          </table:table-cell>
          <table:table-cell table:style-name="ce1" office:value-type="float" office:value="0.0218905657529831" calcext:value-type="float">
            <text:p>0,0218905658</text:p>
          </table:table-cell>
          <table:table-cell table:style-name="ce1" office:value-type="float" office:value="-0.107231214904785" calcext:value-type="float">
            <text:p>-0,1072312149</text:p>
          </table:table-cell>
          <table:table-cell table:style-name="ce1" office:value-type="float" office:value="0.464918961784067" calcext:value-type="float">
            <text:p>0,4649189618</text:p>
          </table:table-cell>
          <table:table-cell table:style-name="ce1" office:value-type="float" office:value="-0.804839503186008" calcext:value-type="float">
            <text:p>-0,80483950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8031069332457" calcext:value-type="float">
            <text:p>-0,8803106933</text:p>
          </table:table-cell>
          <table:table-cell table:style-name="ce1" office:value-type="float" office:value="-0.00242684883266263" calcext:value-type="float">
            <text:p>-0,0024268488</text:p>
          </table:table-cell>
          <table:table-cell table:style-name="ce1" office:value-type="float" office:value="0.0654684999790354" calcext:value-type="float">
            <text:p>0,0654685</text:p>
          </table:table-cell>
          <table:table-cell table:style-name="ce1" office:value-type="float" office:value="0.489014148712158" calcext:value-type="float">
            <text:p>0,4890141487</text:p>
          </table:table-cell>
          <table:table-cell table:number-columns-repeated="2" table:style-name="ce1" office:value-type="float" office:value="0.489015102386475" calcext:value-type="float">
            <text:p>0,4890151024</text:p>
          </table:table-cell>
          <table:table-cell table:style-name="ce1" office:value-type="float" office:value="-0.16603909432888" calcext:value-type="float">
            <text:p>-0,1660390943</text:p>
          </table:table-cell>
          <table:table-cell table:style-name="ce1" office:value-type="float" office:value="4.13841390609741" calcext:value-type="float">
            <text:p>4,1384139061</text:p>
          </table:table-cell>
          <table:table-cell table:style-name="ce1" office:value-type="float" office:value="-2.90933704376221" calcext:value-type="float">
            <text:p>-2,9093370438</text:p>
          </table:table-cell>
        </table:table-row>
        <table:table-row table:style-name="ro1">
          <table:table-cell table:style-name="ce1" office:value-type="string" calcext:value-type="string">
            <text:p>0.9747915267944336</text:p>
          </table:table-cell>
          <table:table-cell table:style-name="ce1" office:value-type="string" calcext:value-type="string">
            <text:p>0.01625370979309082</text:p>
          </table:table-cell>
          <table:table-cell table:style-name="ce1" office:value-type="string" calcext:value-type="string">
            <text:p>25.84169602394104</text:p>
          </table:table-cell>
          <table:table-cell table:style-name="ce1" office:value-type="float" office:value="-0.235394909977913" calcext:value-type="float">
            <text:p>-0,23539491</text:p>
          </table:table-cell>
          <table:table-cell table:style-name="ce1" office:value-type="float" office:value="-0.105757132172585" calcext:value-type="float">
            <text:p>-0,1057571322</text:p>
          </table:table-cell>
          <table:table-cell table:style-name="ce1" office:value-type="float" office:value="2.3007869720459" calcext:value-type="float">
            <text:p>2,300786972</text:p>
          </table:table-cell>
          <table:table-cell table:style-name="ce1" office:value-type="float" office:value="-0.0231250399924361" calcext:value-type="float">
            <text:p>-0,02312504</text:p>
          </table:table-cell>
          <table:table-cell table:number-columns-repeated="2" table:style-name="ce1" office:value-type="float" office:value="-0.0297672435186958" calcext:value-type="float">
            <text:p>-0,0297672435</text:p>
          </table:table-cell>
          <table:table-cell table:style-name="ce1" office:value-type="float" office:value="-0.149694412946701" calcext:value-type="float">
            <text:p>-0,1496944129</text:p>
          </table:table-cell>
          <table:table-cell table:style-name="ce1" office:value-type="float" office:value="4.13029146194458" calcext:value-type="float">
            <text:p>4,1302914619</text:p>
          </table:table-cell>
          <table:table-cell table:style-name="ce1" office:value-type="float" office:value="-2.87075996398926" calcext:value-type="float">
            <text:p>-2,870759964</text:p>
          </table:table-cell>
          <table:table-cell table:style-name="ce1" office:value-type="string" calcext:value-type="string">
            <text:p>-0.023125039992436074</text:p>
          </table:table-cell>
          <table:table-cell table:style-name="ce1" office:value-type="string" calcext:value-type="string">
            <text:p>-0.029767243518695818</text:p>
          </table:table-cell>
          <table:table-cell table:style-name="ce1" office:value-type="string" calcext:value-type="string">
            <text:p>-0.14945497580287223</text:p>
          </table:table-cell>
          <table:table-cell table:style-name="ce1" office:value-type="float" office:value="-0.0491629913449287" calcext:value-type="float">
            <text:p>-0,0491629913</text:p>
          </table:table-cell>
          <table:table-cell table:style-name="ce1" office:value-type="float" office:value="0.0232877321541309" calcext:value-type="float">
            <text:p>0,0232877322</text:p>
          </table:table-cell>
          <table:table-cell table:style-name="ce1" office:value-type="float" office:value="-0.105391597175598" calcext:value-type="float">
            <text:p>-0,1053915972</text:p>
          </table:table-cell>
          <table:table-cell table:style-name="ce1" office:value-type="float" office:value="0.375110570867863" calcext:value-type="float">
            <text:p>0,3751105709</text:p>
          </table:table-cell>
          <table:table-cell table:style-name="ce1" office:value-type="float" office:value="-0.762298731928551" calcext:value-type="float">
            <text:p>-0,76229873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79154433031025" calcext:value-type="float">
            <text:p>-0,0087915443</text:p>
          </table:table-cell>
          <table:table-cell table:style-name="ce1" office:value-type="float" office:value="0.0122374224868728" calcext:value-type="float">
            <text:p>0,0122374225</text:p>
          </table:table-cell>
          <table:table-cell table:style-name="ce1" office:value-type="float" office:value="0.0774648549090362" calcext:value-type="float">
            <text:p>0,0774648549</text:p>
          </table:table-cell>
          <table:table-cell table:style-name="ce1" office:value-type="float" office:value="0.456686973571777" calcext:value-type="float">
            <text:p>0,4566869736</text:p>
          </table:table-cell>
          <table:table-cell table:style-name="ce1" office:value-type="float" office:value="0.456686496734619" calcext:value-type="float">
            <text:p>0,4566864967</text:p>
          </table:table-cell>
          <table:table-cell table:style-name="ce1" office:value-type="float" office:value="0.456687927246094" calcext:value-type="float">
            <text:p>0,4566879272</text:p>
          </table:table-cell>
          <table:table-cell table:style-name="ce1" office:value-type="float" office:value="-0.149694412946701" calcext:value-type="float">
            <text:p>-0,1496944129</text:p>
          </table:table-cell>
          <table:table-cell table:style-name="ce1" office:value-type="float" office:value="4.13029146194458" calcext:value-type="float">
            <text:p>4,1302914619</text:p>
          </table:table-cell>
          <table:table-cell table:style-name="ce1" office:value-type="float" office:value="-2.87075996398926" calcext:value-type="float">
            <text:p>-2,870759964</text:p>
          </table:table-cell>
        </table:table-row>
        <table:table-row table:style-name="ro1">
          <table:table-cell table:style-name="ce1" office:value-type="string" calcext:value-type="string">
            <text:p>0.9915435314178467</text:p>
          </table:table-cell>
          <table:table-cell table:style-name="ce1" office:value-type="string" calcext:value-type="string">
            <text:p>0.016752004623413086</text:p>
          </table:table-cell>
          <table:table-cell table:style-name="ce1" office:value-type="string" calcext:value-type="string">
            <text:p>26.316361665725708</text:p>
          </table:table-cell>
          <table:table-cell table:style-name="ce1" office:value-type="float" office:value="-0.231311336159706" calcext:value-type="float">
            <text:p>-0,2313113362</text:p>
          </table:table-cell>
          <table:table-cell table:style-name="ce1" office:value-type="float" office:value="-0.110627166926861" calcext:value-type="float">
            <text:p>-0,1106271669</text:p>
          </table:table-cell>
          <table:table-cell table:style-name="ce1" office:value-type="float" office:value="2.26087355613708" calcext:value-type="float">
            <text:p>2,2608735561</text:p>
          </table:table-cell>
          <table:table-cell table:style-name="ce1" office:value-type="float" office:value="0.115682348198423" calcext:value-type="float">
            <text:p>0,1156823482</text:p>
          </table:table-cell>
          <table:table-cell table:number-columns-repeated="2" table:style-name="ce1" office:value-type="float" office:value="-0.022743553823287" calcext:value-type="float">
            <text:p>-0,0227435538</text:p>
          </table:table-cell>
          <table:table-cell table:style-name="ce1" office:value-type="float" office:value="-0.147409588098526" calcext:value-type="float">
            <text:p>-0,1474095881</text:p>
          </table:table-cell>
          <table:table-cell table:style-name="ce1" office:value-type="float" office:value="4.1233401298523" calcext:value-type="float">
            <text:p>4,1233401299</text:p>
          </table:table-cell>
          <table:table-cell table:style-name="ce1" office:value-type="float" office:value="-2.83294677734375" calcext:value-type="float">
            <text:p>-2,8329467773</text:p>
          </table:table-cell>
          <table:table-cell table:style-name="ce1" office:value-type="string" calcext:value-type="string">
            <text:p>0.11568234819842323</text:p>
          </table:table-cell>
          <table:table-cell table:style-name="ce1" office:value-type="string" calcext:value-type="string">
            <text:p>-0.022743553823286952</text:p>
          </table:table-cell>
          <table:table-cell table:style-name="ce1" office:value-type="string" calcext:value-type="string">
            <text:p>-0.14867296312070744</text:p>
          </table:table-cell>
          <table:table-cell table:style-name="ce1" office:value-type="float" office:value="0.0588487274944782" calcext:value-type="float">
            <text:p>0,0588487275</text:p>
          </table:table-cell>
          <table:table-cell table:style-name="ce1" office:value-type="float" office:value="0.0264392830431461" calcext:value-type="float">
            <text:p>0,026439283</text:p>
          </table:table-cell>
          <table:table-cell table:style-name="ce1" office:value-type="float" office:value="-0.104040922546387" calcext:value-type="float">
            <text:p>-0,1040409225</text:p>
          </table:table-cell>
          <table:table-cell table:style-name="ce1" office:value-type="float" office:value="0.486850564240049" calcext:value-type="float">
            <text:p>0,4868505642</text:p>
          </table:table-cell>
          <table:table-cell table:style-name="ce1" office:value-type="float" office:value="-0.712096403962258" calcext:value-type="float">
            <text:p>-0,7120964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10163248285661" calcext:value-type="float">
            <text:p>0,9101632483</text:p>
          </table:table-cell>
          <table:table-cell table:style-name="ce1" office:value-type="float" office:value="0.0265564564369997" calcext:value-type="float">
            <text:p>0,0265564564</text:p>
          </table:table-cell>
          <table:table-cell table:style-name="ce1" office:value-type="float" office:value="0.0547183770271716" calcext:value-type="float">
            <text:p>0,054718377</text:p>
          </table:table-cell>
          <table:table-cell table:style-name="ce1" office:value-type="float" office:value="0.47469162940979" calcext:value-type="float">
            <text:p>0,4746916294</text:p>
          </table:table-cell>
          <table:table-cell table:number-columns-repeated="2" table:style-name="ce1" office:value-type="float" office:value="0.474694490432739" calcext:value-type="float">
            <text:p>0,4746944904</text:p>
          </table:table-cell>
          <table:table-cell table:style-name="ce1" office:value-type="float" office:value="-0.147409588098526" calcext:value-type="float">
            <text:p>-0,1474095881</text:p>
          </table:table-cell>
          <table:table-cell table:style-name="ce1" office:value-type="float" office:value="4.1233401298523" calcext:value-type="float">
            <text:p>4,1233401299</text:p>
          </table:table-cell>
          <table:table-cell table:style-name="ce1" office:value-type="float" office:value="-2.83294677734375" calcext:value-type="float">
            <text:p>-2,8329467773</text:p>
          </table:table-cell>
        </table:table-row>
        <table:table-row table:style-name="ro1">
          <table:table-cell table:style-name="ce1" office:value-type="string" calcext:value-type="string">
            <text:p>1.004927158355713</text:p>
          </table:table-cell>
          <table:table-cell table:style-name="ce1" office:value-type="string" calcext:value-type="string">
            <text:p>0.013383626937866211</text:p>
          </table:table-cell>
          <table:table-cell table:style-name="ce1" office:value-type="string" calcext:value-type="string">
            <text:p>26.80018377304077</text:p>
          </table:table-cell>
          <table:table-cell table:style-name="ce1" office:value-type="float" office:value="0.195080354809761" calcext:value-type="float">
            <text:p>0,1950803548</text:p>
          </table:table-cell>
          <table:table-cell table:style-name="ce1" office:value-type="float" office:value="-0.109112739562988" calcext:value-type="float">
            <text:p>-0,1091127396</text:p>
          </table:table-cell>
          <table:table-cell table:style-name="ce1" office:value-type="float" office:value="2.22992348670959" calcext:value-type="float">
            <text:p>2,2299234867</text:p>
          </table:table-cell>
          <table:table-cell table:style-name="ce1" office:value-type="float" office:value="0.0995299584531206" calcext:value-type="float">
            <text:p>0,0995299585</text:p>
          </table:table-cell>
          <table:table-cell table:number-columns-repeated="2" table:style-name="ce1" office:value-type="float" office:value="-0.0181917934013409" calcext:value-type="float">
            <text:p>-0,0181917934</text:p>
          </table:table-cell>
          <table:table-cell table:style-name="ce1" office:value-type="float" office:value="-0.147409588098526" calcext:value-type="float">
            <text:p>-0,1474095881</text:p>
          </table:table-cell>
          <table:table-cell table:style-name="ce1" office:value-type="float" office:value="4.1233401298523" calcext:value-type="float">
            <text:p>4,1233401299</text:p>
          </table:table-cell>
          <table:table-cell table:style-name="ce1" office:value-type="float" office:value="-2.83294677734375" calcext:value-type="float">
            <text:p>-2,8329467773</text:p>
          </table:table-cell>
          <table:table-cell table:style-name="ce1" office:value-type="string" calcext:value-type="string">
            <text:p>0.09952995845312064</text:p>
          </table:table-cell>
          <table:table-cell table:style-name="ce1" office:value-type="string" calcext:value-type="string">
            <text:p>-0.018191793401340937</text:p>
          </table:table-cell>
          <table:table-cell table:style-name="ce1" office:value-type="string" calcext:value-type="string">
            <text:p>-0.145902928984762</text:p>
          </table:table-cell>
          <table:table-cell table:style-name="ce1" office:value-type="float" office:value="0.0578278340399265" calcext:value-type="float">
            <text:p>0,057827834</text:p>
          </table:table-cell>
          <table:table-cell table:style-name="ce1" office:value-type="float" office:value="0.0276567917317152" calcext:value-type="float">
            <text:p>0,0276567917</text:p>
          </table:table-cell>
          <table:table-cell table:style-name="ce1" office:value-type="float" office:value="-0.101965424919128" calcext:value-type="float">
            <text:p>-0,1019654249</text:p>
          </table:table-cell>
          <table:table-cell table:style-name="ce1" office:value-type="float" office:value="0.598759138943893" calcext:value-type="float">
            <text:p>0,5987591389</text:p>
          </table:table-cell>
          <table:table-cell table:style-name="ce1" office:value-type="float" office:value="-0.658574855983741" calcext:value-type="float">
            <text:p>-0,6585748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44061251513522" calcext:value-type="float">
            <text:p>-0,0084406125</text:p>
          </table:table-cell>
          <table:table-cell table:style-name="ce1" office:value-type="float" office:value="0.010066191432228" calcext:value-type="float">
            <text:p>0,0100661914</text:p>
          </table:table-cell>
          <table:table-cell table:style-name="ce1" office:value-type="float" office:value="0.0824998373746557" calcext:value-type="float">
            <text:p>0,0824998374</text:p>
          </table:table-cell>
          <table:table-cell table:style-name="ce1" office:value-type="float" office:value="0.483800649642944" calcext:value-type="float">
            <text:p>0,4838006496</text:p>
          </table:table-cell>
          <table:table-cell table:style-name="ce1" office:value-type="float" office:value="0.483801126480103" calcext:value-type="float">
            <text:p>0,4838011265</text:p>
          </table:table-cell>
          <table:table-cell table:style-name="ce1" office:value-type="float" office:value="0.483799934387207" calcext:value-type="float">
            <text:p>0,4837999344</text:p>
          </table:table-cell>
          <table:table-cell table:style-name="ce1" office:value-type="float" office:value="-0.147409588098526" calcext:value-type="float">
            <text:p>-0,1474095881</text:p>
          </table:table-cell>
          <table:table-cell table:style-name="ce1" office:value-type="float" office:value="4.1233401298523" calcext:value-type="float">
            <text:p>4,1233401299</text:p>
          </table:table-cell>
          <table:table-cell table:style-name="ce1" office:value-type="float" office:value="-2.83294677734375" calcext:value-type="float">
            <text:p>-2,8329467773</text:p>
          </table:table-cell>
        </table:table-row>
        <table:table-row table:style-name="ro1">
          <table:table-cell table:style-name="ce1" office:value-type="string" calcext:value-type="string">
            <text:p>1.024096965789795</text:p>
          </table:table-cell>
          <table:table-cell table:style-name="ce1" office:value-type="string" calcext:value-type="string">
            <text:p>0.01916980743408203</text:p>
          </table:table-cell>
          <table:table-cell table:style-name="ce1" office:value-type="string" calcext:value-type="string">
            <text:p>27.290295124053955</text:p>
          </table:table-cell>
          <table:table-cell table:style-name="ce1" office:value-type="float" office:value="0.192952945828438" calcext:value-type="float">
            <text:p>0,1929529458</text:p>
          </table:table-cell>
          <table:table-cell table:style-name="ce1" office:value-type="float" office:value="-0.114463612437248" calcext:value-type="float">
            <text:p>-0,1144636124</text:p>
          </table:table-cell>
          <table:table-cell table:style-name="ce1" office:value-type="float" office:value="2.20560550689697" calcext:value-type="float">
            <text:p>2,2056055069</text:p>
          </table:table-cell>
          <table:table-cell table:style-name="ce1" office:value-type="float" office:value="-0.0352997469296461" calcext:value-type="float">
            <text:p>-0,0352997469</text:p>
          </table:table-cell>
          <table:table-cell table:number-columns-repeated="2" table:style-name="ce1" office:value-type="float" office:value="-0.0151559313279821" calcext:value-type="float">
            <text:p>-0,0151559313</text:p>
          </table:table-cell>
          <table:table-cell table:style-name="ce1" office:value-type="float" office:value="-0.150589749217033" calcext:value-type="float">
            <text:p>-0,1505897492</text:p>
          </table:table-cell>
          <table:table-cell table:style-name="ce1" office:value-type="float" office:value="4.11698484420776" calcext:value-type="float">
            <text:p>4,1169848442</text:p>
          </table:table-cell>
          <table:table-cell table:style-name="ce1" office:value-type="float" office:value="-2.7957010269165" calcext:value-type="float">
            <text:p>-2,7957010269</text:p>
          </table:table-cell>
          <table:table-cell table:style-name="ce1" office:value-type="string" calcext:value-type="string">
            <text:p>-0.03529974692964606</text:p>
          </table:table-cell>
          <table:table-cell table:style-name="ce1" office:value-type="string" calcext:value-type="string">
            <text:p>-0.015155931327982111</text:p>
          </table:table-cell>
          <table:table-cell table:style-name="ce1" office:value-type="string" calcext:value-type="string">
            <text:p>-0.1447772764629814</text:p>
          </table:table-cell>
          <table:table-cell table:style-name="ce1" office:value-type="float" office:value="-0.0487700887024403" calcext:value-type="float">
            <text:p>-0,0487700887</text:p>
          </table:table-cell>
          <table:table-cell table:style-name="ce1" office:value-type="float" office:value="0.0272781848907471" calcext:value-type="float">
            <text:p>0,0272781849</text:p>
          </table:table-cell>
          <table:table-cell table:style-name="ce1" office:value-type="float" office:value="-0.100356021308899" calcext:value-type="float">
            <text:p>-0,1003560213</text:p>
          </table:table-cell>
          <table:table-cell table:style-name="ce1" office:value-type="float" office:value="0.503149856612409" calcext:value-type="float">
            <text:p>0,5031498566</text:p>
          </table:table-cell>
          <table:table-cell table:style-name="ce1" office:value-type="float" office:value="-0.605098088131879" calcext:value-type="float">
            <text:p>-0,60509808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70005927602977" calcext:value-type="float">
            <text:p>-0,8700059276</text:p>
          </table:table-cell>
          <table:table-cell table:style-name="ce1" office:value-type="float" office:value="-0.0030900019799071" calcext:value-type="float">
            <text:p>-0,003090002</text:p>
          </table:table-cell>
          <table:table-cell table:style-name="ce1" office:value-type="float" office:value="0.0631497938367" calcext:value-type="float">
            <text:p>0,0631497938</text:p>
          </table:table-cell>
          <table:table-cell table:style-name="ce1" office:value-type="float" office:value="0.490102052688599" calcext:value-type="float">
            <text:p>0,4901020527</text:p>
          </table:table-cell>
          <table:table-cell table:number-columns-repeated="2" table:style-name="ce1" office:value-type="float" office:value="0.490105628967285" calcext:value-type="float">
            <text:p>0,490105629</text:p>
          </table:table-cell>
          <table:table-cell table:style-name="ce1" office:value-type="float" office:value="-0.150589749217033" calcext:value-type="float">
            <text:p>-0,1505897492</text:p>
          </table:table-cell>
          <table:table-cell table:style-name="ce1" office:value-type="float" office:value="4.11698484420776" calcext:value-type="float">
            <text:p>4,1169848442</text:p>
          </table:table-cell>
          <table:table-cell table:style-name="ce1" office:value-type="float" office:value="-2.7957010269165" calcext:value-type="float">
            <text:p>-2,7957010269</text:p>
          </table:table-cell>
        </table:table-row>
        <table:table-row table:style-name="ro1">
          <table:table-cell table:style-name="ce1" office:value-type="string" calcext:value-type="string">
            <text:p>1.0389370918273926</text:p>
          </table:table-cell>
          <table:table-cell table:style-name="ce1" office:value-type="string" calcext:value-type="string">
            <text:p>0.014840126037597656</text:p>
          </table:table-cell>
          <table:table-cell table:style-name="ce1" office:value-type="string" calcext:value-type="string">
            <text:p>27.753106832504272</text:p>
          </table:table-cell>
          <table:table-cell table:style-name="ce1" office:value-type="float" office:value="0.203897848725319" calcext:value-type="float">
            <text:p>0,2038978487</text:p>
          </table:table-cell>
          <table:table-cell table:style-name="ce1" office:value-type="float" office:value="-0.113276585936546" calcext:value-type="float">
            <text:p>-0,1132765859</text:p>
          </table:table-cell>
          <table:table-cell table:style-name="ce1" office:value-type="float" office:value="2.18273258209229" calcext:value-type="float">
            <text:p>2,1827325821</text:p>
          </table:table-cell>
          <table:table-cell table:style-name="ce1" office:value-type="float" office:value="-0.0191700280760019" calcext:value-type="float">
            <text:p>-0,0191700281</text:p>
          </table:table-cell>
          <table:table-cell table:number-columns-repeated="2" table:style-name="ce1" office:value-type="float" office:value="-0.00973505814139034" calcext:value-type="float">
            <text:p>-0,0097350581</text:p>
          </table:table-cell>
          <table:table-cell table:style-name="ce1" office:value-type="float" office:value="-0.140404060482979" calcext:value-type="float">
            <text:p>-0,1404040605</text:p>
          </table:table-cell>
          <table:table-cell table:style-name="ce1" office:value-type="float" office:value="4.11194896697998" calcext:value-type="float">
            <text:p>4,111948967</text:p>
          </table:table-cell>
          <table:table-cell table:style-name="ce1" office:value-type="float" office:value="-2.75884342193604" calcext:value-type="float">
            <text:p>-2,7588434219</text:p>
          </table:table-cell>
          <table:table-cell table:style-name="ce1" office:value-type="string" calcext:value-type="string">
            <text:p>-0.019170028076001867</text:p>
          </table:table-cell>
          <table:table-cell table:style-name="ce1" office:value-type="string" calcext:value-type="string">
            <text:p>-0.009735058141390336</text:p>
          </table:table-cell>
          <table:table-cell table:style-name="ce1" office:value-type="string" calcext:value-type="string">
            <text:p>-0.14378118368523815</text:p>
          </table:table-cell>
          <table:table-cell table:style-name="ce1" office:value-type="float" office:value="-0.0482382364571095" calcext:value-type="float">
            <text:p>-0,0482382365</text:p>
          </table:table-cell>
          <table:table-cell table:style-name="ce1" office:value-type="float" office:value="0.0286159031093121" calcext:value-type="float">
            <text:p>0,0286159031</text:p>
          </table:table-cell>
          <table:table-cell table:style-name="ce1" office:value-type="float" office:value="-0.0990914863586426" calcext:value-type="float">
            <text:p>-0,0990914864</text:p>
          </table:table-cell>
          <table:table-cell table:style-name="ce1" office:value-type="float" office:value="0.413622590548946" calcext:value-type="float">
            <text:p>0,4136225905</text:p>
          </table:table-cell>
          <table:table-cell table:style-name="ce1" office:value-type="float" office:value="-0.551989675224181" calcext:value-type="float">
            <text:p>-0,55198967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58508170725566" calcext:value-type="float">
            <text:p>0,0045850817</text:p>
          </table:table-cell>
          <table:table-cell table:style-name="ce1" office:value-type="float" office:value="0.0115326405996121" calcext:value-type="float">
            <text:p>0,0115326406</text:p>
          </table:table-cell>
          <table:table-cell table:style-name="ce1" office:value-type="float" office:value="0.0524121069361756" calcext:value-type="float">
            <text:p>0,0524121069</text:p>
          </table:table-cell>
          <table:table-cell table:style-name="ce1" office:value-type="float" office:value="0.463984966278076" calcext:value-type="float">
            <text:p>0,4639849663</text:p>
          </table:table-cell>
          <table:table-cell table:number-columns-repeated="2" table:style-name="ce1" office:value-type="float" office:value="0.463976383209229" calcext:value-type="float">
            <text:p>0,4639763832</text:p>
          </table:table-cell>
          <table:table-cell table:style-name="ce1" office:value-type="float" office:value="-0.140404060482979" calcext:value-type="float">
            <text:p>-0,1404040605</text:p>
          </table:table-cell>
          <table:table-cell table:style-name="ce1" office:value-type="float" office:value="4.11194896697998" calcext:value-type="float">
            <text:p>4,111948967</text:p>
          </table:table-cell>
          <table:table-cell table:style-name="ce1" office:value-type="float" office:value="-2.75884342193604" calcext:value-type="float">
            <text:p>-2,7588434219</text:p>
          </table:table-cell>
        </table:table-row>
        <table:table-row table:style-name="ro1">
          <table:table-cell table:style-name="ce1" office:value-type="string" calcext:value-type="string">
            <text:p>1.055678129196167</text:p>
          </table:table-cell>
          <table:table-cell table:style-name="ce1" office:value-type="string" calcext:value-type="string">
            <text:p>0.016741037368774414</text:p>
          </table:table-cell>
          <table:table-cell table:style-name="ce1" office:value-type="string" calcext:value-type="string">
            <text:p>28.211509227752686</text:p>
          </table:table-cell>
          <table:table-cell table:style-name="ce1" office:value-type="float" office:value="0.200235649943352" calcext:value-type="float">
            <text:p>0,2002356499</text:p>
          </table:table-cell>
          <table:table-cell table:style-name="ce1" office:value-type="float" office:value="-0.117598719894886" calcext:value-type="float">
            <text:p>-0,1175987199</text:p>
          </table:table-cell>
          <table:table-cell table:style-name="ce1" office:value-type="float" office:value="2.14352869987488" calcext:value-type="float">
            <text:p>2,1435286999</text:p>
          </table:table-cell>
          <table:table-cell table:style-name="ce1" office:value-type="float" office:value="-0.0291493415709549" calcext:value-type="float">
            <text:p>-0,0291493416</text:p>
          </table:table-cell>
          <table:table-cell table:number-columns-repeated="2" table:style-name="ce1" office:value-type="float" office:value="-0.00675697442893232" calcext:value-type="float">
            <text:p>-0,0067569744</text:p>
          </table:table-cell>
          <table:table-cell table:style-name="ce1" office:value-type="float" office:value="-0.135351195931435" calcext:value-type="float">
            <text:p>-0,1353511959</text:p>
          </table:table-cell>
          <table:table-cell table:style-name="ce1" office:value-type="float" office:value="4.10805797576904" calcext:value-type="float">
            <text:p>4,1080579758</text:p>
          </table:table-cell>
          <table:table-cell table:style-name="ce1" office:value-type="float" office:value="-2.72230982780457" calcext:value-type="float">
            <text:p>-2,7223098278</text:p>
          </table:table-cell>
          <table:table-cell table:style-name="ce1" office:value-type="string" calcext:value-type="string">
            <text:p>-0.029149341570954924</text:p>
          </table:table-cell>
          <table:table-cell table:style-name="ce1" office:value-type="string" calcext:value-type="string">
            <text:p>-0.0067569744289323165</text:p>
          </table:table-cell>
          <table:table-cell table:style-name="ce1" office:value-type="string" calcext:value-type="string">
            <text:p>-0.14265232159256885</text:p>
          </table:table-cell>
          <table:table-cell table:style-name="ce1" office:value-type="float" office:value="-0.0509744621813297" calcext:value-type="float">
            <text:p>-0,0509744622</text:p>
          </table:table-cell>
          <table:table-cell table:style-name="ce1" office:value-type="float" office:value="0.0283191464841366" calcext:value-type="float">
            <text:p>0,0283191465</text:p>
          </table:table-cell>
          <table:table-cell table:style-name="ce1" office:value-type="float" office:value="-0.0979020942687988" calcext:value-type="float">
            <text:p>-0,0979020943</text:p>
          </table:table-cell>
          <table:table-cell table:style-name="ce1" office:value-type="float" office:value="0.320330675525858" calcext:value-type="float">
            <text:p>0,3203306755</text:p>
          </table:table-cell>
          <table:table-cell table:style-name="ce1" office:value-type="float" office:value="-0.500160886044082" calcext:value-type="float">
            <text:p>-0,5001608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39210670574111" calcext:value-type="float">
            <text:p>-0,0239210671</text:p>
          </table:table-cell>
          <table:table-cell table:style-name="ce1" office:value-type="float" office:value="-0.00259435559932676" calcext:value-type="float">
            <text:p>-0,0025943556</text:p>
          </table:table-cell>
          <table:table-cell table:style-name="ce1" office:value-type="float" office:value="0.0499909070491994" calcext:value-type="float">
            <text:p>0,049990907</text:p>
          </table:table-cell>
          <table:table-cell table:style-name="ce1" office:value-type="float" office:value="0.457542419433594" calcext:value-type="float">
            <text:p>0,4575424194</text:p>
          </table:table-cell>
          <table:table-cell table:style-name="ce1" office:value-type="float" office:value="0.457541942596436" calcext:value-type="float">
            <text:p>0,4575419426</text:p>
          </table:table-cell>
          <table:table-cell table:style-name="ce1" office:value-type="float" office:value="0.457541704177856" calcext:value-type="float">
            <text:p>0,4575417042</text:p>
          </table:table-cell>
          <table:table-cell table:style-name="ce1" office:value-type="float" office:value="-0.135351195931435" calcext:value-type="float">
            <text:p>-0,1353511959</text:p>
          </table:table-cell>
          <table:table-cell table:style-name="ce1" office:value-type="float" office:value="4.10805797576904" calcext:value-type="float">
            <text:p>4,1080579758</text:p>
          </table:table-cell>
          <table:table-cell table:style-name="ce1" office:value-type="float" office:value="-2.72230982780457" calcext:value-type="float">
            <text:p>-2,7223098278</text:p>
          </table:table-cell>
        </table:table-row>
        <table:table-row table:style-name="ro1">
          <table:table-cell table:style-name="ce1" office:value-type="string" calcext:value-type="string">
            <text:p>1.0772087574005127</text:p>
          </table:table-cell>
          <table:table-cell table:style-name="ce1" office:value-type="string" calcext:value-type="string">
            <text:p>0.021530628204345703</text:p>
          </table:table-cell>
          <table:table-cell table:style-name="ce1" office:value-type="string" calcext:value-type="string">
            <text:p>28.693860292434692</text:p>
          </table:table-cell>
          <table:table-cell table:style-name="ce1" office:value-type="float" office:value="0.191037446260452" calcext:value-type="float">
            <text:p>0,1910374463</text:p>
          </table:table-cell>
          <table:table-cell table:style-name="ce1" office:value-type="float" office:value="-0.115875169634819" calcext:value-type="float">
            <text:p>-0,1158751696</text:p>
          </table:table-cell>
          <table:table-cell table:style-name="ce1" office:value-type="float" office:value="2.11211276054382" calcext:value-type="float">
            <text:p>2,1121127605</text:p>
          </table:table-cell>
          <table:table-cell table:style-name="ce1" office:value-type="float" office:value="-0.0342158450679211" calcext:value-type="float">
            <text:p>-0,0342158451</text:p>
          </table:table-cell>
          <table:table-cell table:number-columns-repeated="2" table:style-name="ce1" office:value-type="float" office:value="-0.00141178569664153" calcext:value-type="float">
            <text:p>-0,0014117857</text:p>
          </table:table-cell>
          <table:table-cell table:style-name="ce1" office:value-type="float" office:value="-0.142434105277061" calcext:value-type="float">
            <text:p>-0,1424341053</text:p>
          </table:table-cell>
          <table:table-cell table:style-name="ce1" office:value-type="float" office:value="4.10566091537476" calcext:value-type="float">
            <text:p>4,1056609154</text:p>
          </table:table-cell>
          <table:table-cell table:style-name="ce1" office:value-type="float" office:value="-2.68623995780945" calcext:value-type="float">
            <text:p>-2,6862399578</text:p>
          </table:table-cell>
          <table:table-cell table:style-name="ce1" office:value-type="string" calcext:value-type="string">
            <text:p>-0.03421584506792113</text:p>
          </table:table-cell>
          <table:table-cell table:style-name="ce1" office:value-type="string" calcext:value-type="string">
            <text:p>-0.0014117856966415325</text:p>
          </table:table-cell>
          <table:table-cell table:style-name="ce1" office:value-type="string" calcext:value-type="string">
            <text:p>-0.13983434717830429</text:p>
          </table:table-cell>
          <table:table-cell table:style-name="ce1" office:value-type="float" office:value="-0.0500589124858379" calcext:value-type="float">
            <text:p>-0,0500589125</text:p>
          </table:table-cell>
          <table:table-cell table:style-name="ce1" office:value-type="float" office:value="0.0293996799737215" calcext:value-type="float">
            <text:p>0,02939968</text:p>
          </table:table-cell>
          <table:table-cell table:style-name="ce1" office:value-type="float" office:value="-0.0958634923934937" calcext:value-type="float">
            <text:p>-0,0958634924</text:p>
          </table:table-cell>
          <table:table-cell table:style-name="ce1" office:value-type="float" office:value="0.223621479353133" calcext:value-type="float">
            <text:p>0,2236214794</text:p>
          </table:table-cell>
          <table:table-cell table:style-name="ce1" office:value-type="float" office:value="-0.443359634191166" calcext:value-type="float">
            <text:p>-0,44335963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58255452789877" calcext:value-type="float">
            <text:p>0,0075825545</text:p>
          </table:table-cell>
          <table:table-cell table:style-name="ce1" office:value-type="float" office:value="0.00894834892074435" calcext:value-type="float">
            <text:p>0,0089483489</text:p>
          </table:table-cell>
          <table:table-cell table:style-name="ce1" office:value-type="float" office:value="0.0811658086075749" calcext:value-type="float">
            <text:p>0,0811658086</text:p>
          </table:table-cell>
          <table:table-cell table:style-name="ce1" office:value-type="float" office:value="0.482976913452148" calcext:value-type="float">
            <text:p>0,4829769135</text:p>
          </table:table-cell>
          <table:table-cell table:style-name="ce1" office:value-type="float" office:value="0.483009099960327" calcext:value-type="float">
            <text:p>0,4830091</text:p>
          </table:table-cell>
          <table:table-cell table:style-name="ce1" office:value-type="float" office:value="0.483009815216064" calcext:value-type="float">
            <text:p>0,4830098152</text:p>
          </table:table-cell>
          <table:table-cell table:style-name="ce1" office:value-type="float" office:value="-0.142434105277061" calcext:value-type="float">
            <text:p>-0,1424341053</text:p>
          </table:table-cell>
          <table:table-cell table:style-name="ce1" office:value-type="float" office:value="4.10566091537476" calcext:value-type="float">
            <text:p>4,1056609154</text:p>
          </table:table-cell>
          <table:table-cell table:style-name="ce1" office:value-type="float" office:value="-2.68623995780945" calcext:value-type="float">
            <text:p>-2,6862399578</text:p>
          </table:table-cell>
        </table:table-row>
        <table:table-row table:style-name="ro1">
          <table:table-cell table:style-name="ce1" office:value-type="string" calcext:value-type="string">
            <text:p>1.089792013168335</text:p>
          </table:table-cell>
          <table:table-cell table:style-name="ce1" office:value-type="string" calcext:value-type="string">
            <text:p>0.012583255767822266</text:p>
          </table:table-cell>
          <table:table-cell table:style-name="ce1" office:value-type="string" calcext:value-type="string">
            <text:p>29.171916961669922</text:p>
          </table:table-cell>
          <table:table-cell table:style-name="ce1" office:value-type="float" office:value="0.175324499607086" calcext:value-type="float">
            <text:p>0,1753244996</text:p>
          </table:table-cell>
          <table:table-cell table:style-name="ce1" office:value-type="float" office:value="-0.113807134330273" calcext:value-type="float">
            <text:p>-0,1138071343</text:p>
          </table:table-cell>
          <table:table-cell table:style-name="ce1" office:value-type="float" office:value="2.07441759109497" calcext:value-type="float">
            <text:p>2,0744175911</text:p>
          </table:table-cell>
          <table:table-cell table:style-name="ce1" office:value-type="float" office:value="-0.0380018674649141" calcext:value-type="float">
            <text:p>-0,0380018675</text:p>
          </table:table-cell>
          <table:table-cell table:number-columns-repeated="2" table:style-name="ce1" office:value-type="float" office:value="0.00171172973706676" calcext:value-type="float">
            <text:p>0,0017117297</text:p>
          </table:table-cell>
          <table:table-cell table:style-name="ce1" office:value-type="float" office:value="-0.153291955590248" calcext:value-type="float">
            <text:p>-0,1532919556</text:p>
          </table:table-cell>
          <table:table-cell table:style-name="ce1" office:value-type="float" office:value="4.10424661636353" calcext:value-type="float">
            <text:p>4,1042466164</text:p>
          </table:table-cell>
          <table:table-cell table:style-name="ce1" office:value-type="float" office:value="-2.65087175369263" calcext:value-type="float">
            <text:p>-2,6508717537</text:p>
          </table:table-cell>
          <table:table-cell table:style-name="ce1" office:value-type="string" calcext:value-type="string">
            <text:p>-0.03800186746491413</text:p>
          </table:table-cell>
          <table:table-cell table:style-name="ce1" office:value-type="string" calcext:value-type="string">
            <text:p>0.0017117297370667624</text:p>
          </table:table-cell>
          <table:table-cell table:style-name="ce1" office:value-type="string" calcext:value-type="string">
            <text:p>-0.13858307726106653</text:p>
          </table:table-cell>
          <table:table-cell table:style-name="ce1" office:value-type="float" office:value="-0.0477593615651131" calcext:value-type="float">
            <text:p>-0,0477593616</text:p>
          </table:table-cell>
          <table:table-cell table:style-name="ce1" office:value-type="float" office:value="0.0289687924087048" calcext:value-type="float">
            <text:p>0,0289687924</text:p>
          </table:table-cell>
          <table:table-cell table:style-name="ce1" office:value-type="float" office:value="-0.0942298635482788" calcext:value-type="float">
            <text:p>-0,0942298635</text:p>
          </table:table-cell>
          <table:table-cell table:style-name="ce1" office:value-type="float" office:value="0.132505180664053" calcext:value-type="float">
            <text:p>0,1325051807</text:p>
          </table:table-cell>
          <table:table-cell table:style-name="ce1" office:value-type="float" office:value="-0.388095936189847" calcext:value-type="float">
            <text:p>-0,38809593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2852581486082" calcext:value-type="float">
            <text:p>0,0192852581</text:p>
          </table:table-cell>
          <table:table-cell table:style-name="ce1" office:value-type="float" office:value="-0.00361388553394729" calcext:value-type="float">
            <text:p>-0,0036138855</text:p>
          </table:table-cell>
          <table:table-cell table:style-name="ce1" office:value-type="float" office:value="0.0658714514884914" calcext:value-type="float">
            <text:p>0,0658714515</text:p>
          </table:table-cell>
          <table:table-cell table:style-name="ce1" office:value-type="float" office:value="0.47695517539978" calcext:value-type="float">
            <text:p>0,4769551754</text:p>
          </table:table-cell>
          <table:table-cell table:style-name="ce1" office:value-type="float" office:value="0.476924419403076" calcext:value-type="float">
            <text:p>0,4769244194</text:p>
          </table:table-cell>
          <table:table-cell table:style-name="ce1" office:value-type="float" office:value="0.476927995681763" calcext:value-type="float">
            <text:p>0,4769279957</text:p>
          </table:table-cell>
          <table:table-cell table:style-name="ce1" office:value-type="float" office:value="-0.153291955590248" calcext:value-type="float">
            <text:p>-0,1532919556</text:p>
          </table:table-cell>
          <table:table-cell table:style-name="ce1" office:value-type="float" office:value="4.10424661636353" calcext:value-type="float">
            <text:p>4,1042466164</text:p>
          </table:table-cell>
          <table:table-cell table:style-name="ce1" office:value-type="float" office:value="-2.65087175369263" calcext:value-type="float">
            <text:p>-2,6508717537</text:p>
          </table:table-cell>
        </table:table-row>
        <table:table-row table:style-name="ro1">
          <table:table-cell table:style-name="ce1" office:value-type="string" calcext:value-type="string">
            <text:p>1.103339672088623</text:p>
          </table:table-cell>
          <table:table-cell table:style-name="ce1" office:value-type="string" calcext:value-type="string">
            <text:p>0.013547658920288086</text:p>
          </table:table-cell>
          <table:table-cell table:style-name="ce1" office:value-type="string" calcext:value-type="string">
            <text:p>29.6328022480011</text:p>
          </table:table-cell>
          <table:table-cell table:style-name="ce1" office:value-type="float" office:value="0.167281061410904" calcext:value-type="float">
            <text:p>0,1672810614</text:p>
          </table:table-cell>
          <table:table-cell table:style-name="ce1" office:value-type="float" office:value="-0.112534537911415" calcext:value-type="float">
            <text:p>-0,1125345379</text:p>
          </table:table-cell>
          <table:table-cell table:style-name="ce1" office:value-type="float" office:value="2.05122137069702" calcext:value-type="float">
            <text:p>2,0512213707</text:p>
          </table:table-cell>
          <table:table-cell table:style-name="ce1" office:value-type="float" office:value="-0.0393614150658513" calcext:value-type="float">
            <text:p>-0,0393614151</text:p>
          </table:table-cell>
          <table:table-cell table:number-columns-repeated="2" table:style-name="ce1" office:value-type="float" office:value="0.00484550001797868" calcext:value-type="float">
            <text:p>0,0048455</text:p>
          </table:table-cell>
          <table:table-cell table:style-name="ce1" office:value-type="float" office:value="-0.166173413395882" calcext:value-type="float">
            <text:p>-0,1661734134</text:p>
          </table:table-cell>
          <table:table-cell table:style-name="ce1" office:value-type="float" office:value="4.10380411148071" calcext:value-type="float">
            <text:p>4,1038041115</text:p>
          </table:table-cell>
          <table:table-cell table:style-name="ce1" office:value-type="float" office:value="-2.6159131526947" calcext:value-type="float">
            <text:p>-2,6159131527</text:p>
          </table:table-cell>
          <table:table-cell table:style-name="ce1" office:value-type="string" calcext:value-type="string">
            <text:p>-0.039361415065851266</text:p>
          </table:table-cell>
          <table:table-cell table:style-name="ce1" office:value-type="string" calcext:value-type="string">
            <text:p>0.00484550001797868</text:p>
          </table:table-cell>
          <table:table-cell table:style-name="ce1" office:value-type="string" calcext:value-type="string">
            <text:p>-0.13622551011296713</text:p>
          </table:table-cell>
          <table:table-cell table:style-name="ce1" office:value-type="float" office:value="-0.0438311249017715" calcext:value-type="float">
            <text:p>-0,0438311249</text:p>
          </table:table-cell>
          <table:table-cell table:style-name="ce1" office:value-type="float" office:value="0.0284517835825682" calcext:value-type="float">
            <text:p>0,0284517836</text:p>
          </table:table-cell>
          <table:table-cell table:style-name="ce1" office:value-type="float" office:value="-0.0922697147369385" calcext:value-type="float">
            <text:p>-0,0922697147</text:p>
          </table:table-cell>
          <table:table-cell table:style-name="ce1" office:value-type="float" office:value="0.0516800489564405" calcext:value-type="float">
            <text:p>0,051680049</text:p>
          </table:table-cell>
          <table:table-cell table:style-name="ce1" office:value-type="float" office:value="-0.335630498432291" calcext:value-type="float">
            <text:p>-0,33563049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40842563587778" calcext:value-type="float">
            <text:p>0,0340842564</text:p>
          </table:table-cell>
          <table:table-cell table:style-name="ce1" office:value-type="float" office:value="-0.00448594697316438" calcext:value-type="float">
            <text:p>-0,004485947</text:p>
          </table:table-cell>
          <table:table-cell table:style-name="ce1" office:value-type="float" office:value="0.0817681849588534" calcext:value-type="float">
            <text:p>0,081768185</text:p>
          </table:table-cell>
          <table:table-cell table:number-columns-repeated="2" table:style-name="ce1" office:value-type="float" office:value="0.461003065109253" calcext:value-type="float">
            <text:p>0,4610030651</text:p>
          </table:table-cell>
          <table:table-cell table:style-name="ce1" office:value-type="float" office:value="0.461000442504883" calcext:value-type="float">
            <text:p>0,4610004425</text:p>
          </table:table-cell>
          <table:table-cell table:style-name="ce1" office:value-type="float" office:value="-0.166173413395882" calcext:value-type="float">
            <text:p>-0,1661734134</text:p>
          </table:table-cell>
          <table:table-cell table:style-name="ce1" office:value-type="float" office:value="4.10380411148071" calcext:value-type="float">
            <text:p>4,1038041115</text:p>
          </table:table-cell>
          <table:table-cell table:style-name="ce1" office:value-type="float" office:value="-2.6159131526947" calcext:value-type="float">
            <text:p>-2,6159131527</text:p>
          </table:table-cell>
        </table:table-row>
        <table:table-row table:style-name="ro1">
          <table:table-cell table:style-name="ce1" office:value-type="string" calcext:value-type="string">
            <text:p>1.1164522171020508</text:p>
          </table:table-cell>
          <table:table-cell table:style-name="ce1" office:value-type="string" calcext:value-type="string">
            <text:p>0.013112545013427734</text:p>
          </table:table-cell>
          <table:table-cell table:style-name="ce1" office:value-type="string" calcext:value-type="string">
            <text:p>30.113319635391235</text:p>
          </table:table-cell>
          <table:table-cell table:style-name="ce1" office:value-type="float" office:value="0.146658226847649" calcext:value-type="float">
            <text:p>0,1466582268</text:p>
          </table:table-cell>
          <table:table-cell table:style-name="ce1" office:value-type="float" office:value="-0.110741920769215" calcext:value-type="float">
            <text:p>-0,1107419208</text:p>
          </table:table-cell>
          <table:table-cell table:style-name="ce1" office:value-type="float" office:value="2.01854658126831" calcext:value-type="float">
            <text:p>2,0185465813</text:p>
          </table:table-cell>
          <table:table-cell table:style-name="ce1" office:value-type="float" office:value="-0.0434207020941857" calcext:value-type="float">
            <text:p>-0,0434207021</text:p>
          </table:table-cell>
          <table:table-cell table:number-columns-repeated="2" table:style-name="ce1" office:value-type="float" office:value="0.00836477475234658" calcext:value-type="float">
            <text:p>0,0083647748</text:p>
          </table:table-cell>
          <table:table-cell table:style-name="ce1" office:value-type="float" office:value="-0.180136978626251" calcext:value-type="float">
            <text:p>-0,1801369786</text:p>
          </table:table-cell>
          <table:table-cell table:style-name="ce1" office:value-type="float" office:value="4.10450410842896" calcext:value-type="float">
            <text:p>4,1045041084</text:p>
          </table:table-cell>
          <table:table-cell table:style-name="ce1" office:value-type="float" office:value="-2.58137440681458" calcext:value-type="float">
            <text:p>-2,5813744068</text:p>
          </table:table-cell>
          <table:table-cell table:style-name="ce1" office:value-type="string" calcext:value-type="string">
            <text:p>-0.043420702094185706</text:p>
          </table:table-cell>
          <table:table-cell table:style-name="ce1" office:value-type="string" calcext:value-type="string">
            <text:p>0.008364774752346585</text:p>
          </table:table-cell>
          <table:table-cell table:style-name="ce1" office:value-type="string" calcext:value-type="string">
            <text:p>-0.13585862813846647</text:p>
          </table:table-cell>
          <table:table-cell table:style-name="ce1" office:value-type="float" office:value="-0.041820265352726" calcext:value-type="float">
            <text:p>-0,0418202654</text:p>
          </table:table-cell>
          <table:table-cell table:style-name="ce1" office:value-type="float" office:value="0.0281336344778538" calcext:value-type="float">
            <text:p>0,0281336345</text:p>
          </table:table-cell>
          <table:table-cell table:style-name="ce1" office:value-type="float" office:value="-0.0910635112762451" calcext:value-type="float">
            <text:p>-0,0910635113</text:p>
          </table:table-cell>
          <table:table-cell table:style-name="ce1" office:value-type="float" office:value="-0.028831946406734" calcext:value-type="float">
            <text:p>-0,0288319464</text:p>
          </table:table-cell>
          <table:table-cell table:style-name="ce1" office:value-type="float" office:value="-0.281467961122406" calcext:value-type="float">
            <text:p>-0,28146796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67119802804664" calcext:value-type="float">
            <text:p>0,0167119803</text:p>
          </table:table-cell>
          <table:table-cell table:style-name="ce1" office:value-type="float" office:value="-0.00264409787755126" calcext:value-type="float">
            <text:p>-0,0026440979</text:p>
          </table:table-cell>
          <table:table-cell table:style-name="ce1" office:value-type="float" office:value="0.0481953255111453" calcext:value-type="float">
            <text:p>0,0481953255</text:p>
          </table:table-cell>
          <table:table-cell table:style-name="ce1" office:value-type="float" office:value="0.481297731399536" calcext:value-type="float">
            <text:p>0,4812977314</text:p>
          </table:table-cell>
          <table:table-cell table:style-name="ce1" office:value-type="float" office:value="0.481297016143799" calcext:value-type="float">
            <text:p>0,4812970161</text:p>
          </table:table-cell>
          <table:table-cell table:style-name="ce1" office:value-type="float" office:value="0.481296062469482" calcext:value-type="float">
            <text:p>0,4812960625</text:p>
          </table:table-cell>
          <table:table-cell table:style-name="ce1" office:value-type="float" office:value="-0.180136978626251" calcext:value-type="float">
            <text:p>-0,1801369786</text:p>
          </table:table-cell>
          <table:table-cell table:style-name="ce1" office:value-type="float" office:value="4.10450410842896" calcext:value-type="float">
            <text:p>4,1045041084</text:p>
          </table:table-cell>
          <table:table-cell table:style-name="ce1" office:value-type="float" office:value="-2.58137440681458" calcext:value-type="float">
            <text:p>-2,5813744068</text:p>
          </table:table-cell>
        </table:table-row>
        <table:table-row table:style-name="ro1">
          <table:table-cell table:style-name="ce1" office:value-type="string" calcext:value-type="string">
            <text:p>1.1343119144439697</text:p>
          </table:table-cell>
          <table:table-cell table:style-name="ce1" office:value-type="string" calcext:value-type="string">
            <text:p>0.017859697341918945</text:p>
          </table:table-cell>
          <table:table-cell table:style-name="ce1" office:value-type="string" calcext:value-type="string">
            <text:p>30.56739592552185</text:p>
          </table:table-cell>
          <table:table-cell table:style-name="ce1" office:value-type="float" office:value="0.138748943805695" calcext:value-type="float">
            <text:p>0,1387489438</text:p>
          </table:table-cell>
          <table:table-cell table:style-name="ce1" office:value-type="float" office:value="-0.109227895736694" calcext:value-type="float">
            <text:p>-0,1092278957</text:p>
          </table:table-cell>
          <table:table-cell table:style-name="ce1" office:value-type="float" office:value="1.9909496307373" calcext:value-type="float">
            <text:p>1,9909496307</text:p>
          </table:table-cell>
          <table:table-cell table:style-name="ce1" office:value-type="float" office:value="-0.0422183126013526" calcext:value-type="float">
            <text:p>-0,0422183126</text:p>
          </table:table-cell>
          <table:table-cell table:number-columns-repeated="2" table:style-name="ce1" office:value-type="float" office:value="0.0114099055593052" calcext:value-type="float">
            <text:p>0,0114099056</text:p>
          </table:table-cell>
          <table:table-cell table:style-name="ce1" office:value-type="float" office:value="-0.180136978626251" calcext:value-type="float">
            <text:p>-0,1801369786</text:p>
          </table:table-cell>
          <table:table-cell table:style-name="ce1" office:value-type="float" office:value="4.10450410842896" calcext:value-type="float">
            <text:p>4,1045041084</text:p>
          </table:table-cell>
          <table:table-cell table:style-name="ce1" office:value-type="float" office:value="-2.58137440681458" calcext:value-type="float">
            <text:p>-2,5813744068</text:p>
          </table:table-cell>
          <table:table-cell table:style-name="ce1" office:value-type="string" calcext:value-type="string">
            <text:p>-0.0422183126013526</text:p>
          </table:table-cell>
          <table:table-cell table:style-name="ce1" office:value-type="string" calcext:value-type="string">
            <text:p>0.011409905559305152</text:p>
          </table:table-cell>
          <table:table-cell table:style-name="ce1" office:value-type="string" calcext:value-type="string">
            <text:p>-0.13356838481016595</text:p>
          </table:table-cell>
          <table:table-cell table:style-name="ce1" office:value-type="float" office:value="-0.0366645567119122" calcext:value-type="float">
            <text:p>-0,0366645567</text:p>
          </table:table-cell>
          <table:table-cell table:style-name="ce1" office:value-type="float" office:value="0.0276854801923037" calcext:value-type="float">
            <text:p>0,0276854802</text:p>
          </table:table-cell>
          <table:table-cell table:style-name="ce1" office:value-type="float" office:value="-0.0893644222259522" calcext:value-type="float">
            <text:p>-0,0893644222</text:p>
          </table:table-cell>
          <table:table-cell table:style-name="ce1" office:value-type="float" office:value="-0.0955335954606168" calcext:value-type="float">
            <text:p>-0,0955335955</text:p>
          </table:table-cell>
          <table:table-cell table:style-name="ce1" office:value-type="float" office:value="-0.231100567460938" calcext:value-type="float">
            <text:p>-0,23110056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453438317121092" calcext:value-type="float">
            <text:p>0,0453438317</text:p>
          </table:table-cell>
          <table:table-cell table:style-name="ce1" office:value-type="float" office:value="-0.00394139642931281" calcext:value-type="float">
            <text:p>-0,0039413964</text:p>
          </table:table-cell>
          <table:table-cell table:style-name="ce1" office:value-type="float" office:value="0.071841496631447" calcext:value-type="float">
            <text:p>0,0718414966</text:p>
          </table:table-cell>
          <table:table-cell table:style-name="ce1" office:value-type="float" office:value="0.45481014251709" calcext:value-type="float">
            <text:p>0,4548101425</text:p>
          </table:table-cell>
          <table:table-cell table:number-columns-repeated="2" table:style-name="ce1" office:value-type="float" office:value="0.454817771911621" calcext:value-type="float">
            <text:p>0,4548177719</text:p>
          </table:table-cell>
          <table:table-cell table:style-name="ce1" office:value-type="float" office:value="-0.180136978626251" calcext:value-type="float">
            <text:p>-0,1801369786</text:p>
          </table:table-cell>
          <table:table-cell table:style-name="ce1" office:value-type="float" office:value="4.10450410842896" calcext:value-type="float">
            <text:p>4,1045041084</text:p>
          </table:table-cell>
          <table:table-cell table:style-name="ce1" office:value-type="float" office:value="-2.58137440681458" calcext:value-type="float">
            <text:p>-2,5813744068</text:p>
          </table:table-cell>
        </table:table-row>
        <table:table-row table:style-name="ro1">
          <table:table-cell table:style-name="ce1" office:value-type="string" calcext:value-type="string">
            <text:p>1.157505989074707</text:p>
          </table:table-cell>
          <table:table-cell table:style-name="ce1" office:value-type="string" calcext:value-type="string">
            <text:p>0.023194074630737305</text:p>
          </table:table-cell>
          <table:table-cell table:style-name="ce1" office:value-type="string" calcext:value-type="string">
            <text:p>31.06811213493347</text:p>
          </table:table-cell>
          <table:table-cell table:style-name="ce1" office:value-type="float" office:value="0.125177383422852" calcext:value-type="float">
            <text:p>0,1251773834</text:p>
          </table:table-cell>
          <table:table-cell table:style-name="ce1" office:value-type="float" office:value="-0.107710771262646" calcext:value-type="float">
            <text:p>-0,1077107713</text:p>
          </table:table-cell>
          <table:table-cell table:style-name="ce1" office:value-type="float" office:value="1.96329629421234" calcext:value-type="float">
            <text:p>1,9632962942</text:p>
          </table:table-cell>
          <table:table-cell table:style-name="ce1" office:value-type="float" office:value="-0.0458294461505634" calcext:value-type="float">
            <text:p>-0,0458294462</text:p>
          </table:table-cell>
          <table:table-cell table:number-columns-repeated="2" table:style-name="ce1" office:value-type="float" office:value="0.0148728181757972" calcext:value-type="float">
            <text:p>0,0148728182</text:p>
          </table:table-cell>
          <table:table-cell table:style-name="ce1" office:value-type="float" office:value="-0.207308202981949" calcext:value-type="float">
            <text:p>-0,207308203</text:p>
          </table:table-cell>
          <table:table-cell table:style-name="ce1" office:value-type="float" office:value="4.10937881469727" calcext:value-type="float">
            <text:p>4,1093788147</text:p>
          </table:table-cell>
          <table:table-cell table:style-name="ce1" office:value-type="float" office:value="-2.51361417770386" calcext:value-type="float">
            <text:p>-2,5136141777</text:p>
          </table:table-cell>
          <table:table-cell table:style-name="ce1" office:value-type="string" calcext:value-type="string">
            <text:p>-0.04582944615056341</text:p>
          </table:table-cell>
          <table:table-cell table:style-name="ce1" office:value-type="string" calcext:value-type="string">
            <text:p>0.01487281817579718</text:p>
          </table:table-cell>
          <table:table-cell table:style-name="ce1" office:value-type="string" calcext:value-type="string">
            <text:p>-0.13254797543349844</text:p>
          </table:table-cell>
          <table:table-cell table:style-name="ce1" office:value-type="float" office:value="-0.0346872359514236" calcext:value-type="float">
            <text:p>-0,034687236</text:p>
          </table:table-cell>
          <table:table-cell table:style-name="ce1" office:value-type="float" office:value="0.0273069739341736" calcext:value-type="float">
            <text:p>0,0273069739</text:p>
          </table:table-cell>
          <table:table-cell table:style-name="ce1" office:value-type="float" office:value="-0.0879293807983398" calcext:value-type="float">
            <text:p>-0,0879293808</text:p>
          </table:table-cell>
          <table:table-cell table:style-name="ce1" office:value-type="float" office:value="-0.164830262436632" calcext:value-type="float">
            <text:p>-0,1648302624</text:p>
          </table:table-cell>
          <table:table-cell table:style-name="ce1" office:value-type="float" office:value="-0.176548130701402" calcext:value-type="float">
            <text:p>-0,17654813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8363268569792" calcext:value-type="float">
            <text:p>0,0158363269</text:p>
          </table:table-cell>
          <table:table-cell table:style-name="ce1" office:value-type="float" office:value="-0.00303146437113028" calcext:value-type="float">
            <text:p>-0,0030314644</text:p>
          </table:table-cell>
          <table:table-cell table:style-name="ce1" office:value-type="float" office:value="0.0552562145936556" calcext:value-type="float">
            <text:p>0,0552562146</text:p>
          </table:table-cell>
          <table:table-cell table:style-name="ce1" office:value-type="float" office:value="0.499439239501953" calcext:value-type="float">
            <text:p>0,4994392395</text:p>
          </table:table-cell>
          <table:table-cell table:style-name="ce1" office:value-type="float" office:value="0.499436855316162" calcext:value-type="float">
            <text:p>0,4994368553</text:p>
          </table:table-cell>
          <table:table-cell table:style-name="ce1" office:value-type="float" office:value="0.499436140060425" calcext:value-type="float">
            <text:p>0,4994361401</text:p>
          </table:table-cell>
          <table:table-cell table:style-name="ce1" office:value-type="float" office:value="-0.207308202981949" calcext:value-type="float">
            <text:p>-0,207308203</text:p>
          </table:table-cell>
          <table:table-cell table:style-name="ce1" office:value-type="float" office:value="4.10937881469727" calcext:value-type="float">
            <text:p>4,1093788147</text:p>
          </table:table-cell>
          <table:table-cell table:style-name="ce1" office:value-type="float" office:value="-2.51361417770386" calcext:value-type="float">
            <text:p>-2,5136141777</text:p>
          </table:table-cell>
        </table:table-row>
        <table:table-row table:style-name="ro1">
          <table:table-cell table:style-name="ce1" office:value-type="string" calcext:value-type="string">
            <text:p>1.17063570022583</text:p>
          </table:table-cell>
          <table:table-cell table:style-name="ce1" office:value-type="string" calcext:value-type="string">
            <text:p>0.013129711151123047</text:p>
          </table:table-cell>
          <table:table-cell table:style-name="ce1" office:value-type="string" calcext:value-type="string">
            <text:p>31.56634545326233</text:p>
          </table:table-cell>
          <table:table-cell table:style-name="ce1" office:value-type="float" office:value="0.111701376736164" calcext:value-type="float">
            <text:p>0,1117013767</text:p>
          </table:table-cell>
          <table:table-cell table:style-name="ce1" office:value-type="float" office:value="-0.100244827568531" calcext:value-type="float">
            <text:p>-0,1002448276</text:p>
          </table:table-cell>
          <table:table-cell table:style-name="ce1" office:value-type="float" office:value="1.93162298202515" calcext:value-type="float">
            <text:p>1,931622982</text:p>
          </table:table-cell>
          <table:table-cell table:style-name="ce1" office:value-type="float" office:value="-0.0465151672807247" calcext:value-type="float">
            <text:p>-0,0465151673</text:p>
          </table:table-cell>
          <table:table-cell table:number-columns-repeated="2" table:style-name="ce1" office:value-type="float" office:value="0.0182481888263294" calcext:value-type="float">
            <text:p>0,0182481888</text:p>
          </table:table-cell>
          <table:table-cell table:style-name="ce1" office:value-type="float" office:value="-0.218400821089745" calcext:value-type="float">
            <text:p>-0,2184008211</text:p>
          </table:table-cell>
          <table:table-cell table:style-name="ce1" office:value-type="float" office:value="4.11361169815064" calcext:value-type="float">
            <text:p>4,1136116982</text:p>
          </table:table-cell>
          <table:table-cell table:style-name="ce1" office:value-type="float" office:value="-2.48035407066345" calcext:value-type="float">
            <text:p>-2,4803540707</text:p>
          </table:table-cell>
          <table:table-cell table:style-name="ce1" office:value-type="string" calcext:value-type="string">
            <text:p>-0.04651516728072467</text:p>
          </table:table-cell>
          <table:table-cell table:style-name="ce1" office:value-type="string" calcext:value-type="string">
            <text:p>0.018248188826329368</text:p>
          </table:table-cell>
          <table:table-cell table:style-name="ce1" office:value-type="string" calcext:value-type="string">
            <text:p>-0.13110327239875255</text:p>
          </table:table-cell>
          <table:table-cell table:style-name="ce1" office:value-type="float" office:value="-0.0312943458557129" calcext:value-type="float">
            <text:p>-0,0312943459</text:p>
          </table:table-cell>
          <table:table-cell table:style-name="ce1" office:value-type="float" office:value="0.0269276928156614" calcext:value-type="float">
            <text:p>0,0269276928</text:p>
          </table:table-cell>
          <table:table-cell table:style-name="ce1" office:value-type="float" office:value="-0.0864914072990417" calcext:value-type="float">
            <text:p>-0,0864914073</text:p>
          </table:table-cell>
          <table:table-cell table:style-name="ce1" office:value-type="float" office:value="-0.227172586860385" calcext:value-type="float">
            <text:p>-0,2271725869</text:p>
          </table:table-cell>
          <table:table-cell table:style-name="ce1" office:value-type="float" office:value="-0.122904966648132" calcext:value-type="float">
            <text:p>-0,12290496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72503862086067" calcext:value-type="float">
            <text:p>0,0272503862</text:p>
          </table:table-cell>
          <table:table-cell table:style-name="ce1" office:value-type="float" office:value="-0.0030462529585119" calcext:value-type="float">
            <text:p>-0,003046253</text:p>
          </table:table-cell>
          <table:table-cell table:style-name="ce1" office:value-type="float" office:value="0.0555253960115679" calcext:value-type="float">
            <text:p>0,055525396</text:p>
          </table:table-cell>
          <table:table-cell table:style-name="ce1" office:value-type="float" office:value="0.498031854629517" calcext:value-type="float">
            <text:p>0,4980318546</text:p>
          </table:table-cell>
          <table:table-cell table:style-name="ce1" office:value-type="float" office:value="0.498029708862305" calcext:value-type="float">
            <text:p>0,4980297089</text:p>
          </table:table-cell>
          <table:table-cell table:style-name="ce1" office:value-type="float" office:value="0.498030424118042" calcext:value-type="float">
            <text:p>0,4980304241</text:p>
          </table:table-cell>
          <table:table-cell table:style-name="ce1" office:value-type="float" office:value="-0.218400821089745" calcext:value-type="float">
            <text:p>-0,2184008211</text:p>
          </table:table-cell>
          <table:table-cell table:style-name="ce1" office:value-type="float" office:value="4.11361169815064" calcext:value-type="float">
            <text:p>4,1136116982</text:p>
          </table:table-cell>
          <table:table-cell table:style-name="ce1" office:value-type="float" office:value="-2.48035407066345" calcext:value-type="float">
            <text:p>-2,4803540707</text:p>
          </table:table-cell>
        </table:table-row>
        <table:table-row table:style-name="ro1">
          <table:table-cell table:style-name="ce1" office:value-type="string" calcext:value-type="string">
            <text:p>1.1841611862182617</text:p>
          </table:table-cell>
          <table:table-cell table:style-name="ce1" office:value-type="string" calcext:value-type="string">
            <text:p>0.01352548599243164</text:p>
          </table:table-cell>
          <table:table-cell table:style-name="ce1" office:value-type="string" calcext:value-type="string">
            <text:p>32.02134680747986</text:p>
          </table:table-cell>
          <table:table-cell table:style-name="ce1" office:value-type="float" office:value="0.104410782456398" calcext:value-type="float">
            <text:p>0,1044107825</text:p>
          </table:table-cell>
          <table:table-cell table:style-name="ce1" office:value-type="float" office:value="-0.0931231305003166" calcext:value-type="float">
            <text:p>-0,0931231305</text:p>
          </table:table-cell>
          <table:table-cell table:style-name="ce1" office:value-type="float" office:value="1.9031457901001" calcext:value-type="float">
            <text:p>1,9031457901</text:p>
          </table:table-cell>
          <table:table-cell table:style-name="ce1" office:value-type="float" office:value="-0.0466459436444069" calcext:value-type="float">
            <text:p>-0,0466459436</text:p>
          </table:table-cell>
          <table:table-cell table:number-columns-repeated="2" table:style-name="ce1" office:value-type="float" office:value="0.0192416687138847" calcext:value-type="float">
            <text:p>0,0192416687</text:p>
          </table:table-cell>
          <table:table-cell table:style-name="ce1" office:value-type="float" office:value="-0.228538647294044" calcext:value-type="float">
            <text:p>-0,2285386473</text:p>
          </table:table-cell>
          <table:table-cell table:style-name="ce1" office:value-type="float" office:value="4.1185793876648" calcext:value-type="float">
            <text:p>4,1185793877</text:p>
          </table:table-cell>
          <table:table-cell table:style-name="ce1" office:value-type="float" office:value="-2.44735765457153" calcext:value-type="float">
            <text:p>-2,4473576546</text:p>
          </table:table-cell>
          <table:table-cell table:style-name="ce1" office:value-type="string" calcext:value-type="string">
            <text:p>-0.046645943644406905</text:p>
          </table:table-cell>
          <table:table-cell table:style-name="ce1" office:value-type="string" calcext:value-type="string">
            <text:p>0.019241668713884698</text:p>
          </table:table-cell>
          <table:table-cell table:style-name="ce1" office:value-type="string" calcext:value-type="string">
            <text:p>-0.12910470819126618</text:p>
          </table:table-cell>
          <table:table-cell table:style-name="ce1" office:value-type="float" office:value="-0.027925344184041" calcext:value-type="float">
            <text:p>-0,0279253442</text:p>
          </table:table-cell>
          <table:table-cell table:style-name="ce1" office:value-type="float" office:value="0.0250612068921328" calcext:value-type="float">
            <text:p>0,0250612069</text:p>
          </table:table-cell>
          <table:table-cell table:style-name="ce1" office:value-type="float" office:value="-0.0848443950653076" calcext:value-type="float">
            <text:p>-0,0848443951</text:p>
          </table:table-cell>
          <table:table-cell table:style-name="ce1" office:value-type="float" office:value="-0.278011725022709" calcext:value-type="float">
            <text:p>-0,278011725</text:p>
          </table:table-cell>
          <table:table-cell table:style-name="ce1" office:value-type="float" office:value="-0.0772780187032165" calcext:value-type="float">
            <text:p>-0,07727801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96088516489503" calcext:value-type="float">
            <text:p>0,0296088516</text:p>
          </table:table-cell>
          <table:table-cell table:style-name="ce1" office:value-type="float" office:value="-0.0164030747609162" calcext:value-type="float">
            <text:p>-0,0164030748</text:p>
          </table:table-cell>
          <table:table-cell table:style-name="ce1" office:value-type="float" office:value="0.0695874749616568" calcext:value-type="float">
            <text:p>0,069587475</text:p>
          </table:table-cell>
          <table:table-cell table:style-name="ce1" office:value-type="float" office:value="0.455134391784668" calcext:value-type="float">
            <text:p>0,4551343918</text:p>
          </table:table-cell>
          <table:table-cell table:style-name="ce1" office:value-type="float" office:value="0.45515513420105" calcext:value-type="float">
            <text:p>0,4551551342</text:p>
          </table:table-cell>
          <table:table-cell table:style-name="ce1" office:value-type="float" office:value="0.455158233642578" calcext:value-type="float">
            <text:p>0,4551582336</text:p>
          </table:table-cell>
          <table:table-cell table:style-name="ce1" office:value-type="float" office:value="-0.228538647294044" calcext:value-type="float">
            <text:p>-0,2285386473</text:p>
          </table:table-cell>
          <table:table-cell table:style-name="ce1" office:value-type="float" office:value="4.1185793876648" calcext:value-type="float">
            <text:p>4,1185793877</text:p>
          </table:table-cell>
          <table:table-cell table:style-name="ce1" office:value-type="float" office:value="-2.44735765457153" calcext:value-type="float">
            <text:p>-2,4473576546</text:p>
          </table:table-cell>
        </table:table-row>
        <table:table-row table:style-name="ro1">
          <table:table-cell table:style-name="ce1" office:value-type="string" calcext:value-type="string">
            <text:p>1.1975386142730713</text:p>
          </table:table-cell>
          <table:table-cell table:style-name="ce1" office:value-type="string" calcext:value-type="string">
            <text:p>0.01337742805480957</text:p>
          </table:table-cell>
          <table:table-cell table:style-name="ce1" office:value-type="string" calcext:value-type="string">
            <text:p>32.49707579612732</text:p>
          </table:table-cell>
          <table:table-cell table:style-name="ce1" office:value-type="float" office:value="0.0914728939533234" calcext:value-type="float">
            <text:p>0,091472894</text:p>
          </table:table-cell>
          <table:table-cell table:style-name="ce1" office:value-type="float" office:value="-0.0859290808439255" calcext:value-type="float">
            <text:p>-0,0859290808</text:p>
          </table:table-cell>
          <table:table-cell table:style-name="ce1" office:value-type="float" office:value="1.869420170784" calcext:value-type="float">
            <text:p>1,8694201708</text:p>
          </table:table-cell>
          <table:table-cell table:style-name="ce1" office:value-type="float" office:value="-0.0486590970598398" calcext:value-type="float">
            <text:p>-0,0486590971</text:p>
          </table:table-cell>
          <table:table-cell table:number-columns-repeated="2" table:style-name="ce1" office:value-type="float" office:value="0.0205995415134231" calcext:value-type="float">
            <text:p>0,0205995415</text:p>
          </table:table-cell>
          <table:table-cell table:style-name="ce1" office:value-type="float" office:value="-0.238529965281486" calcext:value-type="float">
            <text:p>-0,2385299653</text:p>
          </table:table-cell>
          <table:table-cell table:style-name="ce1" office:value-type="float" office:value="4.12422657012939" calcext:value-type="float">
            <text:p>4,1242265701</text:p>
          </table:table-cell>
          <table:table-cell table:style-name="ce1" office:value-type="float" office:value="-2.41486573219299" calcext:value-type="float">
            <text:p>-2,4148657322</text:p>
          </table:table-cell>
          <table:table-cell table:style-name="ce1" office:value-type="string" calcext:value-type="string">
            <text:p>-0.0486590970598398</text:p>
          </table:table-cell>
          <table:table-cell table:style-name="ce1" office:value-type="string" calcext:value-type="string">
            <text:p>0.020599541513423063</text:p>
          </table:table-cell>
          <table:table-cell table:style-name="ce1" office:value-type="string" calcext:value-type="string">
            <text:p>-0.12786765773371156</text:p>
          </table:table-cell>
          <table:table-cell table:style-name="ce1" office:value-type="float" office:value="-0.0261026956140995" calcext:value-type="float">
            <text:p>-0,0261026956</text:p>
          </table:table-cell>
          <table:table-cell table:style-name="ce1" office:value-type="float" office:value="0.0232807826250792" calcext:value-type="float">
            <text:p>0,0232807826</text:p>
          </table:table-cell>
          <table:table-cell table:style-name="ce1" office:value-type="float" office:value="-0.0833635810852051" calcext:value-type="float">
            <text:p>-0,0833635811</text:p>
          </table:table-cell>
          <table:table-cell table:style-name="ce1" office:value-type="float" office:value="-0.327705116153234" calcext:value-type="float">
            <text:p>-0,3277051162</text:p>
          </table:table-cell>
          <table:table-cell table:style-name="ce1" office:value-type="float" office:value="-0.0329591062058956" calcext:value-type="float">
            <text:p>-0,03295910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3182673994436" calcext:value-type="float">
            <text:p>0,0153182674</text:p>
          </table:table-cell>
          <table:table-cell table:style-name="ce1" office:value-type="float" office:value="-0.0149641470897361" calcext:value-type="float">
            <text:p>-0,0149641471</text:p>
          </table:table-cell>
          <table:table-cell table:style-name="ce1" office:value-type="float" office:value="0.0598369340597407" calcext:value-type="float">
            <text:p>0,0598369341</text:p>
          </table:table-cell>
          <table:table-cell table:style-name="ce1" office:value-type="float" office:value="0.475941181182861" calcext:value-type="float">
            <text:p>0,4759411812</text:p>
          </table:table-cell>
          <table:table-cell table:style-name="ce1" office:value-type="float" office:value="0.475917339324951" calcext:value-type="float">
            <text:p>0,4759173393</text:p>
          </table:table-cell>
          <table:table-cell table:style-name="ce1" office:value-type="float" office:value="0.475913286209106" calcext:value-type="float">
            <text:p>0,4759132862</text:p>
          </table:table-cell>
          <table:table-cell table:style-name="ce1" office:value-type="float" office:value="-0.238529965281486" calcext:value-type="float">
            <text:p>-0,2385299653</text:p>
          </table:table-cell>
          <table:table-cell table:style-name="ce1" office:value-type="float" office:value="4.12422657012939" calcext:value-type="float">
            <text:p>4,1242265701</text:p>
          </table:table-cell>
          <table:table-cell table:style-name="ce1" office:value-type="float" office:value="-2.41486573219299" calcext:value-type="float">
            <text:p>-2,4148657322</text:p>
          </table:table-cell>
        </table:table-row>
        <table:table-row table:style-name="ro1">
          <table:table-cell table:style-name="ce1" office:value-type="string" calcext:value-type="string">
            <text:p>1.2157070636749268</text:p>
          </table:table-cell>
          <table:table-cell table:style-name="ce1" office:value-type="string" calcext:value-type="string">
            <text:p>0.01816844940185547</text:p>
          </table:table-cell>
          <table:table-cell table:style-name="ce1" office:value-type="string" calcext:value-type="string">
            <text:p>33.02085781097412</text:p>
          </table:table-cell>
          <table:table-cell table:style-name="ce1" office:value-type="float" office:value="-0.13032770662764" calcext:value-type="float">
            <text:p>-0,1303277066</text:p>
          </table:table-cell>
          <table:table-cell table:style-name="ce1" office:value-type="float" office:value="0.0431199327663139" calcext:value-type="float">
            <text:p>0,0431199328</text:p>
          </table:table-cell>
          <table:table-cell table:style-name="ce1" office:value-type="float" office:value="2.00025859732687" calcext:value-type="float">
            <text:p>2,0002585973</text:p>
          </table:table-cell>
          <table:table-cell table:style-name="ce1" office:value-type="float" office:value="-0.0485435618252724" calcext:value-type="float">
            <text:p>-0,0485435618</text:p>
          </table:table-cell>
          <table:table-cell table:number-columns-repeated="2" table:style-name="ce1" office:value-type="float" office:value="0.0219820913099862" calcext:value-type="float">
            <text:p>0,0219820913</text:p>
          </table:table-cell>
          <table:table-cell table:style-name="ce1" office:value-type="float" office:value="-0.238529965281486" calcext:value-type="float">
            <text:p>-0,2385299653</text:p>
          </table:table-cell>
          <table:table-cell table:style-name="ce1" office:value-type="float" office:value="4.12422657012939" calcext:value-type="float">
            <text:p>4,1242265701</text:p>
          </table:table-cell>
          <table:table-cell table:style-name="ce1" office:value-type="float" office:value="-2.41486573219299" calcext:value-type="float">
            <text:p>-2,4148657322</text:p>
          </table:table-cell>
          <table:table-cell table:style-name="ce1" office:value-type="string" calcext:value-type="string">
            <text:p>-0.04854356182527241</text:p>
          </table:table-cell>
          <table:table-cell table:style-name="ce1" office:value-type="string" calcext:value-type="string">
            <text:p>0.021982091309986195</text:p>
          </table:table-cell>
          <table:table-cell table:style-name="ce1" office:value-type="string" calcext:value-type="string">
            <text:p>-0.1260000269933219</text:p>
          </table:table-cell>
          <table:table-cell table:style-name="ce1" office:value-type="float" office:value="-0.0228682234883308" calcext:value-type="float">
            <text:p>-0,0228682235</text:p>
          </table:table-cell>
          <table:table-cell table:style-name="ce1" office:value-type="float" office:value="0.0214822702109814" calcext:value-type="float">
            <text:p>0,0214822702</text:p>
          </table:table-cell>
          <table:table-cell table:style-name="ce1" office:value-type="float" office:value="-0.0816098488807678" calcext:value-type="float">
            <text:p>-0,0816098489</text:p>
          </table:table-cell>
          <table:table-cell table:style-name="ce1" office:value-type="float" office:value="-0.375613025452404" calcext:value-type="float">
            <text:p>-0,3756130255</text:p>
          </table:table-cell>
          <table:table-cell table:style-name="ce1" office:value-type="float" office:value="0.0120459278290657" calcext:value-type="float">
            <text:p>0,01204592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47029377890673" calcext:value-type="float">
            <text:p>0,0247029378</text:p>
          </table:table-cell>
          <table:table-cell table:style-name="ce1" office:value-type="float" office:value="-0.0137357539611909" calcext:value-type="float">
            <text:p>-0,013735754</text:p>
          </table:table-cell>
          <table:table-cell table:style-name="ce1" office:value-type="float" office:value="0.0643928754978361" calcext:value-type="float">
            <text:p>0,0643928755</text:p>
          </table:table-cell>
          <table:table-cell table:style-name="ce1" office:value-type="float" office:value="0.523738861083984" calcext:value-type="float">
            <text:p>0,5237388611</text:p>
          </table:table-cell>
          <table:table-cell table:style-name="ce1" office:value-type="float" office:value="0.523746252059937" calcext:value-type="float">
            <text:p>0,5237462521</text:p>
          </table:table-cell>
          <table:table-cell table:style-name="ce1" office:value-type="float" office:value="0.523747682571411" calcext:value-type="float">
            <text:p>0,5237476826</text:p>
          </table:table-cell>
          <table:table-cell table:style-name="ce1" office:value-type="float" office:value="-0.238529965281486" calcext:value-type="float">
            <text:p>-0,2385299653</text:p>
          </table:table-cell>
          <table:table-cell table:style-name="ce1" office:value-type="float" office:value="4.12422657012939" calcext:value-type="float">
            <text:p>4,1242265701</text:p>
          </table:table-cell>
          <table:table-cell table:style-name="ce1" office:value-type="float" office:value="-2.41486573219299" calcext:value-type="float">
            <text:p>-2,4148657322</text:p>
          </table:table-cell>
        </table:table-row>
        <table:table-row table:style-name="ro1">
          <table:table-cell table:style-name="ce1" office:value-type="string" calcext:value-type="string">
            <text:p>1.2304410934448242</text:p>
          </table:table-cell>
          <table:table-cell table:style-name="ce1" office:value-type="string" calcext:value-type="string">
            <text:p>0.014734029769897461</text:p>
          </table:table-cell>
          <table:table-cell table:style-name="ce1" office:value-type="string" calcext:value-type="string">
            <text:p>33.49746632575989</text:p>
          </table:table-cell>
          <table:table-cell table:style-name="ce1" office:value-type="float" office:value="-0.137469995260975" calcext:value-type="float">
            <text:p>-0,1374699953</text:p>
          </table:table-cell>
          <table:table-cell table:style-name="ce1" office:value-type="float" office:value="0.0497415157172967" calcext:value-type="float">
            <text:p>0,0497415157</text:p>
          </table:table-cell>
          <table:table-cell table:style-name="ce1" office:value-type="float" office:value="1.97242837629201" calcext:value-type="float">
            <text:p>1,9724283763</text:p>
          </table:table-cell>
          <table:table-cell table:style-name="ce1" office:value-type="float" office:value="0.0222761175236698" calcext:value-type="float">
            <text:p>0,0222761175</text:p>
          </table:table-cell>
          <table:table-cell table:number-columns-repeated="2" table:style-name="ce1" office:value-type="float" office:value="-0.0181480093185346" calcext:value-type="float">
            <text:p>-0,0181480093</text:p>
          </table:table-cell>
          <table:table-cell table:style-name="ce1" office:value-type="float" office:value="-0.248313829302788" calcext:value-type="float">
            <text:p>-0,2483138293</text:p>
          </table:table-cell>
          <table:table-cell table:style-name="ce1" office:value-type="float" office:value="4.13083839416504" calcext:value-type="float">
            <text:p>4,1308383942</text:p>
          </table:table-cell>
          <table:table-cell table:style-name="ce1" office:value-type="float" office:value="-2.38271188735962" calcext:value-type="float">
            <text:p>-2,3827118874</text:p>
          </table:table-cell>
          <table:table-cell table:style-name="ce1" office:value-type="string" calcext:value-type="string">
            <text:p>0.022276117523669835</text:p>
          </table:table-cell>
          <table:table-cell table:style-name="ce1" office:value-type="string" calcext:value-type="string">
            <text:p>-0.018148009318534556</text:p>
          </table:table-cell>
          <table:table-cell table:style-name="ce1" office:value-type="string" calcext:value-type="string">
            <text:p>-0.141280977743506</text:p>
          </table:table-cell>
          <table:table-cell table:style-name="ce1" office:value-type="float" office:value="0.0325819266569099" calcext:value-type="float">
            <text:p>0,0325819267</text:p>
          </table:table-cell>
          <table:table-cell table:style-name="ce1" office:value-type="float" office:value="-0.0107799831915785" calcext:value-type="float">
            <text:p>-0,0107799832</text:p>
          </table:table-cell>
          <table:table-cell table:style-name="ce1" office:value-type="float" office:value="-0.0884134470609971" calcext:value-type="float">
            <text:p>-0,0884134471</text:p>
          </table:table-cell>
          <table:table-cell table:style-name="ce1" office:value-type="float" office:value="-0.313537876491417" calcext:value-type="float">
            <text:p>-0,3135378765</text:p>
          </table:table-cell>
          <table:table-cell table:style-name="ce1" office:value-type="float" office:value="-0.00849184946264207" calcext:value-type="float">
            <text:p>-0,00849184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65673688846364" calcext:value-type="float">
            <text:p>0,4656736888</text:p>
          </table:table-cell>
          <table:table-cell table:style-name="ce1" office:value-type="float" office:value="-0.270943866582845" calcext:value-type="float">
            <text:p>-0,2709438666</text:p>
          </table:table-cell>
          <table:table-cell table:style-name="ce1" office:value-type="float" office:value="-0.274701227300357" calcext:value-type="float">
            <text:p>-0,2747012273</text:p>
          </table:table-cell>
          <table:table-cell table:style-name="ce1" office:value-type="float" office:value="0.476300477981567" calcext:value-type="float">
            <text:p>0,476300478</text:p>
          </table:table-cell>
          <table:table-cell table:style-name="ce1" office:value-type="float" office:value="0.476294279098511" calcext:value-type="float">
            <text:p>0,4762942791</text:p>
          </table:table-cell>
          <table:table-cell table:style-name="ce1" office:value-type="float" office:value="0.476293563842773" calcext:value-type="float">
            <text:p>0,4762935638</text:p>
          </table:table-cell>
          <table:table-cell table:style-name="ce1" office:value-type="float" office:value="-0.248313829302788" calcext:value-type="float">
            <text:p>-0,2483138293</text:p>
          </table:table-cell>
          <table:table-cell table:style-name="ce1" office:value-type="float" office:value="4.13083839416504" calcext:value-type="float">
            <text:p>4,1308383942</text:p>
          </table:table-cell>
          <table:table-cell table:style-name="ce1" office:value-type="float" office:value="-2.38271188735962" calcext:value-type="float">
            <text:p>-2,3827118874</text:p>
          </table:table-cell>
        </table:table-row>
        <table:table-row table:style-name="ro1">
          <table:table-cell table:style-name="ce1" office:value-type="string" calcext:value-type="string">
            <text:p>1.2490606307983398</text:p>
          </table:table-cell>
          <table:table-cell table:style-name="ce1" office:value-type="string" calcext:value-type="string">
            <text:p>0.018619537353515625</text:p>
          </table:table-cell>
          <table:table-cell table:style-name="ce1" office:value-type="string" calcext:value-type="string">
            <text:p>33.95899152755737</text:p>
          </table:table-cell>
          <table:table-cell table:style-name="ce1" office:value-type="float" office:value="-0.140220285841712" calcext:value-type="float">
            <text:p>-0,1402202858</text:p>
          </table:table-cell>
          <table:table-cell table:style-name="ce1" office:value-type="float" office:value="0.0545517397256867" calcext:value-type="float">
            <text:p>0,0545517397</text:p>
          </table:table-cell>
          <table:table-cell table:style-name="ce1" office:value-type="float" office:value="1.95828637223185" calcext:value-type="float">
            <text:p>1,9582863722</text:p>
          </table:table-cell>
          <table:table-cell table:style-name="ce1" office:value-type="float" office:value="0.0172492941971096" calcext:value-type="float">
            <text:p>0,0172492942</text:p>
          </table:table-cell>
          <table:table-cell table:number-columns-repeated="2" table:style-name="ce1" office:value-type="float" office:value="-0.0149958969687566" calcext:value-type="float">
            <text:p>-0,014995897</text:p>
          </table:table-cell>
          <table:table-cell table:style-name="ce1" office:value-type="float" office:value="-0.257902443408966" calcext:value-type="float">
            <text:p>-0,2579024434</text:p>
          </table:table-cell>
          <table:table-cell table:style-name="ce1" office:value-type="float" office:value="4.13797044754028" calcext:value-type="float">
            <text:p>4,1379704475</text:p>
          </table:table-cell>
          <table:table-cell table:style-name="ce1" office:value-type="float" office:value="-2.3504593372345" calcext:value-type="float">
            <text:p>-2,3504593372</text:p>
          </table:table-cell>
          <table:table-cell table:style-name="ce1" office:value-type="string" calcext:value-type="string">
            <text:p>0.01724929419710957</text:p>
          </table:table-cell>
          <table:table-cell table:style-name="ce1" office:value-type="string" calcext:value-type="string">
            <text:p>-0.014995896968756552</text:p>
          </table:table-cell>
          <table:table-cell table:style-name="ce1" office:value-type="string" calcext:value-type="string">
            <text:p>-0.13145927109081243</text:p>
          </table:table-cell>
          <table:table-cell table:style-name="ce1" office:value-type="float" office:value="0.0343674988152436" calcext:value-type="float">
            <text:p>0,0343674988</text:p>
          </table:table-cell>
          <table:table-cell table:style-name="ce1" office:value-type="float" office:value="-0.0124353789293242" calcext:value-type="float">
            <text:p>-0,0124353789</text:p>
          </table:table-cell>
          <table:table-cell table:style-name="ce1" office:value-type="float" office:value="-0.0869662755671843" calcext:value-type="float">
            <text:p>-0,0869662756</text:p>
          </table:table-cell>
          <table:table-cell table:style-name="ce1" office:value-type="float" office:value="-0.250070869053891" calcext:value-type="float">
            <text:p>-0,2500708691</text:p>
          </table:table-cell>
          <table:table-cell table:style-name="ce1" office:value-type="float" office:value="-0.031456568524961" calcext:value-type="float">
            <text:p>-0,03145656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4702486255323" calcext:value-type="float">
            <text:p>0,0154702486</text:p>
          </table:table-cell>
          <table:table-cell table:style-name="ce1" office:value-type="float" office:value="-0.0143423297074044" calcext:value-type="float">
            <text:p>-0,0143423297</text:p>
          </table:table-cell>
          <table:table-cell table:style-name="ce1" office:value-type="float" office:value="0.060280179054873" calcext:value-type="float">
            <text:p>0,0602801791</text:p>
          </table:table-cell>
          <table:table-cell table:style-name="ce1" office:value-type="float" office:value="0.461678981781006" calcext:value-type="float">
            <text:p>0,4616789818</text:p>
          </table:table-cell>
          <table:table-cell table:number-columns-repeated="2" table:style-name="ce1" office:value-type="float" office:value="0.461681127548218" calcext:value-type="float">
            <text:p>0,4616811275</text:p>
          </table:table-cell>
          <table:table-cell table:style-name="ce1" office:value-type="float" office:value="-0.257902443408966" calcext:value-type="float">
            <text:p>-0,2579024434</text:p>
          </table:table-cell>
          <table:table-cell table:style-name="ce1" office:value-type="float" office:value="4.13797044754028" calcext:value-type="float">
            <text:p>4,1379704475</text:p>
          </table:table-cell>
          <table:table-cell table:style-name="ce1" office:value-type="float" office:value="-2.3504593372345" calcext:value-type="float">
            <text:p>-2,3504593372</text:p>
          </table:table-cell>
        </table:table-row>
        <table:table-row table:style-name="ro1">
          <table:table-cell table:style-name="ce1" office:value-type="string" calcext:value-type="string">
            <text:p>1.2615468502044678</text:p>
          </table:table-cell>
          <table:table-cell table:style-name="ce1" office:value-type="string" calcext:value-type="string">
            <text:p>0.01248621940612793</text:p>
          </table:table-cell>
          <table:table-cell table:style-name="ce1" office:value-type="string" calcext:value-type="string">
            <text:p>34.49738955497742</text:p>
          </table:table-cell>
          <table:table-cell table:style-name="ce1" office:value-type="float" office:value="-0.146205832744822" calcext:value-type="float">
            <text:p>-0,1462058327</text:p>
          </table:table-cell>
          <table:table-cell table:style-name="ce1" office:value-type="float" office:value="0.0602219465366898" calcext:value-type="float">
            <text:p>0,0602219465</text:p>
          </table:table-cell>
          <table:table-cell table:style-name="ce1" office:value-type="float" office:value="1.93311168823713" calcext:value-type="float">
            <text:p>1,9331116882</text:p>
          </table:table-cell>
          <table:table-cell table:style-name="ce1" office:value-type="float" office:value="0.0229621670411949" calcext:value-type="float">
            <text:p>0,022962167</text:p>
          </table:table-cell>
          <table:table-cell table:number-columns-repeated="2" table:style-name="ce1" office:value-type="float" office:value="-0.0181191045040444" calcext:value-type="float">
            <text:p>-0,0181191045</text:p>
          </table:table-cell>
          <table:table-cell table:style-name="ce1" office:value-type="float" office:value="-0.259588539600372" calcext:value-type="float">
            <text:p>-0,2595885396</text:p>
          </table:table-cell>
          <table:table-cell table:style-name="ce1" office:value-type="float" office:value="4.14068078994751" calcext:value-type="float">
            <text:p>4,1406807899</text:p>
          </table:table-cell>
          <table:table-cell table:style-name="ce1" office:value-type="float" office:value="-2.31738972663879" calcext:value-type="float">
            <text:p>-2,3173897266</text:p>
          </table:table-cell>
          <table:table-cell table:style-name="ce1" office:value-type="string" calcext:value-type="string">
            <text:p>0.022962167041194952</text:p>
          </table:table-cell>
          <table:table-cell table:style-name="ce1" office:value-type="string" calcext:value-type="string">
            <text:p>-0.018119104504044366</text:p>
          </table:table-cell>
          <table:table-cell table:style-name="ce1" office:value-type="string" calcext:value-type="string">
            <text:p>-0.1315741911944876</text:p>
          </table:table-cell>
          <table:table-cell table:style-name="ce1" office:value-type="float" office:value="0.0350550714604281" calcext:value-type="float">
            <text:p>0,0350550715</text:p>
          </table:table-cell>
          <table:table-cell table:style-name="ce1" office:value-type="float" office:value="-0.0136379349314217" calcext:value-type="float">
            <text:p>-0,0136379349</text:p>
          </table:table-cell>
          <table:table-cell table:style-name="ce1" office:value-type="float" office:value="-0.0862308913560561" calcext:value-type="float">
            <text:p>-0,0862308914</text:p>
          </table:table-cell>
          <table:table-cell table:style-name="ce1" office:value-type="float" office:value="-0.174580254606904" calcext:value-type="float">
            <text:p>-0,1745802546</text:p>
          </table:table-cell>
          <table:table-cell table:style-name="ce1" office:value-type="float" office:value="-0.0608257259277372" calcext:value-type="float">
            <text:p>-0,06082572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1085361300064" calcext:value-type="float">
            <text:p>0,0051085361</text:p>
          </table:table-cell>
          <table:table-cell table:style-name="ce1" office:value-type="float" office:value="-0.00893475030724365" calcext:value-type="float">
            <text:p>-0,0089347503</text:p>
          </table:table-cell>
          <table:table-cell table:style-name="ce1" office:value-type="float" office:value="0.0262680064627392" calcext:value-type="float">
            <text:p>0,0262680065</text:p>
          </table:table-cell>
          <table:table-cell table:style-name="ce1" office:value-type="float" office:value="0.538371562957764" calcext:value-type="float">
            <text:p>0,538371563</text:p>
          </table:table-cell>
          <table:table-cell table:style-name="ce1" office:value-type="float" office:value="0.53837251663208" calcext:value-type="float">
            <text:p>0,5383725166</text:p>
          </table:table-cell>
          <table:table-cell table:style-name="ce1" office:value-type="float" office:value="0.538373708724976" calcext:value-type="float">
            <text:p>0,5383737087</text:p>
          </table:table-cell>
          <table:table-cell table:style-name="ce1" office:value-type="float" office:value="-0.259588539600372" calcext:value-type="float">
            <text:p>-0,2595885396</text:p>
          </table:table-cell>
          <table:table-cell table:style-name="ce1" office:value-type="float" office:value="4.14068078994751" calcext:value-type="float">
            <text:p>4,1406807899</text:p>
          </table:table-cell>
          <table:table-cell table:style-name="ce1" office:value-type="float" office:value="-2.31738972663879" calcext:value-type="float">
            <text:p>-2,3173897266</text:p>
          </table:table-cell>
        </table:table-row>
        <table:table-row table:style-name="ro1">
          <table:table-cell table:style-name="ce1" office:value-type="string" calcext:value-type="string">
            <text:p>1.2762701511383057</text:p>
          </table:table-cell>
          <table:table-cell table:style-name="ce1" office:value-type="string" calcext:value-type="string">
            <text:p>0.01472330093383789</text:p>
          </table:table-cell>
          <table:table-cell table:style-name="ce1" office:value-type="string" calcext:value-type="string">
            <text:p>34.971742153167725</text:p>
          </table:table-cell>
          <table:table-cell table:style-name="ce1" office:value-type="float" office:value="-0.136220623405627" calcext:value-type="float">
            <text:p>-0,1362206234</text:p>
          </table:table-cell>
          <table:table-cell table:style-name="ce1" office:value-type="float" office:value="0.0613352135743624" calcext:value-type="float">
            <text:p>0,0613352136</text:p>
          </table:table-cell>
          <table:table-cell table:style-name="ce1" office:value-type="float" office:value="1.88896673255497" calcext:value-type="float">
            <text:p>1,8889667326</text:p>
          </table:table-cell>
          <table:table-cell table:style-name="ce1" office:value-type="float" office:value="0.0294994362138896" calcext:value-type="float">
            <text:p>0,0294994362</text:p>
          </table:table-cell>
          <table:table-cell table:number-columns-repeated="2" table:style-name="ce1" office:value-type="float" office:value="-0.0216111729181625" calcext:value-type="float">
            <text:p>-0,0216111729</text:p>
          </table:table-cell>
          <table:table-cell table:style-name="ce1" office:value-type="float" office:value="-0.253716826438904" calcext:value-type="float">
            <text:p>-0,2537168264</text:p>
          </table:table-cell>
          <table:table-cell table:style-name="ce1" office:value-type="float" office:value="4.13893413543701" calcext:value-type="float">
            <text:p>4,1389341354</text:p>
          </table:table-cell>
          <table:table-cell table:style-name="ce1" office:value-type="float" office:value="-2.28434205055237" calcext:value-type="float">
            <text:p>-2,2843420506</text:p>
          </table:table-cell>
          <table:table-cell table:style-name="ce1" office:value-type="string" calcext:value-type="string">
            <text:p>0.029499436213889566</text:p>
          </table:table-cell>
          <table:table-cell table:style-name="ce1" office:value-type="string" calcext:value-type="string">
            <text:p>-0.021611172918162492</text:p>
          </table:table-cell>
          <table:table-cell table:style-name="ce1" office:value-type="string" calcext:value-type="string">
            <text:p>-0.1295945397513125</text:p>
          </table:table-cell>
          <table:table-cell table:style-name="ce1" office:value-type="float" office:value="0.0365514581862055" calcext:value-type="float">
            <text:p>0,0365514582</text:p>
          </table:table-cell>
          <table:table-cell table:style-name="ce1" office:value-type="float" office:value="-0.0150554866341725" calcext:value-type="float">
            <text:p>-0,0150554866</text:p>
          </table:table-cell>
          <table:table-cell table:style-name="ce1" office:value-type="float" office:value="-0.0849218077883308" calcext:value-type="float">
            <text:p>-0,0849218078</text:p>
          </table:table-cell>
          <table:table-cell table:style-name="ce1" office:value-type="float" office:value="-0.105251294697341" calcext:value-type="float">
            <text:p>-0,1052512947</text:p>
          </table:table-cell>
          <table:table-cell table:style-name="ce1" office:value-type="float" office:value="-0.0893820116076305" calcext:value-type="float">
            <text:p>-0,08938201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622746259917" calcext:value-type="float">
            <text:p>0,0126227463</text:p>
          </table:table-cell>
          <table:table-cell table:style-name="ce1" office:value-type="float" office:value="-0.011957818858236" calcext:value-type="float">
            <text:p>-0,0119578189</text:p>
          </table:table-cell>
          <table:table-cell table:style-name="ce1" office:value-type="float" office:value="0.053090721480733" calcext:value-type="float">
            <text:p>0,0530907215</text:p>
          </table:table-cell>
          <table:table-cell table:style-name="ce1" office:value-type="float" office:value="0.47418737411499" calcext:value-type="float">
            <text:p>0,4741873741</text:p>
          </table:table-cell>
          <table:table-cell table:style-name="ce1" office:value-type="float" office:value="0.474184036254883" calcext:value-type="float">
            <text:p>0,4741840363</text:p>
          </table:table-cell>
          <table:table-cell table:style-name="ce1" office:value-type="float" office:value="0.474182367324829" calcext:value-type="float">
            <text:p>0,4741823673</text:p>
          </table:table-cell>
          <table:table-cell table:style-name="ce1" office:value-type="float" office:value="-0.253716826438904" calcext:value-type="float">
            <text:p>-0,2537168264</text:p>
          </table:table-cell>
          <table:table-cell table:style-name="ce1" office:value-type="float" office:value="4.13893413543701" calcext:value-type="float">
            <text:p>4,1389341354</text:p>
          </table:table-cell>
          <table:table-cell table:style-name="ce1" office:value-type="float" office:value="-2.28434205055237" calcext:value-type="float">
            <text:p>-2,2843420506</text:p>
          </table:table-cell>
        </table:table-row>
        <table:table-row table:style-name="ro1">
          <table:table-cell table:style-name="ce1" office:value-type="string" calcext:value-type="string">
            <text:p>1.2944352626800537</text:p>
          </table:table-cell>
          <table:table-cell table:style-name="ce1" office:value-type="string" calcext:value-type="string">
            <text:p>0.018165111541748047</text:p>
          </table:table-cell>
          <table:table-cell table:style-name="ce1" office:value-type="string" calcext:value-type="string">
            <text:p>35.4580762386322</text:p>
          </table:table-cell>
          <table:table-cell table:style-name="ce1" office:value-type="float" office:value="-0.133780061738727" calcext:value-type="float">
            <text:p>-0,1337800617</text:p>
          </table:table-cell>
          <table:table-cell table:style-name="ce1" office:value-type="float" office:value="0.0610219745114906" calcext:value-type="float">
            <text:p>0,0610219745</text:p>
          </table:table-cell>
          <table:table-cell table:style-name="ce1" office:value-type="float" office:value="1.87510584607536" calcext:value-type="float">
            <text:p>1,8751058461</text:p>
          </table:table-cell>
          <table:table-cell table:style-name="ce1" office:value-type="float" office:value="0.0308126489030871" calcext:value-type="float">
            <text:p>0,0308126489</text:p>
          </table:table-cell>
          <table:table-cell table:number-columns-repeated="2" table:style-name="ce1" office:value-type="float" office:value="-0.0237362223031875" calcext:value-type="float">
            <text:p>-0,0237362223</text:p>
          </table:table-cell>
          <table:table-cell table:style-name="ce1" office:value-type="float" office:value="-0.244685485959053" calcext:value-type="float">
            <text:p>-0,244685486</text:p>
          </table:table-cell>
          <table:table-cell table:style-name="ce1" office:value-type="float" office:value="4.13557291030884" calcext:value-type="float">
            <text:p>4,1355729103</text:p>
          </table:table-cell>
          <table:table-cell table:style-name="ce1" office:value-type="float" office:value="-2.25128173828125" calcext:value-type="float">
            <text:p>-2,2512817383</text:p>
          </table:table-cell>
          <table:table-cell table:style-name="ce1" office:value-type="string" calcext:value-type="string">
            <text:p>0.030812648903087082</text:p>
          </table:table-cell>
          <table:table-cell table:style-name="ce1" office:value-type="string" calcext:value-type="string">
            <text:p>-0.02373622230318746</text:p>
          </table:table-cell>
          <table:table-cell table:style-name="ce1" office:value-type="string" calcext:value-type="string">
            <text:p>-0.12635745277914956</text:p>
          </table:table-cell>
          <table:table-cell table:style-name="ce1" office:value-type="float" office:value="0.0340551558514068" calcext:value-type="float">
            <text:p>0,0340551559</text:p>
          </table:table-cell>
          <table:table-cell table:style-name="ce1" office:value-type="float" office:value="-0.0153338033935906" calcext:value-type="float">
            <text:p>-0,0153338034</text:p>
          </table:table-cell>
          <table:table-cell table:style-name="ce1" office:value-type="float" office:value="-0.0826262700928582" calcext:value-type="float">
            <text:p>-0,0826262701</text:p>
          </table:table-cell>
          <table:table-cell table:style-name="ce1" office:value-type="float" office:value="-0.0389901884539958" calcext:value-type="float">
            <text:p>-0,0389901885</text:p>
          </table:table-cell>
          <table:table-cell table:style-name="ce1" office:value-type="float" office:value="-0.119217178249147" calcext:value-type="float">
            <text:p>-0,11921717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05277502616011" calcext:value-type="float">
            <text:p>-0,0205277503</text:p>
          </table:table-cell>
          <table:table-cell table:style-name="ce1" office:value-type="float" office:value="-0.00228865728626189" calcext:value-type="float">
            <text:p>-0,0022886573</text:p>
          </table:table-cell>
          <table:table-cell table:style-name="ce1" office:value-type="float" office:value="0.0907526925483464" calcext:value-type="float">
            <text:p>0,0907526925</text:p>
          </table:table-cell>
          <table:table-cell table:style-name="ce1" office:value-type="float" office:value="0.486424922943115" calcext:value-type="float">
            <text:p>0,4864249229</text:p>
          </table:table-cell>
          <table:table-cell table:style-name="ce1" office:value-type="float" office:value="0.486428022384644" calcext:value-type="float">
            <text:p>0,4864280224</text:p>
          </table:table-cell>
          <table:table-cell table:style-name="ce1" office:value-type="float" office:value="0.486431360244751" calcext:value-type="float">
            <text:p>0,4864313602</text:p>
          </table:table-cell>
          <table:table-cell table:style-name="ce1" office:value-type="float" office:value="-0.244685485959053" calcext:value-type="float">
            <text:p>-0,244685486</text:p>
          </table:table-cell>
          <table:table-cell table:style-name="ce1" office:value-type="float" office:value="4.13557291030884" calcext:value-type="float">
            <text:p>4,1355729103</text:p>
          </table:table-cell>
          <table:table-cell table:style-name="ce1" office:value-type="float" office:value="-2.25128173828125" calcext:value-type="float">
            <text:p>-2,2512817383</text:p>
          </table:table-cell>
        </table:table-row>
        <table:table-row table:style-name="ro1">
          <table:table-cell table:style-name="ce1" office:value-type="string" calcext:value-type="string">
            <text:p>1.3078727722167969</text:p>
          </table:table-cell>
          <table:table-cell table:style-name="ce1" office:value-type="string" calcext:value-type="string">
            <text:p>0.013437509536743164</text:p>
          </table:table-cell>
          <table:table-cell table:style-name="ce1" office:value-type="string" calcext:value-type="string">
            <text:p>35.96342349052429</text:p>
          </table:table-cell>
          <table:table-cell table:style-name="ce1" office:value-type="float" office:value="-0.113612899809708" calcext:value-type="float">
            <text:p>-0,1136128998</text:p>
          </table:table-cell>
          <table:table-cell table:style-name="ce1" office:value-type="float" office:value="0.054565351197703" calcext:value-type="float">
            <text:p>0,0545653512</text:p>
          </table:table-cell>
          <table:table-cell table:style-name="ce1" office:value-type="float" office:value="1.82897900210487" calcext:value-type="float">
            <text:p>1,8289790021</text:p>
          </table:table-cell>
          <table:table-cell table:style-name="ce1" office:value-type="float" office:value="0.0353312874409413" calcext:value-type="float">
            <text:p>0,0353312874</text:p>
          </table:table-cell>
          <table:table-cell table:number-columns-repeated="2" table:style-name="ce1" office:value-type="float" office:value="-0.025745573186552" calcext:value-type="float">
            <text:p>-0,0257455732</text:p>
          </table:table-cell>
          <table:table-cell table:style-name="ce1" office:value-type="float" office:value="-0.23380109667778" calcext:value-type="float">
            <text:p>-0,2338010967</text:p>
          </table:table-cell>
          <table:table-cell table:style-name="ce1" office:value-type="float" office:value="4.13116645812988" calcext:value-type="float">
            <text:p>4,1311664581</text:p>
          </table:table-cell>
          <table:table-cell table:style-name="ce1" office:value-type="float" office:value="-2.21857810020447" calcext:value-type="float">
            <text:p>-2,2185781002</text:p>
          </table:table-cell>
          <table:table-cell table:style-name="ce1" office:value-type="string" calcext:value-type="string">
            <text:p>0.03533128744094129</text:p>
          </table:table-cell>
          <table:table-cell table:style-name="ce1" office:value-type="string" calcext:value-type="string">
            <text:p>-0.025745573186552028</text:p>
          </table:table-cell>
          <table:table-cell table:style-name="ce1" office:value-type="string" calcext:value-type="string">
            <text:p>-0.12722034674035665</text:p>
          </table:table-cell>
          <table:table-cell table:style-name="ce1" office:value-type="float" office:value="0.0334450154346816" calcext:value-type="float">
            <text:p>0,0334450154</text:p>
          </table:table-cell>
          <table:table-cell table:style-name="ce1" office:value-type="float" office:value="-0.0152554936278726" calcext:value-type="float">
            <text:p>-0,0152554936</text:p>
          </table:table-cell>
          <table:table-cell table:style-name="ce1" office:value-type="float" office:value="-0.0819055039959189" calcext:value-type="float">
            <text:p>-0,081905504</text:p>
          </table:table-cell>
          <table:table-cell table:style-name="ce1" office:value-type="float" office:value="0.0286701543124192" calcext:value-type="float">
            <text:p>0,0286701543</text:p>
          </table:table-cell>
          <table:table-cell table:style-name="ce1" office:value-type="float" office:value="-0.150079474713412" calcext:value-type="float">
            <text:p>-0,15007947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2555182438738" calcext:value-type="float">
            <text:p>-0,0048255518</text:p>
          </table:table-cell>
          <table:table-cell table:style-name="ce1" office:value-type="float" office:value="0.000619346850377787" calcext:value-type="float">
            <text:p>0,0006193469</text:p>
          </table:table-cell>
          <table:table-cell table:style-name="ce1" office:value-type="float" office:value="0.0274062902224909" calcext:value-type="float">
            <text:p>0,0274062902</text:p>
          </table:table-cell>
          <table:table-cell table:style-name="ce1" office:value-type="float" office:value="0.505758047103882" calcext:value-type="float">
            <text:p>0,5057580471</text:p>
          </table:table-cell>
          <table:table-cell table:style-name="ce1" office:value-type="float" office:value="0.505757093429565" calcext:value-type="float">
            <text:p>0,5057570934</text:p>
          </table:table-cell>
          <table:table-cell table:style-name="ce1" office:value-type="float" office:value="0.505755662918091" calcext:value-type="float">
            <text:p>0,5057556629</text:p>
          </table:table-cell>
          <table:table-cell table:style-name="ce1" office:value-type="float" office:value="-0.23380109667778" calcext:value-type="float">
            <text:p>-0,2338010967</text:p>
          </table:table-cell>
          <table:table-cell table:style-name="ce1" office:value-type="float" office:value="4.13116645812988" calcext:value-type="float">
            <text:p>4,1311664581</text:p>
          </table:table-cell>
          <table:table-cell table:style-name="ce1" office:value-type="float" office:value="-2.21857810020447" calcext:value-type="float">
            <text:p>-2,2185781002</text:p>
          </table:table-cell>
        </table:table-row>
        <table:table-row table:style-name="ro1">
          <table:table-cell table:style-name="ce1" office:value-type="string" calcext:value-type="string">
            <text:p>1.3229355812072754</text:p>
          </table:table-cell>
          <table:table-cell table:style-name="ce1" office:value-type="string" calcext:value-type="string">
            <text:p>0.015062808990478516</text:p>
          </table:table-cell>
          <table:table-cell table:style-name="ce1" office:value-type="string" calcext:value-type="string">
            <text:p>36.46926736831665</text:p>
          </table:table-cell>
          <table:table-cell table:style-name="ce1" office:value-type="float" office:value="-0.108415403851756" calcext:value-type="float">
            <text:p>-0,1084154039</text:p>
          </table:table-cell>
          <table:table-cell table:style-name="ce1" office:value-type="float" office:value="0.0507083168644228" calcext:value-type="float">
            <text:p>0,0507083169</text:p>
          </table:table-cell>
          <table:table-cell table:style-name="ce1" office:value-type="float" office:value="1.82264834863168" calcext:value-type="float">
            <text:p>1,8226483486</text:p>
          </table:table-cell>
          <table:table-cell table:style-name="ce1" office:value-type="float" office:value="0.0334452539738344" calcext:value-type="float">
            <text:p>0,033445254</text:p>
          </table:table-cell>
          <table:table-cell table:number-columns-repeated="2" table:style-name="ce1" office:value-type="float" office:value="-0.0257639462907399" calcext:value-type="float">
            <text:p>-0,0257639463</text:p>
          </table:table-cell>
          <table:table-cell table:style-name="ce1" office:value-type="float" office:value="-0.222532033920288" calcext:value-type="float">
            <text:p>-0,2225320339</text:p>
          </table:table-cell>
          <table:table-cell table:style-name="ce1" office:value-type="float" office:value="4.12504720687866" calcext:value-type="float">
            <text:p>4,1250472069</text:p>
          </table:table-cell>
          <table:table-cell table:style-name="ce1" office:value-type="float" office:value="-2.18630027770996" calcext:value-type="float">
            <text:p>-2,1863002777</text:p>
          </table:table-cell>
          <table:table-cell table:style-name="ce1" office:value-type="string" calcext:value-type="string">
            <text:p>0.03344525397383438</text:p>
          </table:table-cell>
          <table:table-cell table:style-name="ce1" office:value-type="string" calcext:value-type="string">
            <text:p>-0.02576394629073988</text:p>
          </table:table-cell>
          <table:table-cell table:style-name="ce1" office:value-type="string" calcext:value-type="string">
            <text:p>-0.12323130762037779</text:p>
          </table:table-cell>
          <table:table-cell table:style-name="ce1" office:value-type="float" office:value="0.028403224952427" calcext:value-type="float">
            <text:p>0,028403225</text:p>
          </table:table-cell>
          <table:table-cell table:style-name="ce1" office:value-type="float" office:value="-0.0136413377994258" calcext:value-type="float">
            <text:p>-0,0136413378</text:p>
          </table:table-cell>
          <table:table-cell table:style-name="ce1" office:value-type="float" office:value="-0.079506908109453" calcext:value-type="float">
            <text:p>-0,0795069081</text:p>
          </table:table-cell>
          <table:table-cell table:style-name="ce1" office:value-type="float" office:value="0.0862424741039622" calcext:value-type="float">
            <text:p>0,0862424741</text:p>
          </table:table-cell>
          <table:table-cell table:style-name="ce1" office:value-type="float" office:value="-0.177730550317417" calcext:value-type="float">
            <text:p>-0,17773055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97977666347974" calcext:value-type="float">
            <text:p>-0,0397977666</text:p>
          </table:table-cell>
          <table:table-cell table:style-name="ce1" office:value-type="float" office:value="0.012741201236203" calcext:value-type="float">
            <text:p>0,0127412012</text:p>
          </table:table-cell>
          <table:table-cell table:style-name="ce1" office:value-type="float" office:value="0.0910240195630074" calcext:value-type="float">
            <text:p>0,0910240196</text:p>
          </table:table-cell>
          <table:table-cell table:style-name="ce1" office:value-type="float" office:value="0.506741046905518" calcext:value-type="float">
            <text:p>0,5067410469</text:p>
          </table:table-cell>
          <table:table-cell table:style-name="ce1" office:value-type="float" office:value="0.506751537322998" calcext:value-type="float">
            <text:p>0,5067515373</text:p>
          </table:table-cell>
          <table:table-cell table:style-name="ce1" office:value-type="float" office:value="0.506754636764526" calcext:value-type="float">
            <text:p>0,5067546368</text:p>
          </table:table-cell>
          <table:table-cell table:style-name="ce1" office:value-type="float" office:value="-0.222532033920288" calcext:value-type="float">
            <text:p>-0,2225320339</text:p>
          </table:table-cell>
          <table:table-cell table:style-name="ce1" office:value-type="float" office:value="4.12504720687866" calcext:value-type="float">
            <text:p>4,1250472069</text:p>
          </table:table-cell>
          <table:table-cell table:style-name="ce1" office:value-type="float" office:value="-2.18630027770996" calcext:value-type="float">
            <text:p>-2,1863002777</text:p>
          </table:table-cell>
        </table:table-row>
        <table:table-row table:style-name="ro1">
          <table:table-cell table:style-name="ce1" office:value-type="string" calcext:value-type="string">
            <text:p>1.3410143852233887</text:p>
          </table:table-cell>
          <table:table-cell table:style-name="ce1" office:value-type="string" calcext:value-type="string">
            <text:p>0.01807880401611328</text:p>
          </table:table-cell>
          <table:table-cell table:style-name="ce1" office:value-type="string" calcext:value-type="string">
            <text:p>36.986013889312744</text:p>
          </table:table-cell>
          <table:table-cell table:style-name="ce1" office:value-type="float" office:value="-0.0986611590617233" calcext:value-type="float">
            <text:p>-0,0986611591</text:p>
          </table:table-cell>
          <table:table-cell table:style-name="ce1" office:value-type="float" office:value="0.0506834728459333" calcext:value-type="float">
            <text:p>0,0506834728</text:p>
          </table:table-cell>
          <table:table-cell table:style-name="ce1" office:value-type="float" office:value="1.79810806556984" calcext:value-type="float">
            <text:p>1,7981080656</text:p>
          </table:table-cell>
          <table:table-cell table:style-name="ce1" office:value-type="float" office:value="0.0368027690296527" calcext:value-type="float">
            <text:p>0,036802769</text:p>
          </table:table-cell>
          <table:table-cell table:number-columns-repeated="2" table:style-name="ce1" office:value-type="float" office:value="-0.0267618186992793" calcext:value-type="float">
            <text:p>-0,0267618187</text:p>
          </table:table-cell>
          <table:table-cell table:style-name="ce1" office:value-type="float" office:value="-0.222532033920288" calcext:value-type="float">
            <text:p>-0,2225320339</text:p>
          </table:table-cell>
          <table:table-cell table:style-name="ce1" office:value-type="float" office:value="4.12504720687866" calcext:value-type="float">
            <text:p>4,1250472069</text:p>
          </table:table-cell>
          <table:table-cell table:style-name="ce1" office:value-type="float" office:value="-2.18630027770996" calcext:value-type="float">
            <text:p>-2,1863002777</text:p>
          </table:table-cell>
          <table:table-cell table:style-name="ce1" office:value-type="string" calcext:value-type="string">
            <text:p>0.036802769029652724</text:p>
          </table:table-cell>
          <table:table-cell table:style-name="ce1" office:value-type="string" calcext:value-type="string">
            <text:p>-0.026761818699279346</text:p>
          </table:table-cell>
          <table:table-cell table:style-name="ce1" office:value-type="string" calcext:value-type="string">
            <text:p>-0.12487082543224494</text:p>
          </table:table-cell>
          <table:table-cell table:style-name="ce1" office:value-type="float" office:value="0.0271038509629391" calcext:value-type="float">
            <text:p>0,027103851</text:p>
          </table:table-cell>
          <table:table-cell table:style-name="ce1" office:value-type="float" office:value="-0.0126770792161057" calcext:value-type="float">
            <text:p>-0,0126770792</text:p>
          </table:table-cell>
          <table:table-cell table:style-name="ce1" office:value-type="float" office:value="-0.0791777141288475" calcext:value-type="float">
            <text:p>-0,0791777141</text:p>
          </table:table-cell>
          <table:table-cell table:style-name="ce1" office:value-type="float" office:value="0.142155255612789" calcext:value-type="float">
            <text:p>0,1421552556</text:p>
          </table:table-cell>
          <table:table-cell table:style-name="ce1" office:value-type="float" office:value="-0.203881632416285" calcext:value-type="float">
            <text:p>-0,20388163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0779930472646" calcext:value-type="float">
            <text:p>-0,010077993</text:p>
          </table:table-cell>
          <table:table-cell table:style-name="ce1" office:value-type="float" office:value="0.00747899143865245" calcext:value-type="float">
            <text:p>0,0074789914</text:p>
          </table:table-cell>
          <table:table-cell table:style-name="ce1" office:value-type="float" office:value="0.0122755478641018" calcext:value-type="float">
            <text:p>0,0122755479</text:p>
          </table:table-cell>
          <table:table-cell table:style-name="ce1" office:value-type="float" office:value="0.515727281570435" calcext:value-type="float">
            <text:p>0,5157272816</text:p>
          </table:table-cell>
          <table:table-cell table:style-name="ce1" office:value-type="float" office:value="0.515715837478638" calcext:value-type="float">
            <text:p>0,5157158375</text:p>
          </table:table-cell>
          <table:table-cell table:style-name="ce1" office:value-type="float" office:value="0.51571249961853" calcext:value-type="float">
            <text:p>0,5157124996</text:p>
          </table:table-cell>
          <table:table-cell table:style-name="ce1" office:value-type="float" office:value="-0.222532033920288" calcext:value-type="float">
            <text:p>-0,2225320339</text:p>
          </table:table-cell>
          <table:table-cell table:style-name="ce1" office:value-type="float" office:value="4.12504720687866" calcext:value-type="float">
            <text:p>4,1250472069</text:p>
          </table:table-cell>
          <table:table-cell table:style-name="ce1" office:value-type="float" office:value="-2.18630027770996" calcext:value-type="float">
            <text:p>-2,1863002777</text:p>
          </table:table-cell>
        </table:table-row>
        <table:table-row table:style-name="ro1">
          <table:table-cell table:style-name="ce1" office:value-type="string" calcext:value-type="string">
            <text:p>1.3578262329101562</text:p>
          </table:table-cell>
          <table:table-cell table:style-name="ce1" office:value-type="string" calcext:value-type="string">
            <text:p>0.016811847686767578</text:p>
          </table:table-cell>
          <table:table-cell table:style-name="ce1" office:value-type="string" calcext:value-type="string">
            <text:p>37.50497364997864</text:p>
          </table:table-cell>
          <table:table-cell table:style-name="ce1" office:value-type="float" office:value="-0.0869688727191569" calcext:value-type="float">
            <text:p>-0,0869688727</text:p>
          </table:table-cell>
          <table:table-cell table:style-name="ce1" office:value-type="float" office:value="0.0448214728873867" calcext:value-type="float">
            <text:p>0,0448214729</text:p>
          </table:table-cell>
          <table:table-cell table:style-name="ce1" office:value-type="float" office:value="1.77712429158482" calcext:value-type="float">
            <text:p>1,7771242916</text:p>
          </table:table-cell>
          <table:table-cell table:style-name="ce1" office:value-type="float" office:value="0.037755840963597" calcext:value-type="float">
            <text:p>0,037755841</text:p>
          </table:table-cell>
          <table:table-cell table:number-columns-repeated="2" table:style-name="ce1" office:value-type="float" office:value="-0.0287941880173402" calcext:value-type="float">
            <text:p>-0,028794188</text:p>
          </table:table-cell>
          <table:table-cell table:style-name="ce1" office:value-type="float" office:value="-0.210480198264122" calcext:value-type="float">
            <text:p>-0,2104801983</text:p>
          </table:table-cell>
          <table:table-cell table:style-name="ce1" office:value-type="float" office:value="4.11799573898315" calcext:value-type="float">
            <text:p>4,117995739</text:p>
          </table:table-cell>
          <table:table-cell table:style-name="ce1" office:value-type="float" office:value="-2.15477824211121" calcext:value-type="float">
            <text:p>-2,1547782421</text:p>
          </table:table-cell>
          <table:table-cell table:style-name="ce1" office:value-type="string" calcext:value-type="string">
            <text:p>0.037755840963597</text:p>
          </table:table-cell>
          <table:table-cell table:style-name="ce1" office:value-type="string" calcext:value-type="string">
            <text:p>-0.028794188017340225</text:p>
          </table:table-cell>
          <table:table-cell table:style-name="ce1" office:value-type="string" calcext:value-type="string">
            <text:p>-0.12272684074583286</text:p>
          </table:table-cell>
          <table:table-cell table:style-name="ce1" office:value-type="float" office:value="0.0246652897654308" calcext:value-type="float">
            <text:p>0,0246652898</text:p>
          </table:table-cell>
          <table:table-cell table:style-name="ce1" office:value-type="float" office:value="-0.0126708682114833" calcext:value-type="float">
            <text:p>-0,0126708682</text:p>
          </table:table-cell>
          <table:table-cell table:style-name="ce1" office:value-type="float" office:value="-0.0779016194096318" calcext:value-type="float">
            <text:p>-0,0779016194</text:p>
          </table:table-cell>
          <table:table-cell table:style-name="ce1" office:value-type="float" office:value="0.193678663934805" calcext:value-type="float">
            <text:p>0,1936786639</text:p>
          </table:table-cell>
          <table:table-cell table:style-name="ce1" office:value-type="float" office:value="-0.230350130377166" calcext:value-type="float">
            <text:p>-0,23035013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6782110908068" calcext:value-type="float">
            <text:p>-0,0186782111</text:p>
          </table:table-cell>
          <table:table-cell table:style-name="ce1" office:value-type="float" office:value="0.0000475728217882759" calcext:value-type="float">
            <text:p>4,75728217882759E-05</text:p>
          </table:table-cell>
          <table:table-cell table:style-name="ce1" office:value-type="float" office:value="0.0469911465519575" calcext:value-type="float">
            <text:p>0,0469911466</text:p>
          </table:table-cell>
          <table:table-cell table:style-name="ce1" office:value-type="float" office:value="0.522225856781006" calcext:value-type="float">
            <text:p>0,5222258568</text:p>
          </table:table-cell>
          <table:table-cell table:style-name="ce1" office:value-type="float" office:value="0.522231340408325" calcext:value-type="float">
            <text:p>0,5222313404</text:p>
          </table:table-cell>
          <table:table-cell table:style-name="ce1" office:value-type="float" office:value="0.522232055664063" calcext:value-type="float">
            <text:p>0,5222320557</text:p>
          </table:table-cell>
          <table:table-cell table:style-name="ce1" office:value-type="float" office:value="-0.210480198264122" calcext:value-type="float">
            <text:p>-0,2104801983</text:p>
          </table:table-cell>
          <table:table-cell table:style-name="ce1" office:value-type="float" office:value="4.11799573898315" calcext:value-type="float">
            <text:p>4,117995739</text:p>
          </table:table-cell>
          <table:table-cell table:style-name="ce1" office:value-type="float" office:value="-2.15477824211121" calcext:value-type="float">
            <text:p>-2,1547782421</text:p>
          </table:table-cell>
        </table:table-row>
        <table:table-row table:style-name="ro1">
          <table:table-cell table:style-name="ce1" office:value-type="string" calcext:value-type="string">
            <text:p>1.3804552555084229</text:p>
          </table:table-cell>
          <table:table-cell table:style-name="ce1" office:value-type="string" calcext:value-type="string">
            <text:p>0.0226290225982666</text:p>
          </table:table-cell>
          <table:table-cell table:style-name="ce1" office:value-type="string" calcext:value-type="string">
            <text:p>38.05929923057556</text:p>
          </table:table-cell>
          <table:table-cell table:style-name="ce1" office:value-type="float" office:value="-0.0666215032408083" calcext:value-type="float">
            <text:p>-0,0666215032</text:p>
          </table:table-cell>
          <table:table-cell table:style-name="ce1" office:value-type="float" office:value="0.0363334950784014" calcext:value-type="float">
            <text:p>0,0363334951</text:p>
          </table:table-cell>
          <table:table-cell table:style-name="ce1" office:value-type="float" office:value="1.73518652533307" calcext:value-type="float">
            <text:p>1,7351865253</text:p>
          </table:table-cell>
          <table:table-cell table:style-name="ce1" office:value-type="float" office:value="0.0381214701455821" calcext:value-type="float">
            <text:p>0,0381214701</text:p>
          </table:table-cell>
          <table:table-cell table:number-columns-repeated="2" table:style-name="ce1" office:value-type="float" office:value="-0.0287915713234457" calcext:value-type="float">
            <text:p>-0,0287915713</text:p>
          </table:table-cell>
          <table:table-cell table:style-name="ce1" office:value-type="float" office:value="-0.197812452912331" calcext:value-type="float">
            <text:p>-0,1978124529</text:p>
          </table:table-cell>
          <table:table-cell table:style-name="ce1" office:value-type="float" office:value="4.11058950424194" calcext:value-type="float">
            <text:p>4,1105895042</text:p>
          </table:table-cell>
          <table:table-cell table:style-name="ce1" office:value-type="float" office:value="-2.1235728263855" calcext:value-type="float">
            <text:p>-2,1235728264</text:p>
          </table:table-cell>
          <table:table-cell table:style-name="ce1" office:value-type="string" calcext:value-type="string">
            <text:p>0.03812147014558208</text:p>
          </table:table-cell>
          <table:table-cell table:style-name="ce1" office:value-type="string" calcext:value-type="string">
            <text:p>-0.028791571323445748</text:p>
          </table:table-cell>
          <table:table-cell table:style-name="ce1" office:value-type="string" calcext:value-type="string">
            <text:p>-0.1218578609618558</text:p>
          </table:table-cell>
          <table:table-cell table:style-name="ce1" office:value-type="float" office:value="0.0217422181797892" calcext:value-type="float">
            <text:p>0,0217422182</text:p>
          </table:table-cell>
          <table:table-cell table:style-name="ce1" office:value-type="float" office:value="-0.0112053682218467" calcext:value-type="float">
            <text:p>-0,0112053682</text:p>
          </table:table-cell>
          <table:table-cell table:style-name="ce1" office:value-type="float" office:value="-0.0768104631624104" calcext:value-type="float">
            <text:p>-0,0768104632</text:p>
          </table:table-cell>
          <table:table-cell table:style-name="ce1" office:value-type="float" office:value="0.241572106703912" calcext:value-type="float">
            <text:p>0,2415721067</text:p>
          </table:table-cell>
          <table:table-cell table:style-name="ce1" office:value-type="float" office:value="-0.255033152928133" calcext:value-type="float">
            <text:p>-0,25503315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12318201392386" calcext:value-type="float">
            <text:p>-0,0212318201</text:p>
          </table:table-cell>
          <table:table-cell table:style-name="ce1" office:value-type="float" office:value="0.0106447041348089" calcext:value-type="float">
            <text:p>0,0106447041</text:p>
          </table:table-cell>
          <table:table-cell table:style-name="ce1" office:value-type="float" office:value="0.0381040880221832" calcext:value-type="float">
            <text:p>0,038104088</text:p>
          </table:table-cell>
          <table:table-cell table:number-columns-repeated="2" table:style-name="ce1" office:value-type="float" office:value="0.55069637298584" calcext:value-type="float">
            <text:p>0,550696373</text:p>
          </table:table-cell>
          <table:table-cell table:style-name="ce1" office:value-type="float" office:value="0.550696134567261" calcext:value-type="float">
            <text:p>0,5506961346</text:p>
          </table:table-cell>
          <table:table-cell table:style-name="ce1" office:value-type="float" office:value="-0.197812452912331" calcext:value-type="float">
            <text:p>-0,1978124529</text:p>
          </table:table-cell>
          <table:table-cell table:style-name="ce1" office:value-type="float" office:value="4.11058950424194" calcext:value-type="float">
            <text:p>4,1105895042</text:p>
          </table:table-cell>
          <table:table-cell table:style-name="ce1" office:value-type="float" office:value="-2.1235728263855" calcext:value-type="float">
            <text:p>-2,1235728264</text:p>
          </table:table-cell>
        </table:table-row>
        <table:table-row table:style-name="ro1">
          <table:table-cell table:style-name="ce1" office:value-type="string" calcext:value-type="string">
            <text:p>1.3937726020812988</text:p>
          </table:table-cell>
          <table:table-cell table:style-name="ce1" office:value-type="string" calcext:value-type="string">
            <text:p>0.013317346572875977</text:p>
          </table:table-cell>
          <table:table-cell table:style-name="ce1" office:value-type="string" calcext:value-type="string">
            <text:p>38.55409550666809</text:p>
          </table:table-cell>
          <table:table-cell table:style-name="ce1" office:value-type="float" office:value="-0.0617570510697494" calcext:value-type="float">
            <text:p>-0,0617570511</text:p>
          </table:table-cell>
          <table:table-cell table:style-name="ce1" office:value-type="float" office:value="0.0330678690109908" calcext:value-type="float">
            <text:p>0,033067869</text:p>
          </table:table-cell>
          <table:table-cell table:style-name="ce1" office:value-type="float" office:value="1.72707128230436" calcext:value-type="float">
            <text:p>1,7270712823</text:p>
          </table:table-cell>
          <table:table-cell table:style-name="ce1" office:value-type="float" office:value="0.0348445686300109" calcext:value-type="float">
            <text:p>0,0348445686</text:p>
          </table:table-cell>
          <table:table-cell table:number-columns-repeated="2" table:style-name="ce1" office:value-type="float" office:value="-0.0277651200863061" calcext:value-type="float">
            <text:p>-0,0277651201</text:p>
          </table:table-cell>
          <table:table-cell table:style-name="ce1" office:value-type="float" office:value="-0.184953540563583" calcext:value-type="float">
            <text:p>-0,1849535406</text:p>
          </table:table-cell>
          <table:table-cell table:style-name="ce1" office:value-type="float" office:value="4.1035623550415" calcext:value-type="float">
            <text:p>4,103562355</text:p>
          </table:table-cell>
          <table:table-cell table:style-name="ce1" office:value-type="float" office:value="-2.09263563156128" calcext:value-type="float">
            <text:p>-2,0926356316</text:p>
          </table:table-cell>
          <table:table-cell table:style-name="ce1" office:value-type="string" calcext:value-type="string">
            <text:p>0.03484456863001094</text:p>
          </table:table-cell>
          <table:table-cell table:style-name="ce1" office:value-type="string" calcext:value-type="string">
            <text:p>-0.02776512008630611</text:p>
          </table:table-cell>
          <table:table-cell table:style-name="ce1" office:value-type="string" calcext:value-type="string">
            <text:p>-0.118510569331204</text:p>
          </table:table-cell>
          <table:table-cell table:style-name="ce1" office:value-type="float" office:value="0.0166553758102021" calcext:value-type="float">
            <text:p>0,0166553758</text:p>
          </table:table-cell>
          <table:table-cell table:style-name="ce1" office:value-type="float" office:value="-0.00908337376960036" calcext:value-type="float">
            <text:p>-0,0090833738</text:p>
          </table:table-cell>
          <table:table-cell table:style-name="ce1" office:value-type="float" office:value="-0.0746296993173199" calcext:value-type="float">
            <text:p>-0,0746296993</text:p>
          </table:table-cell>
          <table:table-cell table:style-name="ce1" office:value-type="float" office:value="0.27453349405225" calcext:value-type="float">
            <text:p>0,2745334941</text:p>
          </table:table-cell>
          <table:table-cell table:style-name="ce1" office:value-type="float" office:value="-0.273009237075582" calcext:value-type="float">
            <text:p>-0,27300923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11260705539463" calcext:value-type="float">
            <text:p>-0,0411260706</text:p>
          </table:table-cell>
          <table:table-cell table:style-name="ce1" office:value-type="float" office:value="0.0171560111434004" calcext:value-type="float">
            <text:p>0,0171560111</text:p>
          </table:table-cell>
          <table:table-cell table:style-name="ce1" office:value-type="float" office:value="0.0847651994446352" calcext:value-type="float">
            <text:p>0,0847651994</text:p>
          </table:table-cell>
          <table:table-cell table:style-name="ce1" office:value-type="float" office:value="0.494755983352661" calcext:value-type="float">
            <text:p>0,4947559834</text:p>
          </table:table-cell>
          <table:table-cell table:style-name="ce1" office:value-type="float" office:value="0.494752407073975" calcext:value-type="float">
            <text:p>0,4947524071</text:p>
          </table:table-cell>
          <table:table-cell table:style-name="ce1" office:value-type="float" office:value="0.494752168655396" calcext:value-type="float">
            <text:p>0,4947521687</text:p>
          </table:table-cell>
          <table:table-cell table:style-name="ce1" office:value-type="float" office:value="-0.184953540563583" calcext:value-type="float">
            <text:p>-0,1849535406</text:p>
          </table:table-cell>
          <table:table-cell table:style-name="ce1" office:value-type="float" office:value="4.1035623550415" calcext:value-type="float">
            <text:p>4,103562355</text:p>
          </table:table-cell>
          <table:table-cell table:style-name="ce1" office:value-type="float" office:value="-2.09263563156128" calcext:value-type="float">
            <text:p>-2,0926356316</text:p>
          </table:table-cell>
        </table:table-row>
        <table:table-row table:style-name="ro1">
          <table:table-cell table:style-name="ce1" office:value-type="string" calcext:value-type="string">
            <text:p>1.414522647857666</text:p>
          </table:table-cell>
          <table:table-cell table:style-name="ce1" office:value-type="string" calcext:value-type="string">
            <text:p>0.020750045776367188</text:p>
          </table:table-cell>
          <table:table-cell table:style-name="ce1" office:value-type="string" calcext:value-type="string">
            <text:p>39.06071972846985</text:p>
          </table:table-cell>
          <table:table-cell table:style-name="ce1" office:value-type="float" office:value="-0.055650255634208" calcext:value-type="float">
            <text:p>-0,0556502556</text:p>
          </table:table-cell>
          <table:table-cell table:style-name="ce1" office:value-type="float" office:value="0.0308115143288663" calcext:value-type="float">
            <text:p>0,0308115143</text:p>
          </table:table-cell>
          <table:table-cell table:style-name="ce1" office:value-type="float" office:value="1.71425256317044" calcext:value-type="float">
            <text:p>1,7142525632</text:p>
          </table:table-cell>
          <table:table-cell table:style-name="ce1" office:value-type="float" office:value="0.0366083209141848" calcext:value-type="float">
            <text:p>0,0366083209</text:p>
          </table:table-cell>
          <table:table-cell table:number-columns-repeated="2" table:style-name="ce1" office:value-type="float" office:value="-0.0283900732540783" calcext:value-type="float">
            <text:p>-0,0283900733</text:p>
          </table:table-cell>
          <table:table-cell table:style-name="ce1" office:value-type="float" office:value="-0.184953540563583" calcext:value-type="float">
            <text:p>-0,1849535406</text:p>
          </table:table-cell>
          <table:table-cell table:style-name="ce1" office:value-type="float" office:value="4.1035623550415" calcext:value-type="float">
            <text:p>4,103562355</text:p>
          </table:table-cell>
          <table:table-cell table:style-name="ce1" office:value-type="float" office:value="-2.09263563156128" calcext:value-type="float">
            <text:p>-2,0926356316</text:p>
          </table:table-cell>
          <table:table-cell table:style-name="ce1" office:value-type="string" calcext:value-type="string">
            <text:p>0.03660832091418483</text:p>
          </table:table-cell>
          <table:table-cell table:style-name="ce1" office:value-type="string" calcext:value-type="string">
            <text:p>-0.028390073254078257</text:p>
          </table:table-cell>
          <table:table-cell table:style-name="ce1" office:value-type="string" calcext:value-type="string">
            <text:p>-0.1198075192674024</text:p>
          </table:table-cell>
          <table:table-cell table:style-name="ce1" office:value-type="float" office:value="0.0154392627674373" calcext:value-type="float">
            <text:p>0,0154392628</text:p>
          </table:table-cell>
          <table:table-cell table:style-name="ce1" office:value-type="float" office:value="-0.0082669672527477" calcext:value-type="float">
            <text:p>-0,0082669673</text:p>
          </table:table-cell>
          <table:table-cell table:style-name="ce1" office:value-type="float" office:value="-0.0742077066798269" calcext:value-type="float">
            <text:p>-0,0742077067</text:p>
          </table:table-cell>
          <table:table-cell table:style-name="ce1" office:value-type="float" office:value="0.305842005387484" calcext:value-type="float">
            <text:p>0,3058420054</text:p>
          </table:table-cell>
          <table:table-cell table:style-name="ce1" office:value-type="float" office:value="-0.289773486707835" calcext:value-type="float">
            <text:p>-0,28977348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9528921505635" calcext:value-type="float">
            <text:p>-0,0095952892</text:p>
          </table:table-cell>
          <table:table-cell table:style-name="ce1" office:value-type="float" office:value="0.00644152272871532" calcext:value-type="float">
            <text:p>0,0064415227</text:p>
          </table:table-cell>
          <table:table-cell table:style-name="ce1" office:value-type="float" office:value="0.0160074964969797" calcext:value-type="float">
            <text:p>0,0160074965</text:p>
          </table:table-cell>
          <table:table-cell table:style-name="ce1" office:value-type="float" office:value="0.506962537765503" calcext:value-type="float">
            <text:p>0,5069625378</text:p>
          </table:table-cell>
          <table:table-cell table:style-name="ce1" office:value-type="float" office:value="0.506964921951294" calcext:value-type="float">
            <text:p>0,506964922</text:p>
          </table:table-cell>
          <table:table-cell table:style-name="ce1" office:value-type="float" office:value="0.506965160369873" calcext:value-type="float">
            <text:p>0,5069651604</text:p>
          </table:table-cell>
          <table:table-cell table:style-name="ce1" office:value-type="float" office:value="-0.184953540563583" calcext:value-type="float">
            <text:p>-0,1849535406</text:p>
          </table:table-cell>
          <table:table-cell table:style-name="ce1" office:value-type="float" office:value="4.1035623550415" calcext:value-type="float">
            <text:p>4,103562355</text:p>
          </table:table-cell>
          <table:table-cell table:style-name="ce1" office:value-type="float" office:value="-2.09263563156128" calcext:value-type="float">
            <text:p>-2,0926356316</text:p>
          </table:table-cell>
        </table:table-row>
        <table:table-row table:style-name="ro1">
          <table:table-cell table:style-name="ce1" office:value-type="string" calcext:value-type="string">
            <text:p>1.4273436069488525</text:p>
          </table:table-cell>
          <table:table-cell table:style-name="ce1" office:value-type="string" calcext:value-type="string">
            <text:p>0.012820959091186523</text:p>
          </table:table-cell>
          <table:table-cell table:style-name="ce1" office:value-type="string" calcext:value-type="string">
            <text:p>39.591410398483276</text:p>
          </table:table-cell>
          <table:table-cell table:style-name="ce1" office:value-type="float" office:value="-0.0456600094467034" calcext:value-type="float">
            <text:p>-0,0456600094</text:p>
          </table:table-cell>
          <table:table-cell table:style-name="ce1" office:value-type="float" office:value="0.0248156695850883" calcext:value-type="float">
            <text:p>0,0248156696</text:p>
          </table:table-cell>
          <table:table-cell table:style-name="ce1" office:value-type="float" office:value="1.69062932038013" calcext:value-type="float">
            <text:p>1,6906293204</text:p>
          </table:table-cell>
          <table:table-cell table:style-name="ce1" office:value-type="float" office:value="0.0371017006348233" calcext:value-type="float">
            <text:p>0,0371017006</text:p>
          </table:table-cell>
          <table:table-cell table:number-columns-repeated="2" table:style-name="ce1" office:value-type="float" office:value="-0.0290256268172451" calcext:value-type="float">
            <text:p>-0,0290256268</text:p>
          </table:table-cell>
          <table:table-cell table:style-name="ce1" office:value-type="float" office:value="-0.172701150178909" calcext:value-type="float">
            <text:p>-0,1727011502</text:p>
          </table:table-cell>
          <table:table-cell table:style-name="ce1" office:value-type="float" office:value="4.09551191329956" calcext:value-type="float">
            <text:p>4,0955119133</text:p>
          </table:table-cell>
          <table:table-cell table:style-name="ce1" office:value-type="float" office:value="-2.06221318244934" calcext:value-type="float">
            <text:p>-2,0622131824</text:p>
          </table:table-cell>
          <table:table-cell table:style-name="ce1" office:value-type="string" calcext:value-type="string">
            <text:p>0.03710170063482328</text:p>
          </table:table-cell>
          <table:table-cell table:style-name="ce1" office:value-type="string" calcext:value-type="string">
            <text:p>-0.029025626817245142</text:p>
          </table:table-cell>
          <table:table-cell table:style-name="ce1" office:value-type="string" calcext:value-type="string">
            <text:p>-0.11893740930552556</text:p>
          </table:table-cell>
          <table:table-cell table:style-name="ce1" office:value-type="float" office:value="0.013912563908552" calcext:value-type="float">
            <text:p>0,0139125639</text:p>
          </table:table-cell>
          <table:table-cell table:style-name="ce1" office:value-type="float" office:value="-0.00770287858221657" calcext:value-type="float">
            <text:p>-0,0077028786</text:p>
          </table:table-cell>
          <table:table-cell table:style-name="ce1" office:value-type="float" office:value="-0.0735411332848631" calcext:value-type="float">
            <text:p>-0,0735411333</text:p>
          </table:table-cell>
          <table:table-cell table:style-name="ce1" office:value-type="float" office:value="0.335382135441614" calcext:value-type="float">
            <text:p>0,3353821354</text:p>
          </table:table-cell>
          <table:table-cell table:style-name="ce1" office:value-type="float" office:value="-0.306128800021194" calcext:value-type="float">
            <text:p>-0,30612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504510185668" calcext:value-type="float">
            <text:p>-0,0115045102</text:p>
          </table:table-cell>
          <table:table-cell table:style-name="ce1" office:value-type="float" office:value="0.00425071065819933" calcext:value-type="float">
            <text:p>0,0042507107</text:p>
          </table:table-cell>
          <table:table-cell table:style-name="ce1" office:value-type="float" office:value="0.024148959173502" calcext:value-type="float">
            <text:p>0,0241489592</text:p>
          </table:table-cell>
          <table:table-cell table:style-name="ce1" office:value-type="float" office:value="0.53081750869751" calcext:value-type="float">
            <text:p>0,5308175087</text:p>
          </table:table-cell>
          <table:table-cell table:style-name="ce1" office:value-type="float" office:value="0.530818223953247" calcext:value-type="float">
            <text:p>0,530818224</text:p>
          </table:table-cell>
          <table:table-cell table:style-name="ce1" office:value-type="float" office:value="0.530818700790405" calcext:value-type="float">
            <text:p>0,5308187008</text:p>
          </table:table-cell>
          <table:table-cell table:style-name="ce1" office:value-type="float" office:value="-0.172701150178909" calcext:value-type="float">
            <text:p>-0,1727011502</text:p>
          </table:table-cell>
          <table:table-cell table:style-name="ce1" office:value-type="float" office:value="4.09551191329956" calcext:value-type="float">
            <text:p>4,0955119133</text:p>
          </table:table-cell>
          <table:table-cell table:style-name="ce1" office:value-type="float" office:value="-2.06221318244934" calcext:value-type="float">
            <text:p>-2,0622131824</text:p>
          </table:table-cell>
        </table:table-row>
        <table:table-row table:style-name="ro1">
          <table:table-cell table:style-name="ce1" office:value-type="string" calcext:value-type="string">
            <text:p>1.4422528743743896</text:p>
          </table:table-cell>
          <table:table-cell table:style-name="ce1" office:value-type="string" calcext:value-type="string">
            <text:p>0.01490926742553711</text:p>
          </table:table-cell>
          <table:table-cell table:style-name="ce1" office:value-type="string" calcext:value-type="string">
            <text:p>40.132128953933716</text:p>
          </table:table-cell>
          <table:table-cell table:style-name="ce1" office:value-type="float" office:value="-0.0302189816749528" calcext:value-type="float">
            <text:p>-0,0302189817</text:p>
          </table:table-cell>
          <table:table-cell table:style-name="ce1" office:value-type="float" office:value="0.0171731713509624" calcext:value-type="float">
            <text:p>0,0171731714</text:p>
          </table:table-cell>
          <table:table-cell table:style-name="ce1" office:value-type="float" office:value="1.65181440924421" calcext:value-type="float">
            <text:p>1,6518144092</text:p>
          </table:table-cell>
          <table:table-cell table:style-name="ce1" office:value-type="float" office:value="0.036170520554842" calcext:value-type="float">
            <text:p>0,0361705206</text:p>
          </table:table-cell>
          <table:table-cell table:number-columns-repeated="2" table:style-name="ce1" office:value-type="float" office:value="-0.028301893974053" calcext:value-type="float">
            <text:p>-0,028301894</text:p>
          </table:table-cell>
          <table:table-cell table:style-name="ce1" office:value-type="float" office:value="-0.160955801606178" calcext:value-type="float">
            <text:p>-0,1609558016</text:p>
          </table:table-cell>
          <table:table-cell table:style-name="ce1" office:value-type="float" office:value="4.0868935585022" calcext:value-type="float">
            <text:p>4,0868935585</text:p>
          </table:table-cell>
          <table:table-cell table:style-name="ce1" office:value-type="float" office:value="-2.03226733207703" calcext:value-type="float">
            <text:p>-2,0322673321</text:p>
          </table:table-cell>
          <table:table-cell table:style-name="ce1" office:value-type="string" calcext:value-type="string">
            <text:p>0.036170520554842</text:p>
          </table:table-cell>
          <table:table-cell table:style-name="ce1" office:value-type="string" calcext:value-type="string">
            <text:p>-0.02830189397405302</text:p>
          </table:table-cell>
          <table:table-cell table:style-name="ce1" office:value-type="string" calcext:value-type="string">
            <text:p>-0.1172266719848977</text:p>
          </table:table-cell>
          <table:table-cell table:style-name="ce1" office:value-type="float" office:value="0.0114150023616758" calcext:value-type="float">
            <text:p>0,0114150024</text:p>
          </table:table-cell>
          <table:table-cell table:style-name="ce1" office:value-type="float" office:value="-0.00620391739627208" calcext:value-type="float">
            <text:p>-0,0062039174</text:p>
          </table:table-cell>
          <table:table-cell table:style-name="ce1" office:value-type="float" office:value="-0.0723127246597667" calcext:value-type="float">
            <text:p>-0,0723127247</text:p>
          </table:table-cell>
          <table:table-cell table:style-name="ce1" office:value-type="float" office:value="0.360211531319019" calcext:value-type="float">
            <text:p>0,3602115313</text:p>
          </table:table-cell>
          <table:table-cell table:style-name="ce1" office:value-type="float" office:value="-0.319623262267541" calcext:value-type="float">
            <text:p>-0,31962326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83715599666064" calcext:value-type="float">
            <text:p>-0,01837156</text:p>
          </table:table-cell>
          <table:table-cell table:style-name="ce1" office:value-type="float" office:value="0.0110260712378779" calcext:value-type="float">
            <text:p>0,0110260712</text:p>
          </table:table-cell>
          <table:table-cell table:style-name="ce1" office:value-type="float" office:value="0.0434421069947587" calcext:value-type="float">
            <text:p>0,043442107</text:p>
          </table:table-cell>
          <table:table-cell table:style-name="ce1" office:value-type="float" office:value="0.54378867149353" calcext:value-type="float">
            <text:p>0,5437886715</text:p>
          </table:table-cell>
          <table:table-cell table:style-name="ce1" office:value-type="float" office:value="0.543787956237793" calcext:value-type="float">
            <text:p>0,5437879562</text:p>
          </table:table-cell>
          <table:table-cell table:style-name="ce1" office:value-type="float" office:value="0.543786764144897" calcext:value-type="float">
            <text:p>0,5437867641</text:p>
          </table:table-cell>
          <table:table-cell table:style-name="ce1" office:value-type="float" office:value="-0.160955801606178" calcext:value-type="float">
            <text:p>-0,1609558016</text:p>
          </table:table-cell>
          <table:table-cell table:style-name="ce1" office:value-type="float" office:value="4.0868935585022" calcext:value-type="float">
            <text:p>4,0868935585</text:p>
          </table:table-cell>
          <table:table-cell table:style-name="ce1" office:value-type="float" office:value="-2.03226733207703" calcext:value-type="float">
            <text:p>-2,0322673321</text:p>
          </table:table-cell>
        </table:table-row>
        <table:table-row table:style-name="ro1">
          <table:table-cell table:style-name="ce1" office:value-type="string" calcext:value-type="string">
            <text:p>1.455357313156128</text:p>
          </table:table-cell>
          <table:table-cell table:style-name="ce1" office:value-type="string" calcext:value-type="string">
            <text:p>0.013104438781738281</text:p>
          </table:table-cell>
          <table:table-cell table:style-name="ce1" office:value-type="string" calcext:value-type="string">
            <text:p>40.60761213302612</text:p>
          </table:table-cell>
          <table:table-cell table:style-name="ce1" office:value-type="float" office:value="-0.0218823779730793" calcext:value-type="float">
            <text:p>-0,021882378</text:p>
          </table:table-cell>
          <table:table-cell table:style-name="ce1" office:value-type="float" office:value="0.0121778562825955" calcext:value-type="float">
            <text:p>0,0121778563</text:p>
          </table:table-cell>
          <table:table-cell table:style-name="ce1" office:value-type="float" office:value="1.63881110850676" calcext:value-type="float">
            <text:p>1,6388111085</text:p>
          </table:table-cell>
          <table:table-cell table:style-name="ce1" office:value-type="float" office:value="0.0329499325864426" calcext:value-type="float">
            <text:p>0,0329499326</text:p>
          </table:table-cell>
          <table:table-cell table:number-columns-repeated="2" table:style-name="ce1" office:value-type="float" office:value="-0.0268294088789831" calcext:value-type="float">
            <text:p>-0,0268294089</text:p>
          </table:table-cell>
          <table:table-cell table:style-name="ce1" office:value-type="float" office:value="-0.149430394172668" calcext:value-type="float">
            <text:p>-0,1494303942</text:p>
          </table:table-cell>
          <table:table-cell table:style-name="ce1" office:value-type="float" office:value="4.07854080200195" calcext:value-type="float">
            <text:p>4,078540802</text:p>
          </table:table-cell>
          <table:table-cell table:style-name="ce1" office:value-type="float" office:value="-2.00258803367615" calcext:value-type="float">
            <text:p>-2,0025880337</text:p>
          </table:table-cell>
          <table:table-cell table:style-name="ce1" office:value-type="string" calcext:value-type="string">
            <text:p>0.03294993258644262</text:p>
          </table:table-cell>
          <table:table-cell table:style-name="ce1" office:value-type="string" calcext:value-type="string">
            <text:p>-0.026829408878983135</text:p>
          </table:table-cell>
          <table:table-cell table:style-name="ce1" office:value-type="string" calcext:value-type="string">
            <text:p>-0.11423822394112512</text:p>
          </table:table-cell>
          <table:table-cell table:style-name="ce1" office:value-type="float" office:value="0.00755474541873821" calcext:value-type="float">
            <text:p>0,0075547454</text:p>
          </table:table-cell>
          <table:table-cell table:style-name="ce1" office:value-type="float" office:value="-0.0042932928377406" calcext:value-type="float">
            <text:p>-0,0042932928</text:p>
          </table:table-cell>
          <table:table-cell table:style-name="ce1" office:value-type="float" office:value="-0.0702943492806988" calcext:value-type="float">
            <text:p>-0,0702943493</text:p>
          </table:table-cell>
          <table:table-cell table:style-name="ce1" office:value-type="float" office:value="0.374473287695469" calcext:value-type="float">
            <text:p>0,3744732877</text:p>
          </table:table-cell>
          <table:table-cell table:style-name="ce1" office:value-type="float" office:value="-0.327727994018364" calcext:value-type="float">
            <text:p>-0,3277279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27177188391369" calcext:value-type="float">
            <text:p>-0,0327177188</text:p>
          </table:table-cell>
          <table:table-cell table:style-name="ce1" office:value-type="float" office:value="0.0161937416017185" calcext:value-type="float">
            <text:p>0,0161937416</text:p>
          </table:table-cell>
          <table:table-cell table:style-name="ce1" office:value-type="float" office:value="0.0822450135829471" calcext:value-type="float">
            <text:p>0,0822450136</text:p>
          </table:table-cell>
          <table:table-cell table:style-name="ce1" office:value-type="float" office:value="0.471946954727173" calcext:value-type="float">
            <text:p>0,4719469547</text:p>
          </table:table-cell>
          <table:table-cell table:style-name="ce1" office:value-type="float" office:value="0.471941471099854" calcext:value-type="float">
            <text:p>0,4719414711</text:p>
          </table:table-cell>
          <table:table-cell table:style-name="ce1" office:value-type="float" office:value="0.47194242477417" calcext:value-type="float">
            <text:p>0,4719424248</text:p>
          </table:table-cell>
          <table:table-cell table:style-name="ce1" office:value-type="float" office:value="-0.149430394172668" calcext:value-type="float">
            <text:p>-0,1494303942</text:p>
          </table:table-cell>
          <table:table-cell table:style-name="ce1" office:value-type="float" office:value="4.07854080200195" calcext:value-type="float">
            <text:p>4,078540802</text:p>
          </table:table-cell>
          <table:table-cell table:style-name="ce1" office:value-type="float" office:value="-2.00258803367615" calcext:value-type="float">
            <text:p>-2,0025880337</text:p>
          </table:table-cell>
        </table:table-row>
        <table:table-row table:style-name="ro1">
          <table:table-cell table:style-name="ce1" office:value-type="string" calcext:value-type="string">
            <text:p>1.4685437679290771</text:p>
          </table:table-cell>
          <table:table-cell table:style-name="ce1" office:value-type="string" calcext:value-type="string">
            <text:p>0.013186454772949219</text:p>
          </table:table-cell>
          <table:table-cell table:style-name="ce1" office:value-type="string" calcext:value-type="string">
            <text:p>41.13733887672424</text:p>
          </table:table-cell>
          <table:table-cell table:style-name="ce1" office:value-type="float" office:value="-0.0168216120060763" calcext:value-type="float">
            <text:p>-0,016821612</text:p>
          </table:table-cell>
          <table:table-cell table:style-name="ce1" office:value-type="float" office:value="0.00723140884512736" calcext:value-type="float">
            <text:p>0,0072314088</text:p>
          </table:table-cell>
          <table:table-cell table:style-name="ce1" office:value-type="float" office:value="1.61952003284737" calcext:value-type="float">
            <text:p>1,6195200328</text:p>
          </table:table-cell>
          <table:table-cell table:style-name="ce1" office:value-type="float" office:value="0.0321016768459365" calcext:value-type="float">
            <text:p>0,0321016768</text:p>
          </table:table-cell>
          <table:table-cell table:number-columns-repeated="2" table:style-name="ce1" office:value-type="float" office:value="-0.0262012287389804" calcext:value-type="float">
            <text:p>-0,0262012287</text:p>
          </table:table-cell>
          <table:table-cell table:style-name="ce1" office:value-type="float" office:value="-0.139186292886734" calcext:value-type="float">
            <text:p>-0,1391862929</text:p>
          </table:table-cell>
          <table:table-cell table:style-name="ce1" office:value-type="float" office:value="4.0709285736084" calcext:value-type="float">
            <text:p>4,0709285736</text:p>
          </table:table-cell>
          <table:table-cell table:style-name="ce1" office:value-type="float" office:value="-1.97345864772797" calcext:value-type="float">
            <text:p>-1,9734586477</text:p>
          </table:table-cell>
          <table:table-cell table:style-name="ce1" office:value-type="string" calcext:value-type="string">
            <text:p>0.03210167684593648</text:p>
          </table:table-cell>
          <table:table-cell table:style-name="ce1" office:value-type="string" calcext:value-type="string">
            <text:p>-0.02620122873898045</text:p>
          </table:table-cell>
          <table:table-cell table:style-name="ce1" office:value-type="string" calcext:value-type="string">
            <text:p>-0.11500448695198276</text:p>
          </table:table-cell>
          <table:table-cell table:style-name="ce1" office:value-type="float" office:value="0.00547059449326983" calcext:value-type="float">
            <text:p>0,0054705945</text:p>
          </table:table-cell>
          <table:table-cell table:style-name="ce1" office:value-type="float" office:value="-0.00304446407064887" calcext:value-type="float">
            <text:p>-0,0030444641</text:p>
          </table:table-cell>
          <table:table-cell table:style-name="ce1" office:value-type="float" office:value="-0.0696181776423513" calcext:value-type="float">
            <text:p>-0,0696181776</text:p>
          </table:table-cell>
          <table:table-cell table:style-name="ce1" office:value-type="float" office:value="0.386064712882412" calcext:value-type="float">
            <text:p>0,3860647129</text:p>
          </table:table-cell>
          <table:table-cell table:style-name="ce1" office:value-type="float" office:value="-0.334178828552215" calcext:value-type="float">
            <text:p>-0,33417882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7379019640878" calcext:value-type="float">
            <text:p>-0,015737902</text:p>
          </table:table-cell>
          <table:table-cell table:style-name="ce1" office:value-type="float" office:value="0.00943013321294067" calcext:value-type="float">
            <text:p>0,0094301332</text:p>
          </table:table-cell>
          <table:table-cell table:style-name="ce1" office:value-type="float" office:value="0.0245476276147424" calcext:value-type="float">
            <text:p>0,0245476276</text:p>
          </table:table-cell>
          <table:table-cell table:style-name="ce1" office:value-type="float" office:value="0.529715061187744" calcext:value-type="float">
            <text:p>0,5297150612</text:p>
          </table:table-cell>
          <table:table-cell table:style-name="ce1" office:value-type="float" office:value="0.529718399047852" calcext:value-type="float">
            <text:p>0,529718399</text:p>
          </table:table-cell>
          <table:table-cell table:style-name="ce1" office:value-type="float" office:value="0.529717206954956" calcext:value-type="float">
            <text:p>0,529717207</text:p>
          </table:table-cell>
          <table:table-cell table:style-name="ce1" office:value-type="float" office:value="-0.139186292886734" calcext:value-type="float">
            <text:p>-0,1391862929</text:p>
          </table:table-cell>
          <table:table-cell table:style-name="ce1" office:value-type="float" office:value="4.0709285736084" calcext:value-type="float">
            <text:p>4,0709285736</text:p>
          </table:table-cell>
          <table:table-cell table:style-name="ce1" office:value-type="float" office:value="-1.97345864772797" calcext:value-type="float">
            <text:p>-1,9734586477</text:p>
          </table:table-cell>
        </table:table-row>
        <table:table-row table:style-name="ro1">
          <table:table-cell table:style-name="ce1" office:value-type="string" calcext:value-type="string">
            <text:p>1.4965288639068604</text:p>
          </table:table-cell>
          <table:table-cell table:style-name="ce1" office:value-type="string" calcext:value-type="string">
            <text:p>0.027985095977783203</text:p>
          </table:table-cell>
          <table:table-cell table:style-name="ce1" office:value-type="string" calcext:value-type="string">
            <text:p>41.62782168388367</text:p>
          </table:table-cell>
          <table:table-cell table:style-name="ce1" office:value-type="float" office:value="-0.00710299151179231" calcext:value-type="float">
            <text:p>-0,0071029915</text:p>
          </table:table-cell>
          <table:table-cell table:style-name="ce1" office:value-type="float" office:value="0.00711789670296841" calcext:value-type="float">
            <text:p>0,0071178967</text:p>
          </table:table-cell>
          <table:table-cell table:style-name="ce1" office:value-type="float" office:value="1.59414607948727" calcext:value-type="float">
            <text:p>1,5941460795</text:p>
          </table:table-cell>
          <table:table-cell table:style-name="ce1" office:value-type="float" office:value="0.0315546441273111" calcext:value-type="float">
            <text:p>0,0315546441</text:p>
          </table:table-cell>
          <table:table-cell table:number-columns-repeated="2" table:style-name="ce1" office:value-type="float" office:value="-0.0251995881915032" calcext:value-type="float">
            <text:p>-0,0251995882</text:p>
          </table:table-cell>
          <table:table-cell table:style-name="ce1" office:value-type="float" office:value="-0.13032378256321" calcext:value-type="float">
            <text:p>-0,1303237826</text:p>
          </table:table-cell>
          <table:table-cell table:style-name="ce1" office:value-type="float" office:value="4.0637526512146" calcext:value-type="float">
            <text:p>4,0637526512</text:p>
          </table:table-cell>
          <table:table-cell table:style-name="ce1" office:value-type="float" office:value="-1.94475138187408" calcext:value-type="float">
            <text:p>-1,9447513819</text:p>
          </table:table-cell>
          <table:table-cell table:style-name="ce1" office:value-type="string" calcext:value-type="string">
            <text:p>0.031554644127311134</text:p>
          </table:table-cell>
          <table:table-cell table:style-name="ce1" office:value-type="string" calcext:value-type="string">
            <text:p>-0.02519958819150321</text:p>
          </table:table-cell>
          <table:table-cell table:style-name="ce1" office:value-type="string" calcext:value-type="string">
            <text:p>-0.11363776183946363</text:p>
          </table:table-cell>
          <table:table-cell table:style-name="ce1" office:value-type="float" office:value="0.00420540300151908" calcext:value-type="float">
            <text:p>0,004205403</text:p>
          </table:table-cell>
          <table:table-cell table:style-name="ce1" office:value-type="float" office:value="-0.00180785221128184" calcext:value-type="float">
            <text:p>-0,0018078522</text:p>
          </table:table-cell>
          <table:table-cell table:style-name="ce1" office:value-type="float" office:value="-0.0686150417080632" calcext:value-type="float">
            <text:p>-0,0686150417</text:p>
          </table:table-cell>
          <table:table-cell table:style-name="ce1" office:value-type="float" office:value="0.394365977781915" calcext:value-type="float">
            <text:p>0,3943659778</text:p>
          </table:table-cell>
          <table:table-cell table:style-name="ce1" office:value-type="float" office:value="-0.337747449467205" calcext:value-type="float">
            <text:p>-0,33774744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2550927576804" calcext:value-type="float">
            <text:p>-0,0102550928</text:p>
          </table:table-cell>
          <table:table-cell table:style-name="ce1" office:value-type="float" office:value="0.01002341929932" calcext:value-type="float">
            <text:p>0,0100234193</text:p>
          </table:table-cell>
          <table:table-cell table:style-name="ce1" office:value-type="float" office:value="0.0390911947439826" calcext:value-type="float">
            <text:p>0,0390911947</text:p>
          </table:table-cell>
          <table:table-cell table:style-name="ce1" office:value-type="float" office:value="0.493488073348999" calcext:value-type="float">
            <text:p>0,4934880733</text:p>
          </table:table-cell>
          <table:table-cell table:number-columns-repeated="2" table:style-name="ce1" office:value-type="float" office:value="0.493489027023315" calcext:value-type="float">
            <text:p>0,493489027</text:p>
          </table:table-cell>
          <table:table-cell table:style-name="ce1" office:value-type="float" office:value="-0.13032378256321" calcext:value-type="float">
            <text:p>-0,1303237826</text:p>
          </table:table-cell>
          <table:table-cell table:style-name="ce1" office:value-type="float" office:value="4.0637526512146" calcext:value-type="float">
            <text:p>4,0637526512</text:p>
          </table:table-cell>
          <table:table-cell table:style-name="ce1" office:value-type="float" office:value="-1.94475138187408" calcext:value-type="float">
            <text:p>-1,9447513819</text:p>
          </table:table-cell>
        </table:table-row>
        <table:table-row table:style-name="ro1">
          <table:table-cell table:style-name="ce1" office:value-type="string" calcext:value-type="string">
            <text:p>1.5127806663513184</text:p>
          </table:table-cell>
          <table:table-cell table:style-name="ce1" office:value-type="string" calcext:value-type="string">
            <text:p>0.016251802444458008</text:p>
          </table:table-cell>
          <table:table-cell table:style-name="ce1" office:value-type="string" calcext:value-type="string">
            <text:p>42.21535563468933</text:p>
          </table:table-cell>
          <table:table-cell table:style-name="ce1" office:value-type="float" office:value="0.00690151422204059" calcext:value-type="float">
            <text:p>0,0069015142</text:p>
          </table:table-cell>
          <table:table-cell table:style-name="ce1" office:value-type="float" office:value="-0.00688772277193673" calcext:value-type="float">
            <text:p>-0,0068877228</text:p>
          </table:table-cell>
          <table:table-cell table:style-name="ce1" office:value-type="float" office:value="1.55428514510025" calcext:value-type="float">
            <text:p>1,5542851451</text:p>
          </table:table-cell>
          <table:table-cell table:style-name="ce1" office:value-type="float" office:value="0.0292564282358705" calcext:value-type="float">
            <text:p>0,0292564282</text:p>
          </table:table-cell>
          <table:table-cell table:number-columns-repeated="2" table:style-name="ce1" office:value-type="float" office:value="-0.0257082189614444" calcext:value-type="float">
            <text:p>-0,025708219</text:p>
          </table:table-cell>
          <table:table-cell table:style-name="ce1" office:value-type="float" office:value="-0.13032378256321" calcext:value-type="float">
            <text:p>-0,1303237826</text:p>
          </table:table-cell>
          <table:table-cell table:style-name="ce1" office:value-type="float" office:value="4.0637526512146" calcext:value-type="float">
            <text:p>4,0637526512</text:p>
          </table:table-cell>
          <table:table-cell table:style-name="ce1" office:value-type="float" office:value="-1.94475138187408" calcext:value-type="float">
            <text:p>-1,9447513819</text:p>
          </table:table-cell>
          <table:table-cell table:style-name="ce1" office:value-type="string" calcext:value-type="string">
            <text:p>0.029256428235870508</text:p>
          </table:table-cell>
          <table:table-cell table:style-name="ce1" office:value-type="string" calcext:value-type="string">
            <text:p>-0.02570821896144436</text:p>
          </table:table-cell>
          <table:table-cell table:style-name="ce1" office:value-type="string" calcext:value-type="string">
            <text:p>-0.11221049449651996</text:p>
          </table:table-cell>
          <table:table-cell table:style-name="ce1" office:value-type="float" office:value="0.00177574787794808" calcext:value-type="float">
            <text:p>0,0017757479</text:p>
          </table:table-cell>
          <table:table-cell table:style-name="ce1" office:value-type="float" office:value="-0.0017794741757421" calcext:value-type="float">
            <text:p>-0,0017794742</text:p>
          </table:table-cell>
          <table:table-cell table:style-name="ce1" office:value-type="float" office:value="-0.0672955961333381" calcext:value-type="float">
            <text:p>-0,0672955961</text:p>
          </table:table-cell>
          <table:table-cell table:style-name="ce1" office:value-type="float" office:value="0.398518405047537" calcext:value-type="float">
            <text:p>0,398518405</text:p>
          </table:table-cell>
          <table:table-cell table:style-name="ce1" office:value-type="float" office:value="-0.341908558102521" calcext:value-type="float">
            <text:p>-0,34190855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6243198162062" calcext:value-type="float">
            <text:p>-0,0166243198</text:p>
          </table:table-cell>
          <table:table-cell table:style-name="ce1" office:value-type="float" office:value="0.000194171258967586" calcext:value-type="float">
            <text:p>0,0001941713</text:p>
          </table:table-cell>
          <table:table-cell table:style-name="ce1" office:value-type="float" office:value="0.0434040654727248" calcext:value-type="float">
            <text:p>0,0434040655</text:p>
          </table:table-cell>
          <table:table-cell table:style-name="ce1" office:value-type="float" office:value="0.58460259437561" calcext:value-type="float">
            <text:p>0,5846025944</text:p>
          </table:table-cell>
          <table:table-cell table:style-name="ce1" office:value-type="float" office:value="0.584598064422607" calcext:value-type="float">
            <text:p>0,5845980644</text:p>
          </table:table-cell>
          <table:table-cell table:style-name="ce1" office:value-type="float" office:value="0.584598541259766" calcext:value-type="float">
            <text:p>0,5845985413</text:p>
          </table:table-cell>
          <table:table-cell table:style-name="ce1" office:value-type="float" office:value="-0.13032378256321" calcext:value-type="float">
            <text:p>-0,1303237826</text:p>
          </table:table-cell>
          <table:table-cell table:style-name="ce1" office:value-type="float" office:value="4.0637526512146" calcext:value-type="float">
            <text:p>4,0637526512</text:p>
          </table:table-cell>
          <table:table-cell table:style-name="ce1" office:value-type="float" office:value="-1.94475138187408" calcext:value-type="float">
            <text:p>-1,9447513819</text:p>
          </table:table-cell>
        </table:table-row>
        <table:table-row table:style-name="ro1">
          <table:table-cell table:style-name="ce1" office:value-type="string" calcext:value-type="string">
            <text:p>1.5253307819366455</text:p>
          </table:table-cell>
          <table:table-cell table:style-name="ce1" office:value-type="string" calcext:value-type="string">
            <text:p>0.012550115585327148</text:p>
          </table:table-cell>
          <table:table-cell table:style-name="ce1" office:value-type="string" calcext:value-type="string">
            <text:p>42.76571726799011</text:p>
          </table:table-cell>
          <table:table-cell table:style-name="ce1" office:value-type="float" office:value="0.0113385174319976" calcext:value-type="float">
            <text:p>0,0113385174</text:p>
          </table:table-cell>
          <table:table-cell table:style-name="ce1" office:value-type="float" office:value="-0.00919169327819053" calcext:value-type="float">
            <text:p>-0,0091916933</text:p>
          </table:table-cell>
          <table:table-cell table:style-name="ce1" office:value-type="float" office:value="1.53106102972855" calcext:value-type="float">
            <text:p>1,5310610297</text:p>
          </table:table-cell>
          <table:table-cell table:style-name="ce1" office:value-type="float" office:value="0.025270185344498" calcext:value-type="float">
            <text:p>0,0252701853</text:p>
          </table:table-cell>
          <table:table-cell table:number-columns-repeated="2" table:style-name="ce1" office:value-type="float" office:value="-0.0213114295748516" calcext:value-type="float">
            <text:p>-0,0213114296</text:p>
          </table:table-cell>
          <table:table-cell table:style-name="ce1" office:value-type="float" office:value="-0.122838690876961" calcext:value-type="float">
            <text:p>-0,1228386909</text:p>
          </table:table-cell>
          <table:table-cell table:style-name="ce1" office:value-type="float" office:value="4.05709981918335" calcext:value-type="float">
            <text:p>4,0570998192</text:p>
          </table:table-cell>
          <table:table-cell table:style-name="ce1" office:value-type="float" office:value="-1.91633105278015" calcext:value-type="float">
            <text:p>-1,9163310528</text:p>
          </table:table-cell>
          <table:table-cell table:style-name="ce1" office:value-type="string" calcext:value-type="string">
            <text:p>0.025270185344498004</text:p>
          </table:table-cell>
          <table:table-cell table:style-name="ce1" office:value-type="string" calcext:value-type="string">
            <text:p>-0.02131142957485156</text:p>
          </table:table-cell>
          <table:table-cell table:style-name="ce1" office:value-type="string" calcext:value-type="string">
            <text:p>-0.10941858223026923</text:p>
          </table:table-cell>
          <table:table-cell table:style-name="ce1" office:value-type="float" office:value="-0.00172537855551015" calcext:value-type="float">
            <text:p>-0,0017253786</text:p>
          </table:table-cell>
          <table:table-cell table:style-name="ce1" office:value-type="float" office:value="0.00172193069298418" calcext:value-type="float">
            <text:p>0,0017219307</text:p>
          </table:table-cell>
          <table:table-cell table:style-name="ce1" office:value-type="float" office:value="-0.0652228275452131" calcext:value-type="float">
            <text:p>-0,0652228275</text:p>
          </table:table-cell>
          <table:table-cell table:style-name="ce1" office:value-type="float" office:value="0.394706568915444" calcext:value-type="float">
            <text:p>0,3947065689</text:p>
          </table:table-cell>
          <table:table-cell table:style-name="ce1" office:value-type="float" office:value="-0.338104309688858" calcext:value-type="float">
            <text:p>-0,33810430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53558369629185" calcext:value-type="float">
            <text:p>-0,025355837</text:p>
          </table:table-cell>
          <table:table-cell table:style-name="ce1" office:value-type="float" office:value="0.0253576564153725" calcext:value-type="float">
            <text:p>0,0253576564</text:p>
          </table:table-cell>
          <table:table-cell table:style-name="ce1" office:value-type="float" office:value="0.0721698125977551" calcext:value-type="float">
            <text:p>0,0721698126</text:p>
          </table:table-cell>
          <table:table-cell table:style-name="ce1" office:value-type="float" office:value="0.552318811416626" calcext:value-type="float">
            <text:p>0,5523188114</text:p>
          </table:table-cell>
          <table:table-cell table:style-name="ce1" office:value-type="float" office:value="0.55232310295105" calcext:value-type="float">
            <text:p>0,552323103</text:p>
          </table:table-cell>
          <table:table-cell table:style-name="ce1" office:value-type="float" office:value="0.552321434020996" calcext:value-type="float">
            <text:p>0,552321434</text:p>
          </table:table-cell>
          <table:table-cell table:style-name="ce1" office:value-type="float" office:value="-0.122838690876961" calcext:value-type="float">
            <text:p>-0,1228386909</text:p>
          </table:table-cell>
          <table:table-cell table:style-name="ce1" office:value-type="float" office:value="4.05709981918335" calcext:value-type="float">
            <text:p>4,0570998192</text:p>
          </table:table-cell>
          <table:table-cell table:style-name="ce1" office:value-type="float" office:value="-1.91633105278015" calcext:value-type="float">
            <text:p>-1,9163310528</text:p>
          </table:table-cell>
        </table:table-row>
        <table:table-row table:style-name="ro1">
          <table:table-cell table:style-name="ce1" office:value-type="string" calcext:value-type="string">
            <text:p>1.541635513305664</text:p>
          </table:table-cell>
          <table:table-cell table:style-name="ce1" office:value-type="string" calcext:value-type="string">
            <text:p>0.016304731369018555</text:p>
          </table:table-cell>
          <table:table-cell table:style-name="ce1" office:value-type="string" calcext:value-type="string">
            <text:p>43.24487113952637</text:p>
          </table:table-cell>
          <table:table-cell table:style-name="ce1" office:value-type="float" office:value="0.0112694023050552" calcext:value-type="float">
            <text:p>0,0112694023</text:p>
          </table:table-cell>
          <table:table-cell table:style-name="ce1" office:value-type="float" office:value="-0.0112557364052828" calcext:value-type="float">
            <text:p>-0,0112557364</text:p>
          </table:table-cell>
          <table:table-cell table:style-name="ce1" office:value-type="float" office:value="1.52169468962116" calcext:value-type="float">
            <text:p>1,5216946896</text:p>
          </table:table-cell>
          <table:table-cell table:style-name="ce1" office:value-type="float" office:value="0.0241835583739817" calcext:value-type="float">
            <text:p>0,0241835584</text:p>
          </table:table-cell>
          <table:table-cell table:number-columns-repeated="2" table:style-name="ce1" office:value-type="float" office:value="-0.0209415469674921" calcext:value-type="float">
            <text:p>-0,020941547</text:p>
          </table:table-cell>
          <table:table-cell table:style-name="ce1" office:value-type="float" office:value="-0.117030881345272" calcext:value-type="float">
            <text:p>-0,1170308813</text:p>
          </table:table-cell>
          <table:table-cell table:style-name="ce1" office:value-type="float" office:value="4.05084323883057" calcext:value-type="float">
            <text:p>4,0508432388</text:p>
          </table:table-cell>
          <table:table-cell table:style-name="ce1" office:value-type="float" office:value="-1.88797855377197" calcext:value-type="float">
            <text:p>-1,8879785538</text:p>
          </table:table-cell>
          <table:table-cell table:style-name="ce1" office:value-type="string" calcext:value-type="string">
            <text:p>0.024183558373981746</text:p>
          </table:table-cell>
          <table:table-cell table:style-name="ce1" office:value-type="string" calcext:value-type="string">
            <text:p>-0.020941546967492144</text:p>
          </table:table-cell>
          <table:table-cell table:style-name="ce1" office:value-type="string" calcext:value-type="string">
            <text:p>-0.10879907326658181</text:p>
          </table:table-cell>
          <table:table-cell table:style-name="ce1" office:value-type="float" office:value="-0.0028346293579994" calcext:value-type="float">
            <text:p>-0,0028346294</text:p>
          </table:table-cell>
          <table:table-cell table:style-name="ce1" office:value-type="float" office:value="0.00229792331954763" calcext:value-type="float">
            <text:p>0,0022979233</text:p>
          </table:table-cell>
          <table:table-cell table:style-name="ce1" office:value-type="float" office:value="-0.0640151735458845" calcext:value-type="float">
            <text:p>-0,0640151735</text:p>
          </table:table-cell>
          <table:table-cell table:style-name="ce1" office:value-type="float" office:value="0.389293227454907" calcext:value-type="float">
            <text:p>0,3892932275</text:p>
          </table:table-cell>
          <table:table-cell table:style-name="ce1" office:value-type="float" office:value="-0.333715927365881" calcext:value-type="float">
            <text:p>-0,33371592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29352759449538" calcext:value-type="float">
            <text:p>-0,0092935276</text:p>
          </table:table-cell>
          <table:table-cell table:style-name="ce1" office:value-type="float" office:value="0.00482578514287629" calcext:value-type="float">
            <text:p>0,0048257851</text:p>
          </table:table-cell>
          <table:table-cell table:style-name="ce1" office:value-type="float" office:value="0.0486440111721075" calcext:value-type="float">
            <text:p>0,0486440112</text:p>
          </table:table-cell>
          <table:table-cell table:style-name="ce1" office:value-type="float" office:value="0.477429389953613" calcext:value-type="float">
            <text:p>0,47742939</text:p>
          </table:table-cell>
          <table:table-cell table:style-name="ce1" office:value-type="float" office:value="0.477429151535034" calcext:value-type="float">
            <text:p>0,4774291515</text:p>
          </table:table-cell>
          <table:table-cell table:style-name="ce1" office:value-type="float" office:value="0.477430105209351" calcext:value-type="float">
            <text:p>0,4774301052</text:p>
          </table:table-cell>
          <table:table-cell table:style-name="ce1" office:value-type="float" office:value="-0.117030881345272" calcext:value-type="float">
            <text:p>-0,1170308813</text:p>
          </table:table-cell>
          <table:table-cell table:style-name="ce1" office:value-type="float" office:value="4.05084323883057" calcext:value-type="float">
            <text:p>4,0508432388</text:p>
          </table:table-cell>
          <table:table-cell table:style-name="ce1" office:value-type="float" office:value="-1.88797855377197" calcext:value-type="float">
            <text:p>-1,8879785538</text:p>
          </table:table-cell>
        </table:table-row>
        <table:table-row table:style-name="ro1">
          <table:table-cell table:style-name="ce1" office:value-type="string" calcext:value-type="string">
            <text:p>1.5576424598693848</text:p>
          </table:table-cell>
          <table:table-cell table:style-name="ce1" office:value-type="string" calcext:value-type="string">
            <text:p>0.016006946563720703</text:p>
          </table:table-cell>
          <table:table-cell table:style-name="ce1" office:value-type="string" calcext:value-type="string">
            <text:p>43.77540469169617</text:p>
          </table:table-cell>
          <table:table-cell table:style-name="ce1" office:value-type="float" office:value="0.0179975388002478" calcext:value-type="float">
            <text:p>0,0179975388</text:p>
          </table:table-cell>
          <table:table-cell table:style-name="ce1" office:value-type="float" office:value="-0.0134324299022095" calcext:value-type="float">
            <text:p>-0,0134324299</text:p>
          </table:table-cell>
          <table:table-cell table:style-name="ce1" office:value-type="float" office:value="1.4975722056848" calcext:value-type="float">
            <text:p>1,4975722057</text:p>
          </table:table-cell>
          <table:table-cell table:style-name="ce1" office:value-type="float" office:value="0.0240173476820749" calcext:value-type="float">
            <text:p>0,0240173477</text:p>
          </table:table-cell>
          <table:table-cell table:number-columns-repeated="2" table:style-name="ce1" office:value-type="float" office:value="-0.0200304773967389" calcext:value-type="float">
            <text:p>-0,0200304774</text:p>
          </table:table-cell>
          <table:table-cell table:style-name="ce1" office:value-type="float" office:value="-0.111962638795376" calcext:value-type="float">
            <text:p>-0,1119626388</text:p>
          </table:table-cell>
          <table:table-cell table:style-name="ce1" office:value-type="float" office:value="4.04574203491211" calcext:value-type="float">
            <text:p>4,0457420349</text:p>
          </table:table-cell>
          <table:table-cell table:style-name="ce1" office:value-type="float" office:value="-1.86023640632629" calcext:value-type="float">
            <text:p>-1,8602364063</text:p>
          </table:table-cell>
          <table:table-cell table:style-name="ce1" office:value-type="string" calcext:value-type="string">
            <text:p>0.02401734768207495</text:p>
          </table:table-cell>
          <table:table-cell table:style-name="ce1" office:value-type="string" calcext:value-type="string">
            <text:p>-0.02003047739673885</text:p>
          </table:table-cell>
          <table:table-cell table:style-name="ce1" office:value-type="string" calcext:value-type="string">
            <text:p>-0.1090873549140703</text:p>
          </table:table-cell>
          <table:table-cell table:style-name="ce1" office:value-type="float" office:value="-0.0028173505762638" calcext:value-type="float">
            <text:p>-0,0028173506</text:p>
          </table:table-cell>
          <table:table-cell table:style-name="ce1" office:value-type="float" office:value="0.00281393410132071" calcext:value-type="float">
            <text:p>0,0028139341</text:p>
          </table:table-cell>
          <table:table-cell table:style-name="ce1" office:value-type="float" office:value="-0.0635281238603003" calcext:value-type="float">
            <text:p>-0,0635281239</text:p>
          </table:table-cell>
          <table:table-cell table:style-name="ce1" office:value-type="float" office:value="0.383306368227686" calcext:value-type="float">
            <text:p>0,3833063682</text:p>
          </table:table-cell>
          <table:table-cell table:style-name="ce1" office:value-type="float" office:value="-0.327736330818458" calcext:value-type="float">
            <text:p>-0,32773633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30099296027796" calcext:value-type="float">
            <text:p>0,0001300993</text:p>
          </table:table-cell>
          <table:table-cell table:style-name="ce1" office:value-type="float" office:value="0.00388526636930023" calcext:value-type="float">
            <text:p>0,0038852664</text:p>
          </table:table-cell>
          <table:table-cell table:style-name="ce1" office:value-type="float" office:value="0.017630757849201" calcext:value-type="float">
            <text:p>0,0176307578</text:p>
          </table:table-cell>
          <table:table-cell table:style-name="ce1" office:value-type="float" office:value="0.531249046325684" calcext:value-type="float">
            <text:p>0,5312490463</text:p>
          </table:table-cell>
          <table:table-cell table:style-name="ce1" office:value-type="float" office:value="0.531248807907105" calcext:value-type="float">
            <text:p>0,5312488079</text:p>
          </table:table-cell>
          <table:table-cell table:style-name="ce1" office:value-type="float" office:value="0.53125" calcext:value-type="float">
            <text:p>0,53125</text:p>
          </table:table-cell>
          <table:table-cell table:style-name="ce1" office:value-type="float" office:value="-0.111962638795376" calcext:value-type="float">
            <text:p>-0,1119626388</text:p>
          </table:table-cell>
          <table:table-cell table:style-name="ce1" office:value-type="float" office:value="4.04574203491211" calcext:value-type="float">
            <text:p>4,0457420349</text:p>
          </table:table-cell>
          <table:table-cell table:style-name="ce1" office:value-type="float" office:value="-1.86023640632629" calcext:value-type="float">
            <text:p>-1,8602364063</text:p>
          </table:table-cell>
        </table:table-row>
        <table:table-row table:style-name="ro1">
          <table:table-cell table:style-name="ce1" office:value-type="string" calcext:value-type="string">
            <text:p>1.5724127292633057</text:p>
          </table:table-cell>
          <table:table-cell table:style-name="ce1" office:value-type="string" calcext:value-type="string">
            <text:p>0.014770269393920898</text:p>
          </table:table-cell>
          <table:table-cell table:style-name="ce1" office:value-type="string" calcext:value-type="string">
            <text:p>44.30594778060913</text:p>
          </table:table-cell>
          <table:table-cell table:style-name="ce1" office:value-type="float" office:value="0.0256568497064075" calcext:value-type="float">
            <text:p>0,0256568497</text:p>
          </table:table-cell>
          <table:table-cell table:style-name="ce1" office:value-type="float" office:value="-0.0194029865418503" calcext:value-type="float">
            <text:p>-0,0194029865</text:p>
          </table:table-cell>
          <table:table-cell table:style-name="ce1" office:value-type="float" office:value="1.4562371439404" calcext:value-type="float">
            <text:p>1,4562371439</text:p>
          </table:table-cell>
          <table:table-cell table:style-name="ce1" office:value-type="float" office:value="0.021342966282343" calcext:value-type="float">
            <text:p>0,0213429663</text:p>
          </table:table-cell>
          <table:table-cell table:number-columns-repeated="2" table:style-name="ce1" office:value-type="float" office:value="-0.0189779124130096" calcext:value-type="float">
            <text:p>-0,0189779124</text:p>
          </table:table-cell>
          <table:table-cell table:style-name="ce1" office:value-type="float" office:value="-0.107148267328739" calcext:value-type="float">
            <text:p>-0,1071482673</text:p>
          </table:table-cell>
          <table:table-cell table:style-name="ce1" office:value-type="float" office:value="4.04128885269165" calcext:value-type="float">
            <text:p>4,0412888527</text:p>
          </table:table-cell>
          <table:table-cell table:style-name="ce1" office:value-type="float" office:value="-1.8329381942749" calcext:value-type="float">
            <text:p>-1,8329381943</text:p>
          </table:table-cell>
          <table:table-cell table:style-name="ce1" office:value-type="string" calcext:value-type="string">
            <text:p>0.021342966282342966</text:p>
          </table:table-cell>
          <table:table-cell table:style-name="ce1" office:value-type="string" calcext:value-type="string">
            <text:p>-0.01897791241300961</text:p>
          </table:table-cell>
          <table:table-cell table:style-name="ce1" office:value-type="string" calcext:value-type="string">
            <text:p>-0.10714867389975913</text:p>
          </table:table-cell>
          <table:table-cell table:style-name="ce1" office:value-type="float" office:value="-0.00449938470006196" calcext:value-type="float">
            <text:p>-0,0044993847</text:p>
          </table:table-cell>
          <table:table-cell table:style-name="ce1" office:value-type="float" office:value="0.00335810747555239" calcext:value-type="float">
            <text:p>0,0033581075</text:p>
          </table:table-cell>
          <table:table-cell table:style-name="ce1" office:value-type="float" office:value="-0.0622737546956098" calcext:value-type="float">
            <text:p>-0,0622737547</text:p>
          </table:table-cell>
          <table:table-cell table:style-name="ce1" office:value-type="float" office:value="0.373659292423279" calcext:value-type="float">
            <text:p>0,3736592924</text:p>
          </table:table-cell>
          <table:table-cell table:style-name="ce1" office:value-type="float" office:value="-0.320536304818427" calcext:value-type="float">
            <text:p>-0,32053630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5519794889834" calcext:value-type="float">
            <text:p>-0,0125519795</text:p>
          </table:table-cell>
          <table:table-cell table:style-name="ce1" office:value-type="float" office:value="0.00406085794911521" calcext:value-type="float">
            <text:p>0,0040608579</text:p>
          </table:table-cell>
          <table:table-cell table:style-name="ce1" office:value-type="float" office:value="0.0450032318340257" calcext:value-type="float">
            <text:p>0,0450032318</text:p>
          </table:table-cell>
          <table:table-cell table:style-name="ce1" office:value-type="float" office:value="0.536021947860718" calcext:value-type="float">
            <text:p>0,5360219479</text:p>
          </table:table-cell>
          <table:table-cell table:style-name="ce1" office:value-type="float" office:value="0.536018133163452" calcext:value-type="float">
            <text:p>0,5360181332</text:p>
          </table:table-cell>
          <table:table-cell table:style-name="ce1" office:value-type="float" office:value="0.536016702651978" calcext:value-type="float">
            <text:p>0,5360167027</text:p>
          </table:table-cell>
          <table:table-cell table:style-name="ce1" office:value-type="float" office:value="-0.107148267328739" calcext:value-type="float">
            <text:p>-0,1071482673</text:p>
          </table:table-cell>
          <table:table-cell table:style-name="ce1" office:value-type="float" office:value="4.04128885269165" calcext:value-type="float">
            <text:p>4,0412888527</text:p>
          </table:table-cell>
          <table:table-cell table:style-name="ce1" office:value-type="float" office:value="-1.8329381942749" calcext:value-type="float">
            <text:p>-1,8329381943</text:p>
          </table:table-cell>
        </table:table-row>
        <table:table-row table:style-name="ro1">
          <table:table-cell table:style-name="ce1" office:value-type="string" calcext:value-type="string">
            <text:p>1.5919828414916992</text:p>
          </table:table-cell>
          <table:table-cell table:style-name="ce1" office:value-type="string" calcext:value-type="string">
            <text:p>0.019570112228393555</text:p>
          </table:table-cell>
          <table:table-cell table:style-name="ce1" office:value-type="string" calcext:value-type="string">
            <text:p>44.8203227519989</text:p>
          </table:table-cell>
          <table:table-cell table:style-name="ce1" office:value-type="float" office:value="0.0303348016948152" calcext:value-type="float">
            <text:p>0,0303348017</text:p>
          </table:table-cell>
          <table:table-cell table:style-name="ce1" office:value-type="float" office:value="-0.0221433954278904" calcext:value-type="float">
            <text:p>-0,0221433954</text:p>
          </table:table-cell>
          <table:table-cell table:style-name="ce1" office:value-type="float" office:value="1.44044387487718" calcext:value-type="float">
            <text:p>1,4404438749</text:p>
          </table:table-cell>
          <table:table-cell table:style-name="ce1" office:value-type="float" office:value="0.0184516054878076" calcext:value-type="float">
            <text:p>0,0184516055</text:p>
          </table:table-cell>
          <table:table-cell table:number-columns-repeated="2" table:style-name="ce1" office:value-type="float" office:value="-0.0166022234244334" calcext:value-type="float">
            <text:p>-0,0166022234</text:p>
          </table:table-cell>
          <table:table-cell table:style-name="ce1" office:value-type="float" office:value="-0.101517610251904" calcext:value-type="float">
            <text:p>-0,1015176103</text:p>
          </table:table-cell>
          <table:table-cell table:style-name="ce1" office:value-type="float" office:value="4.03703022003174" calcext:value-type="float">
            <text:p>4,03703022</text:p>
          </table:table-cell>
          <table:table-cell table:style-name="ce1" office:value-type="float" office:value="-1.80595374107361" calcext:value-type="float">
            <text:p>-1,8059537411</text:p>
          </table:table-cell>
          <table:table-cell table:style-name="ce1" office:value-type="string" calcext:value-type="string">
            <text:p>0.018451605487807565</text:p>
          </table:table-cell>
          <table:table-cell table:style-name="ce1" office:value-type="string" calcext:value-type="string">
            <text:p>-0.01660222342443343</text:p>
          </table:table-cell>
          <table:table-cell table:style-name="ce1" office:value-type="string" calcext:value-type="string">
            <text:p>-0.1040940919852543</text:p>
          </table:table-cell>
          <table:table-cell table:style-name="ce1" office:value-type="float" office:value="-0.00641421242660187" calcext:value-type="float">
            <text:p>-0,0064142124</text:p>
          </table:table-cell>
          <table:table-cell table:style-name="ce1" office:value-type="float" office:value="0.00485074663546258" calcext:value-type="float">
            <text:p>0,0048507466</text:p>
          </table:table-cell>
          <table:table-cell table:style-name="ce1" office:value-type="float" office:value="-0.0601243314849006" calcext:value-type="float">
            <text:p>-0,0601243315</text:p>
          </table:table-cell>
          <table:table-cell table:style-name="ce1" office:value-type="float" office:value="0.36060032133199" calcext:value-type="float">
            <text:p>0,3606003213</text:p>
          </table:table-cell>
          <table:table-cell table:style-name="ce1" office:value-type="float" office:value="-0.310660345358489" calcext:value-type="float">
            <text:p>-0,31066034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0481831531946" calcext:value-type="float">
            <text:p>-0,0150481832</text:p>
          </table:table-cell>
          <table:table-cell table:style-name="ce1" office:value-type="float" office:value="0.0117301646079295" calcext:value-type="float">
            <text:p>0,0117301646</text:p>
          </table:table-cell>
          <table:table-cell table:style-name="ce1" office:value-type="float" office:value="0.0812095799858513" calcext:value-type="float">
            <text:p>0,08120958</text:p>
          </table:table-cell>
          <table:table-cell table:style-name="ce1" office:value-type="float" office:value="0.508985757827759" calcext:value-type="float">
            <text:p>0,5089857578</text:p>
          </table:table-cell>
          <table:table-cell table:style-name="ce1" office:value-type="float" office:value="0.508991718292236" calcext:value-type="float">
            <text:p>0,5089917183</text:p>
          </table:table-cell>
          <table:table-cell table:style-name="ce1" office:value-type="float" office:value="0.508992433547974" calcext:value-type="float">
            <text:p>0,5089924335</text:p>
          </table:table-cell>
          <table:table-cell table:style-name="ce1" office:value-type="float" office:value="-0.101517610251904" calcext:value-type="float">
            <text:p>-0,1015176103</text:p>
          </table:table-cell>
          <table:table-cell table:style-name="ce1" office:value-type="float" office:value="4.03703022003174" calcext:value-type="float">
            <text:p>4,03703022</text:p>
          </table:table-cell>
          <table:table-cell table:style-name="ce1" office:value-type="float" office:value="-1.80595374107361" calcext:value-type="float">
            <text:p>-1,8059537411</text:p>
          </table:table-cell>
        </table:table-row>
        <table:table-row table:style-name="ro1">
          <table:table-cell table:style-name="ce1" office:value-type="string" calcext:value-type="string">
            <text:p>1.6068511009216309</text:p>
          </table:table-cell>
          <table:table-cell table:style-name="ce1" office:value-type="string" calcext:value-type="string">
            <text:p>0.01486825942993164</text:p>
          </table:table-cell>
          <table:table-cell table:style-name="ce1" office:value-type="string" calcext:value-type="string">
            <text:p>45.30883717536926</text:p>
          </table:table-cell>
          <table:table-cell table:style-name="ce1" office:value-type="float" office:value="0.0350866895513954" calcext:value-type="float">
            <text:p>0,0350866896</text:p>
          </table:table-cell>
          <table:table-cell table:style-name="ce1" office:value-type="float" office:value="-0.0230862811598697" calcext:value-type="float">
            <text:p>-0,0230862812</text:p>
          </table:table-cell>
          <table:table-cell table:style-name="ce1" office:value-type="float" office:value="1.41724332615181" calcext:value-type="float">
            <text:p>1,4172433262</text:p>
          </table:table-cell>
          <table:table-cell table:style-name="ce1" office:value-type="float" office:value="0.016383266456524" calcext:value-type="float">
            <text:p>0,0163832665</text:p>
          </table:table-cell>
          <table:table-cell table:number-columns-repeated="2" table:style-name="ce1" office:value-type="float" office:value="-0.015314213261588" calcext:value-type="float">
            <text:p>-0,0153142133</text:p>
          </table:table-cell>
          <table:table-cell table:style-name="ce1" office:value-type="float" office:value="-0.0961866900324822" calcext:value-type="float">
            <text:p>-0,09618669</text:p>
          </table:table-cell>
          <table:table-cell table:style-name="ce1" office:value-type="float" office:value="4.03287744522095" calcext:value-type="float">
            <text:p>4,0328774452</text:p>
          </table:table-cell>
          <table:table-cell table:style-name="ce1" office:value-type="float" office:value="-1.77942836284637" calcext:value-type="float">
            <text:p>-1,7794283628</text:p>
          </table:table-cell>
          <table:table-cell table:style-name="ce1" office:value-type="string" calcext:value-type="string">
            <text:p>0.01638326645652397</text:p>
          </table:table-cell>
          <table:table-cell table:style-name="ce1" office:value-type="string" calcext:value-type="string">
            <text:p>-0.015314213261587998</text:p>
          </table:table-cell>
          <table:table-cell table:style-name="ce1" office:value-type="string" calcext:value-type="string">
            <text:p>-0.10449314958274658</text:p>
          </table:table-cell>
          <table:table-cell table:style-name="ce1" office:value-type="float" office:value="-0.00758370042370379" calcext:value-type="float">
            <text:p>-0,0075837004</text:p>
          </table:table-cell>
          <table:table-cell table:style-name="ce1" office:value-type="float" office:value="0.0055358488569726" calcext:value-type="float">
            <text:p>0,0055358489</text:p>
          </table:table-cell>
          <table:table-cell table:style-name="ce1" office:value-type="float" office:value="-0.0593030814936132" calcext:value-type="float">
            <text:p>-0,0593030815</text:p>
          </table:table-cell>
          <table:table-cell table:style-name="ce1" office:value-type="float" office:value="0.345812374550315" calcext:value-type="float">
            <text:p>0,3458123746</text:p>
          </table:table-cell>
          <table:table-cell table:style-name="ce1" office:value-type="float" office:value="-0.299865705113116" calcext:value-type="float">
            <text:p>-0,29986570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9597353177273" calcext:value-type="float">
            <text:p>-0,0095959735</text:p>
          </table:table-cell>
          <table:table-cell table:style-name="ce1" office:value-type="float" office:value="0.00562148957430033" calcext:value-type="float">
            <text:p>0,0056214896</text:p>
          </table:table-cell>
          <table:table-cell table:style-name="ce1" office:value-type="float" office:value="0.0323972764346628" calcext:value-type="float">
            <text:p>0,0323972764</text:p>
          </table:table-cell>
          <table:table-cell table:style-name="ce1" office:value-type="float" office:value="0.487491130828857" calcext:value-type="float">
            <text:p>0,4874911308</text:p>
          </table:table-cell>
          <table:table-cell table:style-name="ce1" office:value-type="float" office:value="0.487488031387329" calcext:value-type="float">
            <text:p>0,4874880314</text:p>
          </table:table-cell>
          <table:table-cell table:style-name="ce1" office:value-type="float" office:value="0.487487554550171" calcext:value-type="float">
            <text:p>0,4874875546</text:p>
          </table:table-cell>
          <table:table-cell table:style-name="ce1" office:value-type="float" office:value="-0.0961866900324822" calcext:value-type="float">
            <text:p>-0,09618669</text:p>
          </table:table-cell>
          <table:table-cell table:style-name="ce1" office:value-type="float" office:value="4.03287744522095" calcext:value-type="float">
            <text:p>4,0328774452</text:p>
          </table:table-cell>
          <table:table-cell table:style-name="ce1" office:value-type="float" office:value="-1.77942836284637" calcext:value-type="float">
            <text:p>-1,7794283628</text:p>
          </table:table-cell>
        </table:table-row>
        <table:table-row table:style-name="ro1">
          <table:table-cell table:style-name="ce1" office:value-type="string" calcext:value-type="string">
            <text:p>1.6201655864715576</text:p>
          </table:table-cell>
          <table:table-cell table:style-name="ce1" office:value-type="string" calcext:value-type="string">
            <text:p>0.013314485549926758</text:p>
          </table:table-cell>
          <table:table-cell table:style-name="ce1" office:value-type="string" calcext:value-type="string">
            <text:p>45.81318759918213</text:p>
          </table:table-cell>
          <table:table-cell table:style-name="ce1" office:value-type="float" office:value="0.0394895387824947" calcext:value-type="float">
            <text:p>0,0394895388</text:p>
          </table:table-cell>
          <table:table-cell table:style-name="ce1" office:value-type="float" office:value="-0.0243713056760622" calcext:value-type="float">
            <text:p>-0,0243713057</text:p>
          </table:table-cell>
          <table:table-cell table:style-name="ce1" office:value-type="float" office:value="1.38421151814637" calcext:value-type="float">
            <text:p>1,3842115181</text:p>
          </table:table-cell>
          <table:table-cell table:style-name="ce1" office:value-type="float" office:value="0.0139608961361931" calcext:value-type="float">
            <text:p>0,0139608961</text:p>
          </table:table-cell>
          <table:table-cell table:number-columns-repeated="2" table:style-name="ce1" office:value-type="float" office:value="-0.0143572008249226" calcext:value-type="float">
            <text:p>-0,0143572008</text:p>
          </table:table-cell>
          <table:table-cell table:style-name="ce1" office:value-type="float" office:value="-0.0905437469482422" calcext:value-type="float">
            <text:p>-0,0905437469</text:p>
          </table:table-cell>
          <table:table-cell table:style-name="ce1" office:value-type="float" office:value="4.02882194519043" calcext:value-type="float">
            <text:p>4,0288219452</text:p>
          </table:table-cell>
          <table:table-cell table:style-name="ce1" office:value-type="float" office:value="-1.75316834449768" calcext:value-type="float">
            <text:p>-1,7531683445</text:p>
          </table:table-cell>
          <table:table-cell table:style-name="ce1" office:value-type="string" calcext:value-type="string">
            <text:p>0.013960896136193056</text:p>
          </table:table-cell>
          <table:table-cell table:style-name="ce1" office:value-type="string" calcext:value-type="string">
            <text:p>-0.014357200824922627</text:p>
          </table:table-cell>
          <table:table-cell table:style-name="ce1" office:value-type="string" calcext:value-type="string">
            <text:p>-0.10294669582978151</text:p>
          </table:table-cell>
          <table:table-cell table:style-name="ce1" office:value-type="float" office:value="-0.00877167238784885" calcext:value-type="float">
            <text:p>-0,0087716724</text:p>
          </table:table-cell>
          <table:table-cell table:style-name="ce1" office:value-type="float" office:value="0.00577157028996742" calcext:value-type="float">
            <text:p>0,0057715703</text:p>
          </table:table-cell>
          <table:table-cell table:style-name="ce1" office:value-type="float" office:value="-0.0580966529598943" calcext:value-type="float">
            <text:p>-0,058096653</text:p>
          </table:table-cell>
          <table:table-cell table:style-name="ce1" office:value-type="float" office:value="0.328115793867253" calcext:value-type="float">
            <text:p>0,3281157939</text:p>
          </table:table-cell>
          <table:table-cell table:style-name="ce1" office:value-type="float" office:value="-0.288221518459856" calcext:value-type="float">
            <text:p>-0,28822151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42148186663289" calcext:value-type="float">
            <text:p>-0,0094214819</text:p>
          </table:table-cell>
          <table:table-cell table:style-name="ce1" office:value-type="float" office:value="0.00186940709199372" calcext:value-type="float">
            <text:p>0,0018694071</text:p>
          </table:table-cell>
          <table:table-cell table:style-name="ce1" office:value-type="float" office:value="0.0459982852045093" calcext:value-type="float">
            <text:p>0,0459982852</text:p>
          </table:table-cell>
          <table:table-cell table:style-name="ce1" office:value-type="float" office:value="0.504367351531982" calcext:value-type="float">
            <text:p>0,5043673515</text:p>
          </table:table-cell>
          <table:table-cell table:style-name="ce1" office:value-type="float" office:value="0.504376888275147" calcext:value-type="float">
            <text:p>0,5043768883</text:p>
          </table:table-cell>
          <table:table-cell table:style-name="ce1" office:value-type="float" office:value="0.5043785572052" calcext:value-type="float">
            <text:p>0,5043785572</text:p>
          </table:table-cell>
          <table:table-cell table:style-name="ce1" office:value-type="float" office:value="-0.0905437469482422" calcext:value-type="float">
            <text:p>-0,0905437469</text:p>
          </table:table-cell>
          <table:table-cell table:style-name="ce1" office:value-type="float" office:value="4.02882194519043" calcext:value-type="float">
            <text:p>4,0288219452</text:p>
          </table:table-cell>
          <table:table-cell table:style-name="ce1" office:value-type="float" office:value="-1.75316834449768" calcext:value-type="float">
            <text:p>-1,7531683445</text:p>
          </table:table-cell>
        </table:table-row>
        <table:table-row table:style-name="ro1">
          <table:table-cell table:style-name="ce1" office:value-type="string" calcext:value-type="string">
            <text:p>1.6350996494293213</text:p>
          </table:table-cell>
          <table:table-cell table:style-name="ce1" office:value-type="string" calcext:value-type="string">
            <text:p>0.014934062957763672</text:p>
          </table:table-cell>
          <table:table-cell table:style-name="ce1" office:value-type="string" calcext:value-type="string">
            <text:p>46.29651999473572</text:p>
          </table:table-cell>
          <table:table-cell table:style-name="ce1" office:value-type="float" office:value="0.0435832088301533" calcext:value-type="float">
            <text:p>0,0435832088</text:p>
          </table:table-cell>
          <table:table-cell table:style-name="ce1" office:value-type="float" office:value="-0.0286259751646193" calcext:value-type="float">
            <text:p>-0,0286259752</text:p>
          </table:table-cell>
          <table:table-cell table:style-name="ce1" office:value-type="float" office:value="1.36957498097125" calcext:value-type="float">
            <text:p>1,369574981</text:p>
          </table:table-cell>
          <table:table-cell table:style-name="ce1" office:value-type="float" office:value="0.0115222595167562" calcext:value-type="float">
            <text:p>0,0115222595</text:p>
          </table:table-cell>
          <table:table-cell table:number-columns-repeated="2" table:style-name="ce1" office:value-type="float" office:value="-0.0131850598894199" calcext:value-type="float">
            <text:p>-0,0131850599</text:p>
          </table:table-cell>
          <table:table-cell table:style-name="ce1" office:value-type="float" office:value="-0.0853220298886299" calcext:value-type="float">
            <text:p>-0,0853220299</text:p>
          </table:table-cell>
          <table:table-cell table:style-name="ce1" office:value-type="float" office:value="4.0252890586853" calcext:value-type="float">
            <text:p>4,0252890587</text:p>
          </table:table-cell>
          <table:table-cell table:style-name="ce1" office:value-type="float" office:value="-1.72720098495483" calcext:value-type="float">
            <text:p>-1,727200985</text:p>
          </table:table-cell>
          <table:table-cell table:style-name="ce1" office:value-type="string" calcext:value-type="string">
            <text:p>0.01152225951675621</text:p>
          </table:table-cell>
          <table:table-cell table:style-name="ce1" office:value-type="string" calcext:value-type="string">
            <text:p>-0.013185059889419858</text:p>
          </table:table-cell>
          <table:table-cell table:style-name="ce1" office:value-type="string" calcext:value-type="string">
            <text:p>-0.10068516345505134</text:p>
          </table:table-cell>
          <table:table-cell table:style-name="ce1" office:value-type="float" office:value="-0.00987238469562367" calcext:value-type="float">
            <text:p>-0,0098723847</text:p>
          </table:table-cell>
          <table:table-cell table:style-name="ce1" office:value-type="float" office:value="0.00609282641901554" calcext:value-type="float">
            <text:p>0,0060928264</text:p>
          </table:table-cell>
          <table:table-cell table:style-name="ce1" office:value-type="float" office:value="-0.0563789989436114" calcext:value-type="float">
            <text:p>-0,0563789989</text:p>
          </table:table-cell>
          <table:table-cell table:style-name="ce1" office:value-type="float" office:value="0.308863035622002" calcext:value-type="float">
            <text:p>0,3088630356</text:p>
          </table:table-cell>
          <table:table-cell table:style-name="ce1" office:value-type="float" office:value="-0.27633972367766" calcext:value-type="float">
            <text:p>-0,27633972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03073124641013" calcext:value-type="float">
            <text:p>-0,0090307312</text:p>
          </table:table-cell>
          <table:table-cell table:style-name="ce1" office:value-type="float" office:value="0.00263577396003254" calcext:value-type="float">
            <text:p>0,002635774</text:p>
          </table:table-cell>
          <table:table-cell table:style-name="ce1" office:value-type="float" office:value="0.0677534195424032" calcext:value-type="float">
            <text:p>0,0677534195</text:p>
          </table:table-cell>
          <table:table-cell table:style-name="ce1" office:value-type="float" office:value="0.487540721893311" calcext:value-type="float">
            <text:p>0,4875407219</text:p>
          </table:table-cell>
          <table:table-cell table:style-name="ce1" office:value-type="float" office:value="0.487532138824463" calcext:value-type="float">
            <text:p>0,4875321388</text:p>
          </table:table-cell>
          <table:table-cell table:style-name="ce1" office:value-type="float" office:value="0.487529754638672" calcext:value-type="float">
            <text:p>0,4875297546</text:p>
          </table:table-cell>
          <table:table-cell table:style-name="ce1" office:value-type="float" office:value="-0.0853220298886299" calcext:value-type="float">
            <text:p>-0,0853220299</text:p>
          </table:table-cell>
          <table:table-cell table:style-name="ce1" office:value-type="float" office:value="4.0252890586853" calcext:value-type="float">
            <text:p>4,0252890587</text:p>
          </table:table-cell>
          <table:table-cell table:style-name="ce1" office:value-type="float" office:value="-1.72720098495483" calcext:value-type="float">
            <text:p>-1,727200985</text:p>
          </table:table-cell>
        </table:table-row>
        <table:table-row table:style-name="ro1">
          <table:table-cell table:style-name="ce1" office:value-type="string" calcext:value-type="string">
            <text:p>1.6556870937347412</text:p>
          </table:table-cell>
          <table:table-cell table:style-name="ce1" office:value-type="string" calcext:value-type="string">
            <text:p>0.020587444305419922</text:p>
          </table:table-cell>
          <table:table-cell table:style-name="ce1" office:value-type="string" calcext:value-type="string">
            <text:p>46.825706481933594</text:p>
          </table:table-cell>
          <table:table-cell table:style-name="ce1" office:value-type="float" office:value="0.0459320966275064" calcext:value-type="float">
            <text:p>0,0459320966</text:p>
          </table:table-cell>
          <table:table-cell table:style-name="ce1" office:value-type="float" office:value="-0.0299328618746159" calcext:value-type="float">
            <text:p>-0,0299328619</text:p>
          </table:table-cell>
          <table:table-cell table:style-name="ce1" office:value-type="float" office:value="1.34728999491091" calcext:value-type="float">
            <text:p>1,3472899949</text:p>
          </table:table-cell>
          <table:table-cell table:style-name="ce1" office:value-type="float" office:value="0.00891667676022074" calcext:value-type="float">
            <text:p>0,0089166768</text:p>
          </table:table-cell>
          <table:table-cell table:number-columns-repeated="2" table:style-name="ce1" office:value-type="float" office:value="-0.010925842505567" calcext:value-type="float">
            <text:p>-0,0109258425</text:p>
          </table:table-cell>
          <table:table-cell table:style-name="ce1" office:value-type="float" office:value="-0.0805621519684792" calcext:value-type="float">
            <text:p>-0,080562152</text:p>
          </table:table-cell>
          <table:table-cell table:style-name="ce1" office:value-type="float" office:value="4.02228927612305" calcext:value-type="float">
            <text:p>4,0222892761</text:p>
          </table:table-cell>
          <table:table-cell table:style-name="ce1" office:value-type="float" office:value="-1.701624751091" calcext:value-type="float">
            <text:p>-1,7016247511</text:p>
          </table:table-cell>
          <table:table-cell table:style-name="ce1" office:value-type="string" calcext:value-type="string">
            <text:p>0.008916676760220739</text:p>
          </table:table-cell>
          <table:table-cell table:style-name="ce1" office:value-type="string" calcext:value-type="string">
            <text:p>-0.010925842505566975</text:p>
          </table:table-cell>
          <table:table-cell table:style-name="ce1" office:value-type="string" calcext:value-type="string">
            <text:p>-0.10092647670738904</text:p>
          </table:table-cell>
          <table:table-cell table:style-name="ce1" office:value-type="float" office:value="-0.0108958022075383" calcext:value-type="float">
            <text:p>-0,0108958022</text:p>
          </table:table-cell>
          <table:table-cell table:style-name="ce1" office:value-type="float" office:value="0.00715649379115483" calcext:value-type="float">
            <text:p>0,0071564938</text:p>
          </table:table-cell>
          <table:table-cell table:style-name="ce1" office:value-type="float" office:value="-0.0556178990105052" calcext:value-type="float">
            <text:p>-0,055617899</text:p>
          </table:table-cell>
          <table:table-cell table:style-name="ce1" office:value-type="float" office:value="0.285798029213241" calcext:value-type="float">
            <text:p>0,2857980292</text:p>
          </table:table-cell>
          <table:table-cell table:style-name="ce1" office:value-type="float" office:value="-0.26119035719232" calcext:value-type="float">
            <text:p>-0,26119035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73532308671211" calcext:value-type="float">
            <text:p>-0,0077353231</text:p>
          </table:table-cell>
          <table:table-cell table:style-name="ce1" office:value-type="float" office:value="0.00803954826962267" calcext:value-type="float">
            <text:p>0,0080395483</text:p>
          </table:table-cell>
          <table:table-cell table:style-name="ce1" office:value-type="float" office:value="0.0276568921246463" calcext:value-type="float">
            <text:p>0,0276568921</text:p>
          </table:table-cell>
          <table:table-cell table:style-name="ce1" office:value-type="float" office:value="0.529217720031738" calcext:value-type="float">
            <text:p>0,52921772</text:p>
          </table:table-cell>
          <table:table-cell table:style-name="ce1" office:value-type="float" office:value="0.529217481613159" calcext:value-type="float">
            <text:p>0,5292174816</text:p>
          </table:table-cell>
          <table:table-cell table:style-name="ce1" office:value-type="float" office:value="0.529218435287476" calcext:value-type="float">
            <text:p>0,5292184353</text:p>
          </table:table-cell>
          <table:table-cell table:style-name="ce1" office:value-type="float" office:value="-0.0805621519684792" calcext:value-type="float">
            <text:p>-0,080562152</text:p>
          </table:table-cell>
          <table:table-cell table:style-name="ce1" office:value-type="float" office:value="4.02228927612305" calcext:value-type="float">
            <text:p>4,0222892761</text:p>
          </table:table-cell>
          <table:table-cell table:style-name="ce1" office:value-type="float" office:value="-1.701624751091" calcext:value-type="float">
            <text:p>-1,7016247511</text:p>
          </table:table-cell>
        </table:table-row>
        <table:table-row table:style-name="ro1">
          <table:table-cell table:style-name="ce1" office:value-type="string" calcext:value-type="string">
            <text:p>1.6779758930206299</text:p>
          </table:table-cell>
          <table:table-cell table:style-name="ce1" office:value-type="string" calcext:value-type="string">
            <text:p>0.022288799285888672</text:p>
          </table:table-cell>
          <table:table-cell table:style-name="ce1" office:value-type="string" calcext:value-type="string">
            <text:p>47.34841871261597</text:p>
          </table:table-cell>
          <table:table-cell table:style-name="ce1" office:value-type="float" office:value="0.0521626883548581" calcext:value-type="float">
            <text:p>0,0521626884</text:p>
          </table:table-cell>
          <table:table-cell table:style-name="ce1" office:value-type="float" office:value="-0.0318810828719978" calcext:value-type="float">
            <text:p>-0,0318810829</text:p>
          </table:table-cell>
          <table:table-cell table:style-name="ce1" office:value-type="float" office:value="1.31778284944134" calcext:value-type="float">
            <text:p>1,3177828494</text:p>
          </table:table-cell>
          <table:table-cell table:style-name="ce1" office:value-type="float" office:value="0.00673030196252069" calcext:value-type="float">
            <text:p>0,006730302</text:p>
          </table:table-cell>
          <table:table-cell table:number-columns-repeated="2" table:style-name="ce1" office:value-type="float" office:value="-0.00964265692287661" calcext:value-type="float">
            <text:p>-0,0096426569</text:p>
          </table:table-cell>
          <table:table-cell table:style-name="ce1" office:value-type="float" office:value="-0.0770408064126968" calcext:value-type="float">
            <text:p>-0,0770408064</text:p>
          </table:table-cell>
          <table:table-cell table:style-name="ce1" office:value-type="float" office:value="4.01926374435425" calcext:value-type="float">
            <text:p>4,0192637444</text:p>
          </table:table-cell>
          <table:table-cell table:style-name="ce1" office:value-type="float" office:value="-1.67640483379364" calcext:value-type="float">
            <text:p>-1,6764048338</text:p>
          </table:table-cell>
          <table:table-cell table:style-name="ce1" office:value-type="string" calcext:value-type="string">
            <text:p>0.006730301962520694</text:p>
          </table:table-cell>
          <table:table-cell table:style-name="ce1" office:value-type="string" calcext:value-type="string">
            <text:p>-0.00964265692287661</text:p>
          </table:table-cell>
          <table:table-cell table:style-name="ce1" office:value-type="string" calcext:value-type="string">
            <text:p>-0.09939294437402155</text:p>
          </table:table-cell>
          <table:table-cell table:style-name="ce1" office:value-type="float" office:value="-0.0114830241568766" calcext:value-type="float">
            <text:p>-0,0114830242</text:p>
          </table:table-cell>
          <table:table-cell table:style-name="ce1" office:value-type="float" office:value="0.00748321546865397" calcext:value-type="float">
            <text:p>0,0074832155</text:p>
          </table:table-cell>
          <table:table-cell table:style-name="ce1" office:value-type="float" office:value="-0.0544590797353674" calcext:value-type="float">
            <text:p>-0,0544590797</text:p>
          </table:table-cell>
          <table:table-cell table:style-name="ce1" office:value-type="float" office:value="0.261795714451569" calcext:value-type="float">
            <text:p>0,2617957145</text:p>
          </table:table-cell>
          <table:table-cell table:style-name="ce1" office:value-type="float" office:value="-0.245548501715827" calcext:value-type="float">
            <text:p>-0,245548501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49495568850198" calcext:value-type="float">
            <text:p>-0,0044949557</text:p>
          </table:table-cell>
          <table:table-cell table:style-name="ce1" office:value-type="float" office:value="0.00250090914309299" calcext:value-type="float">
            <text:p>0,0025009091</text:p>
          </table:table-cell>
          <table:table-cell table:style-name="ce1" office:value-type="float" office:value="0.0426454144538333" calcext:value-type="float">
            <text:p>0,0426454145</text:p>
          </table:table-cell>
          <table:table-cell table:style-name="ce1" office:value-type="float" office:value="0.522560834884644" calcext:value-type="float">
            <text:p>0,5225608349</text:p>
          </table:table-cell>
          <table:table-cell table:number-columns-repeated="2" table:style-name="ce1" office:value-type="float" office:value="0.522564649581909" calcext:value-type="float">
            <text:p>0,5225646496</text:p>
          </table:table-cell>
          <table:table-cell table:style-name="ce1" office:value-type="float" office:value="-0.0770408064126968" calcext:value-type="float">
            <text:p>-0,0770408064</text:p>
          </table:table-cell>
          <table:table-cell table:style-name="ce1" office:value-type="float" office:value="4.01926374435425" calcext:value-type="float">
            <text:p>4,0192637444</text:p>
          </table:table-cell>
          <table:table-cell table:style-name="ce1" office:value-type="float" office:value="-1.67640483379364" calcext:value-type="float">
            <text:p>-1,6764048338</text:p>
          </table:table-cell>
        </table:table-row>
        <table:table-row table:style-name="ro1">
          <table:table-cell table:style-name="ce1" office:value-type="string" calcext:value-type="string">
            <text:p>1.690638780593872</text:p>
          </table:table-cell>
          <table:table-cell table:style-name="ce1" office:value-type="string" calcext:value-type="string">
            <text:p>0.012662887573242188</text:p>
          </table:table-cell>
          <table:table-cell table:style-name="ce1" office:value-type="string" calcext:value-type="string">
            <text:p>47.85082745552063</text:p>
          </table:table-cell>
          <table:table-cell table:style-name="ce1" office:value-type="float" office:value="0.0529100346741163" calcext:value-type="float">
            <text:p>0,0529100347</text:p>
          </table:table-cell>
          <table:table-cell table:style-name="ce1" office:value-type="float" office:value="-0.0326032973955282" calcext:value-type="float">
            <text:p>-0,0326032974</text:p>
          </table:table-cell>
          <table:table-cell table:style-name="ce1" office:value-type="float" office:value="1.31001745771479" calcext:value-type="float">
            <text:p>1,3100174577</text:p>
          </table:table-cell>
          <table:table-cell table:style-name="ce1" office:value-type="float" office:value="0.00314315301745489" calcext:value-type="float">
            <text:p>0,003143153</text:p>
          </table:table-cell>
          <table:table-cell table:number-columns-repeated="2" table:style-name="ce1" office:value-type="float" office:value="-0.00800176023838917" calcext:value-type="float">
            <text:p>-0,0080017602</text:p>
          </table:table-cell>
          <table:table-cell table:style-name="ce1" office:value-type="float" office:value="-0.0736115574836731" calcext:value-type="float">
            <text:p>-0,0736115575</text:p>
          </table:table-cell>
          <table:table-cell table:style-name="ce1" office:value-type="float" office:value="4.01676225662231" calcext:value-type="float">
            <text:p>4,0167622566</text:p>
          </table:table-cell>
          <table:table-cell table:style-name="ce1" office:value-type="float" office:value="-1.65126025676727" calcext:value-type="float">
            <text:p>-1,6512602568</text:p>
          </table:table-cell>
          <table:table-cell table:style-name="ce1" office:value-type="string" calcext:value-type="string">
            <text:p>0.003143153017454889</text:p>
          </table:table-cell>
          <table:table-cell table:style-name="ce1" office:value-type="string" calcext:value-type="string">
            <text:p>-0.008001760238389171</text:p>
          </table:table-cell>
          <table:table-cell table:style-name="ce1" office:value-type="string" calcext:value-type="string">
            <text:p>-0.09745384592507703</text:p>
          </table:table-cell>
          <table:table-cell table:style-name="ce1" office:value-type="float" office:value="-0.0130406720887145" calcext:value-type="float">
            <text:p>-0,0130406721</text:p>
          </table:table-cell>
          <table:table-cell table:style-name="ce1" office:value-type="float" office:value="0.00797027071799945" calcext:value-type="float">
            <text:p>0,0079702707</text:p>
          </table:table-cell>
          <table:table-cell table:style-name="ce1" office:value-type="float" office:value="-0.0529247081709497" calcext:value-type="float">
            <text:p>-0,0529247082</text:p>
          </table:table-cell>
          <table:table-cell table:style-name="ce1" office:value-type="float" office:value="0.235634303739233" calcext:value-type="float">
            <text:p>0,2356343037</text:p>
          </table:table-cell>
          <table:table-cell table:style-name="ce1" office:value-type="float" office:value="-0.229559214794413" calcext:value-type="float">
            <text:p>-0,22955921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4230462230749" calcext:value-type="float">
            <text:p>-0,0124230462</text:p>
          </table:table-cell>
          <table:table-cell table:style-name="ce1" office:value-type="float" office:value="0.00388456316881244" calcext:value-type="float">
            <text:p>0,0038845632</text:p>
          </table:table-cell>
          <table:table-cell table:style-name="ce1" office:value-type="float" office:value="0.0588344898349059" calcext:value-type="float">
            <text:p>0,0588344898</text:p>
          </table:table-cell>
          <table:table-cell table:style-name="ce1" office:value-type="float" office:value="0.501534938812256" calcext:value-type="float">
            <text:p>0,5015349388</text:p>
          </table:table-cell>
          <table:table-cell table:style-name="ce1" office:value-type="float" office:value="0.501528978347778" calcext:value-type="float">
            <text:p>0,5015289783</text:p>
          </table:table-cell>
          <table:table-cell table:style-name="ce1" office:value-type="float" office:value="0.501528024673462" calcext:value-type="float">
            <text:p>0,5015280247</text:p>
          </table:table-cell>
          <table:table-cell table:style-name="ce1" office:value-type="float" office:value="-0.0736115574836731" calcext:value-type="float">
            <text:p>-0,0736115575</text:p>
          </table:table-cell>
          <table:table-cell table:style-name="ce1" office:value-type="float" office:value="4.01676225662231" calcext:value-type="float">
            <text:p>4,0167622566</text:p>
          </table:table-cell>
          <table:table-cell table:style-name="ce1" office:value-type="float" office:value="-1.65126025676727" calcext:value-type="float">
            <text:p>-1,6512602568</text:p>
          </table:table-cell>
        </table:table-row>
        <table:table-row table:style-name="ro1">
          <table:table-cell table:style-name="ce1" office:value-type="string" calcext:value-type="string">
            <text:p>1.702995777130127</text:p>
          </table:table-cell>
          <table:table-cell table:style-name="ce1" office:value-type="string" calcext:value-type="string">
            <text:p>0.012356996536254883</text:p>
          </table:table-cell>
          <table:table-cell table:style-name="ce1" office:value-type="string" calcext:value-type="string">
            <text:p>48.338024854660034</text:p>
          </table:table-cell>
          <table:table-cell table:style-name="ce1" office:value-type="float" office:value="0.0551245149115767" calcext:value-type="float">
            <text:p>0,0551245149</text:p>
          </table:table-cell>
          <table:table-cell table:style-name="ce1" office:value-type="float" office:value="-0.0335586283723881" calcext:value-type="float">
            <text:p>-0,0335586284</text:p>
          </table:table-cell>
          <table:table-cell table:style-name="ce1" office:value-type="float" office:value="1.2823223390697" calcext:value-type="float">
            <text:p>1,2823223391</text:p>
          </table:table-cell>
          <table:table-cell table:style-name="ce1" office:value-type="float" office:value="0.00143600658928024" calcext:value-type="float">
            <text:p>0,0014360066</text:p>
          </table:table-cell>
          <table:table-cell table:number-columns-repeated="2" table:style-name="ce1" office:value-type="float" office:value="-0.00677660216191053" calcext:value-type="float">
            <text:p>-0,0067766022</text:p>
          </table:table-cell>
          <table:table-cell table:style-name="ce1" office:value-type="float" office:value="-0.0711867436766624" calcext:value-type="float">
            <text:p>-0,0711867437</text:p>
          </table:table-cell>
          <table:table-cell table:style-name="ce1" office:value-type="float" office:value="4.01476144790649" calcext:value-type="float">
            <text:p>4,0147614479</text:p>
          </table:table-cell>
          <table:table-cell table:style-name="ce1" office:value-type="float" office:value="-1.62637734413147" calcext:value-type="float">
            <text:p>-1,6263773441</text:p>
          </table:table-cell>
          <table:table-cell table:style-name="ce1" office:value-type="string" calcext:value-type="string">
            <text:p>0.001436006589280241</text:p>
          </table:table-cell>
          <table:table-cell table:style-name="ce1" office:value-type="string" calcext:value-type="string">
            <text:p>-0.006776602161910527</text:p>
          </table:table-cell>
          <table:table-cell table:style-name="ce1" office:value-type="string" calcext:value-type="string">
            <text:p>-0.09811973504681795</text:p>
          </table:table-cell>
          <table:table-cell table:style-name="ce1" office:value-type="float" office:value="-0.0132275086685291" calcext:value-type="float">
            <text:p>-0,0132275087</text:p>
          </table:table-cell>
          <table:table-cell table:style-name="ce1" office:value-type="float" office:value="0.00815082434888205" calcext:value-type="float">
            <text:p>0,0081508243</text:p>
          </table:table-cell>
          <table:table-cell table:style-name="ce1" office:value-type="float" office:value="-0.0525209078011689" calcext:value-type="float">
            <text:p>-0,0525209078</text:p>
          </table:table-cell>
          <table:table-cell table:style-name="ce1" office:value-type="float" office:value="0.210030352133062" calcext:value-type="float">
            <text:p>0,2100303521</text:p>
          </table:table-cell>
          <table:table-cell table:style-name="ce1" office:value-type="float" office:value="-0.213781963862976" calcext:value-type="float">
            <text:p>-0,21378196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4437566020064" calcext:value-type="float">
            <text:p>-0,0015443757</text:p>
          </table:table-cell>
          <table:table-cell table:style-name="ce1" office:value-type="float" office:value="0.00149243838463096" calcext:value-type="float">
            <text:p>0,0014924384</text:p>
          </table:table-cell>
          <table:table-cell table:style-name="ce1" office:value-type="float" office:value="0.0160469101740391" calcext:value-type="float">
            <text:p>0,0160469102</text:p>
          </table:table-cell>
          <table:table-cell table:style-name="ce1" office:value-type="float" office:value="0.483914852142334" calcext:value-type="float">
            <text:p>0,4839148521</text:p>
          </table:table-cell>
          <table:table-cell table:style-name="ce1" office:value-type="float" office:value="0.48391580581665" calcext:value-type="float">
            <text:p>0,4839158058</text:p>
          </table:table-cell>
          <table:table-cell table:style-name="ce1" office:value-type="float" office:value="0.483918190002441" calcext:value-type="float">
            <text:p>0,48391819</text:p>
          </table:table-cell>
          <table:table-cell table:style-name="ce1" office:value-type="float" office:value="-0.0711867436766624" calcext:value-type="float">
            <text:p>-0,0711867437</text:p>
          </table:table-cell>
          <table:table-cell table:style-name="ce1" office:value-type="float" office:value="4.01476144790649" calcext:value-type="float">
            <text:p>4,0147614479</text:p>
          </table:table-cell>
          <table:table-cell table:style-name="ce1" office:value-type="float" office:value="-1.62637734413147" calcext:value-type="float">
            <text:p>-1,6263773441</text:p>
          </table:table-cell>
        </table:table-row>
        <table:table-row table:style-name="ro1">
          <table:table-cell table:style-name="ce1" office:value-type="string" calcext:value-type="string">
            <text:p>1.7165212631225586</text:p>
          </table:table-cell>
          <table:table-cell table:style-name="ce1" office:value-type="string" calcext:value-type="string">
            <text:p>0.01352548599243164</text:p>
          </table:table-cell>
          <table:table-cell table:style-name="ce1" office:value-type="string" calcext:value-type="string">
            <text:p>48.824169397354126</text:p>
          </table:table-cell>
          <table:table-cell table:style-name="ce1" office:value-type="float" office:value="0.0572295269948994" calcext:value-type="float">
            <text:p>0,057229527</text:p>
          </table:table-cell>
          <table:table-cell table:style-name="ce1" office:value-type="float" office:value="-0.0355332602378855" calcext:value-type="float">
            <text:p>-0,0355332602</text:p>
          </table:table-cell>
          <table:table-cell table:style-name="ce1" office:value-type="float" office:value="1.26249089211593" calcext:value-type="float">
            <text:p>1,2624908921</text:p>
          </table:table-cell>
          <table:table-cell table:style-name="ce1" office:value-type="float" office:value="-0.00107115068257163" calcext:value-type="float">
            <text:p>-0,0010711507</text:p>
          </table:table-cell>
          <table:table-cell table:number-columns-repeated="2" table:style-name="ce1" office:value-type="float" office:value="-0.00538247326928654" calcext:value-type="float">
            <text:p>-0,0053824733</text:p>
          </table:table-cell>
          <table:table-cell table:style-name="ce1" office:value-type="float" office:value="-0.0702681094408035" calcext:value-type="float">
            <text:p>-0,0702681094</text:p>
          </table:table-cell>
          <table:table-cell table:style-name="ce1" office:value-type="float" office:value="4.0128755569458" calcext:value-type="float">
            <text:p>4,0128755569</text:p>
          </table:table-cell>
          <table:table-cell table:style-name="ce1" office:value-type="float" office:value="-1.60213828086853" calcext:value-type="float">
            <text:p>-1,6021382809</text:p>
          </table:table-cell>
          <table:table-cell table:style-name="ce1" office:value-type="string" calcext:value-type="string">
            <text:p>-0.0010711506825716328</text:p>
          </table:table-cell>
          <table:table-cell table:style-name="ce1" office:value-type="string" calcext:value-type="string">
            <text:p>-0.005382473269286535</text:p>
          </table:table-cell>
          <table:table-cell table:style-name="ce1" office:value-type="string" calcext:value-type="string">
            <text:p>-0.0956584567228166</text:p>
          </table:table-cell>
          <table:table-cell table:style-name="ce1" office:value-type="float" office:value="-0.0137811287278942" calcext:value-type="float">
            <text:p>-0,0137811287</text:p>
          </table:table-cell>
          <table:table-cell table:style-name="ce1" office:value-type="float" office:value="0.00838965709309703" calcext:value-type="float">
            <text:p>0,0083896571</text:p>
          </table:table-cell>
          <table:table-cell table:style-name="ce1" office:value-type="float" office:value="-0.0510807616316242" calcext:value-type="float">
            <text:p>-0,0510807616</text:p>
          </table:table-cell>
          <table:table-cell table:style-name="ce1" office:value-type="float" office:value="0.183195780162547" calcext:value-type="float">
            <text:p>0,1831957802</text:p>
          </table:table-cell>
          <table:table-cell table:style-name="ce1" office:value-type="float" office:value="-0.197445601066084" calcext:value-type="float">
            <text:p>-0,19744560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54906264222919" calcext:value-type="float">
            <text:p>-0,0045490626</text:p>
          </table:table-cell>
          <table:table-cell table:style-name="ce1" office:value-type="float" office:value="0.00196246848969165" calcext:value-type="float">
            <text:p>0,0019624685</text:p>
          </table:table-cell>
          <table:table-cell table:style-name="ce1" office:value-type="float" office:value="0.0568921963523033" calcext:value-type="float">
            <text:p>0,0568921964</text:p>
          </table:table-cell>
          <table:table-cell table:style-name="ce1" office:value-type="float" office:value="0.486799240112305" calcext:value-type="float">
            <text:p>0,4867992401</text:p>
          </table:table-cell>
          <table:table-cell table:style-name="ce1" office:value-type="float" office:value="0.486800670623779" calcext:value-type="float">
            <text:p>0,4868006706</text:p>
          </table:table-cell>
          <table:table-cell table:style-name="ce1" office:value-type="float" office:value="0.486799955368042" calcext:value-type="float">
            <text:p>0,4867999554</text:p>
          </table:table-cell>
          <table:table-cell table:style-name="ce1" office:value-type="float" office:value="-0.0702681094408035" calcext:value-type="float">
            <text:p>-0,0702681094</text:p>
          </table:table-cell>
          <table:table-cell table:style-name="ce1" office:value-type="float" office:value="4.0128755569458" calcext:value-type="float">
            <text:p>4,0128755569</text:p>
          </table:table-cell>
          <table:table-cell table:style-name="ce1" office:value-type="float" office:value="-1.60213828086853" calcext:value-type="float">
            <text:p>-1,6021382809</text:p>
          </table:table-cell>
        </table:table-row>
        <table:table-row table:style-name="ro1">
          <table:table-cell table:style-name="ce1" office:value-type="string" calcext:value-type="string">
            <text:p>1.7333025932312012</text:p>
          </table:table-cell>
          <table:table-cell table:style-name="ce1" office:value-type="string" calcext:value-type="string">
            <text:p>0.016781330108642578</text:p>
          </table:table-cell>
          <table:table-cell table:style-name="ce1" office:value-type="string" calcext:value-type="string">
            <text:p>49.39539337158203</text:p>
          </table:table-cell>
          <table:table-cell table:style-name="ce1" office:value-type="float" office:value="0.0562193239119226" calcext:value-type="float">
            <text:p>0,0562193239</text:p>
          </table:table-cell>
          <table:table-cell table:style-name="ce1" office:value-type="float" office:value="-0.0370381514622289" calcext:value-type="float">
            <text:p>-0,0370381515</text:p>
          </table:table-cell>
          <table:table-cell table:style-name="ce1" office:value-type="float" office:value="1.24321956251874" calcext:value-type="float">
            <text:p>1,2432195625</text:p>
          </table:table-cell>
          <table:table-cell table:style-name="ce1" office:value-type="float" office:value="-0.00386171021178808" calcext:value-type="float">
            <text:p>-0,0038617102</text:p>
          </table:table-cell>
          <table:table-cell table:number-columns-repeated="2" table:style-name="ce1" office:value-type="float" office:value="-0.00343208852512834" calcext:value-type="float">
            <text:p>-0,0034320885</text:p>
          </table:table-cell>
          <table:table-cell table:style-name="ce1" office:value-type="float" office:value="-0.0706327930092812" calcext:value-type="float">
            <text:p>-0,070632793</text:p>
          </table:table-cell>
          <table:table-cell table:style-name="ce1" office:value-type="float" office:value="4.01095294952393" calcext:value-type="float">
            <text:p>4,0109529495</text:p>
          </table:table-cell>
          <table:table-cell table:style-name="ce1" office:value-type="float" office:value="-1.57807111740112" calcext:value-type="float">
            <text:p>-1,5780711174</text:p>
          </table:table-cell>
          <table:table-cell table:style-name="ce1" office:value-type="string" calcext:value-type="string">
            <text:p>-0.0038617102117880844</text:p>
          </table:table-cell>
          <table:table-cell table:style-name="ce1" office:value-type="string" calcext:value-type="string">
            <text:p>-0.003432088525128342</text:p>
          </table:table-cell>
          <table:table-cell table:style-name="ce1" office:value-type="string" calcext:value-type="string">
            <text:p>-0.0951806414776163</text:p>
          </table:table-cell>
          <table:table-cell table:style-name="ce1" office:value-type="float" office:value="-0.0143073817487248" calcext:value-type="float">
            <text:p>-0,0143073817</text:p>
          </table:table-cell>
          <table:table-cell table:style-name="ce1" office:value-type="float" office:value="0.00888331505947137" calcext:value-type="float">
            <text:p>0,0088833151</text:p>
          </table:table-cell>
          <table:table-cell table:style-name="ce1" office:value-type="float" office:value="-0.0500495263900286" calcext:value-type="float">
            <text:p>-0,0500495264</text:p>
          </table:table-cell>
          <table:table-cell table:style-name="ce1" office:value-type="float" office:value="0.150541456145878" calcext:value-type="float">
            <text:p>0,1505414561</text:p>
          </table:table-cell>
          <table:table-cell table:style-name="ce1" office:value-type="float" office:value="-0.177170270777892" calcext:value-type="float">
            <text:p>-0,17717027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8921573098888" calcext:value-type="float">
            <text:p>-0,0036892157</text:p>
          </table:table-cell>
          <table:table-cell table:style-name="ce1" office:value-type="float" office:value="0.00346061479410776" calcext:value-type="float">
            <text:p>0,0034606148</text:p>
          </table:table-cell>
          <table:table-cell table:style-name="ce1" office:value-type="float" office:value="0.0347553964964912" calcext:value-type="float">
            <text:p>0,0347553965</text:p>
          </table:table-cell>
          <table:table-cell table:style-name="ce1" office:value-type="float" office:value="0.570585250854492" calcext:value-type="float">
            <text:p>0,5705852509</text:p>
          </table:table-cell>
          <table:table-cell table:style-name="ce1" office:value-type="float" office:value="0.570601463317871" calcext:value-type="float">
            <text:p>0,5706014633</text:p>
          </table:table-cell>
          <table:table-cell table:style-name="ce1" office:value-type="float" office:value="0.570600509643555" calcext:value-type="float">
            <text:p>0,5706005096</text:p>
          </table:table-cell>
          <table:table-cell table:style-name="ce1" office:value-type="float" office:value="-0.0706327930092812" calcext:value-type="float">
            <text:p>-0,070632793</text:p>
          </table:table-cell>
          <table:table-cell table:style-name="ce1" office:value-type="float" office:value="4.01095294952393" calcext:value-type="float">
            <text:p>4,0109529495</text:p>
          </table:table-cell>
          <table:table-cell table:style-name="ce1" office:value-type="float" office:value="-1.57807111740112" calcext:value-type="float">
            <text:p>-1,5780711174</text:p>
          </table:table-cell>
        </table:table-row>
        <table:table-row table:style-name="ro1">
          <table:table-cell table:style-name="ce1" office:value-type="string" calcext:value-type="string">
            <text:p>1.7473092079162598</text:p>
          </table:table-cell>
          <table:table-cell table:style-name="ce1" office:value-type="string" calcext:value-type="string">
            <text:p>0.014006614685058594</text:p>
          </table:table-cell>
          <table:table-cell table:style-name="ce1" office:value-type="string" calcext:value-type="string">
            <text:p>49.9213969707489</text:p>
          </table:table-cell>
          <table:table-cell table:style-name="ce1" office:value-type="float" office:value="0.0559070640801234" calcext:value-type="float">
            <text:p>0,0559070641</text:p>
          </table:table-cell>
          <table:table-cell table:style-name="ce1" office:value-type="float" office:value="-0.0378033196967509" calcext:value-type="float">
            <text:p>-0,0378033197</text:p>
          </table:table-cell>
          <table:table-cell table:style-name="ce1" office:value-type="float" office:value="1.21665763119121" calcext:value-type="float">
            <text:p>1,2166576312</text:p>
          </table:table-cell>
          <table:table-cell table:style-name="ce1" office:value-type="float" office:value="-0.00553911183646415" calcext:value-type="float">
            <text:p>-0,0055391118</text:p>
          </table:table-cell>
          <table:table-cell table:number-columns-repeated="2" table:style-name="ce1" office:value-type="float" office:value="-0.00170697047368534" calcext:value-type="float">
            <text:p>-0,0017069705</text:p>
          </table:table-cell>
          <table:table-cell table:style-name="ce1" office:value-type="float" office:value="-0.0715479180216789" calcext:value-type="float">
            <text:p>-0,071547918</text:p>
          </table:table-cell>
          <table:table-cell table:style-name="ce1" office:value-type="float" office:value="4.00981092453003" calcext:value-type="float">
            <text:p>4,0098109245</text:p>
          </table:table-cell>
          <table:table-cell table:style-name="ce1" office:value-type="float" office:value="-1.55424737930298" calcext:value-type="float">
            <text:p>-1,5542473793</text:p>
          </table:table-cell>
          <table:table-cell table:style-name="ce1" office:value-type="string" calcext:value-type="string">
            <text:p>-0.005539111836464151</text:p>
          </table:table-cell>
          <table:table-cell table:style-name="ce1" office:value-type="string" calcext:value-type="string">
            <text:p>-0.001706970473685337</text:p>
          </table:table-cell>
          <table:table-cell table:style-name="ce1" office:value-type="string" calcext:value-type="string">
            <text:p>-0.09413158252156731</text:p>
          </table:table-cell>
          <table:table-cell table:style-name="ce1" office:value-type="float" office:value="-0.0140548309779806" calcext:value-type="float">
            <text:p>-0,014054831</text:p>
          </table:table-cell>
          <table:table-cell table:style-name="ce1" office:value-type="float" office:value="0.00925953786555724" calcext:value-type="float">
            <text:p>0,0092595379</text:p>
          </table:table-cell>
          <table:table-cell table:style-name="ce1" office:value-type="float" office:value="-0.0490474172509747" calcext:value-type="float">
            <text:p>-0,0490474173</text:p>
          </table:table-cell>
          <table:table-cell table:style-name="ce1" office:value-type="float" office:value="0.120967289101602" calcext:value-type="float">
            <text:p>0,1209672891</text:p>
          </table:table-cell>
          <table:table-cell table:style-name="ce1" office:value-type="float" office:value="-0.157686082920996" calcext:value-type="float">
            <text:p>-0,15768608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2035617617459" calcext:value-type="float">
            <text:p>0,0019203562</text:p>
          </table:table-cell>
          <table:table-cell table:style-name="ce1" office:value-type="float" office:value="0.00286069860908716" calcext:value-type="float">
            <text:p>0,0028606986</text:p>
          </table:table-cell>
          <table:table-cell table:style-name="ce1" office:value-type="float" office:value="0.036633389176295" calcext:value-type="float">
            <text:p>0,0366333892</text:p>
          </table:table-cell>
          <table:table-cell table:style-name="ce1" office:value-type="float" office:value="0.526049852371216" calcext:value-type="float">
            <text:p>0,5260498524</text:p>
          </table:table-cell>
          <table:table-cell table:style-name="ce1" office:value-type="float" office:value="0.526057243347168" calcext:value-type="float">
            <text:p>0,5260572433</text:p>
          </table:table-cell>
          <table:table-cell table:style-name="ce1" office:value-type="float" office:value="0.526059150695801" calcext:value-type="float">
            <text:p>0,5260591507</text:p>
          </table:table-cell>
          <table:table-cell table:style-name="ce1" office:value-type="float" office:value="-0.0715479180216789" calcext:value-type="float">
            <text:p>-0,071547918</text:p>
          </table:table-cell>
          <table:table-cell table:style-name="ce1" office:value-type="float" office:value="4.00981092453003" calcext:value-type="float">
            <text:p>4,0098109245</text:p>
          </table:table-cell>
          <table:table-cell table:style-name="ce1" office:value-type="float" office:value="-1.55424737930298" calcext:value-type="float">
            <text:p>-1,5542473793</text:p>
          </table:table-cell>
        </table:table-row>
        <table:table-row table:style-name="ro1">
          <table:table-cell table:style-name="ce1" office:value-type="string" calcext:value-type="string">
            <text:p>1.7661168575286865</text:p>
          </table:table-cell>
          <table:table-cell table:style-name="ce1" office:value-type="string" calcext:value-type="string">
            <text:p>0.018807649612426758</text:p>
          </table:table-cell>
          <table:table-cell table:style-name="ce1" office:value-type="string" calcext:value-type="string">
            <text:p>50.420087814331055</text:p>
          </table:table-cell>
          <table:table-cell table:style-name="ce1" office:value-type="float" office:value="0.055173393880753" calcext:value-type="float">
            <text:p>0,0551733939</text:p>
          </table:table-cell>
          <table:table-cell table:style-name="ce1" office:value-type="float" office:value="-0.0373510552029827" calcext:value-type="float">
            <text:p>-0,0373510552</text:p>
          </table:table-cell>
          <table:table-cell table:style-name="ce1" office:value-type="float" office:value="1.20069635944602" calcext:value-type="float">
            <text:p>1,2006963594</text:p>
          </table:table-cell>
          <table:table-cell table:style-name="ce1" office:value-type="float" office:value="-0.00745614886614546" calcext:value-type="float">
            <text:p>-0,0074561489</text:p>
          </table:table-cell>
          <table:table-cell table:number-columns-repeated="2" table:style-name="ce1" office:value-type="float" office:value="-0.00022201076185858" calcext:value-type="float">
            <text:p>-0,0002220108</text:p>
          </table:table-cell>
          <table:table-cell table:style-name="ce1" office:value-type="float" office:value="-0.0730010569095612" calcext:value-type="float">
            <text:p>-0,0730010569</text:p>
          </table:table-cell>
          <table:table-cell table:style-name="ce1" office:value-type="float" office:value="4.00928401947022" calcext:value-type="float">
            <text:p>4,0092840195</text:p>
          </table:table-cell>
          <table:table-cell table:style-name="ce1" office:value-type="float" office:value="-1.53064107894897" calcext:value-type="float">
            <text:p>-1,5306410789</text:p>
          </table:table-cell>
          <table:table-cell table:style-name="ce1" office:value-type="string" calcext:value-type="string">
            <text:p>-0.007456148866145463</text:p>
          </table:table-cell>
          <table:table-cell table:style-name="ce1" office:value-type="string" calcext:value-type="string">
            <text:p>-0.00022201076185858002</text:p>
          </table:table-cell>
          <table:table-cell table:style-name="ce1" office:value-type="string" calcext:value-type="string">
            <text:p>-0.09234202009025136</text:p>
          </table:table-cell>
          <table:table-cell table:style-name="ce1" office:value-type="float" office:value="-0.0139767660200308" calcext:value-type="float">
            <text:p>-0,013976766</text:p>
          </table:table-cell>
          <table:table-cell table:style-name="ce1" office:value-type="float" office:value="0.00945082992418773" calcext:value-type="float">
            <text:p>0,0094508299</text:p>
          </table:table-cell>
          <table:table-cell table:style-name="ce1" office:value-type="float" office:value="-0.0476661968219427" calcext:value-type="float">
            <text:p>-0,0476661968</text:p>
          </table:table-cell>
          <table:table-cell table:style-name="ce1" office:value-type="float" office:value="0.0929293027258479" calcext:value-type="float">
            <text:p>0,0929293027</text:p>
          </table:table-cell>
          <table:table-cell table:style-name="ce1" office:value-type="float" office:value="-0.138728371140001" calcext:value-type="float">
            <text:p>-0,13872837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622638523041146" calcext:value-type="float">
            <text:p>0,0006226385</text:p>
          </table:table-cell>
          <table:table-cell table:style-name="ce1" office:value-type="float" office:value="0.00152581175015173" calcext:value-type="float">
            <text:p>0,0015258118</text:p>
          </table:table-cell>
          <table:table-cell table:style-name="ce1" office:value-type="float" office:value="0.0529670692676552" calcext:value-type="float">
            <text:p>0,0529670693</text:p>
          </table:table-cell>
          <table:table-cell table:style-name="ce1" office:value-type="float" office:value="0.501510620117188" calcext:value-type="float">
            <text:p>0,5015106201</text:p>
          </table:table-cell>
          <table:table-cell table:style-name="ce1" office:value-type="float" office:value="0.501482725143433" calcext:value-type="float">
            <text:p>0,5014827251</text:p>
          </table:table-cell>
          <table:table-cell table:style-name="ce1" office:value-type="float" office:value="0.501480102539063" calcext:value-type="float">
            <text:p>0,5014801025</text:p>
          </table:table-cell>
          <table:table-cell table:style-name="ce1" office:value-type="float" office:value="-0.0730010569095612" calcext:value-type="float">
            <text:p>-0,0730010569</text:p>
          </table:table-cell>
          <table:table-cell table:style-name="ce1" office:value-type="float" office:value="4.00928401947022" calcext:value-type="float">
            <text:p>4,0092840195</text:p>
          </table:table-cell>
          <table:table-cell table:style-name="ce1" office:value-type="float" office:value="-1.53064107894897" calcext:value-type="float">
            <text:p>-1,5306410789</text:p>
          </table:table-cell>
        </table:table-row>
        <table:table-row table:style-name="ro1">
          <table:table-cell table:style-name="ce1" office:value-type="string" calcext:value-type="string">
            <text:p>1.7796297073364258</text:p>
          </table:table-cell>
          <table:table-cell table:style-name="ce1" office:value-type="string" calcext:value-type="string">
            <text:p>0.013512849807739258</text:p>
          </table:table-cell>
          <table:table-cell table:style-name="ce1" office:value-type="string" calcext:value-type="string">
            <text:p>50.95639204978943</text:p>
          </table:table-cell>
          <table:table-cell table:style-name="ce1" office:value-type="float" office:value="0.0522808432291595" calcext:value-type="float">
            <text:p>0,0522808432</text:p>
          </table:table-cell>
          <table:table-cell table:style-name="ce1" office:value-type="float" office:value="-0.0364392534484742" calcext:value-type="float">
            <text:p>-0,0364392534</text:p>
          </table:table-cell>
          <table:table-cell table:style-name="ce1" office:value-type="float" office:value="1.17138873794932" calcext:value-type="float">
            <text:p>1,1713887379</text:p>
          </table:table-cell>
          <table:table-cell table:style-name="ce1" office:value-type="float" office:value="-0.00931505740805997" calcext:value-type="float">
            <text:p>-0,0093150574</text:p>
          </table:table-cell>
          <table:table-cell table:number-columns-repeated="2" table:style-name="ce1" office:value-type="float" office:value="0.00100093167774107" calcext:value-type="float">
            <text:p>0,0010009317</text:p>
          </table:table-cell>
          <table:table-cell table:style-name="ce1" office:value-type="float" office:value="-0.0747300013899803" calcext:value-type="float">
            <text:p>-0,0747300014</text:p>
          </table:table-cell>
          <table:table-cell table:style-name="ce1" office:value-type="float" office:value="4.0092978477478" calcext:value-type="float">
            <text:p>4,0092978477</text:p>
          </table:table-cell>
          <table:table-cell table:style-name="ce1" office:value-type="float" office:value="-1.50726056098938" calcext:value-type="float">
            <text:p>-1,507260561</text:p>
          </table:table-cell>
          <table:table-cell table:style-name="ce1" office:value-type="string" calcext:value-type="string">
            <text:p>-0.00931505740805997</text:p>
          </table:table-cell>
          <table:table-cell table:style-name="ce1" office:value-type="string" calcext:value-type="string">
            <text:p>0.0010009316777410716</text:p>
          </table:table-cell>
          <table:table-cell table:style-name="ce1" office:value-type="string" calcext:value-type="string">
            <text:p>-0.09208850935696432</text:p>
          </table:table-cell>
          <table:table-cell table:style-name="ce1" office:value-type="float" office:value="-0.0137933484701882" calcext:value-type="float">
            <text:p>-0,0137933485</text:p>
          </table:table-cell>
          <table:table-cell table:style-name="ce1" office:value-type="float" office:value="0.00933776380074567" calcext:value-type="float">
            <text:p>0,0093377638</text:p>
          </table:table-cell>
          <table:table-cell table:style-name="ce1" office:value-type="float" office:value="-0.046836210691193" calcext:value-type="float">
            <text:p>-0,0468362107</text:p>
          </table:table-cell>
          <table:table-cell table:style-name="ce1" office:value-type="float" office:value="0.0634846047459471" calcext:value-type="float">
            <text:p>0,0634846047</text:p>
          </table:table-cell>
          <table:table-cell table:style-name="ce1" office:value-type="float" office:value="-0.118794941559374" calcext:value-type="float">
            <text:p>-0,11879494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37474919647895" calcext:value-type="float">
            <text:p>0,0013747492</text:p>
          </table:table-cell>
          <table:table-cell table:style-name="ce1" office:value-type="float" office:value="-0.00084744855393594" calcext:value-type="float">
            <text:p>-0,0008474486</text:p>
          </table:table-cell>
          <table:table-cell table:style-name="ce1" office:value-type="float" office:value="0.0299080533691469" calcext:value-type="float">
            <text:p>0,0299080534</text:p>
          </table:table-cell>
          <table:table-cell table:style-name="ce1" office:value-type="float" office:value="0.533675670623779" calcext:value-type="float">
            <text:p>0,5336756706</text:p>
          </table:table-cell>
          <table:table-cell table:style-name="ce1" office:value-type="float" office:value="0.533677816390991" calcext:value-type="float">
            <text:p>0,5336778164</text:p>
          </table:table-cell>
          <table:table-cell table:style-name="ce1" office:value-type="float" office:value="0.53367805480957" calcext:value-type="float">
            <text:p>0,5336780548</text:p>
          </table:table-cell>
          <table:table-cell table:style-name="ce1" office:value-type="float" office:value="-0.0747300013899803" calcext:value-type="float">
            <text:p>-0,0747300014</text:p>
          </table:table-cell>
          <table:table-cell table:style-name="ce1" office:value-type="float" office:value="4.0092978477478" calcext:value-type="float">
            <text:p>4,0092978477</text:p>
          </table:table-cell>
          <table:table-cell table:style-name="ce1" office:value-type="float" office:value="-1.50726056098938" calcext:value-type="float">
            <text:p>-1,507260561</text:p>
          </table:table-cell>
        </table:table-row>
        <table:table-row table:style-name="ro1">
          <table:table-cell table:style-name="ce1" office:value-type="string" calcext:value-type="string">
            <text:p>1.799795389175415</text:p>
          </table:table-cell>
          <table:table-cell table:style-name="ce1" office:value-type="string" calcext:value-type="string">
            <text:p>0.020165681838989258</text:p>
          </table:table-cell>
          <table:table-cell table:style-name="ce1" office:value-type="string" calcext:value-type="string">
            <text:p>51.5372531414032</text:p>
          </table:table-cell>
          <table:table-cell table:style-name="ce1" office:value-type="float" office:value="0.0513986818963823" calcext:value-type="float">
            <text:p>0,0513986819</text:p>
          </table:table-cell>
          <table:table-cell table:style-name="ce1" office:value-type="float" office:value="-0.0361922968087005" calcext:value-type="float">
            <text:p>-0,0361922968</text:p>
          </table:table-cell>
          <table:table-cell table:style-name="ce1" office:value-type="float" office:value="1.15541428548318" calcext:value-type="float">
            <text:p>1,1554142855</text:p>
          </table:table-cell>
          <table:table-cell table:style-name="ce1" office:value-type="float" office:value="-0.0106292953667481" calcext:value-type="float">
            <text:p>-0,0106292954</text:p>
          </table:table-cell>
          <table:table-cell table:number-columns-repeated="2" table:style-name="ce1" office:value-type="float" office:value="0.00223772635791293" calcext:value-type="float">
            <text:p>0,0022377264</text:p>
          </table:table-cell>
          <table:table-cell table:style-name="ce1" office:value-type="float" office:value="-0.0770391821861267" calcext:value-type="float">
            <text:p>-0,0770391822</text:p>
          </table:table-cell>
          <table:table-cell table:style-name="ce1" office:value-type="float" office:value="4.00935983657837" calcext:value-type="float">
            <text:p>4,0093598366</text:p>
          </table:table-cell>
          <table:table-cell table:style-name="ce1" office:value-type="float" office:value="-1.48414897918701" calcext:value-type="float">
            <text:p>-1,4841489792</text:p>
          </table:table-cell>
          <table:table-cell table:style-name="ce1" office:value-type="string" calcext:value-type="string">
            <text:p>-0.010629295366748073</text:p>
          </table:table-cell>
          <table:table-cell table:style-name="ce1" office:value-type="string" calcext:value-type="string">
            <text:p>0.0022377263579129295</text:p>
          </table:table-cell>
          <table:table-cell table:style-name="ce1" office:value-type="string" calcext:value-type="string">
            <text:p>-0.09005179755811683</text:p>
          </table:table-cell>
          <table:table-cell table:style-name="ce1" office:value-type="float" office:value="-0.0130702108072899" calcext:value-type="float">
            <text:p>-0,0130702108</text:p>
          </table:table-cell>
          <table:table-cell table:style-name="ce1" office:value-type="float" office:value="0.00910981336211855" calcext:value-type="float">
            <text:p>0,0091098134</text:p>
          </table:table-cell>
          <table:table-cell table:style-name="ce1" office:value-type="float" office:value="-0.0453122143733649" calcext:value-type="float">
            <text:p>-0,0453122144</text:p>
          </table:table-cell>
          <table:table-cell table:style-name="ce1" office:value-type="float" office:value="0.0330931138188858" calcext:value-type="float">
            <text:p>0,0330931138</text:p>
          </table:table-cell>
          <table:table-cell table:style-name="ce1" office:value-type="float" office:value="-0.0976124813446351" calcext:value-type="float">
            <text:p>-0,09761248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97589892879211" calcext:value-type="float">
            <text:p>0,0049758989</text:p>
          </table:table-cell>
          <table:table-cell table:style-name="ce1" office:value-type="float" office:value="-0.0015685324032465" calcext:value-type="float">
            <text:p>-0,0015685324</text:p>
          </table:table-cell>
          <table:table-cell table:style-name="ce1" office:value-type="float" office:value="0.0504166726099208" calcext:value-type="float">
            <text:p>0,0504166726</text:p>
          </table:table-cell>
          <table:table-cell table:style-name="ce1" office:value-type="float" office:value="0.58131217956543" calcext:value-type="float">
            <text:p>0,5813121796</text:p>
          </table:table-cell>
          <table:table-cell table:style-name="ce1" office:value-type="float" office:value="0.581308841705322" calcext:value-type="float">
            <text:p>0,5813088417</text:p>
          </table:table-cell>
          <table:table-cell table:style-name="ce1" office:value-type="float" office:value="0.581308126449585" calcext:value-type="float">
            <text:p>0,5813081264</text:p>
          </table:table-cell>
          <table:table-cell table:style-name="ce1" office:value-type="float" office:value="-0.0770391821861267" calcext:value-type="float">
            <text:p>-0,0770391822</text:p>
          </table:table-cell>
          <table:table-cell table:style-name="ce1" office:value-type="float" office:value="4.00935983657837" calcext:value-type="float">
            <text:p>4,0093598366</text:p>
          </table:table-cell>
          <table:table-cell table:style-name="ce1" office:value-type="float" office:value="-1.48414897918701" calcext:value-type="float">
            <text:p>-1,4841489792</text:p>
          </table:table-cell>
        </table:table-row>
        <table:table-row table:style-name="ro1">
          <table:table-cell table:style-name="ce1" office:value-type="string" calcext:value-type="string">
            <text:p>1.8134441375732422</text:p>
          </table:table-cell>
          <table:table-cell table:style-name="ce1" office:value-type="string" calcext:value-type="string">
            <text:p>0.013648748397827148</text:p>
          </table:table-cell>
          <table:table-cell table:style-name="ce1" office:value-type="string" calcext:value-type="string">
            <text:p>52.06329298019409</text:p>
          </table:table-cell>
          <table:table-cell table:style-name="ce1" office:value-type="float" office:value="0.0488582254893342" calcext:value-type="float">
            <text:p>0,0488582255</text:p>
          </table:table-cell>
          <table:table-cell table:style-name="ce1" office:value-type="float" office:value="-0.0353551728788901" calcext:value-type="float">
            <text:p>-0,0353551729</text:p>
          </table:table-cell>
          <table:table-cell table:style-name="ce1" office:value-type="float" office:value="1.13667846903389" calcext:value-type="float">
            <text:p>1,136678469</text:p>
          </table:table-cell>
          <table:table-cell table:style-name="ce1" office:value-type="float" office:value="-0.0123815181233911" calcext:value-type="float">
            <text:p>-0,0123815181</text:p>
          </table:table-cell>
          <table:table-cell table:number-columns-repeated="2" table:style-name="ce1" office:value-type="float" office:value="0.00353453763881352" calcext:value-type="float">
            <text:p>0,0035345376</text:p>
          </table:table-cell>
          <table:table-cell table:style-name="ce1" office:value-type="float" office:value="-0.0770391821861267" calcext:value-type="float">
            <text:p>-0,0770391822</text:p>
          </table:table-cell>
          <table:table-cell table:style-name="ce1" office:value-type="float" office:value="4.00935983657837" calcext:value-type="float">
            <text:p>4,0093598366</text:p>
          </table:table-cell>
          <table:table-cell table:style-name="ce1" office:value-type="float" office:value="-1.48414897918701" calcext:value-type="float">
            <text:p>-1,4841489792</text:p>
          </table:table-cell>
          <table:table-cell table:style-name="ce1" office:value-type="string" calcext:value-type="string">
            <text:p>-0.012381518123391102</text:p>
          </table:table-cell>
          <table:table-cell table:style-name="ce1" office:value-type="string" calcext:value-type="string">
            <text:p>0.0035345376388135233</text:p>
          </table:table-cell>
          <table:table-cell table:style-name="ce1" office:value-type="string" calcext:value-type="string">
            <text:p>-0.08972143951595177</text:p>
          </table:table-cell>
          <table:table-cell table:style-name="ce1" office:value-type="float" office:value="-0.0128496704740956" calcext:value-type="float">
            <text:p>-0,0128496705</text:p>
          </table:table-cell>
          <table:table-cell table:style-name="ce1" office:value-type="float" office:value="0.00904807420217512" calcext:value-type="float">
            <text:p>0,0090480742</text:p>
          </table:table-cell>
          <table:table-cell table:style-name="ce1" office:value-type="float" office:value="-0.0444815428451255" calcext:value-type="float">
            <text:p>-0,0444815428</text:p>
          </table:table-cell>
          <table:table-cell table:style-name="ce1" office:value-type="float" office:value="0.00608823803714113" calcext:value-type="float">
            <text:p>0,006088238</text:p>
          </table:table-cell>
          <table:table-cell table:style-name="ce1" office:value-type="float" office:value="-0.0785969392004955" calcext:value-type="float">
            <text:p>-0,07859693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67902752418354" calcext:value-type="float">
            <text:p>0,0016790275</text:p>
          </table:table-cell>
          <table:table-cell table:style-name="ce1" office:value-type="float" office:value="-0.000470032773076792" calcext:value-type="float">
            <text:p>-0,0004700328</text:p>
          </table:table-cell>
          <table:table-cell table:style-name="ce1" office:value-type="float" office:value="0.0304041331669511" calcext:value-type="float">
            <text:p>0,0304041332</text:p>
          </table:table-cell>
          <table:table-cell table:style-name="ce1" office:value-type="float" office:value="0.525400161743164" calcext:value-type="float">
            <text:p>0,5254001617</text:p>
          </table:table-cell>
          <table:table-cell table:style-name="ce1" office:value-type="float" office:value="0.525403022766113" calcext:value-type="float">
            <text:p>0,5254030228</text:p>
          </table:table-cell>
          <table:table-cell table:style-name="ce1" office:value-type="float" office:value="0.52540397644043" calcext:value-type="float">
            <text:p>0,5254039764</text:p>
          </table:table-cell>
          <table:table-cell table:style-name="ce1" office:value-type="float" office:value="-0.0770391821861267" calcext:value-type="float">
            <text:p>-0,0770391822</text:p>
          </table:table-cell>
          <table:table-cell table:style-name="ce1" office:value-type="float" office:value="4.00935983657837" calcext:value-type="float">
            <text:p>4,0093598366</text:p>
          </table:table-cell>
          <table:table-cell table:style-name="ce1" office:value-type="float" office:value="-1.48414897918701" calcext:value-type="float">
            <text:p>-1,4841489792</text:p>
          </table:table-cell>
        </table:table-row>
        <table:table-row table:style-name="ro1">
          <table:table-cell table:style-name="ce1" office:value-type="string" calcext:value-type="string">
            <text:p>1.8324530124664307</text:p>
          </table:table-cell>
          <table:table-cell table:style-name="ce1" office:value-type="string" calcext:value-type="string">
            <text:p>0.019008874893188477</text:p>
          </table:table-cell>
          <table:table-cell table:style-name="ce1" office:value-type="string" calcext:value-type="string">
            <text:p>52.59029173851013</text:p>
          </table:table-cell>
          <table:table-cell table:style-name="ce1" office:value-type="float" office:value="0.0459584792325687" calcext:value-type="float">
            <text:p>0,0459584792</text:p>
          </table:table-cell>
          <table:table-cell table:style-name="ce1" office:value-type="float" office:value="-0.03506591088242" calcext:value-type="float">
            <text:p>-0,0350659109</text:p>
          </table:table-cell>
          <table:table-cell table:style-name="ce1" office:value-type="float" office:value="1.12079053896445" calcext:value-type="float">
            <text:p>1,120790539</text:p>
          </table:table-cell>
          <table:table-cell table:style-name="ce1" office:value-type="float" office:value="-0.0134698364539795" calcext:value-type="float">
            <text:p>-0,0134698365</text:p>
          </table:table-cell>
          <table:table-cell table:number-columns-repeated="2" table:style-name="ce1" office:value-type="float" office:value="0.00460126275264923" calcext:value-type="float">
            <text:p>0,0046012628</text:p>
          </table:table-cell>
          <table:table-cell table:style-name="ce1" office:value-type="float" office:value="-0.07906374335289" calcext:value-type="float">
            <text:p>-0,0790637434</text:p>
          </table:table-cell>
          <table:table-cell table:style-name="ce1" office:value-type="float" office:value="4.00989151000977" calcext:value-type="float">
            <text:p>4,00989151</text:p>
          </table:table-cell>
          <table:table-cell table:style-name="ce1" office:value-type="float" office:value="-1.46129882335663" calcext:value-type="float">
            <text:p>-1,4612988234</text:p>
          </table:table-cell>
          <table:table-cell table:style-name="ce1" office:value-type="string" calcext:value-type="string">
            <text:p>-0.013469836453979499</text:p>
          </table:table-cell>
          <table:table-cell table:style-name="ce1" office:value-type="string" calcext:value-type="string">
            <text:p>0.004601262752649229</text:p>
          </table:table-cell>
          <table:table-cell table:style-name="ce1" office:value-type="string" calcext:value-type="string">
            <text:p>-0.08861829623781461</text:p>
          </table:table-cell>
          <table:table-cell table:style-name="ce1" office:value-type="float" office:value="-0.0122145563723335" calcext:value-type="float">
            <text:p>-0,0122145564</text:p>
          </table:table-cell>
          <table:table-cell table:style-name="ce1" office:value-type="float" office:value="0.00883879321972253" calcext:value-type="float">
            <text:p>0,0088387932</text:p>
          </table:table-cell>
          <table:table-cell table:style-name="ce1" office:value-type="float" office:value="-0.0435072803897622" calcext:value-type="float">
            <text:p>-0,0435072804</text:p>
          </table:table-cell>
          <table:table-cell table:style-name="ce1" office:value-type="float" office:value="-0.0196545811284269" calcext:value-type="float">
            <text:p>-0,0196545811</text:p>
          </table:table-cell>
          <table:table-cell table:style-name="ce1" office:value-type="float" office:value="-0.0599687182024293" calcext:value-type="float">
            <text:p>-0,05996871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82162389375741" calcext:value-type="float">
            <text:p>0,0048216239</text:p>
          </table:table-cell>
          <table:table-cell table:style-name="ce1" office:value-type="float" office:value="-0.00158880771612997" calcext:value-type="float">
            <text:p>-0,0015888077</text:p>
          </table:table-cell>
          <table:table-cell table:style-name="ce1" office:value-type="float" office:value="0.0355593660779042" calcext:value-type="float">
            <text:p>0,0355593661</text:p>
          </table:table-cell>
          <table:table-cell table:number-columns-repeated="2" table:style-name="ce1" office:value-type="float" office:value="0.526888132095337" calcext:value-type="float">
            <text:p>0,5268881321</text:p>
          </table:table-cell>
          <table:table-cell table:style-name="ce1" office:value-type="float" office:value="0.526888370513916" calcext:value-type="float">
            <text:p>0,5268883705</text:p>
          </table:table-cell>
          <table:table-cell table:style-name="ce1" office:value-type="float" office:value="-0.07906374335289" calcext:value-type="float">
            <text:p>-0,0790637434</text:p>
          </table:table-cell>
          <table:table-cell table:style-name="ce1" office:value-type="float" office:value="4.00989151000977" calcext:value-type="float">
            <text:p>4,00989151</text:p>
          </table:table-cell>
          <table:table-cell table:style-name="ce1" office:value-type="float" office:value="-1.46129882335663" calcext:value-type="float">
            <text:p>-1,4612988234</text:p>
          </table:table-cell>
        </table:table-row>
        <table:table-row table:style-name="ro1">
          <table:table-cell table:style-name="ce1" office:value-type="string" calcext:value-type="string">
            <text:p>1.8463032245635986</text:p>
          </table:table-cell>
          <table:table-cell table:style-name="ce1" office:value-type="string" calcext:value-type="string">
            <text:p>0.013850212097167969</text:p>
          </table:table-cell>
          <table:table-cell table:style-name="ce1" office:value-type="string" calcext:value-type="string">
            <text:p>53.11699891090393</text:p>
          </table:table-cell>
          <table:table-cell table:style-name="ce1" office:value-type="float" office:value="0.0428996204102504" calcext:value-type="float">
            <text:p>0,0428996204</text:p>
          </table:table-cell>
          <table:table-cell table:style-name="ce1" office:value-type="float" office:value="-0.0332209356876527" calcext:value-type="float">
            <text:p>-0,0332209357</text:p>
          </table:table-cell>
          <table:table-cell table:style-name="ce1" office:value-type="float" office:value="1.09918729905729" calcext:value-type="float">
            <text:p>1,0991872991</text:p>
          </table:table-cell>
          <table:table-cell table:style-name="ce1" office:value-type="float" office:value="-0.0144229271066121" calcext:value-type="float">
            <text:p>-0,0144229271</text:p>
          </table:table-cell>
          <table:table-cell table:number-columns-repeated="2" table:style-name="ce1" office:value-type="float" office:value="0.0058483048818152" calcext:value-type="float">
            <text:p>0,0058483049</text:p>
          </table:table-cell>
          <table:table-cell table:style-name="ce1" office:value-type="float" office:value="-0.0810223147273064" calcext:value-type="float">
            <text:p>-0,0810223147</text:p>
          </table:table-cell>
          <table:table-cell table:style-name="ce1" office:value-type="float" office:value="4.01070213317871" calcext:value-type="float">
            <text:p>4,0107021332</text:p>
          </table:table-cell>
          <table:table-cell table:style-name="ce1" office:value-type="float" office:value="-1.4388290643692" calcext:value-type="float">
            <text:p>-1,4388290644</text:p>
          </table:table-cell>
          <table:table-cell table:style-name="ce1" office:value-type="string" calcext:value-type="string">
            <text:p>-0.014422927106612058</text:p>
          </table:table-cell>
          <table:table-cell table:style-name="ce1" office:value-type="string" calcext:value-type="string">
            <text:p>0.005848304881815195</text:p>
          </table:table-cell>
          <table:table-cell table:style-name="ce1" office:value-type="string" calcext:value-type="string">
            <text:p>-0.08792728319444168</text:p>
          </table:table-cell>
          <table:table-cell table:style-name="ce1" office:value-type="float" office:value="-0.0114896198081422" calcext:value-type="float">
            <text:p>-0,0114896198</text:p>
          </table:table-cell>
          <table:table-cell table:style-name="ce1" office:value-type="float" office:value="0.008766477720605" calcext:value-type="float">
            <text:p>0,0087664777</text:p>
          </table:table-cell>
          <table:table-cell table:style-name="ce1" office:value-type="float" office:value="-0.0426811080261513" calcext:value-type="float">
            <text:p>-0,042681108</text:p>
          </table:table-cell>
          <table:table-cell table:style-name="ce1" office:value-type="float" office:value="-0.0438699090405875" calcext:value-type="float">
            <text:p>-0,043869909</text:p>
          </table:table-cell>
          <table:table-cell table:style-name="ce1" office:value-type="float" office:value="-0.0414921200430926" calcext:value-type="float">
            <text:p>-0,041492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50345337484982" calcext:value-type="float">
            <text:p>0,0055034534</text:p>
          </table:table-cell>
          <table:table-cell table:style-name="ce1" office:value-type="float" office:value="-0.000548977430932884" calcext:value-type="float">
            <text:p>-0,0005489774</text:p>
          </table:table-cell>
          <table:table-cell table:style-name="ce1" office:value-type="float" office:value="0.0301529932683849" calcext:value-type="float">
            <text:p>0,0301529933</text:p>
          </table:table-cell>
          <table:table-cell table:style-name="ce1" office:value-type="float" office:value="0.526895761489868" calcext:value-type="float">
            <text:p>0,5268957615</text:p>
          </table:table-cell>
          <table:table-cell table:number-columns-repeated="2" table:style-name="ce1" office:value-type="float" office:value="0.526910543441772" calcext:value-type="float">
            <text:p>0,5269105434</text:p>
          </table:table-cell>
          <table:table-cell table:style-name="ce1" office:value-type="float" office:value="-0.0810223147273064" calcext:value-type="float">
            <text:p>-0,0810223147</text:p>
          </table:table-cell>
          <table:table-cell table:style-name="ce1" office:value-type="float" office:value="4.01070213317871" calcext:value-type="float">
            <text:p>4,0107021332</text:p>
          </table:table-cell>
          <table:table-cell table:style-name="ce1" office:value-type="float" office:value="-1.4388290643692" calcext:value-type="float">
            <text:p>-1,4388290644</text:p>
          </table:table-cell>
        </table:table-row>
        <table:table-row table:style-name="ro1">
          <table:table-cell table:style-name="ce1" office:value-type="string" calcext:value-type="string">
            <text:p>1.8632724285125732</text:p>
          </table:table-cell>
          <table:table-cell table:style-name="ce1" office:value-type="string" calcext:value-type="string">
            <text:p>0.01696920394897461</text:p>
          </table:table-cell>
          <table:table-cell table:style-name="ce1" office:value-type="string" calcext:value-type="string">
            <text:p>53.65044140815735</text:p>
          </table:table-cell>
          <table:table-cell table:style-name="ce1" office:value-type="float" office:value="0.0399208551985614" calcext:value-type="float">
            <text:p>0,0399208552</text:p>
          </table:table-cell>
          <table:table-cell table:style-name="ce1" office:value-type="float" office:value="-0.0327983550428424" calcext:value-type="float">
            <text:p>-0,032798355</text:p>
          </table:table-cell>
          <table:table-cell table:style-name="ce1" office:value-type="float" office:value="1.07745666268431" calcext:value-type="float">
            <text:p>1,0774566627</text:p>
          </table:table-cell>
          <table:table-cell table:style-name="ce1" office:value-type="float" office:value="-0.0152538350782506" calcext:value-type="float">
            <text:p>-0,0152538351</text:p>
          </table:table-cell>
          <table:table-cell table:number-columns-repeated="2" table:style-name="ce1" office:value-type="float" office:value="0.00655439213558623" calcext:value-type="float">
            <text:p>0,0065543921</text:p>
          </table:table-cell>
          <table:table-cell table:style-name="ce1" office:value-type="float" office:value="-0.0837092846632004" calcext:value-type="float">
            <text:p>-0,0837092847</text:p>
          </table:table-cell>
          <table:table-cell table:style-name="ce1" office:value-type="float" office:value="4.01170301437378" calcext:value-type="float">
            <text:p>4,0117030144</text:p>
          </table:table-cell>
          <table:table-cell table:style-name="ce1" office:value-type="float" office:value="-1.41667747497559" calcext:value-type="float">
            <text:p>-1,416677475</text:p>
          </table:table-cell>
          <table:table-cell table:style-name="ce1" office:value-type="string" calcext:value-type="string">
            <text:p>-0.015253835078250559</text:p>
          </table:table-cell>
          <table:table-cell table:style-name="ce1" office:value-type="string" calcext:value-type="string">
            <text:p>0.0065543921355862254</text:p>
          </table:table-cell>
          <table:table-cell table:style-name="ce1" office:value-type="string" calcext:value-type="string">
            <text:p>-0.08654496854831446</text:p>
          </table:table-cell>
          <table:table-cell table:style-name="ce1" office:value-type="float" office:value="-0.0107249051025626" calcext:value-type="float">
            <text:p>-0,0107249051</text:p>
          </table:table-cell>
          <table:table-cell table:style-name="ce1" office:value-type="float" office:value="0.00830523392191318" calcext:value-type="float">
            <text:p>0,0083052339</text:p>
          </table:table-cell>
          <table:table-cell table:style-name="ce1" office:value-type="float" office:value="-0.0415577395509791" calcext:value-type="float">
            <text:p>-0,0415577396</text:p>
          </table:table-cell>
          <table:table-cell table:style-name="ce1" office:value-type="float" office:value="-0.0667475368788719" calcext:value-type="float">
            <text:p>-0,0667475369</text:p>
          </table:table-cell>
          <table:table-cell table:style-name="ce1" office:value-type="float" office:value="-0.0237764035027812" calcext:value-type="float">
            <text:p>-0,02377640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73590423332291" calcext:value-type="float">
            <text:p>0,0057359042</text:p>
          </table:table-cell>
          <table:table-cell table:style-name="ce1" office:value-type="float" office:value="-0.00345974164529061" calcext:value-type="float">
            <text:p>-0,0034597416</text:p>
          </table:table-cell>
          <table:table-cell table:style-name="ce1" office:value-type="float" office:value="0.0405108401065834" calcext:value-type="float">
            <text:p>0,0405108401</text:p>
          </table:table-cell>
          <table:table-cell table:style-name="ce1" office:value-type="float" office:value="0.53328275680542" calcext:value-type="float">
            <text:p>0,5332827568</text:p>
          </table:table-cell>
          <table:table-cell table:style-name="ce1" office:value-type="float" office:value="0.533269643783569" calcext:value-type="float">
            <text:p>0,5332696438</text:p>
          </table:table-cell>
          <table:table-cell table:style-name="ce1" office:value-type="float" office:value="0.533270597457886" calcext:value-type="float">
            <text:p>0,5332705975</text:p>
          </table:table-cell>
          <table:table-cell table:style-name="ce1" office:value-type="float" office:value="-0.0837092846632004" calcext:value-type="float">
            <text:p>-0,0837092847</text:p>
          </table:table-cell>
          <table:table-cell table:style-name="ce1" office:value-type="float" office:value="4.01170301437378" calcext:value-type="float">
            <text:p>4,0117030144</text:p>
          </table:table-cell>
          <table:table-cell table:style-name="ce1" office:value-type="float" office:value="-1.41667747497559" calcext:value-type="float">
            <text:p>-1,416677475</text:p>
          </table:table-cell>
        </table:table-row>
        <table:table-row table:style-name="ro1">
          <table:table-cell table:style-name="ce1" office:value-type="string" calcext:value-type="string">
            <text:p>1.8817241191864014</text:p>
          </table:table-cell>
          <table:table-cell table:style-name="ce1" office:value-type="string" calcext:value-type="string">
            <text:p>0.018451690673828125</text:p>
          </table:table-cell>
          <table:table-cell table:style-name="ce1" office:value-type="string" calcext:value-type="string">
            <text:p>54.14981985092163</text:p>
          </table:table-cell>
          <table:table-cell table:style-name="ce1" office:value-type="float" office:value="0.0365721990963743" calcext:value-type="float">
            <text:p>0,0365721991</text:p>
          </table:table-cell>
          <table:table-cell table:style-name="ce1" office:value-type="float" office:value="-0.0310369720912458" calcext:value-type="float">
            <text:p>-0,0310369721</text:p>
          </table:table-cell>
          <table:table-cell table:style-name="ce1" office:value-type="float" office:value="1.06044202969398" calcext:value-type="float">
            <text:p>1,0604420297</text:p>
          </table:table-cell>
          <table:table-cell table:style-name="ce1" office:value-type="float" office:value="-0.0159003552870526" calcext:value-type="float">
            <text:p>-0,0159003553</text:p>
          </table:table-cell>
          <table:table-cell table:number-columns-repeated="2" table:style-name="ce1" office:value-type="float" office:value="0.00766172445117955" calcext:value-type="float">
            <text:p>0,0076617245</text:p>
          </table:table-cell>
          <table:table-cell table:style-name="ce1" office:value-type="float" office:value="-0.0874432697892189" calcext:value-type="float">
            <text:p>-0,0874432698</text:p>
          </table:table-cell>
          <table:table-cell table:style-name="ce1" office:value-type="float" office:value="4.01270961761475" calcext:value-type="float">
            <text:p>4,0127096176</text:p>
          </table:table-cell>
          <table:table-cell table:style-name="ce1" office:value-type="float" office:value="-1.39465570449829" calcext:value-type="float">
            <text:p>-1,3946557045</text:p>
          </table:table-cell>
          <table:table-cell table:style-name="ce1" office:value-type="string" calcext:value-type="string">
            <text:p>-0.015900355287052616</text:p>
          </table:table-cell>
          <table:table-cell table:style-name="ce1" office:value-type="string" calcext:value-type="string">
            <text:p>0.007661724451179548</text:p>
          </table:table-cell>
          <table:table-cell table:style-name="ce1" office:value-type="string" calcext:value-type="string">
            <text:p>-0.08534090783987226</text:p>
          </table:table-cell>
          <table:table-cell table:style-name="ce1" office:value-type="float" office:value="-0.00998021379964035" calcext:value-type="float">
            <text:p>-0,0099802138</text:p>
          </table:table-cell>
          <table:table-cell table:style-name="ce1" office:value-type="float" office:value="0.00819958876071061" calcext:value-type="float">
            <text:p>0,0081995888</text:p>
          </table:table-cell>
          <table:table-cell table:style-name="ce1" office:value-type="float" office:value="-0.0404277464595842" calcext:value-type="float">
            <text:p>-0,0404277465</text:p>
          </table:table-cell>
          <table:table-cell table:style-name="ce1" office:value-type="float" office:value="-0.0867017968960774" calcext:value-type="float">
            <text:p>-0,0867017969</text:p>
          </table:table-cell>
          <table:table-cell table:style-name="ce1" office:value-type="float" office:value="-0.00738184744604885" calcext:value-type="float">
            <text:p>-0,00738184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95937181252597" calcext:value-type="float">
            <text:p>0,0059593718</text:p>
          </table:table-cell>
          <table:table-cell table:style-name="ce1" office:value-type="float" office:value="-0.000845399532305671" calcext:value-type="float">
            <text:p>-0,0008453995</text:p>
          </table:table-cell>
          <table:table-cell table:style-name="ce1" office:value-type="float" office:value="0.0434735447884766" calcext:value-type="float">
            <text:p>0,0434735448</text:p>
          </table:table-cell>
          <table:table-cell table:style-name="ce1" office:value-type="float" office:value="0.499845504760742" calcext:value-type="float">
            <text:p>0,4998455048</text:p>
          </table:table-cell>
          <table:table-cell table:style-name="ce1" office:value-type="float" office:value="0.499859094619751" calcext:value-type="float">
            <text:p>0,4998590946</text:p>
          </table:table-cell>
          <table:table-cell table:style-name="ce1" office:value-type="float" office:value="0.499858856201172" calcext:value-type="float">
            <text:p>0,4998588562</text:p>
          </table:table-cell>
          <table:table-cell table:style-name="ce1" office:value-type="float" office:value="-0.0874432697892189" calcext:value-type="float">
            <text:p>-0,0874432698</text:p>
          </table:table-cell>
          <table:table-cell table:style-name="ce1" office:value-type="float" office:value="4.01270961761475" calcext:value-type="float">
            <text:p>4,0127096176</text:p>
          </table:table-cell>
          <table:table-cell table:style-name="ce1" office:value-type="float" office:value="-1.39465570449829" calcext:value-type="float">
            <text:p>-1,3946557045</text:p>
          </table:table-cell>
        </table:table-row>
        <table:table-row table:style-name="ro1">
          <table:table-cell table:style-name="ce1" office:value-type="string" calcext:value-type="string">
            <text:p>1.8969745635986328</text:p>
          </table:table-cell>
          <table:table-cell table:style-name="ce1" office:value-type="string" calcext:value-type="string">
            <text:p>0.015250444412231445</text:p>
          </table:table-cell>
          <table:table-cell table:style-name="ce1" office:value-type="string" calcext:value-type="string">
            <text:p>54.6675500869751</text:p>
          </table:table-cell>
          <table:table-cell table:style-name="ce1" office:value-type="float" office:value="0.0337187557676692" calcext:value-type="float">
            <text:p>0,0337187558</text:p>
          </table:table-cell>
          <table:table-cell table:style-name="ce1" office:value-type="float" office:value="-0.0286890044851505" calcext:value-type="float">
            <text:p>-0,0286890045</text:p>
          </table:table-cell>
          <table:table-cell table:style-name="ce1" office:value-type="float" office:value="1.04426177489905" calcext:value-type="float">
            <text:p>1,0442617749</text:p>
          </table:table-cell>
          <table:table-cell table:style-name="ce1" office:value-type="float" office:value="-0.0163755810260017" calcext:value-type="float">
            <text:p>-0,016375581</text:p>
          </table:table-cell>
          <table:table-cell table:number-columns-repeated="2" table:style-name="ce1" office:value-type="float" office:value="0.00828198426127784" calcext:value-type="float">
            <text:p>0,0082819843</text:p>
          </table:table-cell>
          <table:table-cell table:style-name="ce1" office:value-type="float" office:value="-0.09109977632761" calcext:value-type="float">
            <text:p>-0,0910997763</text:p>
          </table:table-cell>
          <table:table-cell table:style-name="ce1" office:value-type="float" office:value="4.01404571533203" calcext:value-type="float">
            <text:p>4,0140457153</text:p>
          </table:table-cell>
          <table:table-cell table:style-name="ce1" office:value-type="float" office:value="-1.37290835380554" calcext:value-type="float">
            <text:p>-1,3729083538</text:p>
          </table:table-cell>
          <table:table-cell table:style-name="ce1" office:value-type="string" calcext:value-type="string">
            <text:p>-0.016375581026001684</text:p>
          </table:table-cell>
          <table:table-cell table:style-name="ce1" office:value-type="string" calcext:value-type="string">
            <text:p>0.008281984261277842</text:p>
          </table:table-cell>
          <table:table-cell table:style-name="ce1" office:value-type="string" calcext:value-type="string">
            <text:p>-0.08472118906568128</text:p>
          </table:table-cell>
          <table:table-cell table:style-name="ce1" office:value-type="float" office:value="-0.00914304977409358" calcext:value-type="float">
            <text:p>-0,0091430498</text:p>
          </table:table-cell>
          <table:table-cell table:style-name="ce1" office:value-type="float" office:value="0.00775924302281145" calcext:value-type="float">
            <text:p>0,007759243</text:p>
          </table:table-cell>
          <table:table-cell table:style-name="ce1" office:value-type="float" office:value="-0.039542985544087" calcext:value-type="float">
            <text:p>-0,0395429855</text:p>
          </table:table-cell>
          <table:table-cell table:style-name="ce1" office:value-type="float" office:value="-0.105632345359511" calcext:value-type="float">
            <text:p>-0,1056323454</text:p>
          </table:table-cell>
          <table:table-cell table:style-name="ce1" office:value-type="float" office:value="0.00868306875034661" calcext:value-type="float">
            <text:p>0,00868306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46931693030633" calcext:value-type="float">
            <text:p>0,0064693169</text:p>
          </table:table-cell>
          <table:table-cell table:style-name="ce1" office:value-type="float" office:value="-0.00340294296231479" calcext:value-type="float">
            <text:p>-0,003402943</text:p>
          </table:table-cell>
          <table:table-cell table:style-name="ce1" office:value-type="float" office:value="0.0328718591362275" calcext:value-type="float">
            <text:p>0,0328718591</text:p>
          </table:table-cell>
          <table:table-cell table:style-name="ce1" office:value-type="float" office:value="0.517621278762817" calcext:value-type="float">
            <text:p>0,5176212788</text:p>
          </table:table-cell>
          <table:table-cell table:style-name="ce1" office:value-type="float" office:value="0.517605781555176" calcext:value-type="float">
            <text:p>0,5176057816</text:p>
          </table:table-cell>
          <table:table-cell table:style-name="ce1" office:value-type="float" office:value="0.517604827880859" calcext:value-type="float">
            <text:p>0,5176048279</text:p>
          </table:table-cell>
          <table:table-cell table:style-name="ce1" office:value-type="float" office:value="-0.09109977632761" calcext:value-type="float">
            <text:p>-0,0910997763</text:p>
          </table:table-cell>
          <table:table-cell table:style-name="ce1" office:value-type="float" office:value="4.01404571533203" calcext:value-type="float">
            <text:p>4,0140457153</text:p>
          </table:table-cell>
          <table:table-cell table:style-name="ce1" office:value-type="float" office:value="-1.37290835380554" calcext:value-type="float">
            <text:p>-1,3729083538</text:p>
          </table:table-cell>
        </table:table-row>
        <table:table-row table:style-name="ro1">
          <table:table-cell table:style-name="ce1" office:value-type="string" calcext:value-type="string">
            <text:p>1.9098930358886719</text:p>
          </table:table-cell>
          <table:table-cell table:style-name="ce1" office:value-type="string" calcext:value-type="string">
            <text:p>0.012918472290039062</text:p>
          </table:table-cell>
          <table:table-cell table:style-name="ce1" office:value-type="string" calcext:value-type="string">
            <text:p>55.21792411804199</text:p>
          </table:table-cell>
          <table:table-cell table:style-name="ce1" office:value-type="float" office:value="0.02824111474264" calcext:value-type="float">
            <text:p>0,0282411147</text:p>
          </table:table-cell>
          <table:table-cell table:style-name="ce1" office:value-type="float" office:value="-0.0256456293734825" calcext:value-type="float">
            <text:p>-0,0256456294</text:p>
          </table:table-cell>
          <table:table-cell table:style-name="ce1" office:value-type="float" office:value="1.01909675863054" calcext:value-type="float">
            <text:p>1,0190967586</text:p>
          </table:table-cell>
          <table:table-cell table:style-name="ce1" office:value-type="float" office:value="-0.0169927889216958" calcext:value-type="float">
            <text:p>-0,0169927889</text:p>
          </table:table-cell>
          <table:table-cell table:number-columns-repeated="2" table:style-name="ce1" office:value-type="float" office:value="0.0087781785820318" calcext:value-type="float">
            <text:p>0,0087781786</text:p>
          </table:table-cell>
          <table:table-cell table:style-name="ce1" office:value-type="float" office:value="-0.0945621579885483" calcext:value-type="float">
            <text:p>-0,094562158</text:p>
          </table:table-cell>
          <table:table-cell table:style-name="ce1" office:value-type="float" office:value="4.01557588577271" calcext:value-type="float">
            <text:p>4,0155758858</text:p>
          </table:table-cell>
          <table:table-cell table:style-name="ce1" office:value-type="float" office:value="-1.35145223140717" calcext:value-type="float">
            <text:p>-1,3514522314</text:p>
          </table:table-cell>
          <table:table-cell table:style-name="ce1" office:value-type="string" calcext:value-type="string">
            <text:p>-0.016992788921695805</text:p>
          </table:table-cell>
          <table:table-cell table:style-name="ce1" office:value-type="string" calcext:value-type="string">
            <text:p>0.008778178582031797</text:p>
          </table:table-cell>
          <table:table-cell table:style-name="ce1" office:value-type="string" calcext:value-type="string">
            <text:p>-0.08396633670652476</text:p>
          </table:table-cell>
          <table:table-cell table:style-name="ce1" office:value-type="float" office:value="-0.0084296889419173" calcext:value-type="float">
            <text:p>-0,0084296889</text:p>
          </table:table-cell>
          <table:table-cell table:style-name="ce1" office:value-type="float" office:value="0.00717225112128761" calcext:value-type="float">
            <text:p>0,0071722511</text:p>
          </table:table-cell>
          <table:table-cell table:style-name="ce1" office:value-type="float" office:value="-0.0387016122947504" calcext:value-type="float">
            <text:p>-0,0387016123</text:p>
          </table:table-cell>
          <table:table-cell table:style-name="ce1" office:value-type="float" office:value="-0.124182410577996" calcext:value-type="float">
            <text:p>-0,1241824106</text:p>
          </table:table-cell>
          <table:table-cell table:style-name="ce1" office:value-type="float" office:value="0.024466082804242" calcext:value-type="float">
            <text:p>0,02446608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18675042724986" calcext:value-type="float">
            <text:p>0,0051867504</text:p>
          </table:table-cell>
          <table:table-cell table:style-name="ce1" office:value-type="float" office:value="-0.00426793342211033" calcext:value-type="float">
            <text:p>-0,0042679334</text:p>
          </table:table-cell>
          <table:table-cell table:style-name="ce1" office:value-type="float" office:value="0.0294110235290276" calcext:value-type="float">
            <text:p>0,0294110235</text:p>
          </table:table-cell>
          <table:table-cell table:style-name="ce1" office:value-type="float" office:value="0.550140857696533" calcext:value-type="float">
            <text:p>0,5501408577</text:p>
          </table:table-cell>
          <table:table-cell table:style-name="ce1" office:value-type="float" office:value="0.550141572952271" calcext:value-type="float">
            <text:p>0,550141573</text:p>
          </table:table-cell>
          <table:table-cell table:style-name="ce1" office:value-type="float" office:value="0.550142526626587" calcext:value-type="float">
            <text:p>0,5501425266</text:p>
          </table:table-cell>
          <table:table-cell table:style-name="ce1" office:value-type="float" office:value="-0.0945621579885483" calcext:value-type="float">
            <text:p>-0,094562158</text:p>
          </table:table-cell>
          <table:table-cell table:style-name="ce1" office:value-type="float" office:value="4.01557588577271" calcext:value-type="float">
            <text:p>4,0155758858</text:p>
          </table:table-cell>
          <table:table-cell table:style-name="ce1" office:value-type="float" office:value="-1.35145223140717" calcext:value-type="float">
            <text:p>-1,3514522314</text:p>
          </table:table-cell>
        </table:table-row>
        <table:table-row table:style-name="ro1">
          <table:table-cell table:style-name="ce1" office:value-type="string" calcext:value-type="string">
            <text:p>1.9224584102630615</text:p>
          </table:table-cell>
          <table:table-cell table:style-name="ce1" office:value-type="string" calcext:value-type="string">
            <text:p>0.012565374374389648</text:p>
          </table:table-cell>
          <table:table-cell table:style-name="ce1" office:value-type="string" calcext:value-type="string">
            <text:p>55.76348805427551</text:p>
          </table:table-cell>
          <table:table-cell table:style-name="ce1" office:value-type="float" office:value="0.0236750943528741" calcext:value-type="float">
            <text:p>0,0236750944</text:p>
          </table:table-cell>
          <table:table-cell table:style-name="ce1" office:value-type="float" office:value="-0.0235061970090976" calcext:value-type="float">
            <text:p>-0,023506197</text:p>
          </table:table-cell>
          <table:table-cell table:style-name="ce1" office:value-type="float" office:value="0.999612340220699" calcext:value-type="float">
            <text:p>0,9996123402</text:p>
          </table:table-cell>
          <table:table-cell table:style-name="ce1" office:value-type="float" office:value="-0.0165802347479893" calcext:value-type="float">
            <text:p>-0,0165802347</text:p>
          </table:table-cell>
          <table:table-cell table:number-columns-repeated="2" table:style-name="ce1" office:value-type="float" office:value="0.00896372417946715" calcext:value-type="float">
            <text:p>0,0089637242</text:p>
          </table:table-cell>
          <table:table-cell table:style-name="ce1" office:value-type="float" office:value="-0.0984190851449966" calcext:value-type="float">
            <text:p>-0,0984190851</text:p>
          </table:table-cell>
          <table:table-cell table:style-name="ce1" office:value-type="float" office:value="4.01719522476196" calcext:value-type="float">
            <text:p>4,0171952248</text:p>
          </table:table-cell>
          <table:table-cell table:style-name="ce1" office:value-type="float" office:value="-1.33025598526001" calcext:value-type="float">
            <text:p>-1,3302559853</text:p>
          </table:table-cell>
          <table:table-cell table:style-name="ce1" office:value-type="string" calcext:value-type="string">
            <text:p>-0.016580234747989274</text:p>
          </table:table-cell>
          <table:table-cell table:style-name="ce1" office:value-type="string" calcext:value-type="string">
            <text:p>0.008963724179467149</text:p>
          </table:table-cell>
          <table:table-cell table:style-name="ce1" office:value-type="string" calcext:value-type="string">
            <text:p>-0.08223961511594395</text:p>
          </table:table-cell>
          <table:table-cell table:style-name="ce1" office:value-type="float" office:value="-0.00706027868566" calcext:value-type="float">
            <text:p>-0,0070602787</text:p>
          </table:table-cell>
          <table:table-cell table:style-name="ce1" office:value-type="float" office:value="0.00641140734337063" calcext:value-type="float">
            <text:p>0,0064114073</text:p>
          </table:table-cell>
          <table:table-cell table:style-name="ce1" office:value-type="float" office:value="-0.0373930314487881" calcext:value-type="float">
            <text:p>-0,0373930314</text:p>
          </table:table-cell>
          <table:table-cell table:style-name="ce1" office:value-type="float" office:value="-0.139586061236686" calcext:value-type="float">
            <text:p>-0,1395860612</text:p>
          </table:table-cell>
          <table:table-cell table:style-name="ce1" office:value-type="float" office:value="0.03845438668714" calcext:value-type="float">
            <text:p>0,03845438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0427289695496" calcext:value-type="float">
            <text:p>0,010042729</text:p>
          </table:table-cell>
          <table:table-cell table:style-name="ce1" office:value-type="float" office:value="-0.00557960928013145" calcext:value-type="float">
            <text:p>-0,0055796093</text:p>
          </table:table-cell>
          <table:table-cell table:style-name="ce1" office:value-type="float" office:value="0.0461366533137661" calcext:value-type="float">
            <text:p>0,0461366533</text:p>
          </table:table-cell>
          <table:table-cell table:style-name="ce1" office:value-type="float" office:value="0.545433521270752" calcext:value-type="float">
            <text:p>0,5454335213</text:p>
          </table:table-cell>
          <table:table-cell table:style-name="ce1" office:value-type="float" office:value="0.545445919036865" calcext:value-type="float">
            <text:p>0,545445919</text:p>
          </table:table-cell>
          <table:table-cell table:style-name="ce1" office:value-type="float" office:value="0.545445203781128" calcext:value-type="float">
            <text:p>0,5454452038</text:p>
          </table:table-cell>
          <table:table-cell table:style-name="ce1" office:value-type="float" office:value="-0.0984190851449966" calcext:value-type="float">
            <text:p>-0,0984190851</text:p>
          </table:table-cell>
          <table:table-cell table:style-name="ce1" office:value-type="float" office:value="4.01719522476196" calcext:value-type="float">
            <text:p>4,0171952248</text:p>
          </table:table-cell>
          <table:table-cell table:style-name="ce1" office:value-type="float" office:value="-1.33025598526001" calcext:value-type="float">
            <text:p>-1,3302559853</text:p>
          </table:table-cell>
        </table:table-row>
        <table:table-row table:style-name="ro1">
          <table:table-cell table:style-name="ce1" office:value-type="string" calcext:value-type="string">
            <text:p>1.9360074996948242</text:p>
          </table:table-cell>
          <table:table-cell table:style-name="ce1" office:value-type="string" calcext:value-type="string">
            <text:p>0.013549089431762695</text:p>
          </table:table-cell>
          <table:table-cell table:style-name="ce1" office:value-type="string" calcext:value-type="string">
            <text:p>56.28349566459656</text:p>
          </table:table-cell>
          <table:table-cell table:style-name="ce1" office:value-type="float" office:value="0.0204666186250562" calcext:value-type="float">
            <text:p>0,0204666186</text:p>
          </table:table-cell>
          <table:table-cell table:style-name="ce1" office:value-type="float" office:value="-0.0218473691090849" calcext:value-type="float">
            <text:p>-0,0218473691</text:p>
          </table:table-cell>
          <table:table-cell table:style-name="ce1" office:value-type="float" office:value="0.984386330033526" calcext:value-type="float">
            <text:p>0,98438633</text:p>
          </table:table-cell>
          <table:table-cell table:style-name="ce1" office:value-type="float" office:value="-0.0163326820992343" calcext:value-type="float">
            <text:p>-0,0163326821</text:p>
          </table:table-cell>
          <table:table-cell table:number-columns-repeated="2" table:style-name="ce1" office:value-type="float" office:value="0.00932166635467353" calcext:value-type="float">
            <text:p>0,0093216664</text:p>
          </table:table-cell>
          <table:table-cell table:style-name="ce1" office:value-type="float" office:value="-0.102780304849148" calcext:value-type="float">
            <text:p>-0,1027803048</text:p>
          </table:table-cell>
          <table:table-cell table:style-name="ce1" office:value-type="float" office:value="4.01888942718506" calcext:value-type="float">
            <text:p>4,0188894272</text:p>
          </table:table-cell>
          <table:table-cell table:style-name="ce1" office:value-type="float" office:value="-1.30937373638153" calcext:value-type="float">
            <text:p>-1,3093737364</text:p>
          </table:table-cell>
          <table:table-cell table:style-name="ce1" office:value-type="string" calcext:value-type="string">
            <text:p>-0.016332682099234257</text:p>
          </table:table-cell>
          <table:table-cell table:style-name="ce1" office:value-type="string" calcext:value-type="string">
            <text:p>0.009321666354673526</text:p>
          </table:table-cell>
          <table:table-cell table:style-name="ce1" office:value-type="string" calcext:value-type="string">
            <text:p>-0.08144361961453267</text:p>
          </table:table-cell>
          <table:table-cell table:style-name="ce1" office:value-type="float" office:value="-0.00591877358821853" calcext:value-type="float">
            <text:p>-0,0059187736</text:p>
          </table:table-cell>
          <table:table-cell table:style-name="ce1" office:value-type="float" office:value="0.00587654925227441" calcext:value-type="float">
            <text:p>0,0058765493</text:p>
          </table:table-cell>
          <table:table-cell table:style-name="ce1" office:value-type="float" office:value="-0.0363798416914763" calcext:value-type="float">
            <text:p>-0,0363798417</text:p>
          </table:table-cell>
          <table:table-cell table:style-name="ce1" office:value-type="float" office:value="-0.151904295401953" calcext:value-type="float">
            <text:p>-0,1519042954</text:p>
          </table:table-cell>
          <table:table-cell table:style-name="ce1" office:value-type="float" office:value="0.0506845188027999" calcext:value-type="float">
            <text:p>0,05068451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77568668483849" calcext:value-type="float">
            <text:p>0,0087756867</text:p>
          </table:table-cell>
          <table:table-cell table:style-name="ce1" office:value-type="float" office:value="-0.00411196855187508" calcext:value-type="float">
            <text:p>-0,0041119686</text:p>
          </table:table-cell>
          <table:table-cell table:style-name="ce1" office:value-type="float" office:value="0.0374488830777464" calcext:value-type="float">
            <text:p>0,0374488831</text:p>
          </table:table-cell>
          <table:table-cell table:style-name="ce1" office:value-type="float" office:value="0.52030348777771" calcext:value-type="float">
            <text:p>0,5203034878</text:p>
          </table:table-cell>
          <table:table-cell table:style-name="ce1" office:value-type="float" office:value="0.520293951034546" calcext:value-type="float">
            <text:p>0,520293951</text:p>
          </table:table-cell>
          <table:table-cell table:style-name="ce1" office:value-type="float" office:value="0.520293712615967" calcext:value-type="float">
            <text:p>0,5202937126</text:p>
          </table:table-cell>
          <table:table-cell table:style-name="ce1" office:value-type="float" office:value="-0.102780304849148" calcext:value-type="float">
            <text:p>-0,1027803048</text:p>
          </table:table-cell>
          <table:table-cell table:style-name="ce1" office:value-type="float" office:value="4.01888942718506" calcext:value-type="float">
            <text:p>4,0188894272</text:p>
          </table:table-cell>
          <table:table-cell table:style-name="ce1" office:value-type="float" office:value="-1.30937373638153" calcext:value-type="float">
            <text:p>-1,3093737364</text:p>
          </table:table-cell>
        </table:table-row>
        <table:table-row table:style-name="ro1">
          <table:table-cell table:style-name="ce1" office:value-type="string" calcext:value-type="string">
            <text:p>1.9488251209259033</text:p>
          </table:table-cell>
          <table:table-cell table:style-name="ce1" office:value-type="string" calcext:value-type="string">
            <text:p>0.012817621231079102</text:p>
          </table:table-cell>
          <table:table-cell table:style-name="ce1" office:value-type="string" calcext:value-type="string">
            <text:p>56.787718772888184</text:p>
          </table:table-cell>
          <table:table-cell table:style-name="ce1" office:value-type="float" office:value="0.0157327613617972" calcext:value-type="float">
            <text:p>0,0157327614</text:p>
          </table:table-cell>
          <table:table-cell table:style-name="ce1" office:value-type="float" office:value="-0.0185744788290726" calcext:value-type="float">
            <text:p>-0,0185744788</text:p>
          </table:table-cell>
          <table:table-cell table:style-name="ce1" office:value-type="float" office:value="0.965999637121036" calcext:value-type="float">
            <text:p>0,9659996371</text:p>
          </table:table-cell>
          <table:table-cell table:style-name="ce1" office:value-type="float" office:value="-0.0163127723386171" calcext:value-type="float">
            <text:p>-0,0163127723</text:p>
          </table:table-cell>
          <table:table-cell table:number-columns-repeated="2" table:style-name="ce1" office:value-type="float" office:value="0.0096981472506593" calcext:value-type="float">
            <text:p>0,0096981473</text:p>
          </table:table-cell>
          <table:table-cell table:style-name="ce1" office:value-type="float" office:value="-0.106733553111553" calcext:value-type="float">
            <text:p>-0,1067335531</text:p>
          </table:table-cell>
          <table:table-cell table:style-name="ce1" office:value-type="float" office:value="4.0215425491333" calcext:value-type="float">
            <text:p>4,0215425491</text:p>
          </table:table-cell>
          <table:table-cell table:style-name="ce1" office:value-type="float" office:value="-1.28873205184937" calcext:value-type="float">
            <text:p>-1,2887320518</text:p>
          </table:table-cell>
          <table:table-cell table:style-name="ce1" office:value-type="string" calcext:value-type="string">
            <text:p>-0.016312772338617065</text:p>
          </table:table-cell>
          <table:table-cell table:style-name="ce1" office:value-type="string" calcext:value-type="string">
            <text:p>0.009698147250659296</text:p>
          </table:table-cell>
          <table:table-cell table:style-name="ce1" office:value-type="string" calcext:value-type="string">
            <text:p>-0.08083273845399248</text:p>
          </table:table-cell>
          <table:table-cell table:style-name="ce1" office:value-type="float" office:value="-0.00511665465626406" calcext:value-type="float">
            <text:p>-0,0051166547</text:p>
          </table:table-cell>
          <table:table-cell table:style-name="ce1" office:value-type="float" office:value="0.00546184227727124" calcext:value-type="float">
            <text:p>0,0054618423</text:p>
          </table:table-cell>
          <table:table-cell table:style-name="ce1" office:value-type="float" office:value="-0.0355880891617433" calcext:value-type="float">
            <text:p>-0,0355880892</text:p>
          </table:table-cell>
          <table:table-cell table:style-name="ce1" office:value-type="float" office:value="-0.162218362460759" calcext:value-type="float">
            <text:p>-0,1622183625</text:p>
          </table:table-cell>
          <table:table-cell table:style-name="ce1" office:value-type="float" office:value="0.0616942582510866" calcext:value-type="float">
            <text:p>0,06169425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36670759600431" calcext:value-type="float">
            <text:p>0,0063667076</text:p>
          </table:table-cell>
          <table:table-cell table:style-name="ce1" office:value-type="float" office:value="-0.00329172416752018" calcext:value-type="float">
            <text:p>-0,0032917242</text:p>
          </table:table-cell>
          <table:table-cell table:style-name="ce1" office:value-type="float" office:value="0.0302140283100345" calcext:value-type="float">
            <text:p>0,0302140283</text:p>
          </table:table-cell>
          <table:table-cell table:style-name="ce1" office:value-type="float" office:value="0.503945827484131" calcext:value-type="float">
            <text:p>0,5039458275</text:p>
          </table:table-cell>
          <table:table-cell table:style-name="ce1" office:value-type="float" office:value="0.503938913345337" calcext:value-type="float">
            <text:p>0,5039389133</text:p>
          </table:table-cell>
          <table:table-cell table:style-name="ce1" office:value-type="float" office:value="0.503938436508179" calcext:value-type="float">
            <text:p>0,5039384365</text:p>
          </table:table-cell>
          <table:table-cell table:style-name="ce1" office:value-type="float" office:value="-0.106733553111553" calcext:value-type="float">
            <text:p>-0,1067335531</text:p>
          </table:table-cell>
          <table:table-cell table:style-name="ce1" office:value-type="float" office:value="4.0215425491333" calcext:value-type="float">
            <text:p>4,0215425491</text:p>
          </table:table-cell>
          <table:table-cell table:style-name="ce1" office:value-type="float" office:value="-1.28873205184937" calcext:value-type="float">
            <text:p>-1,2887320518</text:p>
          </table:table-cell>
        </table:table-row>
        <table:table-row table:style-name="ro1">
          <table:table-cell table:style-name="ce1" office:value-type="string" calcext:value-type="string">
            <text:p>1.968614101409912</text:p>
          </table:table-cell>
          <table:table-cell table:style-name="ce1" office:value-type="string" calcext:value-type="string">
            <text:p>0.01978898048400879</text:p>
          </table:table-cell>
          <table:table-cell table:style-name="ce1" office:value-type="string" calcext:value-type="string">
            <text:p>57.31112241744995</text:p>
          </table:table-cell>
          <table:table-cell table:style-name="ce1" office:value-type="float" office:value="0.0127043480565197" calcext:value-type="float">
            <text:p>0,0127043481</text:p>
          </table:table-cell>
          <table:table-cell table:style-name="ce1" office:value-type="float" office:value="-0.0155096123322707" calcext:value-type="float">
            <text:p>-0,0155096123</text:p>
          </table:table-cell>
          <table:table-cell table:style-name="ce1" office:value-type="float" office:value="0.953707379323465" calcext:value-type="float">
            <text:p>0,9537073793</text:p>
          </table:table-cell>
          <table:table-cell table:style-name="ce1" office:value-type="float" office:value="-0.0156403390478766" calcext:value-type="float">
            <text:p>-0,015640339</text:p>
          </table:table-cell>
          <table:table-cell table:number-columns-repeated="2" table:style-name="ce1" office:value-type="float" office:value="0.00948805607801931" calcext:value-type="float">
            <text:p>0,0094880561</text:p>
          </table:table-cell>
          <table:table-cell table:style-name="ce1" office:value-type="float" office:value="-0.111078344285488" calcext:value-type="float">
            <text:p>-0,1110783443</text:p>
          </table:table-cell>
          <table:table-cell table:style-name="ce1" office:value-type="float" office:value="4.02440023422241" calcext:value-type="float">
            <text:p>4,0244002342</text:p>
          </table:table-cell>
          <table:table-cell table:style-name="ce1" office:value-type="float" office:value="-1.2684451341629" calcext:value-type="float">
            <text:p>-1,2684451342</text:p>
          </table:table-cell>
          <table:table-cell table:style-name="ce1" office:value-type="string" calcext:value-type="string">
            <text:p>-0.015640339047876574</text:p>
          </table:table-cell>
          <table:table-cell table:style-name="ce1" office:value-type="string" calcext:value-type="string">
            <text:p>0.009488056078019308</text:p>
          </table:table-cell>
          <table:table-cell table:style-name="ce1" office:value-type="string" calcext:value-type="string">
            <text:p>-0.07975547713155737</text:p>
          </table:table-cell>
          <table:table-cell table:style-name="ce1" office:value-type="float" office:value="-0.0039331903404493" calcext:value-type="float">
            <text:p>-0,0039331903</text:p>
          </table:table-cell>
          <table:table-cell table:style-name="ce1" office:value-type="float" office:value="0.00464361970726814" calcext:value-type="float">
            <text:p>0,0046436197</text:p>
          </table:table-cell>
          <table:table-cell table:style-name="ce1" office:value-type="float" office:value="-0.0346319811302939" calcext:value-type="float">
            <text:p>-0,0346319811</text:p>
          </table:table-cell>
          <table:table-cell table:style-name="ce1" office:value-type="float" office:value="-0.170468877519685" calcext:value-type="float">
            <text:p>-0,1704688775</text:p>
          </table:table-cell>
          <table:table-cell table:style-name="ce1" office:value-type="float" office:value="0.0714351400071923" calcext:value-type="float">
            <text:p>0,071435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02690875802782" calcext:value-type="float">
            <text:p>0,0090269088</text:p>
          </table:table-cell>
          <table:table-cell table:style-name="ce1" office:value-type="float" office:value="-0.00624093719009187" calcext:value-type="float">
            <text:p>-0,0062409372</text:p>
          </table:table-cell>
          <table:table-cell table:style-name="ce1" office:value-type="float" office:value="0.0350601599494595" calcext:value-type="float">
            <text:p>0,0350601599</text:p>
          </table:table-cell>
          <table:table-cell table:style-name="ce1" office:value-type="float" office:value="0.524416208267212" calcext:value-type="float">
            <text:p>0,5244162083</text:p>
          </table:table-cell>
          <table:table-cell table:style-name="ce1" office:value-type="float" office:value="0.524422883987427" calcext:value-type="float">
            <text:p>0,524422884</text:p>
          </table:table-cell>
          <table:table-cell table:style-name="ce1" office:value-type="float" office:value="0.52443265914917" calcext:value-type="float">
            <text:p>0,5244326591</text:p>
          </table:table-cell>
          <table:table-cell table:style-name="ce1" office:value-type="float" office:value="-0.111078344285488" calcext:value-type="float">
            <text:p>-0,1110783443</text:p>
          </table:table-cell>
          <table:table-cell table:style-name="ce1" office:value-type="float" office:value="4.02440023422241" calcext:value-type="float">
            <text:p>4,0244002342</text:p>
          </table:table-cell>
          <table:table-cell table:style-name="ce1" office:value-type="float" office:value="-1.2684451341629" calcext:value-type="float">
            <text:p>-1,2684451342</text:p>
          </table:table-cell>
        </table:table-row>
        <table:table-row table:style-name="ro1">
          <table:table-cell table:style-name="ce1" office:value-type="string" calcext:value-type="string">
            <text:p>1.9814507961273193</text:p>
          </table:table-cell>
          <table:table-cell table:style-name="ce1" office:value-type="string" calcext:value-type="string">
            <text:p>0.012836694717407227</text:p>
          </table:table-cell>
          <table:table-cell table:style-name="ce1" office:value-type="string" calcext:value-type="string">
            <text:p>57.81080937385559</text:p>
          </table:table-cell>
          <table:table-cell table:style-name="ce1" office:value-type="float" office:value="0.00317751208067308" calcext:value-type="float">
            <text:p>0,0031775121</text:p>
          </table:table-cell>
          <table:table-cell table:style-name="ce1" office:value-type="float" office:value="-0.00918494366730253" calcext:value-type="float">
            <text:p>-0,0091849437</text:p>
          </table:table-cell>
          <table:table-cell table:style-name="ce1" office:value-type="float" office:value="0.925271718590348" calcext:value-type="float">
            <text:p>0,9252717186</text:p>
          </table:table-cell>
          <table:table-cell table:style-name="ce1" office:value-type="float" office:value="-0.015400580772717" calcext:value-type="float">
            <text:p>-0,0154005808</text:p>
          </table:table-cell>
          <table:table-cell table:number-columns-repeated="2" table:style-name="ce1" office:value-type="float" office:value="0.00926564268376507" calcext:value-type="float">
            <text:p>0,0092656427</text:p>
          </table:table-cell>
          <table:table-cell table:style-name="ce1" office:value-type="float" office:value="-0.115363791584969" calcext:value-type="float">
            <text:p>-0,1153637916</text:p>
          </table:table-cell>
          <table:table-cell table:style-name="ce1" office:value-type="float" office:value="4.02740001678467" calcext:value-type="float">
            <text:p>4,0274000168</text:p>
          </table:table-cell>
          <table:table-cell table:style-name="ce1" office:value-type="float" office:value="-1.24825215339661" calcext:value-type="float">
            <text:p>-1,2482521534</text:p>
          </table:table-cell>
          <table:table-cell table:style-name="ce1" office:value-type="string" calcext:value-type="string">
            <text:p>-0.015400580772716992</text:p>
          </table:table-cell>
          <table:table-cell table:style-name="ce1" office:value-type="string" calcext:value-type="string">
            <text:p>0.009265642683765072</text:p>
          </table:table-cell>
          <table:table-cell table:style-name="ce1" office:value-type="string" calcext:value-type="string">
            <text:p>-0.07937655471003446</text:p>
          </table:table-cell>
          <table:table-cell table:style-name="ce1" office:value-type="float" office:value="-0.00317608701412991" calcext:value-type="float">
            <text:p>-0,003176087</text:p>
          </table:table-cell>
          <table:table-cell table:style-name="ce1" office:value-type="float" office:value="0.00387740308306766" calcext:value-type="float">
            <text:p>0,0038774031</text:p>
          </table:table-cell>
          <table:table-cell table:style-name="ce1" office:value-type="float" office:value="-0.0339927837248202" calcext:value-type="float">
            <text:p>-0,0339927837</text:p>
          </table:table-cell>
          <table:table-cell table:style-name="ce1" office:value-type="float" office:value="-0.176804446829726" calcext:value-type="float">
            <text:p>-0,1768044468</text:p>
          </table:table-cell>
          <table:table-cell table:style-name="ce1" office:value-type="float" office:value="0.0791697562959763" calcext:value-type="float">
            <text:p>0,07916975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07270077974956" calcext:value-type="float">
            <text:p>0,0060727008</text:p>
          </table:table-cell>
          <table:table-cell table:style-name="ce1" office:value-type="float" office:value="-0.00614573360083717" calcext:value-type="float">
            <text:p>-0,0061457336</text:p>
          </table:table-cell>
          <table:table-cell table:style-name="ce1" office:value-type="float" office:value="0.0246491605914284" calcext:value-type="float">
            <text:p>0,0246491606</text:p>
          </table:table-cell>
          <table:table-cell table:style-name="ce1" office:value-type="float" office:value="0.498692989349365" calcext:value-type="float">
            <text:p>0,4986929893</text:p>
          </table:table-cell>
          <table:table-cell table:style-name="ce1" office:value-type="float" office:value="0.498698234558106" calcext:value-type="float">
            <text:p>0,4986982346</text:p>
          </table:table-cell>
          <table:table-cell table:style-name="ce1" office:value-type="float" office:value="0.498688697814941" calcext:value-type="float">
            <text:p>0,4986886978</text:p>
          </table:table-cell>
          <table:table-cell table:style-name="ce1" office:value-type="float" office:value="-0.115363791584969" calcext:value-type="float">
            <text:p>-0,1153637916</text:p>
          </table:table-cell>
          <table:table-cell table:style-name="ce1" office:value-type="float" office:value="4.02740001678467" calcext:value-type="float">
            <text:p>4,0274000168</text:p>
          </table:table-cell>
          <table:table-cell table:style-name="ce1" office:value-type="float" office:value="-1.24825215339661" calcext:value-type="float">
            <text:p>-1,2482521534</text:p>
          </table:table-cell>
        </table:table-row>
        <table:table-row table:style-name="ro1">
          <table:table-cell table:style-name="ce1" office:value-type="string" calcext:value-type="string">
            <text:p>1.9993360042572021</text:p>
          </table:table-cell>
          <table:table-cell table:style-name="ce1" office:value-type="string" calcext:value-type="string">
            <text:p>0.017885208129882812</text:p>
          </table:table-cell>
          <table:table-cell table:style-name="ce1" office:value-type="string" calcext:value-type="string">
            <text:p>58.31312704086304</text:p>
          </table:table-cell>
          <table:table-cell table:style-name="ce1" office:value-type="float" office:value="-0.000173958765779748" calcext:value-type="float">
            <text:p>-0,0001739588</text:p>
          </table:table-cell>
          <table:table-cell table:style-name="ce1" office:value-type="float" office:value="-0.00646314753311468" calcext:value-type="float">
            <text:p>-0,0064631475</text:p>
          </table:table-cell>
          <table:table-cell table:style-name="ce1" office:value-type="float" office:value="0.909910241762797" calcext:value-type="float">
            <text:p>0,9099102418</text:p>
          </table:table-cell>
          <table:table-cell table:style-name="ce1" office:value-type="float" office:value="-0.0128210140460375" calcext:value-type="float">
            <text:p>-0,012821014</text:p>
          </table:table-cell>
          <table:table-cell table:number-columns-repeated="2" table:style-name="ce1" office:value-type="float" office:value="0.00786026017664893" calcext:value-type="float">
            <text:p>0,0078602602</text:p>
          </table:table-cell>
          <table:table-cell table:style-name="ce1" office:value-type="float" office:value="-0.120609328150749" calcext:value-type="float">
            <text:p>-0,1206093282</text:p>
          </table:table-cell>
          <table:table-cell table:style-name="ce1" office:value-type="float" office:value="4.0304126739502" calcext:value-type="float">
            <text:p>4,030412674</text:p>
          </table:table-cell>
          <table:table-cell table:style-name="ce1" office:value-type="float" office:value="-1.22821199893951" calcext:value-type="float">
            <text:p>-1,2282119989</text:p>
          </table:table-cell>
          <table:table-cell table:style-name="ce1" office:value-type="string" calcext:value-type="string">
            <text:p>-0.01282101404603754</text:p>
          </table:table-cell>
          <table:table-cell table:style-name="ce1" office:value-type="string" calcext:value-type="string">
            <text:p>0.007860260176648934</text:p>
          </table:table-cell>
          <table:table-cell table:style-name="ce1" office:value-type="string" calcext:value-type="string">
            <text:p>-0.0771295271699201</text:p>
          </table:table-cell>
          <table:table-cell table:style-name="ce1" office:value-type="float" office:value="-0.000794378020168271" calcext:value-type="float">
            <text:p>-0,000794378</text:p>
          </table:table-cell>
          <table:table-cell table:style-name="ce1" office:value-type="float" office:value="0.00229623591682563" calcext:value-type="float">
            <text:p>0,0022962359</text:p>
          </table:table-cell>
          <table:table-cell table:style-name="ce1" office:value-type="float" office:value="-0.0325141293666981" calcext:value-type="float">
            <text:p>-0,0325141294</text:p>
          </table:table-cell>
          <table:table-cell table:style-name="ce1" office:value-type="float" office:value="-0.178435895415904" calcext:value-type="float">
            <text:p>-0,1784358954</text:p>
          </table:table-cell>
          <table:table-cell table:style-name="ce1" office:value-type="float" office:value="0.0838855457844129" calcext:value-type="float">
            <text:p>0,08388554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5550661297611" calcext:value-type="float">
            <text:p>0,0185550661</text:p>
          </table:table-cell>
          <table:table-cell table:style-name="ce1" office:value-type="float" office:value="-0.012318557803424" calcext:value-type="float">
            <text:p>-0,0123185578</text:p>
          </table:table-cell>
          <table:table-cell table:style-name="ce1" office:value-type="float" office:value="0.0553840878711194" calcext:value-type="float">
            <text:p>0,0553840879</text:p>
          </table:table-cell>
          <table:table-cell table:style-name="ce1" office:value-type="float" office:value="0.513435840606689" calcext:value-type="float">
            <text:p>0,5134358406</text:p>
          </table:table-cell>
          <table:table-cell table:style-name="ce1" office:value-type="float" office:value="0.513426065444946" calcext:value-type="float">
            <text:p>0,5134260654</text:p>
          </table:table-cell>
          <table:table-cell table:style-name="ce1" office:value-type="float" office:value="0.513426542282105" calcext:value-type="float">
            <text:p>0,5134265423</text:p>
          </table:table-cell>
          <table:table-cell table:style-name="ce1" office:value-type="float" office:value="-0.120609328150749" calcext:value-type="float">
            <text:p>-0,1206093282</text:p>
          </table:table-cell>
          <table:table-cell table:style-name="ce1" office:value-type="float" office:value="4.0304126739502" calcext:value-type="float">
            <text:p>4,030412674</text:p>
          </table:table-cell>
          <table:table-cell table:style-name="ce1" office:value-type="float" office:value="-1.22821199893951" calcext:value-type="float">
            <text:p>-1,2282119989</text:p>
          </table:table-cell>
        </table:table-row>
        <table:table-row table:style-name="ro1">
          <table:table-cell table:style-name="ce1" office:value-type="string" calcext:value-type="string">
            <text:p>2.0128285884857178</text:p>
          </table:table-cell>
          <table:table-cell table:style-name="ce1" office:value-type="string" calcext:value-type="string">
            <text:p>0.013492584228515625</text:p>
          </table:table-cell>
          <table:table-cell table:style-name="ce1" office:value-type="string" calcext:value-type="string">
            <text:p>58.881465435028076</text:p>
          </table:table-cell>
          <table:table-cell table:style-name="ce1" office:value-type="float" office:value="-0.0054537176993894" calcext:value-type="float">
            <text:p>-0,0054537177</text:p>
          </table:table-cell>
          <table:table-cell table:style-name="ce1" office:value-type="float" office:value="-0.00244246685969425" calcext:value-type="float">
            <text:p>-0,0024424669</text:p>
          </table:table-cell>
          <table:table-cell table:style-name="ce1" office:value-type="float" office:value="0.890255808094401" calcext:value-type="float">
            <text:p>0,8902558081</text:p>
          </table:table-cell>
          <table:table-cell table:style-name="ce1" office:value-type="float" office:value="-0.0122900103530707" calcext:value-type="float">
            <text:p>-0,0122900104</text:p>
          </table:table-cell>
          <table:table-cell table:number-columns-repeated="2" table:style-name="ce1" office:value-type="float" office:value="0.00761812302737202" calcext:value-type="float">
            <text:p>0,007618123</text:p>
          </table:table-cell>
          <table:table-cell table:style-name="ce1" office:value-type="float" office:value="-0.12589031457901" calcext:value-type="float">
            <text:p>-0,1258903146</text:p>
          </table:table-cell>
          <table:table-cell table:style-name="ce1" office:value-type="float" office:value="4.03333616256714" calcext:value-type="float">
            <text:p>4,0333361626</text:p>
          </table:table-cell>
          <table:table-cell table:style-name="ce1" office:value-type="float" office:value="-1.20840382575989" calcext:value-type="float">
            <text:p>-1,2084038258</text:p>
          </table:table-cell>
          <table:table-cell table:style-name="ce1" office:value-type="string" calcext:value-type="string">
            <text:p>-0.012290010353070703</text:p>
          </table:table-cell>
          <table:table-cell table:style-name="ce1" office:value-type="string" calcext:value-type="string">
            <text:p>0.007618123027372018</text:p>
          </table:table-cell>
          <table:table-cell table:style-name="ce1" office:value-type="string" calcext:value-type="string">
            <text:p>-0.07702680322240775</text:p>
          </table:table-cell>
          <table:table-cell table:style-name="ce1" office:value-type="float" office:value="0.0000434896914449371" calcext:value-type="float">
            <text:p>4,34896914449371E-05</text:p>
          </table:table-cell>
          <table:table-cell table:style-name="ce1" office:value-type="float" office:value="0.00161578688327867" calcext:value-type="float">
            <text:p>0,0016157869</text:p>
          </table:table-cell>
          <table:table-cell table:style-name="ce1" office:value-type="float" office:value="-0.0317153325716654" calcext:value-type="float">
            <text:p>-0,0317153326</text:p>
          </table:table-cell>
          <table:table-cell table:style-name="ce1" office:value-type="float" office:value="-0.178338868589413" calcext:value-type="float">
            <text:p>-0,1783388686</text:p>
          </table:table-cell>
          <table:table-cell table:style-name="ce1" office:value-type="float" office:value="0.0874904571498479" calcext:value-type="float">
            <text:p>0,08749045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00883026973119" calcext:value-type="float">
            <text:p>0,0060088303</text:p>
          </table:table-cell>
          <table:table-cell table:style-name="ce1" office:value-type="float" office:value="-0.00487983425584015" calcext:value-type="float">
            <text:p>-0,0048798343</text:p>
          </table:table-cell>
          <table:table-cell table:style-name="ce1" office:value-type="float" office:value="0.0275411739703074" calcext:value-type="float">
            <text:p>0,027541174</text:p>
          </table:table-cell>
          <table:table-cell table:style-name="ce1" office:value-type="float" office:value="0.557757616043091" calcext:value-type="float">
            <text:p>0,557757616</text:p>
          </table:table-cell>
          <table:table-cell table:number-columns-repeated="2" table:style-name="ce1" office:value-type="float" office:value="0.557764053344727" calcext:value-type="float">
            <text:p>0,5577640533</text:p>
          </table:table-cell>
          <table:table-cell table:style-name="ce1" office:value-type="float" office:value="-0.12589031457901" calcext:value-type="float">
            <text:p>-0,1258903146</text:p>
          </table:table-cell>
          <table:table-cell table:style-name="ce1" office:value-type="float" office:value="4.03333616256714" calcext:value-type="float">
            <text:p>4,0333361626</text:p>
          </table:table-cell>
          <table:table-cell table:style-name="ce1" office:value-type="float" office:value="-1.20840382575989" calcext:value-type="float">
            <text:p>-1,2084038258</text:p>
          </table:table-cell>
        </table:table-row>
        <table:table-row table:style-name="ro1">
          <table:table-cell table:style-name="ce1" office:value-type="string" calcext:value-type="string">
            <text:p>2.045917272567749</text:p>
          </table:table-cell>
          <table:table-cell table:style-name="ce1" office:value-type="string" calcext:value-type="string">
            <text:p>0.03308868408203125</text:p>
          </table:table-cell>
          <table:table-cell table:style-name="ce1" office:value-type="string" calcext:value-type="string">
            <text:p>59.3819854259491</text:p>
          </table:table-cell>
          <table:table-cell table:style-name="ce1" office:value-type="float" office:value="-0.00797331173340848" calcext:value-type="float">
            <text:p>-0,0079733117</text:p>
          </table:table-cell>
          <table:table-cell table:style-name="ce1" office:value-type="float" office:value="0.000194565084027011" calcext:value-type="float">
            <text:p>0,0001945651</text:p>
          </table:table-cell>
          <table:table-cell table:style-name="ce1" office:value-type="float" office:value="0.876995264747996" calcext:value-type="float">
            <text:p>0,8769952647</text:p>
          </table:table-cell>
          <table:table-cell table:style-name="ce1" office:value-type="float" office:value="-0.0106661645561267" calcext:value-type="float">
            <text:p>-0,0106661646</text:p>
          </table:table-cell>
          <table:table-cell table:number-columns-repeated="2" table:style-name="ce1" office:value-type="float" office:value="0.00662239696383829" calcext:value-type="float">
            <text:p>0,006622397</text:p>
          </table:table-cell>
          <table:table-cell table:style-name="ce1" office:value-type="float" office:value="-0.130620777606964" calcext:value-type="float">
            <text:p>-0,1306207776</text:p>
          </table:table-cell>
          <table:table-cell table:style-name="ce1" office:value-type="float" office:value="4.03576850891113" calcext:value-type="float">
            <text:p>4,0357685089</text:p>
          </table:table-cell>
          <table:table-cell table:style-name="ce1" office:value-type="float" office:value="-1.18899381160736" calcext:value-type="float">
            <text:p>-1,1889938116</text:p>
          </table:table-cell>
          <table:table-cell table:style-name="ce1" office:value-type="string" calcext:value-type="string">
            <text:p>-0.010666164556126654</text:p>
          </table:table-cell>
          <table:table-cell table:style-name="ce1" office:value-type="string" calcext:value-type="string">
            <text:p>0.006622396963838286</text:p>
          </table:table-cell>
          <table:table-cell table:style-name="ce1" office:value-type="string" calcext:value-type="string">
            <text:p>-0.0757208251511618</text:p>
          </table:table-cell>
          <table:table-cell table:style-name="ce1" office:value-type="float" office:value="0.00136342942484735" calcext:value-type="float">
            <text:p>0,0013634294</text:p>
          </table:table-cell>
          <table:table-cell table:style-name="ce1" office:value-type="float" office:value="0.000610616714923562" calcext:value-type="float">
            <text:p>0,0006106167</text:p>
          </table:table-cell>
          <table:table-cell table:style-name="ce1" office:value-type="float" office:value="-0.0306933020209089" calcext:value-type="float">
            <text:p>-0,030693302</text:p>
          </table:table-cell>
          <table:table-cell table:style-name="ce1" office:value-type="float" office:value="-0.17558328032655" calcext:value-type="float">
            <text:p>-0,1755832803</text:p>
          </table:table-cell>
          <table:table-cell table:style-name="ce1" office:value-type="float" office:value="0.0887245542378683" calcext:value-type="float">
            <text:p>0,08872455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4494256753813" calcext:value-type="float">
            <text:p>0,0104494257</text:p>
          </table:table-cell>
          <table:table-cell table:style-name="ce1" office:value-type="float" office:value="-0.00795754190944215" calcext:value-type="float">
            <text:p>-0,0079575419</text:p>
          </table:table-cell>
          <table:table-cell table:style-name="ce1" office:value-type="float" office:value="0.0388990747898831" calcext:value-type="float">
            <text:p>0,0388990748</text:p>
          </table:table-cell>
          <table:table-cell table:style-name="ce1" office:value-type="float" office:value="0.505267858505249" calcext:value-type="float">
            <text:p>0,5052678585</text:p>
          </table:table-cell>
          <table:table-cell table:style-name="ce1" office:value-type="float" office:value="0.505266666412354" calcext:value-type="float">
            <text:p>0,5052666664</text:p>
          </table:table-cell>
          <table:table-cell table:style-name="ce1" office:value-type="float" office:value="0.505267381668091" calcext:value-type="float">
            <text:p>0,5052673817</text:p>
          </table:table-cell>
          <table:table-cell table:style-name="ce1" office:value-type="float" office:value="-0.130620777606964" calcext:value-type="float">
            <text:p>-0,1306207776</text:p>
          </table:table-cell>
          <table:table-cell table:style-name="ce1" office:value-type="float" office:value="4.03576850891113" calcext:value-type="float">
            <text:p>4,0357685089</text:p>
          </table:table-cell>
          <table:table-cell table:style-name="ce1" office:value-type="float" office:value="-1.18899381160736" calcext:value-type="float">
            <text:p>-1,1889938116</text:p>
          </table:table-cell>
        </table:table-row>
        <table:table-row table:style-name="ro1">
          <table:table-cell table:style-name="ce1" office:value-type="string" calcext:value-type="string">
            <text:p>2.065725803375244</text:p>
          </table:table-cell>
          <table:table-cell table:style-name="ce1" office:value-type="string" calcext:value-type="string">
            <text:p>0.019808530807495117</text:p>
          </table:table-cell>
          <table:table-cell table:style-name="ce1" office:value-type="string" calcext:value-type="string">
            <text:p>59.920867681503296</text:p>
          </table:table-cell>
          <table:table-cell table:style-name="ce1" office:value-type="float" office:value="-0.0115054049356668" calcext:value-type="float">
            <text:p>-0,0115054049</text:p>
          </table:table-cell>
          <table:table-cell table:style-name="ce1" office:value-type="float" office:value="0.00359437908448371" calcext:value-type="float">
            <text:p>0,0035943791</text:p>
          </table:table-cell>
          <table:table-cell table:style-name="ce1" office:value-type="float" office:value="0.860072967446881" calcext:value-type="float">
            <text:p>0,8600729674</text:p>
          </table:table-cell>
          <table:table-cell table:style-name="ce1" office:value-type="float" office:value="-0.00988151881088179" calcext:value-type="float">
            <text:p>-0,0098815188</text:p>
          </table:table-cell>
          <table:table-cell table:number-columns-repeated="2" table:style-name="ce1" office:value-type="float" office:value="0.00603133576645221" calcext:value-type="float">
            <text:p>0,0060313358</text:p>
          </table:table-cell>
          <table:table-cell table:style-name="ce1" office:value-type="float" office:value="-0.134991809725761" calcext:value-type="float">
            <text:p>-0,1349918097</text:p>
          </table:table-cell>
          <table:table-cell table:style-name="ce1" office:value-type="float" office:value="4.03802728652954" calcext:value-type="float">
            <text:p>4,0380272865</text:p>
          </table:table-cell>
          <table:table-cell table:style-name="ce1" office:value-type="float" office:value="-1.17005383968353" calcext:value-type="float">
            <text:p>-1,1700538397</text:p>
          </table:table-cell>
          <table:table-cell table:style-name="ce1" office:value-type="string" calcext:value-type="string">
            <text:p>-0.009881518810881795</text:p>
          </table:table-cell>
          <table:table-cell table:style-name="ce1" office:value-type="string" calcext:value-type="string">
            <text:p>0.006031335766452214</text:p>
          </table:table-cell>
          <table:table-cell table:style-name="ce1" office:value-type="string" calcext:value-type="string">
            <text:p>-0.0753828901599209</text:p>
          </table:table-cell>
          <table:table-cell table:style-name="ce1" office:value-type="float" office:value="0.00199332793335212" calcext:value-type="float">
            <text:p>0,0019933279</text:p>
          </table:table-cell>
          <table:table-cell table:style-name="ce1" office:value-type="float" office:value="-0.0000486412710067529" calcext:value-type="float">
            <text:p>-4,86412710067529E-05</text:p>
          </table:table-cell>
          <table:table-cell table:style-name="ce1" office:value-type="float" office:value="-0.0300037537668958" calcext:value-type="float">
            <text:p>-0,0300037538</text:p>
          </table:table-cell>
          <table:table-cell table:style-name="ce1" office:value-type="float" office:value="-0.171325958320428" calcext:value-type="float">
            <text:p>-0,1713259583</text:p>
          </table:table-cell>
          <table:table-cell table:style-name="ce1" office:value-type="float" office:value="0.0886206675389117" calcext:value-type="float">
            <text:p>0,08862066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71881352784211" calcext:value-type="float">
            <text:p>0,0047188135</text:p>
          </table:table-cell>
          <table:table-cell table:style-name="ce1" office:value-type="float" office:value="-0.00493878761059417" calcext:value-type="float">
            <text:p>-0,0049387876</text:p>
          </table:table-cell>
          <table:table-cell table:style-name="ce1" office:value-type="float" office:value="0.0248345442789962" calcext:value-type="float">
            <text:p>0,0248345443</text:p>
          </table:table-cell>
          <table:table-cell table:style-name="ce1" office:value-type="float" office:value="0.533946514129639" calcext:value-type="float">
            <text:p>0,5339465141</text:p>
          </table:table-cell>
          <table:table-cell table:style-name="ce1" office:value-type="float" office:value="0.533943176269531" calcext:value-type="float">
            <text:p>0,5339431763</text:p>
          </table:table-cell>
          <table:table-cell table:style-name="ce1" office:value-type="float" office:value="0.533955574035645" calcext:value-type="float">
            <text:p>0,533955574</text:p>
          </table:table-cell>
          <table:table-cell table:style-name="ce1" office:value-type="float" office:value="-0.134991809725761" calcext:value-type="float">
            <text:p>-0,1349918097</text:p>
          </table:table-cell>
          <table:table-cell table:style-name="ce1" office:value-type="float" office:value="4.03802728652954" calcext:value-type="float">
            <text:p>4,0380272865</text:p>
          </table:table-cell>
          <table:table-cell table:style-name="ce1" office:value-type="float" office:value="-1.17005383968353" calcext:value-type="float">
            <text:p>-1,1700538397</text:p>
          </table:table-cell>
        </table:table-row>
        <table:table-row table:style-name="ro1">
          <table:table-cell table:style-name="ce1" office:value-type="string" calcext:value-type="string">
            <text:p>2.0838422775268555</text:p>
          </table:table-cell>
          <table:table-cell table:style-name="ce1" office:value-type="string" calcext:value-type="string">
            <text:p>0.018116474151611328</text:p>
          </table:table-cell>
          <table:table-cell table:style-name="ce1" office:value-type="string" calcext:value-type="string">
            <text:p>60.43658089637756</text:p>
          </table:table-cell>
          <table:table-cell table:style-name="ce1" office:value-type="float" office:value="-0.0127394906170436" calcext:value-type="float">
            <text:p>-0,0127394906</text:p>
          </table:table-cell>
          <table:table-cell table:style-name="ce1" office:value-type="float" office:value="0.00550073521487691" calcext:value-type="float">
            <text:p>0,0055007352</text:p>
          </table:table-cell>
          <table:table-cell table:style-name="ce1" office:value-type="float" office:value="0.84787882036633" calcext:value-type="float">
            <text:p>0,8478788204</text:p>
          </table:table-cell>
          <table:table-cell table:style-name="ce1" office:value-type="float" office:value="-0.00852965653593029" calcext:value-type="float">
            <text:p>-0,0085296565</text:p>
          </table:table-cell>
          <table:table-cell table:number-columns-repeated="2" table:style-name="ce1" office:value-type="float" office:value="0.00501031814964704" calcext:value-type="float">
            <text:p>0,0050103181</text:p>
          </table:table-cell>
          <table:table-cell table:style-name="ce1" office:value-type="float" office:value="-0.138450875878334" calcext:value-type="float">
            <text:p>-0,1384508759</text:p>
          </table:table-cell>
          <table:table-cell table:style-name="ce1" office:value-type="float" office:value="4.03972339630127" calcext:value-type="float">
            <text:p>4,0397233963</text:p>
          </table:table-cell>
          <table:table-cell table:style-name="ce1" office:value-type="float" office:value="-1.15129709243774" calcext:value-type="float">
            <text:p>-1,1512970924</text:p>
          </table:table-cell>
          <table:table-cell table:style-name="ce1" office:value-type="string" calcext:value-type="string">
            <text:p>-0.008529656535930293</text:p>
          </table:table-cell>
          <table:table-cell table:style-name="ce1" office:value-type="string" calcext:value-type="string">
            <text:p>0.005010318149647043</text:p>
          </table:table-cell>
          <table:table-cell table:style-name="ce1" office:value-type="string" calcext:value-type="string">
            <text:p>-0.07430424278874281</text:p>
          </table:table-cell>
          <table:table-cell table:style-name="ce1" office:value-type="float" office:value="0.0028763512339167" calcext:value-type="float">
            <text:p>0,0028763512</text:p>
          </table:table-cell>
          <table:table-cell table:style-name="ce1" office:value-type="float" office:value="-0.000898594771120927" calcext:value-type="float">
            <text:p>-0,0008985948</text:p>
          </table:table-cell>
          <table:table-cell table:style-name="ce1" office:value-type="float" office:value="-0.0291237943072378" calcext:value-type="float">
            <text:p>-0,0291237943</text:p>
          </table:table-cell>
          <table:table-cell table:style-name="ce1" office:value-type="float" office:value="-0.165386606943017" calcext:value-type="float">
            <text:p>-0,1653866069</text:p>
          </table:table-cell>
          <table:table-cell table:style-name="ce1" office:value-type="float" office:value="0.0867651776914234" calcext:value-type="float">
            <text:p>0,08676517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8421886465676" calcext:value-type="float">
            <text:p>0,0068421886</text:p>
          </table:table-cell>
          <table:table-cell table:style-name="ce1" office:value-type="float" office:value="-0.00658598070526673" calcext:value-type="float">
            <text:p>-0,0065859807</text:p>
          </table:table-cell>
          <table:table-cell table:style-name="ce1" office:value-type="float" office:value="0.0327820607397995" calcext:value-type="float">
            <text:p>0,0327820607</text:p>
          </table:table-cell>
          <table:table-cell table:style-name="ce1" office:value-type="float" office:value="0.516222715377808" calcext:value-type="float">
            <text:p>0,5162227154</text:p>
          </table:table-cell>
          <table:table-cell table:style-name="ce1" office:value-type="float" office:value="0.516219854354858" calcext:value-type="float">
            <text:p>0,5162198544</text:p>
          </table:table-cell>
          <table:table-cell table:style-name="ce1" office:value-type="float" office:value="0.516206026077271" calcext:value-type="float">
            <text:p>0,5162060261</text:p>
          </table:table-cell>
          <table:table-cell table:style-name="ce1" office:value-type="float" office:value="-0.138450875878334" calcext:value-type="float">
            <text:p>-0,1384508759</text:p>
          </table:table-cell>
          <table:table-cell table:style-name="ce1" office:value-type="float" office:value="4.03972339630127" calcext:value-type="float">
            <text:p>4,0397233963</text:p>
          </table:table-cell>
          <table:table-cell table:style-name="ce1" office:value-type="float" office:value="-1.15129709243774" calcext:value-type="float">
            <text:p>-1,1512970924</text:p>
          </table:table-cell>
        </table:table-row>
        <table:table-row table:style-name="ro1">
          <table:table-cell table:style-name="ce1" office:value-type="string" calcext:value-type="string">
            <text:p>2.096787929534912</text:p>
          </table:table-cell>
          <table:table-cell table:style-name="ce1" office:value-type="string" calcext:value-type="string">
            <text:p>0.01294565200805664</text:p>
          </table:table-cell>
          <table:table-cell table:style-name="ce1" office:value-type="string" calcext:value-type="string">
            <text:p>60.97307276725769</text:p>
          </table:table-cell>
          <table:table-cell table:style-name="ce1" office:value-type="float" office:value="-0.0159821022333531" calcext:value-type="float">
            <text:p>-0,0159821022</text:p>
          </table:table-cell>
          <table:table-cell table:style-name="ce1" office:value-type="float" office:value="0.00837161895577554" calcext:value-type="float">
            <text:p>0,008371619</text:p>
          </table:table-cell>
          <table:table-cell table:style-name="ce1" office:value-type="float" office:value="0.82764341507429" calcext:value-type="float">
            <text:p>0,8276434151</text:p>
          </table:table-cell>
          <table:table-cell table:style-name="ce1" office:value-type="float" office:value="-0.00785691979466959" calcext:value-type="float">
            <text:p>-0,0078569198</text:p>
          </table:table-cell>
          <table:table-cell table:number-columns-repeated="2" table:style-name="ce1" office:value-type="float" office:value="0.0044031511203958" calcext:value-type="float">
            <text:p>0,0044031511</text:p>
          </table:table-cell>
          <table:table-cell table:style-name="ce1" office:value-type="float" office:value="-0.140377044677734" calcext:value-type="float">
            <text:p>-0,1403770447</text:p>
          </table:table-cell>
          <table:table-cell table:style-name="ce1" office:value-type="float" office:value="4.04124450683594" calcext:value-type="float">
            <text:p>4,0412445068</text:p>
          </table:table-cell>
          <table:table-cell table:style-name="ce1" office:value-type="float" office:value="-1.13264727592468" calcext:value-type="float">
            <text:p>-1,1326472759</text:p>
          </table:table-cell>
          <table:table-cell table:style-name="ce1" office:value-type="string" calcext:value-type="string">
            <text:p>-0.007856919794669594</text:p>
          </table:table-cell>
          <table:table-cell table:style-name="ce1" office:value-type="string" calcext:value-type="string">
            <text:p>0.004403151120395801</text:p>
          </table:table-cell>
          <table:table-cell table:style-name="ce1" office:value-type="string" calcext:value-type="string">
            <text:p>-0.07392057524869751</text:p>
          </table:table-cell>
          <table:table-cell table:style-name="ce1" office:value-type="float" office:value="0.00318487265426091" calcext:value-type="float">
            <text:p>0,0031848727</text:p>
          </table:table-cell>
          <table:table-cell table:style-name="ce1" office:value-type="float" office:value="-0.00137518380371923" calcext:value-type="float">
            <text:p>-0,0013751838</text:p>
          </table:table-cell>
          <table:table-cell table:style-name="ce1" office:value-type="float" office:value="-0.0284896986590491" calcext:value-type="float">
            <text:p>-0,0284896987</text:p>
          </table:table-cell>
          <table:table-cell table:style-name="ce1" office:value-type="float" office:value="-0.158562716828456" calcext:value-type="float">
            <text:p>-0,1585627168</text:p>
          </table:table-cell>
          <table:table-cell table:style-name="ce1" office:value-type="float" office:value="0.0838186904310538" calcext:value-type="float">
            <text:p>0,08381869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0390916245556" calcext:value-type="float">
            <text:p>0,0023039092</text:p>
          </table:table-cell>
          <table:table-cell table:style-name="ce1" office:value-type="float" office:value="-0.00355893624234941" calcext:value-type="float">
            <text:p>-0,0035589362</text:p>
          </table:table-cell>
          <table:table-cell table:style-name="ce1" office:value-type="float" office:value="0.0227649364140652" calcext:value-type="float">
            <text:p>0,0227649364</text:p>
          </table:table-cell>
          <table:table-cell table:style-name="ce1" office:value-type="float" office:value="0.535648584365845" calcext:value-type="float">
            <text:p>0,5356485844</text:p>
          </table:table-cell>
          <table:table-cell table:style-name="ce1" office:value-type="float" office:value="0.535653352737427" calcext:value-type="float">
            <text:p>0,5356533527</text:p>
          </table:table-cell>
          <table:table-cell table:style-name="ce1" office:value-type="float" office:value="0.535654783248901" calcext:value-type="float">
            <text:p>0,5356547832</text:p>
          </table:table-cell>
          <table:table-cell table:style-name="ce1" office:value-type="float" office:value="-0.140377044677734" calcext:value-type="float">
            <text:p>-0,1403770447</text:p>
          </table:table-cell>
          <table:table-cell table:style-name="ce1" office:value-type="float" office:value="4.04124450683594" calcext:value-type="float">
            <text:p>4,0412445068</text:p>
          </table:table-cell>
          <table:table-cell table:style-name="ce1" office:value-type="float" office:value="-1.13264727592468" calcext:value-type="float">
            <text:p>-1,1326472759</text:p>
          </table:table-cell>
        </table:table-row>
        <table:table-row table:style-name="ro1">
          <table:table-cell table:style-name="ce1" office:value-type="string" calcext:value-type="string">
            <text:p>2.110274076461792</text:p>
          </table:table-cell>
          <table:table-cell table:style-name="ce1" office:value-type="string" calcext:value-type="string">
            <text:p>0.013486146926879883</text:p>
          </table:table-cell>
          <table:table-cell table:style-name="ce1" office:value-type="string" calcext:value-type="string">
            <text:p>61.49801254272461</text:p>
          </table:table-cell>
          <table:table-cell table:style-name="ce1" office:value-type="float" office:value="-0.0167648956743012" calcext:value-type="float">
            <text:p>-0,0167648957</text:p>
          </table:table-cell>
          <table:table-cell table:style-name="ce1" office:value-type="float" office:value="0.00982878986102195" calcext:value-type="float">
            <text:p>0,0098287899</text:p>
          </table:table-cell>
          <table:table-cell table:style-name="ce1" office:value-type="float" office:value="0.81273901021039" calcext:value-type="float">
            <text:p>0,8127390102</text:p>
          </table:table-cell>
          <table:table-cell table:style-name="ce1" office:value-type="float" office:value="-0.00636214877491439" calcext:value-type="float">
            <text:p>-0,0063621488</text:p>
          </table:table-cell>
          <table:table-cell table:number-columns-repeated="2" table:style-name="ce1" office:value-type="float" office:value="0.00333005302894219" calcext:value-type="float">
            <text:p>0,003330053</text:p>
          </table:table-cell>
          <table:table-cell table:style-name="ce1" office:value-type="float" office:value="-0.14130499958992" calcext:value-type="float">
            <text:p>-0,1413049996</text:p>
          </table:table-cell>
          <table:table-cell table:style-name="ce1" office:value-type="float" office:value="4.0428614616394" calcext:value-type="float">
            <text:p>4,0428614616</text:p>
          </table:table-cell>
          <table:table-cell table:style-name="ce1" office:value-type="float" office:value="-1.11419463157654" calcext:value-type="float">
            <text:p>-1,1141946316</text:p>
          </table:table-cell>
          <table:table-cell table:style-name="ce1" office:value-type="string" calcext:value-type="string">
            <text:p>-0.006362148774914392</text:p>
          </table:table-cell>
          <table:table-cell table:style-name="ce1" office:value-type="string" calcext:value-type="string">
            <text:p>0.003330053028942189</text:p>
          </table:table-cell>
          <table:table-cell table:style-name="ce1" office:value-type="string" calcext:value-type="string">
            <text:p>-0.07247377906590324</text:p>
          </table:table-cell>
          <table:table-cell table:style-name="ce1" office:value-type="float" office:value="0.00399552555833828" calcext:value-type="float">
            <text:p>0,0039955256</text:p>
          </table:table-cell>
          <table:table-cell table:style-name="ce1" office:value-type="float" office:value="-0.00209290473894389" calcext:value-type="float">
            <text:p>-0,0020929047</text:p>
          </table:table-cell>
          <table:table-cell table:style-name="ce1" office:value-type="float" office:value="-0.0274374575838631" calcext:value-type="float">
            <text:p>-0,0274374576</text:p>
          </table:table-cell>
          <table:table-cell table:style-name="ce1" office:value-type="float" office:value="-0.150172820371773" calcext:value-type="float">
            <text:p>-0,1501728204</text:p>
          </table:table-cell>
          <table:table-cell table:style-name="ce1" office:value-type="float" office:value="0.0794239808869931" calcext:value-type="float">
            <text:p>0,07942398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17692371085674" calcext:value-type="float">
            <text:p>0,0061769237</text:p>
          </table:table-cell>
          <table:table-cell table:style-name="ce1" office:value-type="float" office:value="-0.00546883576813759" calcext:value-type="float">
            <text:p>-0,0054688358</text:p>
          </table:table-cell>
          <table:table-cell table:style-name="ce1" office:value-type="float" office:value="0.038547140718393" calcext:value-type="float">
            <text:p>0,0385471407</text:p>
          </table:table-cell>
          <table:table-cell table:style-name="ce1" office:value-type="float" office:value="0.524955749511719" calcext:value-type="float">
            <text:p>0,5249557495</text:p>
          </table:table-cell>
          <table:table-cell table:style-name="ce1" office:value-type="float" office:value="0.524953365325928" calcext:value-type="float">
            <text:p>0,5249533653</text:p>
          </table:table-cell>
          <table:table-cell table:style-name="ce1" office:value-type="float" office:value="0.524952173233032" calcext:value-type="float">
            <text:p>0,5249521732</text:p>
          </table:table-cell>
          <table:table-cell table:style-name="ce1" office:value-type="float" office:value="-0.14130499958992" calcext:value-type="float">
            <text:p>-0,1413049996</text:p>
          </table:table-cell>
          <table:table-cell table:style-name="ce1" office:value-type="float" office:value="4.0428614616394" calcext:value-type="float">
            <text:p>4,0428614616</text:p>
          </table:table-cell>
          <table:table-cell table:style-name="ce1" office:value-type="float" office:value="-1.11419463157654" calcext:value-type="float">
            <text:p>-1,1141946316</text:p>
          </table:table-cell>
        </table:table-row>
        <table:table-row table:style-name="ro1">
          <table:table-cell table:style-name="ce1" office:value-type="string" calcext:value-type="string">
            <text:p>2.125612735748291</text:p>
          </table:table-cell>
          <table:table-cell table:style-name="ce1" office:value-type="string" calcext:value-type="string">
            <text:p>0.015338659286499023</text:p>
          </table:table-cell>
          <table:table-cell table:style-name="ce1" office:value-type="string" calcext:value-type="string">
            <text:p>62.04734420776367</text:p>
          </table:table-cell>
          <table:table-cell table:style-name="ce1" office:value-type="float" office:value="-0.0177151072068991" calcext:value-type="float">
            <text:p>-0,0177151072</text:p>
          </table:table-cell>
          <table:table-cell table:style-name="ce1" office:value-type="float" office:value="0.01198160104787" calcext:value-type="float">
            <text:p>0,011981601</text:p>
          </table:table-cell>
          <table:table-cell table:style-name="ce1" office:value-type="float" office:value="0.795228508519538" calcext:value-type="float">
            <text:p>0,7952285085</text:p>
          </table:table-cell>
          <table:table-cell table:style-name="ce1" office:value-type="float" office:value="-0.0056404547449599" calcext:value-type="float">
            <text:p>-0,0056404547</text:p>
          </table:table-cell>
          <table:table-cell table:number-columns-repeated="2" table:style-name="ce1" office:value-type="float" office:value="0.0026581513860452" calcext:value-type="float">
            <text:p>0,0026581514</text:p>
          </table:table-cell>
          <table:table-cell table:style-name="ce1" office:value-type="float" office:value="-0.141637355089188" calcext:value-type="float">
            <text:p>-0,1416373551</text:p>
          </table:table-cell>
          <table:table-cell table:style-name="ce1" office:value-type="float" office:value="4.04420328140259" calcext:value-type="float">
            <text:p>4,0442032814</text:p>
          </table:table-cell>
          <table:table-cell table:style-name="ce1" office:value-type="float" office:value="-1.09592437744141" calcext:value-type="float">
            <text:p>-1,0959243774</text:p>
          </table:table-cell>
          <table:table-cell table:style-name="ce1" office:value-type="string" calcext:value-type="string">
            <text:p>-0.0056404547449599015</text:p>
          </table:table-cell>
          <table:table-cell table:style-name="ce1" office:value-type="string" calcext:value-type="string">
            <text:p>0.0026581513860452007</text:p>
          </table:table-cell>
          <table:table-cell table:style-name="ce1" office:value-type="string" calcext:value-type="string">
            <text:p>-0.07198427439088831</text:p>
          </table:table-cell>
          <table:table-cell table:style-name="ce1" office:value-type="float" office:value="0.00419122391857529" calcext:value-type="float">
            <text:p>0,0041912239</text:p>
          </table:table-cell>
          <table:table-cell table:style-name="ce1" office:value-type="float" office:value="-0.00245719746525549" calcext:value-type="float">
            <text:p>-0,0024571975</text:p>
          </table:table-cell>
          <table:table-cell table:style-name="ce1" office:value-type="float" office:value="-0.0266624285309403" calcext:value-type="float">
            <text:p>-0,0266624285</text:p>
          </table:table-cell>
          <table:table-cell table:style-name="ce1" office:value-type="float" office:value="-0.140961369759063" calcext:value-type="float">
            <text:p>-0,1409613698</text:p>
          </table:table-cell>
          <table:table-cell table:style-name="ce1" office:value-type="float" office:value="0.074023578854754" calcext:value-type="float">
            <text:p>0,07402357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2468878397003" calcext:value-type="float">
            <text:p>0,0014246888</text:p>
          </table:table-cell>
          <table:table-cell table:style-name="ce1" office:value-type="float" office:value="-0.00265206674128372" calcext:value-type="float">
            <text:p>-0,0026520667</text:p>
          </table:table-cell>
          <table:table-cell table:style-name="ce1" office:value-type="float" office:value="0.0271261656020795" calcext:value-type="float">
            <text:p>0,0271261656</text:p>
          </table:table-cell>
          <table:table-cell table:style-name="ce1" office:value-type="float" office:value="0.549448728561401" calcext:value-type="float">
            <text:p>0,5494487286</text:p>
          </table:table-cell>
          <table:table-cell table:style-name="ce1" office:value-type="float" office:value="0.549447298049927" calcext:value-type="float">
            <text:p>0,549447298</text:p>
          </table:table-cell>
          <table:table-cell table:style-name="ce1" office:value-type="float" office:value="0.549447536468506" calcext:value-type="float">
            <text:p>0,5494475365</text:p>
          </table:table-cell>
          <table:table-cell table:style-name="ce1" office:value-type="float" office:value="-0.141637355089188" calcext:value-type="float">
            <text:p>-0,1416373551</text:p>
          </table:table-cell>
          <table:table-cell table:style-name="ce1" office:value-type="float" office:value="4.04420328140259" calcext:value-type="float">
            <text:p>4,0442032814</text:p>
          </table:table-cell>
          <table:table-cell table:style-name="ce1" office:value-type="float" office:value="-1.09592437744141" calcext:value-type="float">
            <text:p>-1,0959243774</text:p>
          </table:table-cell>
        </table:table-row>
        <table:table-row table:style-name="ro1">
          <table:table-cell table:style-name="ce1" office:value-type="string" calcext:value-type="string">
            <text:p>2.140148401260376</text:p>
          </table:table-cell>
          <table:table-cell table:style-name="ce1" office:value-type="string" calcext:value-type="string">
            <text:p>0.014535665512084961</text:p>
          </table:table-cell>
          <table:table-cell table:style-name="ce1" office:value-type="string" calcext:value-type="string">
            <text:p>62.664294958114624</text:p>
          </table:table-cell>
          <table:table-cell table:style-name="ce1" office:value-type="float" office:value="-0.0185079836217618" calcext:value-type="float">
            <text:p>-0,0185079836</text:p>
          </table:table-cell>
          <table:table-cell table:style-name="ce1" office:value-type="float" office:value="0.0150326933599664" calcext:value-type="float">
            <text:p>0,0150326934</text:p>
          </table:table-cell>
          <table:table-cell table:style-name="ce1" office:value-type="float" office:value="0.772388221305094" calcext:value-type="float">
            <text:p>0,7723882213</text:p>
          </table:table-cell>
          <table:table-cell table:style-name="ce1" office:value-type="float" office:value="-0.00463504427299478" calcext:value-type="float">
            <text:p>-0,0046350443</text:p>
          </table:table-cell>
          <table:table-cell table:number-columns-repeated="2" table:style-name="ce1" office:value-type="float" office:value="0.00158161848534157" calcext:value-type="float">
            <text:p>0,0015816185</text:p>
          </table:table-cell>
          <table:table-cell table:style-name="ce1" office:value-type="float" office:value="-0.142075628042221" calcext:value-type="float">
            <text:p>-0,142075628</text:p>
          </table:table-cell>
          <table:table-cell table:style-name="ce1" office:value-type="float" office:value="4.04486751556397" calcext:value-type="float">
            <text:p>4,0448675156</text:p>
          </table:table-cell>
          <table:table-cell table:style-name="ce1" office:value-type="float" office:value="-1.07792520523071" calcext:value-type="float">
            <text:p>-1,0779252052</text:p>
          </table:table-cell>
          <table:table-cell table:style-name="ce1" office:value-type="string" calcext:value-type="string">
            <text:p>-0.0046350442729947774</text:p>
          </table:table-cell>
          <table:table-cell table:style-name="ce1" office:value-type="string" calcext:value-type="string">
            <text:p>0.001581618485341565</text:p>
          </table:table-cell>
          <table:table-cell table:style-name="ce1" office:value-type="string" calcext:value-type="string">
            <text:p>-0.07104224431294086</text:p>
          </table:table-cell>
          <table:table-cell table:style-name="ce1" office:value-type="float" office:value="0.00442877680172477" calcext:value-type="float">
            <text:p>0,0044287768</text:p>
          </table:table-cell>
          <table:table-cell table:style-name="ce1" office:value-type="float" office:value="-0.0029954002619675" calcext:value-type="float">
            <text:p>-0,0029954003</text:p>
          </table:table-cell>
          <table:table-cell table:style-name="ce1" office:value-type="float" office:value="-0.025751882443016" calcext:value-type="float">
            <text:p>-0,0257518824</text:p>
          </table:table-cell>
          <table:table-cell table:style-name="ce1" office:value-type="float" office:value="-0.130033283934815" calcext:value-type="float">
            <text:p>-0,1300332839</text:p>
          </table:table-cell>
          <table:table-cell table:style-name="ce1" office:value-type="float" office:value="0.0666323495223911" calcext:value-type="float">
            <text:p>0,06663234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4035202870147" calcext:value-type="float">
            <text:p>0,001540352</text:p>
          </table:table-cell>
          <table:table-cell table:style-name="ce1" office:value-type="float" office:value="-0.00348982877033237" calcext:value-type="float">
            <text:p>-0,0034898288</text:p>
          </table:table-cell>
          <table:table-cell table:style-name="ce1" office:value-type="float" office:value="0.0283855252030041" calcext:value-type="float">
            <text:p>0,0283855252</text:p>
          </table:table-cell>
          <table:table-cell table:style-name="ce1" office:value-type="float" office:value="0.616879463195801" calcext:value-type="float">
            <text:p>0,6168794632</text:p>
          </table:table-cell>
          <table:table-cell table:style-name="ce1" office:value-type="float" office:value="0.616881608963013" calcext:value-type="float">
            <text:p>0,616881609</text:p>
          </table:table-cell>
          <table:table-cell table:style-name="ce1" office:value-type="float" office:value="0.616881370544434" calcext:value-type="float">
            <text:p>0,6168813705</text:p>
          </table:table-cell>
          <table:table-cell table:style-name="ce1" office:value-type="float" office:value="-0.142075628042221" calcext:value-type="float">
            <text:p>-0,142075628</text:p>
          </table:table-cell>
          <table:table-cell table:style-name="ce1" office:value-type="float" office:value="4.04486751556397" calcext:value-type="float">
            <text:p>4,0448675156</text:p>
          </table:table-cell>
          <table:table-cell table:style-name="ce1" office:value-type="float" office:value="-1.07792520523071" calcext:value-type="float">
            <text:p>-1,0779252052</text:p>
          </table:table-cell>
        </table:table-row>
        <table:table-row table:style-name="ro1">
          <table:table-cell table:style-name="ce1" office:value-type="string" calcext:value-type="string">
            <text:p>2.1526057720184326</text:p>
          </table:table-cell>
          <table:table-cell table:style-name="ce1" office:value-type="string" calcext:value-type="string">
            <text:p>0.01245737075805664</text:p>
          </table:table-cell>
          <table:table-cell table:style-name="ce1" office:value-type="string" calcext:value-type="string">
            <text:p>63.16194820404053</text:p>
          </table:table-cell>
          <table:table-cell table:style-name="ce1" office:value-type="float" office:value="-0.0183721815299151" calcext:value-type="float">
            <text:p>-0,0183721815</text:p>
          </table:table-cell>
          <table:table-cell table:style-name="ce1" office:value-type="float" office:value="0.0155463420303056" calcext:value-type="float">
            <text:p>0,015546342</text:p>
          </table:table-cell>
          <table:table-cell table:style-name="ce1" office:value-type="float" office:value="0.757392505804698" calcext:value-type="float">
            <text:p>0,7573925058</text:p>
          </table:table-cell>
          <table:table-cell table:style-name="ce1" office:value-type="float" office:value="-0.00379043403706947" calcext:value-type="float">
            <text:p>-0,003790434</text:p>
          </table:table-cell>
          <table:table-cell table:number-columns-repeated="2" table:style-name="ce1" office:value-type="float" office:value="0.000228941745344268" calcext:value-type="float">
            <text:p>0,0002289417</text:p>
          </table:table-cell>
          <table:table-cell table:style-name="ce1" office:value-type="float" office:value="-0.142035484313965" calcext:value-type="float">
            <text:p>-0,1420354843</text:p>
          </table:table-cell>
          <table:table-cell table:style-name="ce1" office:value-type="float" office:value="4.04541873931885" calcext:value-type="float">
            <text:p>4,0454187393</text:p>
          </table:table-cell>
          <table:table-cell table:style-name="ce1" office:value-type="float" office:value="-1.0601247549057" calcext:value-type="float">
            <text:p>-1,0601247549</text:p>
          </table:table-cell>
          <table:table-cell table:style-name="ce1" office:value-type="string" calcext:value-type="string">
            <text:p>-0.003790434037069465</text:p>
          </table:table-cell>
          <table:table-cell table:style-name="ce1" office:value-type="string" calcext:value-type="string">
            <text:p>0.00022894174534426824</text:p>
          </table:table-cell>
          <table:table-cell table:style-name="ce1" office:value-type="string" calcext:value-type="string">
            <text:p>-0.0694174102927843</text:p>
          </table:table-cell>
          <table:table-cell table:style-name="ce1" office:value-type="float" office:value="0.00462699590544044" calcext:value-type="float">
            <text:p>0,0046269959</text:p>
          </table:table-cell>
          <table:table-cell table:style-name="ce1" office:value-type="float" office:value="-0.00375817333999159" calcext:value-type="float">
            <text:p>-0,0037581733</text:p>
          </table:table-cell>
          <table:table-cell table:style-name="ce1" office:value-type="float" office:value="-0.0245641875078649" calcext:value-type="float">
            <text:p>-0,0245641875</text:p>
          </table:table-cell>
          <table:table-cell table:style-name="ce1" office:value-type="float" office:value="-0.12081769980479" calcext:value-type="float">
            <text:p>-0,1208176998</text:p>
          </table:table-cell>
          <table:table-cell table:style-name="ce1" office:value-type="float" office:value="0.0591472308738632" calcext:value-type="float">
            <text:p>0,05914723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9236175301669" calcext:value-type="float">
            <text:p>0,0015923618</text:p>
          </table:table-cell>
          <table:table-cell table:style-name="ce1" office:value-type="float" office:value="-0.00612764303338282" calcext:value-type="float">
            <text:p>-0,006127643</text:p>
          </table:table-cell>
          <table:table-cell table:style-name="ce1" office:value-type="float" office:value="0.0458710886032225" calcext:value-type="float">
            <text:p>0,0458710886</text:p>
          </table:table-cell>
          <table:table-cell table:style-name="ce1" office:value-type="float" office:value="0.4979248046875" calcext:value-type="float">
            <text:p>0,4979248047</text:p>
          </table:table-cell>
          <table:table-cell table:style-name="ce1" office:value-type="float" office:value="0.497922658920288" calcext:value-type="float">
            <text:p>0,4979226589</text:p>
          </table:table-cell>
          <table:table-cell table:style-name="ce1" office:value-type="float" office:value="0.497923374176025" calcext:value-type="float">
            <text:p>0,4979233742</text:p>
          </table:table-cell>
          <table:table-cell table:style-name="ce1" office:value-type="float" office:value="-0.142035484313965" calcext:value-type="float">
            <text:p>-0,1420354843</text:p>
          </table:table-cell>
          <table:table-cell table:style-name="ce1" office:value-type="float" office:value="4.04541873931885" calcext:value-type="float">
            <text:p>4,0454187393</text:p>
          </table:table-cell>
          <table:table-cell table:style-name="ce1" office:value-type="float" office:value="-1.0601247549057" calcext:value-type="float">
            <text:p>-1,0601247549</text:p>
          </table:table-cell>
        </table:table-row>
        <table:table-row table:style-name="ro1">
          <table:table-cell table:style-name="ce1" office:value-type="string" calcext:value-type="string">
            <text:p>2.1654393672943115</text:p>
          </table:table-cell>
          <table:table-cell table:style-name="ce1" office:value-type="string" calcext:value-type="string">
            <text:p>0.012833595275878906</text:p>
          </table:table-cell>
          <table:table-cell table:style-name="ce1" office:value-type="string" calcext:value-type="string">
            <text:p>63.65754771232605</text:p>
          </table:table-cell>
          <table:table-cell table:style-name="ce1" office:value-type="float" office:value="-0.0193344266383828" calcext:value-type="float">
            <text:p>-0,0193344266</text:p>
          </table:table-cell>
          <table:table-cell table:style-name="ce1" office:value-type="float" office:value="0.0167411249907066" calcext:value-type="float">
            <text:p>0,016741125</text:p>
          </table:table-cell>
          <table:table-cell table:style-name="ce1" office:value-type="float" office:value="0.739042689034968" calcext:value-type="float">
            <text:p>0,739042689</text:p>
          </table:table-cell>
          <table:table-cell table:style-name="ce1" office:value-type="float" office:value="-0.00323387432550217" calcext:value-type="float">
            <text:p>-0,0032338743</text:p>
          </table:table-cell>
          <table:table-cell table:number-columns-repeated="2" table:style-name="ce1" office:value-type="float" office:value="-0.000311369105975924" calcext:value-type="float">
            <text:p>-0,0003113691</text:p>
          </table:table-cell>
          <table:table-cell table:style-name="ce1" office:value-type="float" office:value="-0.141976416110992" calcext:value-type="float">
            <text:p>-0,1419764161</text:p>
          </table:table-cell>
          <table:table-cell table:style-name="ce1" office:value-type="float" office:value="4.04561042785645" calcext:value-type="float">
            <text:p>4,0456104279</text:p>
          </table:table-cell>
          <table:table-cell table:style-name="ce1" office:value-type="float" office:value="-1.04242074489594" calcext:value-type="float">
            <text:p>-1,0424207449</text:p>
          </table:table-cell>
          <table:table-cell table:style-name="ce1" office:value-type="string" calcext:value-type="string">
            <text:p>-0.0032338743255021694</text:p>
          </table:table-cell>
          <table:table-cell table:style-name="ce1" office:value-type="string" calcext:value-type="string">
            <text:p>-0.00031136910597592365</text:p>
          </table:table-cell>
          <table:table-cell table:style-name="ce1" office:value-type="string" calcext:value-type="string">
            <text:p>-0.06902774139545044</text:p>
          </table:table-cell>
          <table:table-cell table:style-name="ce1" office:value-type="float" office:value="0.00459304538247877" calcext:value-type="float">
            <text:p>0,0045930454</text:p>
          </table:table-cell>
          <table:table-cell table:style-name="ce1" office:value-type="float" office:value="-0.00388658550757639" calcext:value-type="float">
            <text:p>-0,0038865855</text:p>
          </table:table-cell>
          <table:table-cell table:style-name="ce1" office:value-type="float" office:value="-0.0237844103018443" calcext:value-type="float">
            <text:p>-0,0237844103</text:p>
          </table:table-cell>
          <table:table-cell table:style-name="ce1" office:value-type="float" office:value="-0.11171524590405" calcext:value-type="float">
            <text:p>-0,1117152459</text:p>
          </table:table-cell>
          <table:table-cell table:style-name="ce1" office:value-type="float" office:value="0.0514447805804174" calcext:value-type="float">
            <text:p>0,05144478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74099787898557" calcext:value-type="float">
            <text:p>-0,0002740998</text:p>
          </table:table-cell>
          <table:table-cell table:style-name="ce1" office:value-type="float" office:value="-0.00103672956115013" calcext:value-type="float">
            <text:p>-0,0010367296</text:p>
          </table:table-cell>
          <table:table-cell table:style-name="ce1" office:value-type="float" office:value="0.0302667562557528" calcext:value-type="float">
            <text:p>0,0302667563</text:p>
          </table:table-cell>
          <table:table-cell table:style-name="ce1" office:value-type="float" office:value="0.495447635650635" calcext:value-type="float">
            <text:p>0,4954476357</text:p>
          </table:table-cell>
          <table:table-cell table:style-name="ce1" office:value-type="float" office:value="0.495450973510742" calcext:value-type="float">
            <text:p>0,4954509735</text:p>
          </table:table-cell>
          <table:table-cell table:style-name="ce1" office:value-type="float" office:value="0.49545168876648" calcext:value-type="float">
            <text:p>0,4954516888</text:p>
          </table:table-cell>
          <table:table-cell table:style-name="ce1" office:value-type="float" office:value="-0.141976416110992" calcext:value-type="float">
            <text:p>-0,1419764161</text:p>
          </table:table-cell>
          <table:table-cell table:style-name="ce1" office:value-type="float" office:value="4.04561042785645" calcext:value-type="float">
            <text:p>4,0456104279</text:p>
          </table:table-cell>
          <table:table-cell table:style-name="ce1" office:value-type="float" office:value="-1.04242074489594" calcext:value-type="float">
            <text:p>-1,0424207449</text:p>
          </table:table-cell>
        </table:table-row>
        <table:table-row table:style-name="ro1">
          <table:table-cell table:style-name="ce1" office:value-type="string" calcext:value-type="string">
            <text:p>2.178217649459839</text:p>
          </table:table-cell>
          <table:table-cell table:style-name="ce1" office:value-type="string" calcext:value-type="string">
            <text:p>0.012778282165527344</text:p>
          </table:table-cell>
          <table:table-cell table:style-name="ce1" office:value-type="string" calcext:value-type="string">
            <text:p>64.14697122573853</text:p>
          </table:table-cell>
          <table:table-cell table:style-name="ce1" office:value-type="float" office:value="-0.0198077569014312" calcext:value-type="float">
            <text:p>-0,0198077569</text:p>
          </table:table-cell>
          <table:table-cell table:style-name="ce1" office:value-type="float" office:value="0.0174601035376574" calcext:value-type="float">
            <text:p>0,0174601035</text:p>
          </table:table-cell>
          <table:table-cell table:style-name="ce1" office:value-type="float" office:value="0.730514761106468" calcext:value-type="float">
            <text:p>0,7305147611</text:p>
          </table:table-cell>
          <table:table-cell table:style-name="ce1" office:value-type="float" office:value="-0.00227497413858779" calcext:value-type="float">
            <text:p>-0,0022749741</text:p>
          </table:table-cell>
          <table:table-cell table:number-columns-repeated="2" table:style-name="ce1" office:value-type="float" office:value="-0.00121868478783215" calcext:value-type="float">
            <text:p>-0,0012186848</text:p>
          </table:table-cell>
          <table:table-cell table:style-name="ce1" office:value-type="float" office:value="-0.14226022362709" calcext:value-type="float">
            <text:p>-0,1422602236</text:p>
          </table:table-cell>
          <table:table-cell table:style-name="ce1" office:value-type="float" office:value="4.04528141021729" calcext:value-type="float">
            <text:p>4,0452814102</text:p>
          </table:table-cell>
          <table:table-cell table:style-name="ce1" office:value-type="float" office:value="-1.02497839927673" calcext:value-type="float">
            <text:p>-1,0249783993</text:p>
          </table:table-cell>
          <table:table-cell table:style-name="ce1" office:value-type="string" calcext:value-type="string">
            <text:p>-0.0022749741385877944</text:p>
          </table:table-cell>
          <table:table-cell table:style-name="ce1" office:value-type="string" calcext:value-type="string">
            <text:p>-0.0012186847878321544</text:p>
          </table:table-cell>
          <table:table-cell table:style-name="ce1" office:value-type="string" calcext:value-type="string">
            <text:p>-0.0678928325216197</text:p>
          </table:table-cell>
          <table:table-cell table:style-name="ce1" office:value-type="float" office:value="0.00483360665959571" calcext:value-type="float">
            <text:p>0,0048336067</text:p>
          </table:table-cell>
          <table:table-cell table:style-name="ce1" office:value-type="float" office:value="-0.00418528124767666" calcext:value-type="float">
            <text:p>-0,0041852812</text:p>
          </table:table-cell>
          <table:table-cell table:style-name="ce1" office:value-type="float" office:value="-0.0228302198298184" calcext:value-type="float">
            <text:p>-0,0228302198</text:p>
          </table:table-cell>
          <table:table-cell table:style-name="ce1" office:value-type="float" office:value="-0.102253389509944" calcext:value-type="float">
            <text:p>-0,1022533895</text:p>
          </table:table-cell>
          <table:table-cell table:style-name="ce1" office:value-type="float" office:value="0.0432518710954828" calcext:value-type="float">
            <text:p>0,04325187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6625870050209" calcext:value-type="float">
            <text:p>0,0019662587</text:p>
          </table:table-cell>
          <table:table-cell table:style-name="ce1" office:value-type="float" office:value="-0.00244138067357165" calcext:value-type="float">
            <text:p>-0,0024413807</text:p>
          </table:table-cell>
          <table:table-cell table:style-name="ce1" office:value-type="float" office:value="0.0374954923279458" calcext:value-type="float">
            <text:p>0,0374954923</text:p>
          </table:table-cell>
          <table:table-cell table:style-name="ce1" office:value-type="float" office:value="0.489378690719605" calcext:value-type="float">
            <text:p>0,4893786907</text:p>
          </table:table-cell>
          <table:table-cell table:style-name="ce1" office:value-type="float" office:value="0.489388227462769" calcext:value-type="float">
            <text:p>0,4893882275</text:p>
          </table:table-cell>
          <table:table-cell table:style-name="ce1" office:value-type="float" office:value="0.489387273788452" calcext:value-type="float">
            <text:p>0,4893872738</text:p>
          </table:table-cell>
          <table:table-cell table:style-name="ce1" office:value-type="float" office:value="-0.14226022362709" calcext:value-type="float">
            <text:p>-0,1422602236</text:p>
          </table:table-cell>
          <table:table-cell table:style-name="ce1" office:value-type="float" office:value="4.04528141021729" calcext:value-type="float">
            <text:p>4,0452814102</text:p>
          </table:table-cell>
          <table:table-cell table:style-name="ce1" office:value-type="float" office:value="-1.02497839927673" calcext:value-type="float">
            <text:p>-1,0249783993</text:p>
          </table:table-cell>
        </table:table-row>
        <table:table-row table:style-name="ro1">
          <table:table-cell table:style-name="ce1" office:value-type="string" calcext:value-type="string">
            <text:p>2.1931235790252686</text:p>
          </table:table-cell>
          <table:table-cell table:style-name="ce1" office:value-type="string" calcext:value-type="string">
            <text:p>0.014905929565429688</text:p>
          </table:table-cell>
          <table:table-cell table:style-name="ce1" office:value-type="string" calcext:value-type="string">
            <text:p>64.66064834594727</text:p>
          </table:table-cell>
          <table:table-cell table:style-name="ce1" office:value-type="float" office:value="-0.0210306059948548" calcext:value-type="float">
            <text:p>-0,021030606</text:p>
          </table:table-cell>
          <table:table-cell table:style-name="ce1" office:value-type="float" office:value="0.01692803068098" calcext:value-type="float">
            <text:p>0,0169280307</text:p>
          </table:table-cell>
          <table:table-cell table:style-name="ce1" office:value-type="float" office:value="0.705941131821385" calcext:value-type="float">
            <text:p>0,7059411318</text:p>
          </table:table-cell>
          <table:table-cell table:style-name="ce1" office:value-type="float" office:value="-0.00146994021615399" calcext:value-type="float">
            <text:p>-0,0014699402</text:p>
          </table:table-cell>
          <table:table-cell table:number-columns-repeated="2" table:style-name="ce1" office:value-type="float" office:value="-0.00200070021524074" calcext:value-type="float">
            <text:p>-0,0020007002</text:p>
          </table:table-cell>
          <table:table-cell table:style-name="ce1" office:value-type="float" office:value="-0.142877578735352" calcext:value-type="float">
            <text:p>-0,1428775787</text:p>
          </table:table-cell>
          <table:table-cell table:style-name="ce1" office:value-type="float" office:value="4.04461193084717" calcext:value-type="float">
            <text:p>4,0446119308</text:p>
          </table:table-cell>
          <table:table-cell table:style-name="ce1" office:value-type="float" office:value="-1.00765824317932" calcext:value-type="float">
            <text:p>-1,0076582432</text:p>
          </table:table-cell>
          <table:table-cell table:style-name="ce1" office:value-type="string" calcext:value-type="string">
            <text:p>-0.0014699402161539863</text:p>
          </table:table-cell>
          <table:table-cell table:style-name="ce1" office:value-type="string" calcext:value-type="string">
            <text:p>-0.002000700215240743</text:p>
          </table:table-cell>
          <table:table-cell table:style-name="ce1" office:value-type="string" calcext:value-type="string">
            <text:p>-0.06797206890946313</text:p>
          </table:table-cell>
          <table:table-cell table:style-name="ce1" office:value-type="float" office:value="0.00495193922535781" calcext:value-type="float">
            <text:p>0,0049519392</text:p>
          </table:table-cell>
          <table:table-cell table:style-name="ce1" office:value-type="float" office:value="-0.00436502588441434" calcext:value-type="float">
            <text:p>-0,0043650259</text:p>
          </table:table-cell>
          <table:table-cell table:style-name="ce1" office:value-type="float" office:value="-0.0223867675775363" calcext:value-type="float">
            <text:p>-0,0223867676</text:p>
          </table:table-cell>
          <table:table-cell table:style-name="ce1" office:value-type="float" office:value="-0.0920699462987693" calcext:value-type="float">
            <text:p>-0,0920699463</text:p>
          </table:table-cell>
          <table:table-cell table:style-name="ce1" office:value-type="float" office:value="0.0342755473050534" calcext:value-type="float">
            <text:p>0,03427554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20671976082269" calcext:value-type="float">
            <text:p>0,000920672</text:p>
          </table:table-cell>
          <table:table-cell table:style-name="ce1" office:value-type="float" office:value="-0.00139850568720559" calcext:value-type="float">
            <text:p>-0,0013985057</text:p>
          </table:table-cell>
          <table:table-cell table:style-name="ce1" office:value-type="float" office:value="0.0165879467229276" calcext:value-type="float">
            <text:p>0,0165879467</text:p>
          </table:table-cell>
          <table:table-cell table:style-name="ce1" office:value-type="float" office:value="0.514113903045654" calcext:value-type="float">
            <text:p>0,514113903</text:p>
          </table:table-cell>
          <table:table-cell table:style-name="ce1" office:value-type="float" office:value="0.514104843139648" calcext:value-type="float">
            <text:p>0,5141048431</text:p>
          </table:table-cell>
          <table:table-cell table:style-name="ce1" office:value-type="float" office:value="0.514103889465332" calcext:value-type="float">
            <text:p>0,5141038895</text:p>
          </table:table-cell>
          <table:table-cell table:style-name="ce1" office:value-type="float" office:value="-0.142877578735352" calcext:value-type="float">
            <text:p>-0,1428775787</text:p>
          </table:table-cell>
          <table:table-cell table:style-name="ce1" office:value-type="float" office:value="4.04461193084717" calcext:value-type="float">
            <text:p>4,0446119308</text:p>
          </table:table-cell>
          <table:table-cell table:style-name="ce1" office:value-type="float" office:value="-1.00765824317932" calcext:value-type="float">
            <text:p>-1,0076582432</text:p>
          </table:table-cell>
        </table:table-row>
        <table:table-row table:style-name="ro1">
          <table:table-cell table:style-name="ce1" office:value-type="string" calcext:value-type="string">
            <text:p>2.206974983215332</text:p>
          </table:table-cell>
          <table:table-cell table:style-name="ce1" office:value-type="string" calcext:value-type="string">
            <text:p>0.013851404190063477</text:p>
          </table:table-cell>
          <table:table-cell table:style-name="ce1" office:value-type="string" calcext:value-type="string">
            <text:p>65.18877100944519</text:p>
          </table:table-cell>
          <table:table-cell table:style-name="ce1" office:value-type="float" office:value="-0.0218869585049465" calcext:value-type="float">
            <text:p>-0,0218869585</text:p>
          </table:table-cell>
          <table:table-cell table:style-name="ce1" office:value-type="float" office:value="0.0174846159593191" calcext:value-type="float">
            <text:p>0,017484616</text:p>
          </table:table-cell>
          <table:table-cell table:style-name="ce1" office:value-type="float" office:value="0.700210418230222" calcext:value-type="float">
            <text:p>0,7002104182</text:p>
          </table:table-cell>
          <table:table-cell table:style-name="ce1" office:value-type="float" office:value="-0.000352358674747655" calcext:value-type="float">
            <text:p>-0,0003523587</text:p>
          </table:table-cell>
          <table:table-cell table:number-columns-repeated="2" table:style-name="ce1" office:value-type="float" office:value="-0.0024329060003539" calcext:value-type="float">
            <text:p>-0,002432906</text:p>
          </table:table-cell>
          <table:table-cell table:style-name="ce1" office:value-type="float" office:value="-0.143165498971939" calcext:value-type="float">
            <text:p>-0,143165499</text:p>
          </table:table-cell>
          <table:table-cell table:style-name="ce1" office:value-type="float" office:value="4.04423475265503" calcext:value-type="float">
            <text:p>4,0442347527</text:p>
          </table:table-cell>
          <table:table-cell table:style-name="ce1" office:value-type="float" office:value="-0.990606665611267" calcext:value-type="float">
            <text:p>-0,9906066656</text:p>
          </table:table-cell>
          <table:table-cell table:style-name="ce1" office:value-type="string" calcext:value-type="string">
            <text:p>-0.0003523586747476546</text:p>
          </table:table-cell>
          <table:table-cell table:style-name="ce1" office:value-type="string" calcext:value-type="string">
            <text:p>-0.0024329060003539034</text:p>
          </table:table-cell>
          <table:table-cell table:style-name="ce1" office:value-type="string" calcext:value-type="string">
            <text:p>-0.06594491461133949</text:p>
          </table:table-cell>
          <table:table-cell table:style-name="ce1" office:value-type="float" office:value="0.0052576514987137" calcext:value-type="float">
            <text:p>0,0052576515</text:p>
          </table:table-cell>
          <table:table-cell table:style-name="ce1" office:value-type="float" office:value="-0.00423200767024501" calcext:value-type="float">
            <text:p>-0,0042320077</text:p>
          </table:table-cell>
          <table:table-cell table:style-name="ce1" office:value-type="float" office:value="-0.021108938854712" calcext:value-type="float">
            <text:p>-0,0211089389</text:p>
          </table:table-cell>
          <table:table-cell table:style-name="ce1" office:value-type="float" office:value="-0.0809704971285784" calcext:value-type="float">
            <text:p>-0,0809704971</text:p>
          </table:table-cell>
          <table:table-cell table:style-name="ce1" office:value-type="float" office:value="0.0253413994749049" calcext:value-type="float">
            <text:p>0,02534139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1698502156522" calcext:value-type="float">
            <text:p>0,002316985</text:p>
          </table:table-cell>
          <table:table-cell table:style-name="ce1" office:value-type="float" office:value="0.00100814826591035" calcext:value-type="float">
            <text:p>0,0010081483</text:p>
          </table:table-cell>
          <table:table-cell table:style-name="ce1" office:value-type="float" office:value="0.0465609697349019" calcext:value-type="float">
            <text:p>0,0465609697</text:p>
          </table:table-cell>
          <table:table-cell table:style-name="ce1" office:value-type="float" office:value="0.527776002883911" calcext:value-type="float">
            <text:p>0,5277760029</text:p>
          </table:table-cell>
          <table:table-cell table:style-name="ce1" office:value-type="float" office:value="0.527772426605225" calcext:value-type="float">
            <text:p>0,5277724266</text:p>
          </table:table-cell>
          <table:table-cell table:style-name="ce1" office:value-type="float" office:value="0.527773141860962" calcext:value-type="float">
            <text:p>0,5277731419</text:p>
          </table:table-cell>
          <table:table-cell table:style-name="ce1" office:value-type="float" office:value="-0.143165498971939" calcext:value-type="float">
            <text:p>-0,143165499</text:p>
          </table:table-cell>
          <table:table-cell table:style-name="ce1" office:value-type="float" office:value="4.04423475265503" calcext:value-type="float">
            <text:p>4,0442347527</text:p>
          </table:table-cell>
          <table:table-cell table:style-name="ce1" office:value-type="float" office:value="-0.990606665611267" calcext:value-type="float">
            <text:p>-0,9906066656</text:p>
          </table:table-cell>
        </table:table-row>
        <table:table-row table:style-name="ro1">
          <table:table-cell table:style-name="ce1" office:value-type="string" calcext:value-type="string">
            <text:p>2.2196145057678223</text:p>
          </table:table-cell>
          <table:table-cell table:style-name="ce1" office:value-type="string" calcext:value-type="string">
            <text:p>0.012639522552490234</text:p>
          </table:table-cell>
          <table:table-cell table:style-name="ce1" office:value-type="string" calcext:value-type="string">
            <text:p>65.67440342903137</text:p>
          </table:table-cell>
          <table:table-cell table:style-name="ce1" office:value-type="float" office:value="-0.024360597467073" calcext:value-type="float">
            <text:p>-0,0243605975</text:p>
          </table:table-cell>
          <table:table-cell table:style-name="ce1" office:value-type="float" office:value="0.0186947106763169" calcext:value-type="float">
            <text:p>0,0186947107</text:p>
          </table:table-cell>
          <table:table-cell table:style-name="ce1" office:value-type="float" office:value="0.679763992627462" calcext:value-type="float">
            <text:p>0,6797639926</text:p>
          </table:table-cell>
          <table:table-cell table:style-name="ce1" office:value-type="float" office:value="0.000591722114253892" calcext:value-type="float">
            <text:p>0,0005917221</text:p>
          </table:table-cell>
          <table:table-cell table:number-columns-repeated="2" table:style-name="ce1" office:value-type="float" office:value="-0.00322012678555642" calcext:value-type="float">
            <text:p>-0,0032201268</text:p>
          </table:table-cell>
          <table:table-cell table:style-name="ce1" office:value-type="float" office:value="-0.143165498971939" calcext:value-type="float">
            <text:p>-0,143165499</text:p>
          </table:table-cell>
          <table:table-cell table:style-name="ce1" office:value-type="float" office:value="4.04423475265503" calcext:value-type="float">
            <text:p>4,0442347527</text:p>
          </table:table-cell>
          <table:table-cell table:style-name="ce1" office:value-type="float" office:value="-0.990606665611267" calcext:value-type="float">
            <text:p>-0,9906066656</text:p>
          </table:table-cell>
          <table:table-cell table:style-name="ce1" office:value-type="string" calcext:value-type="string">
            <text:p>0.0005917221142538915</text:p>
          </table:table-cell>
          <table:table-cell table:style-name="ce1" office:value-type="string" calcext:value-type="string">
            <text:p>-0.0032201267855564214</text:p>
          </table:table-cell>
          <table:table-cell table:style-name="ce1" office:value-type="string" calcext:value-type="string">
            <text:p>-0.06651584639048279</text:p>
          </table:table-cell>
          <table:table-cell table:style-name="ce1" office:value-type="float" office:value="0.00547173962623663" calcext:value-type="float">
            <text:p>0,0054717396</text:p>
          </table:table-cell>
          <table:table-cell table:style-name="ce1" office:value-type="float" office:value="-0.00437115398982977" calcext:value-type="float">
            <text:p>-0,004371154</text:p>
          </table:table-cell>
          <table:table-cell table:style-name="ce1" office:value-type="float" office:value="-0.0208109417479715" calcext:value-type="float">
            <text:p>-0,0208109417</text:p>
          </table:table-cell>
          <table:table-cell table:style-name="ce1" office:value-type="float" office:value="-0.0703444914470438" calcext:value-type="float">
            <text:p>-0,0703444914</text:p>
          </table:table-cell>
          <table:table-cell table:style-name="ce1" office:value-type="float" office:value="0.01685268342436" calcext:value-type="float">
            <text:p>0,016852683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6387557241331" calcext:value-type="float">
            <text:p>0,0017638756</text:p>
          </table:table-cell>
          <table:table-cell table:style-name="ce1" office:value-type="float" office:value="-0.00114642541727428" calcext:value-type="float">
            <text:p>-0,0011464254</text:p>
          </table:table-cell>
          <table:table-cell table:style-name="ce1" office:value-type="float" office:value="0.011803814299549" calcext:value-type="float">
            <text:p>0,0118038143</text:p>
          </table:table-cell>
          <table:table-cell table:style-name="ce1" office:value-type="float" office:value="0.48549485206604" calcext:value-type="float">
            <text:p>0,4854948521</text:p>
          </table:table-cell>
          <table:table-cell table:style-name="ce1" office:value-type="float" office:value="0.485496282577515" calcext:value-type="float">
            <text:p>0,4854962826</text:p>
          </table:table-cell>
          <table:table-cell table:style-name="ce1" office:value-type="float" office:value="0.485496759414673" calcext:value-type="float">
            <text:p>0,4854967594</text:p>
          </table:table-cell>
          <table:table-cell table:style-name="ce1" office:value-type="float" office:value="-0.143165498971939" calcext:value-type="float">
            <text:p>-0,143165499</text:p>
          </table:table-cell>
          <table:table-cell table:style-name="ce1" office:value-type="float" office:value="4.04423475265503" calcext:value-type="float">
            <text:p>4,0442347527</text:p>
          </table:table-cell>
          <table:table-cell table:style-name="ce1" office:value-type="float" office:value="-0.990606665611267" calcext:value-type="float">
            <text:p>-0,9906066656</text:p>
          </table:table-cell>
        </table:table-row>
        <table:table-row table:style-name="ro1">
          <table:table-cell table:style-name="ce1" office:value-type="string" calcext:value-type="string">
            <text:p>2.2334444522857666</text:p>
          </table:table-cell>
          <table:table-cell table:style-name="ce1" office:value-type="string" calcext:value-type="string">
            <text:p>0.013829946517944336</text:p>
          </table:table-cell>
          <table:table-cell table:style-name="ce1" office:value-type="string" calcext:value-type="string">
            <text:p>66.16151165962219</text:p>
          </table:table-cell>
          <table:table-cell table:style-name="ce1" office:value-type="float" office:value="-0.025792601182022" calcext:value-type="float">
            <text:p>-0,0257926012</text:p>
          </table:table-cell>
          <table:table-cell table:style-name="ce1" office:value-type="float" office:value="0.0182215161276636" calcext:value-type="float">
            <text:p>0,0182215161</text:p>
          </table:table-cell>
          <table:table-cell table:style-name="ce1" office:value-type="float" office:value="0.667869185959851" calcext:value-type="float">
            <text:p>0,667869186</text:p>
          </table:table-cell>
          <table:table-cell table:style-name="ce1" office:value-type="float" office:value="0.00212368305035806" calcext:value-type="float">
            <text:p>0,0021236831</text:p>
          </table:table-cell>
          <table:table-cell table:number-columns-repeated="2" table:style-name="ce1" office:value-type="float" office:value="-0.00419358694626483" calcext:value-type="float">
            <text:p>-0,0041935869</text:p>
          </table:table-cell>
          <table:table-cell table:style-name="ce1" office:value-type="float" office:value="-0.143555283546448" calcext:value-type="float">
            <text:p>-0,1435552835</text:p>
          </table:table-cell>
          <table:table-cell table:style-name="ce1" office:value-type="float" office:value="4.04391098022461" calcext:value-type="float">
            <text:p>4,0439109802</text:p>
          </table:table-cell>
          <table:table-cell table:style-name="ce1" office:value-type="float" office:value="-0.973812758922577" calcext:value-type="float">
            <text:p>-0,9738127589</text:p>
          </table:table-cell>
          <table:table-cell table:style-name="ce1" office:value-type="string" calcext:value-type="string">
            <text:p>0.0021236830503580575</text:p>
          </table:table-cell>
          <table:table-cell table:style-name="ce1" office:value-type="string" calcext:value-type="string">
            <text:p>-0.004193586946264825</text:p>
          </table:table-cell>
          <table:table-cell table:style-name="ce1" office:value-type="string" calcext:value-type="string">
            <text:p>-0.06469843491409297</text:p>
          </table:table-cell>
          <table:table-cell table:style-name="ce1" office:value-type="float" office:value="0.00609014936676824" calcext:value-type="float">
            <text:p>0,0060901494</text:p>
          </table:table-cell>
          <table:table-cell table:style-name="ce1" office:value-type="float" office:value="-0.00467367766907922" calcext:value-type="float">
            <text:p>-0,0046736777</text:p>
          </table:table-cell>
          <table:table-cell table:style-name="ce1" office:value-type="float" office:value="-0.019747727616628" calcext:value-type="float">
            <text:p>-0,0197477276</text:p>
          </table:table-cell>
          <table:table-cell table:style-name="ce1" office:value-type="float" office:value="-0.0584773088276582" calcext:value-type="float">
            <text:p>-0,0584773088</text:p>
          </table:table-cell>
          <table:table-cell table:style-name="ce1" office:value-type="float" office:value="0.00774559609579688" calcext:value-type="float">
            <text:p>0,00774559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07781206103577" calcext:value-type="float">
            <text:p>0,0050778121</text:p>
          </table:table-cell>
          <table:table-cell table:style-name="ce1" office:value-type="float" office:value="-0.00248404015565562" calcext:value-type="float">
            <text:p>-0,0024840402</text:p>
          </table:table-cell>
          <table:table-cell table:style-name="ce1" office:value-type="float" office:value="0.041971708101402" calcext:value-type="float">
            <text:p>0,0419717081</text:p>
          </table:table-cell>
          <table:table-cell table:style-name="ce1" office:value-type="float" office:value="0.487146615982056" calcext:value-type="float">
            <text:p>0,487146616</text:p>
          </table:table-cell>
          <table:table-cell table:number-columns-repeated="2" table:style-name="ce1" office:value-type="float" office:value="0.487147808074951" calcext:value-type="float">
            <text:p>0,4871478081</text:p>
          </table:table-cell>
          <table:table-cell table:style-name="ce1" office:value-type="float" office:value="-0.143555283546448" calcext:value-type="float">
            <text:p>-0,1435552835</text:p>
          </table:table-cell>
          <table:table-cell table:style-name="ce1" office:value-type="float" office:value="4.04391098022461" calcext:value-type="float">
            <text:p>4,0439109802</text:p>
          </table:table-cell>
          <table:table-cell table:style-name="ce1" office:value-type="float" office:value="-0.973812758922577" calcext:value-type="float">
            <text:p>-0,9738127589</text:p>
          </table:table-cell>
        </table:table-row>
        <table:table-row table:style-name="ro1">
          <table:table-cell table:style-name="ce1" office:value-type="string" calcext:value-type="string">
            <text:p>2.249145030975342</text:p>
          </table:table-cell>
          <table:table-cell table:style-name="ce1" office:value-type="string" calcext:value-type="string">
            <text:p>0.015700578689575195</text:p>
          </table:table-cell>
          <table:table-cell table:style-name="ce1" office:value-type="string" calcext:value-type="string">
            <text:p>66.68454313278198</text:p>
          </table:table-cell>
          <table:table-cell table:style-name="ce1" office:value-type="float" office:value="-0.0256606104530762" calcext:value-type="float">
            <text:p>-0,0256606105</text:p>
          </table:table-cell>
          <table:table-cell table:style-name="ce1" office:value-type="float" office:value="0.0180110891326618" calcext:value-type="float">
            <text:p>0,0180110891</text:p>
          </table:table-cell>
          <table:table-cell table:style-name="ce1" office:value-type="float" office:value="0.661920062553735" calcext:value-type="float">
            <text:p>0,6619200626</text:p>
          </table:table-cell>
          <table:table-cell table:style-name="ce1" office:value-type="float" office:value="0.00336740892071318" calcext:value-type="float">
            <text:p>0,0033674089</text:p>
          </table:table-cell>
          <table:table-cell table:number-columns-repeated="2" table:style-name="ce1" office:value-type="float" office:value="-0.00465761501024543" calcext:value-type="float">
            <text:p>-0,004657615</text:p>
          </table:table-cell>
          <table:table-cell table:style-name="ce1" office:value-type="float" office:value="-0.14405931532383" calcext:value-type="float">
            <text:p>-0,1440593153</text:p>
          </table:table-cell>
          <table:table-cell table:style-name="ce1" office:value-type="float" office:value="4.04347896575928" calcext:value-type="float">
            <text:p>4,0434789658</text:p>
          </table:table-cell>
          <table:table-cell table:style-name="ce1" office:value-type="float" office:value="-0.957306146621704" calcext:value-type="float">
            <text:p>-0,9573061466</text:p>
          </table:table-cell>
          <table:table-cell table:style-name="ce1" office:value-type="string" calcext:value-type="string">
            <text:p>0.003367408920713182</text:p>
          </table:table-cell>
          <table:table-cell table:style-name="ce1" office:value-type="string" calcext:value-type="string">
            <text:p>-0.004657615010245425</text:p>
          </table:table-cell>
          <table:table-cell table:style-name="ce1" office:value-type="string" calcext:value-type="string">
            <text:p>-0.06456057960621499</text:p>
          </table:table-cell>
          <table:table-cell table:style-name="ce1" office:value-type="float" office:value="0.00644815029550551" calcext:value-type="float">
            <text:p>0,0064481503</text:p>
          </table:table-cell>
          <table:table-cell table:style-name="ce1" office:value-type="float" office:value="-0.00455537903191591" calcext:value-type="float">
            <text:p>-0,004555379</text:p>
          </table:table-cell>
          <table:table-cell table:style-name="ce1" office:value-type="float" office:value="-0.0191291976699123" calcext:value-type="float">
            <text:p>-0,0191291977</text:p>
          </table:table-cell>
          <table:table-cell table:style-name="ce1" office:value-type="float" office:value="-0.0449885224419396" calcext:value-type="float">
            <text:p>-0,0449885224</text:p>
          </table:table-cell>
          <table:table-cell table:style-name="ce1" office:value-type="float" office:value="-0.00178366604240012" calcext:value-type="float">
            <text:p>-0,0017836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3820784573775" calcext:value-type="float">
            <text:p>0,0027382078</text:p>
          </table:table-cell>
          <table:table-cell table:style-name="ce1" office:value-type="float" office:value="0.000904825785539656" calcext:value-type="float">
            <text:p>0,0009048258</text:p>
          </table:table-cell>
          <table:table-cell table:style-name="ce1" office:value-type="float" office:value="0.022744722547891" calcext:value-type="float">
            <text:p>0,0227447225</text:p>
          </table:table-cell>
          <table:table-cell table:style-name="ce1" office:value-type="float" office:value="0.522971153259277" calcext:value-type="float">
            <text:p>0,5229711533</text:p>
          </table:table-cell>
          <table:table-cell table:style-name="ce1" office:value-type="float" office:value="0.522967576980591" calcext:value-type="float">
            <text:p>0,522967577</text:p>
          </table:table-cell>
          <table:table-cell table:style-name="ce1" office:value-type="float" office:value="0.522969961166382" calcext:value-type="float">
            <text:p>0,5229699612</text:p>
          </table:table-cell>
          <table:table-cell table:style-name="ce1" office:value-type="float" office:value="-0.14405931532383" calcext:value-type="float">
            <text:p>-0,1440593153</text:p>
          </table:table-cell>
          <table:table-cell table:style-name="ce1" office:value-type="float" office:value="4.04347896575928" calcext:value-type="float">
            <text:p>4,0434789658</text:p>
          </table:table-cell>
          <table:table-cell table:style-name="ce1" office:value-type="float" office:value="-0.957306146621704" calcext:value-type="float">
            <text:p>-0,9573061466</text:p>
          </table:table-cell>
        </table:table-row>
        <table:table-row table:style-name="ro1">
          <table:table-cell table:style-name="ce1" office:value-type="string" calcext:value-type="string">
            <text:p>2.2729175090789795</text:p>
          </table:table-cell>
          <table:table-cell table:style-name="ce1" office:value-type="string" calcext:value-type="string">
            <text:p>0.023772478103637695</text:p>
          </table:table-cell>
          <table:table-cell table:style-name="ce1" office:value-type="string" calcext:value-type="string">
            <text:p>67.22306966781616</text:p>
          </table:table-cell>
          <table:table-cell table:style-name="ce1" office:value-type="float" office:value="-0.0272977330885759" calcext:value-type="float">
            <text:p>-0,0272977331</text:p>
          </table:table-cell>
          <table:table-cell table:style-name="ce1" office:value-type="float" office:value="0.0185313457680613" calcext:value-type="float">
            <text:p>0,0185313458</text:p>
          </table:table-cell>
          <table:table-cell table:style-name="ce1" office:value-type="float" office:value="0.646122429105971" calcext:value-type="float">
            <text:p>0,6461224291</text:p>
          </table:table-cell>
          <table:table-cell table:style-name="ce1" office:value-type="float" office:value="0.00422691253351341" calcext:value-type="float">
            <text:p>0,0042269125</text:p>
          </table:table-cell>
          <table:table-cell table:number-columns-repeated="2" table:style-name="ce1" office:value-type="float" office:value="-0.00529666346752397" calcext:value-type="float">
            <text:p>-0,0052966635</text:p>
          </table:table-cell>
          <table:table-cell table:style-name="ce1" office:value-type="float" office:value="-0.144482403993607" calcext:value-type="float">
            <text:p>-0,144482404</text:p>
          </table:table-cell>
          <table:table-cell table:style-name="ce1" office:value-type="float" office:value="4.04282999038696" calcext:value-type="float">
            <text:p>4,0428299904</text:p>
          </table:table-cell>
          <table:table-cell table:style-name="ce1" office:value-type="float" office:value="-0.941114664077759" calcext:value-type="float">
            <text:p>-0,9411146641</text:p>
          </table:table-cell>
          <table:table-cell table:style-name="ce1" office:value-type="string" calcext:value-type="string">
            <text:p>0.0042269125335134055</text:p>
          </table:table-cell>
          <table:table-cell table:style-name="ce1" office:value-type="string" calcext:value-type="string">
            <text:p>-0.005296663467523972</text:p>
          </table:table-cell>
          <table:table-cell table:style-name="ce1" office:value-type="string" calcext:value-type="string">
            <text:p>-0.06454360271492314</text:p>
          </table:table-cell>
          <table:table-cell table:style-name="ce1" office:value-type="float" office:value="0.00641515261326905" calcext:value-type="float">
            <text:p>0,0064151526</text:p>
          </table:table-cell>
          <table:table-cell table:style-name="ce1" office:value-type="float" office:value="-0.00450277228316545" calcext:value-type="float">
            <text:p>-0,0045027723</text:p>
          </table:table-cell>
          <table:table-cell table:style-name="ce1" office:value-type="float" office:value="-0.0188198432527942" calcext:value-type="float">
            <text:p>-0,0188198433</text:p>
          </table:table-cell>
          <table:table-cell table:style-name="ce1" office:value-type="float" office:value="-0.0311730166329685" calcext:value-type="float">
            <text:p>-0,0311730166</text:p>
          </table:table-cell>
          <table:table-cell table:style-name="ce1" office:value-type="float" office:value="-0.0114808867866774" calcext:value-type="float">
            <text:p>-0,01148088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45156617913845" calcext:value-type="float">
            <text:p>-0,0002451566</text:p>
          </table:table-cell>
          <table:table-cell table:style-name="ce1" office:value-type="float" office:value="0.000390835628355956" calcext:value-type="float">
            <text:p>0,0003908356</text:p>
          </table:table-cell>
          <table:table-cell table:style-name="ce1" office:value-type="float" office:value="0.0110496215148442" calcext:value-type="float">
            <text:p>0,0110496215</text:p>
          </table:table-cell>
          <table:table-cell table:style-name="ce1" office:value-type="float" office:value="0.538393497467041" calcext:value-type="float">
            <text:p>0,5383934975</text:p>
          </table:table-cell>
          <table:table-cell table:style-name="ce1" office:value-type="float" office:value="0.538402795791626" calcext:value-type="float">
            <text:p>0,5384027958</text:p>
          </table:table-cell>
          <table:table-cell table:style-name="ce1" office:value-type="float" office:value="0.538400650024414" calcext:value-type="float">
            <text:p>0,53840065</text:p>
          </table:table-cell>
          <table:table-cell table:style-name="ce1" office:value-type="float" office:value="-0.144482403993607" calcext:value-type="float">
            <text:p>-0,144482404</text:p>
          </table:table-cell>
          <table:table-cell table:style-name="ce1" office:value-type="float" office:value="4.04282999038696" calcext:value-type="float">
            <text:p>4,0428299904</text:p>
          </table:table-cell>
          <table:table-cell table:style-name="ce1" office:value-type="float" office:value="-0.941114664077759" calcext:value-type="float">
            <text:p>-0,9411146641</text:p>
          </table:table-cell>
        </table:table-row>
        <table:table-row table:style-name="ro1">
          <table:table-cell table:style-name="ce1" office:value-type="string" calcext:value-type="string">
            <text:p>2.2860631942749023</text:p>
          </table:table-cell>
          <table:table-cell table:style-name="ce1" office:value-type="string" calcext:value-type="string">
            <text:p>0.013145685195922852</text:p>
          </table:table-cell>
          <table:table-cell table:style-name="ce1" office:value-type="string" calcext:value-type="string">
            <text:p>67.82512092590332</text:p>
          </table:table-cell>
          <table:table-cell table:style-name="ce1" office:value-type="float" office:value="-0.0289701451468396" calcext:value-type="float">
            <text:p>-0,0289701451</text:p>
          </table:table-cell>
          <table:table-cell table:style-name="ce1" office:value-type="float" office:value="0.0182200541179397" calcext:value-type="float">
            <text:p>0,0182200541</text:p>
          </table:table-cell>
          <table:table-cell table:style-name="ce1" office:value-type="float" office:value="0.629476728998585" calcext:value-type="float">
            <text:p>0,629476729</text:p>
          </table:table-cell>
          <table:table-cell table:style-name="ce1" office:value-type="float" office:value="0.00586697794212721" calcext:value-type="float">
            <text:p>0,0058669779</text:p>
          </table:table-cell>
          <table:table-cell table:number-columns-repeated="2" table:style-name="ce1" office:value-type="float" office:value="-0.00624345861909553" calcext:value-type="float">
            <text:p>-0,0062434586</text:p>
          </table:table-cell>
          <table:table-cell table:style-name="ce1" office:value-type="float" office:value="-0.144290342926979" calcext:value-type="float">
            <text:p>-0,1442903429</text:p>
          </table:table-cell>
          <table:table-cell table:style-name="ce1" office:value-type="float" office:value="4.04230308532715" calcext:value-type="float">
            <text:p>4,0423030853</text:p>
          </table:table-cell>
          <table:table-cell table:style-name="ce1" office:value-type="float" office:value="-0.924958825111389" calcext:value-type="float">
            <text:p>-0,9249588251</text:p>
          </table:table-cell>
          <table:table-cell table:style-name="ce1" office:value-type="string" calcext:value-type="string">
            <text:p>0.00586697794212721</text:p>
          </table:table-cell>
          <table:table-cell table:style-name="ce1" office:value-type="string" calcext:value-type="string">
            <text:p>-0.006243458619095535</text:p>
          </table:table-cell>
          <table:table-cell table:style-name="ce1" office:value-type="string" calcext:value-type="string">
            <text:p>-0.06334613394935208</text:p>
          </table:table-cell>
          <table:table-cell table:style-name="ce1" office:value-type="float" office:value="0.00682443327214396" calcext:value-type="float">
            <text:p>0,0068244333</text:p>
          </table:table-cell>
          <table:table-cell table:style-name="ce1" office:value-type="float" office:value="-0.00463283644201533" calcext:value-type="float">
            <text:p>-0,0046328364</text:p>
          </table:table-cell>
          <table:table-cell table:style-name="ce1" office:value-type="float" office:value="-0.0179983663135105" calcext:value-type="float">
            <text:p>-0,0179983663</text:p>
          </table:table-cell>
          <table:table-cell table:style-name="ce1" office:value-type="float" office:value="-0.0146435172966048" calcext:value-type="float">
            <text:p>-0,0146435173</text:p>
          </table:table-cell>
          <table:table-cell table:style-name="ce1" office:value-type="float" office:value="-0.022702036061754" calcext:value-type="float">
            <text:p>-0,02270203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036352298234" calcext:value-type="float">
            <text:p>0,0027036352</text:p>
          </table:table-cell>
          <table:table-cell table:style-name="ce1" office:value-type="float" office:value="-0.000859186110297136" calcext:value-type="float">
            <text:p>-0,0008591861</text:p>
          </table:table-cell>
          <table:table-cell table:style-name="ce1" office:value-type="float" office:value="0.0260892945663353" calcext:value-type="float">
            <text:p>0,0260892946</text:p>
          </table:table-cell>
          <table:table-cell table:style-name="ce1" office:value-type="float" office:value="0.605526447296143" calcext:value-type="float">
            <text:p>0,6055264473</text:p>
          </table:table-cell>
          <table:table-cell table:style-name="ce1" office:value-type="float" office:value="0.605522632598877" calcext:value-type="float">
            <text:p>0,6055226326</text:p>
          </table:table-cell>
          <table:table-cell table:style-name="ce1" office:value-type="float" office:value="0.605521678924561" calcext:value-type="float">
            <text:p>0,6055216789</text:p>
          </table:table-cell>
          <table:table-cell table:style-name="ce1" office:value-type="float" office:value="-0.144290342926979" calcext:value-type="float">
            <text:p>-0,1442903429</text:p>
          </table:table-cell>
          <table:table-cell table:style-name="ce1" office:value-type="float" office:value="4.04230308532715" calcext:value-type="float">
            <text:p>4,0423030853</text:p>
          </table:table-cell>
          <table:table-cell table:style-name="ce1" office:value-type="float" office:value="-0.924958825111389" calcext:value-type="float">
            <text:p>-0,9249588251</text:p>
          </table:table-cell>
        </table:table-row>
        <table:table-row table:style-name="ro1">
          <table:table-cell table:style-name="ce1" office:value-type="string" calcext:value-type="string">
            <text:p>2.3001673221588135</text:p>
          </table:table-cell>
          <table:table-cell table:style-name="ce1" office:value-type="string" calcext:value-type="string">
            <text:p>0.014104127883911133</text:p>
          </table:table-cell>
          <table:table-cell table:style-name="ce1" office:value-type="string" calcext:value-type="string">
            <text:p>68.36637115478516</text:p>
          </table:table-cell>
          <table:table-cell table:style-name="ce1" office:value-type="float" office:value="-0.0300511103497105" calcext:value-type="float">
            <text:p>-0,0300511103</text:p>
          </table:table-cell>
          <table:table-cell table:style-name="ce1" office:value-type="float" office:value="0.0179596871747003" calcext:value-type="float">
            <text:p>0,0179596872</text:p>
          </table:table-cell>
          <table:table-cell table:style-name="ce1" office:value-type="float" office:value="0.61339153404589" calcext:value-type="float">
            <text:p>0,613391534</text:p>
          </table:table-cell>
          <table:table-cell table:style-name="ce1" office:value-type="float" office:value="0.00738574023938837" calcext:value-type="float">
            <text:p>0,0073857402</text:p>
          </table:table-cell>
          <table:table-cell table:number-columns-repeated="2" table:style-name="ce1" office:value-type="float" office:value="-0.00681552442522737" calcext:value-type="float">
            <text:p>-0,0068155244</text:p>
          </table:table-cell>
          <table:table-cell table:style-name="ce1" office:value-type="float" office:value="-0.143763110041618" calcext:value-type="float">
            <text:p>-0,14376311</text:p>
          </table:table-cell>
          <table:table-cell table:style-name="ce1" office:value-type="float" office:value="4.04163932800293" calcext:value-type="float">
            <text:p>4,041639328</text:p>
          </table:table-cell>
          <table:table-cell table:style-name="ce1" office:value-type="float" office:value="-0.908904075622559" calcext:value-type="float">
            <text:p>-0,9089040756</text:p>
          </table:table-cell>
          <table:table-cell table:style-name="ce1" office:value-type="string" calcext:value-type="string">
            <text:p>0.007385740239388374</text:p>
          </table:table-cell>
          <table:table-cell table:style-name="ce1" office:value-type="string" calcext:value-type="string">
            <text:p>-0.006815524425227367</text:p>
          </table:table-cell>
          <table:table-cell table:style-name="ce1" office:value-type="string" calcext:value-type="string">
            <text:p>-0.0623589233493911</text:p>
          </table:table-cell>
          <table:table-cell table:style-name="ce1" office:value-type="float" office:value="0.00724253628670991" calcext:value-type="float">
            <text:p>0,0072425363</text:p>
          </table:table-cell>
          <table:table-cell table:style-name="ce1" office:value-type="float" office:value="-0.00455501352948493" calcext:value-type="float">
            <text:p>-0,0045550135</text:p>
          </table:table-cell>
          <table:table-cell table:style-name="ce1" office:value-type="float" office:value="-0.0171327899079264" calcext:value-type="float">
            <text:p>-0,0171327899</text:p>
          </table:table-cell>
          <table:table-cell table:style-name="ce1" office:value-type="float" office:value="0.000935040281459826" calcext:value-type="float">
            <text:p>0,0009350403</text:p>
          </table:table-cell>
          <table:table-cell table:style-name="ce1" office:value-type="float" office:value="-0.0324997573239473" calcext:value-type="float">
            <text:p>-0,03249975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11004531905102" calcext:value-type="float">
            <text:p>0,0031100453</text:p>
          </table:table-cell>
          <table:table-cell table:style-name="ce1" office:value-type="float" office:value="0.000578884677354918" calcext:value-type="float">
            <text:p>0,0005788847</text:p>
          </table:table-cell>
          <table:table-cell table:style-name="ce1" office:value-type="float" office:value="0.0309546623414117" calcext:value-type="float">
            <text:p>0,0309546623</text:p>
          </table:table-cell>
          <table:table-cell table:style-name="ce1" office:value-type="float" office:value="0.537745237350464" calcext:value-type="float">
            <text:p>0,5377452374</text:p>
          </table:table-cell>
          <table:table-cell table:style-name="ce1" office:value-type="float" office:value="0.537743806838989" calcext:value-type="float">
            <text:p>0,5377438068</text:p>
          </table:table-cell>
          <table:table-cell table:style-name="ce1" office:value-type="float" office:value="0.537744522094727" calcext:value-type="float">
            <text:p>0,5377445221</text:p>
          </table:table-cell>
          <table:table-cell table:style-name="ce1" office:value-type="float" office:value="-0.143763110041618" calcext:value-type="float">
            <text:p>-0,14376311</text:p>
          </table:table-cell>
          <table:table-cell table:style-name="ce1" office:value-type="float" office:value="4.04163932800293" calcext:value-type="float">
            <text:p>4,041639328</text:p>
          </table:table-cell>
          <table:table-cell table:style-name="ce1" office:value-type="float" office:value="-0.908904075622559" calcext:value-type="float">
            <text:p>-0,9089040756</text:p>
          </table:table-cell>
        </table:table-row>
        <table:table-row table:style-name="ro1">
          <table:table-cell table:style-name="ce1" office:value-type="string" calcext:value-type="string">
            <text:p>2.314101219177246</text:p>
          </table:table-cell>
          <table:table-cell table:style-name="ce1" office:value-type="string" calcext:value-type="string">
            <text:p>0.013933897018432617</text:p>
          </table:table-cell>
          <table:table-cell table:style-name="ce1" office:value-type="string" calcext:value-type="string">
            <text:p>68.87621307373047</text:p>
          </table:table-cell>
          <table:table-cell table:style-name="ce1" office:value-type="float" office:value="-0.0299125879465453" calcext:value-type="float">
            <text:p>-0,0299125879</text:p>
          </table:table-cell>
          <table:table-cell table:style-name="ce1" office:value-type="float" office:value="0.0173838447296509" calcext:value-type="float">
            <text:p>0,0173838447</text:p>
          </table:table-cell>
          <table:table-cell table:style-name="ce1" office:value-type="float" office:value="0.598909451637739" calcext:value-type="float">
            <text:p>0,5989094516</text:p>
          </table:table-cell>
          <table:table-cell table:style-name="ce1" office:value-type="float" office:value="0.00870374077959673" calcext:value-type="float">
            <text:p>0,0087037408</text:p>
          </table:table-cell>
          <table:table-cell table:number-columns-repeated="2" table:style-name="ce1" office:value-type="float" office:value="-0.00739310597378281" calcext:value-type="float">
            <text:p>-0,007393106</text:p>
          </table:table-cell>
          <table:table-cell table:style-name="ce1" office:value-type="float" office:value="-0.142976999282837" calcext:value-type="float">
            <text:p>-0,1429769993</text:p>
          </table:table-cell>
          <table:table-cell table:style-name="ce1" office:value-type="float" office:value="4.04056787490845" calcext:value-type="float">
            <text:p>4,0405678749</text:p>
          </table:table-cell>
          <table:table-cell table:style-name="ce1" office:value-type="float" office:value="-0.89312881231308" calcext:value-type="float">
            <text:p>-0,8931288123</text:p>
          </table:table-cell>
          <table:table-cell table:style-name="ce1" office:value-type="string" calcext:value-type="string">
            <text:p>0.008703740779596732</text:p>
          </table:table-cell>
          <table:table-cell table:style-name="ce1" office:value-type="string" calcext:value-type="string">
            <text:p>-0.007393105973782814</text:p>
          </table:table-cell>
          <table:table-cell table:style-name="ce1" office:value-type="string" calcext:value-type="string">
            <text:p>-0.06150763161354384</text:p>
          </table:table-cell>
          <table:table-cell table:style-name="ce1" office:value-type="float" office:value="0.00751277758742763" calcext:value-type="float">
            <text:p>0,0075127776</text:p>
          </table:table-cell>
          <table:table-cell table:style-name="ce1" office:value-type="float" office:value="-0.00448992179367507" calcext:value-type="float">
            <text:p>-0,0044899218</text:p>
          </table:table-cell>
          <table:table-cell table:style-name="ce1" office:value-type="float" office:value="-0.0162963597703863" calcext:value-type="float">
            <text:p>-0,0162963598</text:p>
          </table:table-cell>
          <table:table-cell table:style-name="ce1" office:value-type="float" office:value="0.0162565566613984" calcext:value-type="float">
            <text:p>0,0162565567</text:p>
          </table:table-cell>
          <table:table-cell table:style-name="ce1" office:value-type="float" office:value="-0.0416564443352159" calcext:value-type="float">
            <text:p>-0,04165644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1201690348485" calcext:value-type="float">
            <text:p>0,002120169</text:p>
          </table:table-cell>
          <table:table-cell table:style-name="ce1" office:value-type="float" office:value="0.000510676934294959" calcext:value-type="float">
            <text:p>0,0005106769</text:p>
          </table:table-cell>
          <table:table-cell table:style-name="ce1" office:value-type="float" office:value="0.0315491262736985" calcext:value-type="float">
            <text:p>0,0315491263</text:p>
          </table:table-cell>
          <table:table-cell table:style-name="ce1" office:value-type="float" office:value="0.509848594665527" calcext:value-type="float">
            <text:p>0,5098485947</text:p>
          </table:table-cell>
          <table:table-cell table:style-name="ce1" office:value-type="float" office:value="0.509846687316895" calcext:value-type="float">
            <text:p>0,5098466873</text:p>
          </table:table-cell>
          <table:table-cell table:style-name="ce1" office:value-type="float" office:value="0.509845972061157" calcext:value-type="float">
            <text:p>0,5098459721</text:p>
          </table:table-cell>
          <table:table-cell table:style-name="ce1" office:value-type="float" office:value="-0.142976999282837" calcext:value-type="float">
            <text:p>-0,1429769993</text:p>
          </table:table-cell>
          <table:table-cell table:style-name="ce1" office:value-type="float" office:value="4.04056787490845" calcext:value-type="float">
            <text:p>4,0405678749</text:p>
          </table:table-cell>
          <table:table-cell table:style-name="ce1" office:value-type="float" office:value="-0.89312881231308" calcext:value-type="float">
            <text:p>-0,8931288123</text:p>
          </table:table-cell>
        </table:table-row>
        <table:table-row table:style-name="ro1">
          <table:table-cell table:style-name="ce1" office:value-type="string" calcext:value-type="string">
            <text:p>2.334096670150757</text:p>
          </table:table-cell>
          <table:table-cell table:style-name="ce1" office:value-type="string" calcext:value-type="string">
            <text:p>0.019995450973510742</text:p>
          </table:table-cell>
          <table:table-cell table:style-name="ce1" office:value-type="string" calcext:value-type="string">
            <text:p>69.40368986129761</text:p>
          </table:table-cell>
          <table:table-cell table:style-name="ce1" office:value-type="float" office:value="-0.0298624857261283" calcext:value-type="float">
            <text:p>-0,0298624857</text:p>
          </table:table-cell>
          <table:table-cell table:style-name="ce1" office:value-type="float" office:value="0.0176597258829178" calcext:value-type="float">
            <text:p>0,0176597259</text:p>
          </table:table-cell>
          <table:table-cell table:style-name="ce1" office:value-type="float" office:value="0.589629960648807" calcext:value-type="float">
            <text:p>0,5896299606</text:p>
          </table:table-cell>
          <table:table-cell table:style-name="ce1" office:value-type="float" office:value="0.00971409618363331" calcext:value-type="float">
            <text:p>0,0097140962</text:p>
          </table:table-cell>
          <table:table-cell table:number-columns-repeated="2" table:style-name="ce1" office:value-type="float" office:value="-0.00787654675377836" calcext:value-type="float">
            <text:p>-0,0078765468</text:p>
          </table:table-cell>
          <table:table-cell table:style-name="ce1" office:value-type="float" office:value="-0.141866564750671" calcext:value-type="float">
            <text:p>-0,1418665648</text:p>
          </table:table-cell>
          <table:table-cell table:style-name="ce1" office:value-type="float" office:value="4.03911733627319" calcext:value-type="float">
            <text:p>4,0391173363</text:p>
          </table:table-cell>
          <table:table-cell table:style-name="ce1" office:value-type="float" office:value="-0.877525508403778" calcext:value-type="float">
            <text:p>-0,8775255084</text:p>
          </table:table-cell>
          <table:table-cell table:style-name="ce1" office:value-type="string" calcext:value-type="string">
            <text:p>0.009714096183633307</text:p>
          </table:table-cell>
          <table:table-cell table:style-name="ce1" office:value-type="string" calcext:value-type="string">
            <text:p>-0.00787654675377836</text:p>
          </table:table-cell>
          <table:table-cell table:style-name="ce1" office:value-type="string" calcext:value-type="string">
            <text:p>-0.06085696560600146</text:p>
          </table:table-cell>
          <table:table-cell table:style-name="ce1" office:value-type="float" office:value="0.00747814698663632" calcext:value-type="float">
            <text:p>0,007478147</text:p>
          </table:table-cell>
          <table:table-cell table:style-name="ce1" office:value-type="float" office:value="-0.00434596118241273" calcext:value-type="float">
            <text:p>-0,0043459612</text:p>
          </table:table-cell>
          <table:table-cell table:style-name="ce1" office:value-type="float" office:value="-0.0155432914851624" calcext:value-type="float">
            <text:p>-0,0155432915</text:p>
          </table:table-cell>
          <table:table-cell table:style-name="ce1" office:value-type="float" office:value="0.0320359149290863" calcext:value-type="float">
            <text:p>0,0320359149</text:p>
          </table:table-cell>
          <table:table-cell table:style-name="ce1" office:value-type="float" office:value="-0.0508267939548798" calcext:value-type="float">
            <text:p>-0,0508267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62593921562184" calcext:value-type="float">
            <text:p>-0,0002625939</text:p>
          </table:table-cell>
          <table:table-cell table:style-name="ce1" office:value-type="float" office:value="0.0010916002190381" calcext:value-type="float">
            <text:p>0,0010916002</text:p>
          </table:table-cell>
          <table:table-cell table:style-name="ce1" office:value-type="float" office:value="0.0274530351664384" calcext:value-type="float">
            <text:p>0,0274530352</text:p>
          </table:table-cell>
          <table:table-cell table:style-name="ce1" office:value-type="float" office:value="0.527515649795532" calcext:value-type="float">
            <text:p>0,5275156498</text:p>
          </table:table-cell>
          <table:table-cell table:style-name="ce1" office:value-type="float" office:value="0.527521371841431" calcext:value-type="float">
            <text:p>0,5275213718</text:p>
          </table:table-cell>
          <table:table-cell table:style-name="ce1" office:value-type="float" office:value="0.527522087097168" calcext:value-type="float">
            <text:p>0,5275220871</text:p>
          </table:table-cell>
          <table:table-cell table:style-name="ce1" office:value-type="float" office:value="-0.141866564750671" calcext:value-type="float">
            <text:p>-0,1418665648</text:p>
          </table:table-cell>
          <table:table-cell table:style-name="ce1" office:value-type="float" office:value="4.03911733627319" calcext:value-type="float">
            <text:p>4,0391173363</text:p>
          </table:table-cell>
          <table:table-cell table:style-name="ce1" office:value-type="float" office:value="-0.877525508403778" calcext:value-type="float">
            <text:p>-0,8775255084</text:p>
          </table:table-cell>
        </table:table-row>
        <table:table-row table:style-name="ro1">
          <table:table-cell table:style-name="ce1" office:value-type="string" calcext:value-type="string">
            <text:p>2.3564422130584717</text:p>
          </table:table-cell>
          <table:table-cell table:style-name="ce1" office:value-type="string" calcext:value-type="string">
            <text:p>0.022345542907714844</text:p>
          </table:table-cell>
          <table:table-cell table:style-name="ce1" office:value-type="string" calcext:value-type="string">
            <text:p>69.93888401985168</text:p>
          </table:table-cell>
          <table:table-cell table:style-name="ce1" office:value-type="float" office:value="-0.0300510275281138" calcext:value-type="float">
            <text:p>-0,0300510275</text:p>
          </table:table-cell>
          <table:table-cell table:style-name="ce1" office:value-type="float" office:value="0.0163685813845124" calcext:value-type="float">
            <text:p>0,0163685814</text:p>
          </table:table-cell>
          <table:table-cell table:style-name="ce1" office:value-type="float" office:value="0.578286463831678" calcext:value-type="float">
            <text:p>0,5782864638</text:p>
          </table:table-cell>
          <table:table-cell table:style-name="ce1" office:value-type="float" office:value="0.0108247323468966" calcext:value-type="float">
            <text:p>0,0108247323</text:p>
          </table:table-cell>
          <table:table-cell table:number-columns-repeated="2" table:style-name="ce1" office:value-type="float" office:value="-0.00864739219774722" calcext:value-type="float">
            <text:p>-0,0086473922</text:p>
          </table:table-cell>
          <table:table-cell table:style-name="ce1" office:value-type="float" office:value="-0.140072137117386" calcext:value-type="float">
            <text:p>-0,1400721371</text:p>
          </table:table-cell>
          <table:table-cell table:style-name="ce1" office:value-type="float" office:value="4.03784704208374" calcext:value-type="float">
            <text:p>4,0378470421</text:p>
          </table:table-cell>
          <table:table-cell table:style-name="ce1" office:value-type="float" office:value="-0.862129211425781" calcext:value-type="float">
            <text:p>-0,8621292114</text:p>
          </table:table-cell>
          <table:table-cell table:style-name="ce1" office:value-type="string" calcext:value-type="string">
            <text:p>0.010824732346896557</text:p>
          </table:table-cell>
          <table:table-cell table:style-name="ce1" office:value-type="string" calcext:value-type="string">
            <text:p>-0.008647392197747223</text:p>
          </table:table-cell>
          <table:table-cell table:style-name="ce1" office:value-type="string" calcext:value-type="string">
            <text:p>-0.06062736176355236</text:p>
          </table:table-cell>
          <table:table-cell table:style-name="ce1" office:value-type="float" office:value="0.00746562143153206" calcext:value-type="float">
            <text:p>0,0074656214</text:p>
          </table:table-cell>
          <table:table-cell table:style-name="ce1" office:value-type="float" office:value="-0.00441493147072946" calcext:value-type="float">
            <text:p>-0,0044149315</text:p>
          </table:table-cell>
          <table:table-cell table:style-name="ce1" office:value-type="float" office:value="-0.015060757953738" calcext:value-type="float">
            <text:p>-0,015060758</text:p>
          </table:table-cell>
          <table:table-cell table:style-name="ce1" office:value-type="float" office:value="0.0480207273266384" calcext:value-type="float">
            <text:p>0,0480207273</text:p>
          </table:table-cell>
          <table:table-cell table:style-name="ce1" office:value-type="float" office:value="-0.0602796539418537" calcext:value-type="float">
            <text:p>-0,06027965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935999000075951" calcext:value-type="float">
            <text:p>-9,35999000075951E-05</text:p>
          </table:table-cell>
          <table:table-cell table:style-name="ce1" office:value-type="float" office:value="-0.000515398043520236" calcext:value-type="float">
            <text:p>-0,000515398</text:p>
          </table:table-cell>
          <table:table-cell table:style-name="ce1" office:value-type="float" office:value="0.0173358476074252" calcext:value-type="float">
            <text:p>0,0173358476</text:p>
          </table:table-cell>
          <table:table-cell table:style-name="ce1" office:value-type="float" office:value="0.535280704498291" calcext:value-type="float">
            <text:p>0,5352807045</text:p>
          </table:table-cell>
          <table:table-cell table:style-name="ce1" office:value-type="float" office:value="0.535277843475342" calcext:value-type="float">
            <text:p>0,5352778435</text:p>
          </table:table-cell>
          <table:table-cell table:style-name="ce1" office:value-type="float" office:value="0.535277605056763" calcext:value-type="float">
            <text:p>0,5352776051</text:p>
          </table:table-cell>
          <table:table-cell table:style-name="ce1" office:value-type="float" office:value="-0.140072137117386" calcext:value-type="float">
            <text:p>-0,1400721371</text:p>
          </table:table-cell>
          <table:table-cell table:style-name="ce1" office:value-type="float" office:value="4.03784704208374" calcext:value-type="float">
            <text:p>4,0378470421</text:p>
          </table:table-cell>
          <table:table-cell table:style-name="ce1" office:value-type="float" office:value="-0.862129211425781" calcext:value-type="float">
            <text:p>-0,8621292114</text:p>
          </table:table-cell>
        </table:table-row>
        <table:table-row table:style-name="ro1">
          <table:table-cell table:style-name="ce1" office:value-type="string" calcext:value-type="string">
            <text:p>2.3812246322631836</text:p>
          </table:table-cell>
          <table:table-cell table:style-name="ce1" office:value-type="string" calcext:value-type="string">
            <text:p>0.024782419204711914</text:p>
          </table:table-cell>
          <table:table-cell table:style-name="ce1" office:value-type="string" calcext:value-type="string">
            <text:p>70.59735417366028</text:p>
          </table:table-cell>
          <table:table-cell table:style-name="ce1" office:value-type="float" office:value="-0.0282727108986611" calcext:value-type="float">
            <text:p>-0,0282727109</text:p>
          </table:table-cell>
          <table:table-cell table:style-name="ce1" office:value-type="float" office:value="0.0144686976542558" calcext:value-type="float">
            <text:p>0,0144686977</text:p>
          </table:table-cell>
          <table:table-cell table:style-name="ce1" office:value-type="float" office:value="0.556159261568093" calcext:value-type="float">
            <text:p>0,5561592616</text:p>
          </table:table-cell>
          <table:table-cell table:style-name="ce1" office:value-type="float" office:value="0.0122665134357716" calcext:value-type="float">
            <text:p>0,0122665134</text:p>
          </table:table-cell>
          <table:table-cell table:number-columns-repeated="2" table:style-name="ce1" office:value-type="float" office:value="-0.00901717955849114" calcext:value-type="float">
            <text:p>-0,0090171796</text:p>
          </table:table-cell>
          <table:table-cell table:style-name="ce1" office:value-type="float" office:value="-0.138076841831207" calcext:value-type="float">
            <text:p>-0,1380768418</text:p>
          </table:table-cell>
          <table:table-cell table:style-name="ce1" office:value-type="float" office:value="4.03641605377197" calcext:value-type="float">
            <text:p>4,0364160538</text:p>
          </table:table-cell>
          <table:table-cell table:style-name="ce1" office:value-type="float" office:value="-0.846743226051331" calcext:value-type="float">
            <text:p>-0,8467432261</text:p>
          </table:table-cell>
          <table:table-cell table:style-name="ce1" office:value-type="string" calcext:value-type="string">
            <text:p>0.012266513435771636</text:p>
          </table:table-cell>
          <table:table-cell table:style-name="ce1" office:value-type="string" calcext:value-type="string">
            <text:p>-0.009017179558491135</text:p>
          </table:table-cell>
          <table:table-cell table:style-name="ce1" office:value-type="string" calcext:value-type="string">
            <text:p>-0.060040221951346735</text:p>
          </table:table-cell>
          <table:table-cell table:style-name="ce1" office:value-type="float" office:value="0.00751275688202845" calcext:value-type="float">
            <text:p>0,0075127569</text:p>
          </table:table-cell>
          <table:table-cell table:style-name="ce1" office:value-type="float" office:value="-0.00409214534612809" calcext:value-type="float">
            <text:p>-0,0040921453</text:p>
          </table:table-cell>
          <table:table-cell table:style-name="ce1" office:value-type="float" office:value="-0.0144708961192472" calcext:value-type="float">
            <text:p>-0,0144708961</text:p>
          </table:table-cell>
          <table:table-cell table:style-name="ce1" office:value-type="float" office:value="0.0678085466807543" calcext:value-type="float">
            <text:p>0,0678085467</text:p>
          </table:table-cell>
          <table:table-cell table:style-name="ce1" office:value-type="float" office:value="-0.0710579230746291" calcext:value-type="float">
            <text:p>-0,07105792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286331443615542" calcext:value-type="float">
            <text:p>0,0002863314</text:p>
          </table:table-cell>
          <table:table-cell table:style-name="ce1" office:value-type="float" office:value="0.0019608161144398" calcext:value-type="float">
            <text:p>0,0019608161</text:p>
          </table:table-cell>
          <table:table-cell table:style-name="ce1" office:value-type="float" office:value="0.0172269667160206" calcext:value-type="float">
            <text:p>0,0172269667</text:p>
          </table:table-cell>
          <table:table-cell table:style-name="ce1" office:value-type="float" office:value="0.658473968505859" calcext:value-type="float">
            <text:p>0,6584739685</text:p>
          </table:table-cell>
          <table:table-cell table:style-name="ce1" office:value-type="float" office:value="0.658473014831543" calcext:value-type="float">
            <text:p>0,6584730148</text:p>
          </table:table-cell>
          <table:table-cell table:style-name="ce1" office:value-type="float" office:value="0.658473253250122" calcext:value-type="float">
            <text:p>0,6584732533</text:p>
          </table:table-cell>
          <table:table-cell table:style-name="ce1" office:value-type="float" office:value="-0.138076841831207" calcext:value-type="float">
            <text:p>-0,1380768418</text:p>
          </table:table-cell>
          <table:table-cell table:style-name="ce1" office:value-type="float" office:value="4.03641605377197" calcext:value-type="float">
            <text:p>4,0364160538</text:p>
          </table:table-cell>
          <table:table-cell table:style-name="ce1" office:value-type="float" office:value="-0.846743226051331" calcext:value-type="float">
            <text:p>-0,8467432261</text:p>
          </table:table-cell>
        </table:table-row>
        <table:table-row table:style-name="ro1">
          <table:table-cell table:style-name="ce1" office:value-type="string" calcext:value-type="string">
            <text:p>2.409727096557617</text:p>
          </table:table-cell>
          <table:table-cell table:style-name="ce1" office:value-type="string" calcext:value-type="string">
            <text:p>0.028502464294433594</text:p>
          </table:table-cell>
          <table:table-cell table:style-name="ce1" office:value-type="string" calcext:value-type="string">
            <text:p>71.11244869232178</text:p>
          </table:table-cell>
          <table:table-cell table:style-name="ce1" office:value-type="float" office:value="-0.0281921777598284" calcext:value-type="float">
            <text:p>-0,0281921778</text:p>
          </table:table-cell>
          <table:table-cell table:style-name="ce1" office:value-type="float" office:value="0.0138021065144984" calcext:value-type="float">
            <text:p>0,0138021065</text:p>
          </table:table-cell>
          <table:table-cell table:style-name="ce1" office:value-type="float" office:value="0.546686653001809" calcext:value-type="float">
            <text:p>0,546686653</text:p>
          </table:table-cell>
          <table:table-cell table:style-name="ce1" office:value-type="float" office:value="0.0127476829308892" calcext:value-type="float">
            <text:p>0,0127476829</text:p>
          </table:table-cell>
          <table:table-cell table:number-columns-repeated="2" table:style-name="ce1" office:value-type="float" office:value="-0.00902059862288078" calcext:value-type="float">
            <text:p>-0,0090205986</text:p>
          </table:table-cell>
          <table:table-cell table:style-name="ce1" office:value-type="float" office:value="-0.136064633727074" calcext:value-type="float">
            <text:p>-0,1360646337</text:p>
          </table:table-cell>
          <table:table-cell table:style-name="ce1" office:value-type="float" office:value="4.03468418121338" calcext:value-type="float">
            <text:p>4,0346841812</text:p>
          </table:table-cell>
          <table:table-cell table:style-name="ce1" office:value-type="float" office:value="-0.831553161144257" calcext:value-type="float">
            <text:p>-0,8315531611</text:p>
          </table:table-cell>
          <table:table-cell table:style-name="ce1" office:value-type="string" calcext:value-type="string">
            <text:p>0.012747682930889247</text:p>
          </table:table-cell>
          <table:table-cell table:style-name="ce1" office:value-type="string" calcext:value-type="string">
            <text:p>-0.009020598622880776</text:p>
          </table:table-cell>
          <table:table-cell table:style-name="ce1" office:value-type="string" calcext:value-type="string">
            <text:p>-0.05824614678266511</text:p>
          </table:table-cell>
          <table:table-cell table:style-name="ce1" office:value-type="float" office:value="0.00706817772466528" calcext:value-type="float">
            <text:p>0,0070681777</text:p>
          </table:table-cell>
          <table:table-cell table:style-name="ce1" office:value-type="float" office:value="-0.00361717441356396" calcext:value-type="float">
            <text:p>-0,0036171744</text:p>
          </table:table-cell>
          <table:table-cell table:style-name="ce1" office:value-type="float" office:value="-0.0133202816015408" calcext:value-type="float">
            <text:p>-0,0133202816</text:p>
          </table:table-cell>
          <table:table-cell table:style-name="ce1" office:value-type="float" office:value="0.0823690159817089" calcext:value-type="float">
            <text:p>0,082369016</text:p>
          </table:table-cell>
          <table:table-cell table:style-name="ce1" office:value-type="float" office:value="-0.0785093073340039" calcext:value-type="float">
            <text:p>-0,07850930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4530364998263" calcext:value-type="float">
            <text:p>-0,0034530365</text:p>
          </table:table-cell>
          <table:table-cell table:style-name="ce1" office:value-type="float" office:value="0.00368909216253837" calcext:value-type="float">
            <text:p>0,0036890922</text:p>
          </table:table-cell>
          <table:table-cell table:style-name="ce1" office:value-type="float" office:value="0.042965392755029" calcext:value-type="float">
            <text:p>0,0429653928</text:p>
          </table:table-cell>
          <table:table-cell table:style-name="ce1" office:value-type="float" office:value="0.515000820159912" calcext:value-type="float">
            <text:p>0,5150008202</text:p>
          </table:table-cell>
          <table:table-cell table:style-name="ce1" office:value-type="float" office:value="0.515000343322754" calcext:value-type="float">
            <text:p>0,5150003433</text:p>
          </table:table-cell>
          <table:table-cell table:style-name="ce1" office:value-type="float" office:value="0.515000581741333" calcext:value-type="float">
            <text:p>0,5150005817</text:p>
          </table:table-cell>
          <table:table-cell table:style-name="ce1" office:value-type="float" office:value="-0.136064633727074" calcext:value-type="float">
            <text:p>-0,1360646337</text:p>
          </table:table-cell>
          <table:table-cell table:style-name="ce1" office:value-type="float" office:value="4.03468418121338" calcext:value-type="float">
            <text:p>4,0346841812</text:p>
          </table:table-cell>
          <table:table-cell table:style-name="ce1" office:value-type="float" office:value="-0.831553161144257" calcext:value-type="float">
            <text:p>-0,8315531611</text:p>
          </table:table-cell>
        </table:table-row>
        <table:table-row table:style-name="ro1">
          <table:table-cell table:style-name="ce1" office:value-type="string" calcext:value-type="string">
            <text:p>2.42307186126709</text:p>
          </table:table-cell>
          <table:table-cell table:style-name="ce1" office:value-type="string" calcext:value-type="string">
            <text:p>0.013344764709472656</text:p>
          </table:table-cell>
          <table:table-cell table:style-name="ce1" office:value-type="string" calcext:value-type="string">
            <text:p>71.79957342147827</text:p>
          </table:table-cell>
          <table:table-cell table:style-name="ce1" office:value-type="float" office:value="-0.0260647416379257" calcext:value-type="float">
            <text:p>-0,0260647416</text:p>
          </table:table-cell>
          <table:table-cell table:style-name="ce1" office:value-type="float" office:value="0.0103434569225359" calcext:value-type="float">
            <text:p>0,0103434569</text:p>
          </table:table-cell>
          <table:table-cell table:style-name="ce1" office:value-type="float" office:value="0.532194487842513" calcext:value-type="float">
            <text:p>0,5321944878</text:p>
          </table:table-cell>
          <table:table-cell table:style-name="ce1" office:value-type="float" office:value="0.0141669737326003" calcext:value-type="float">
            <text:p>0,0141669737</text:p>
          </table:table-cell>
          <table:table-cell table:number-columns-repeated="2" table:style-name="ce1" office:value-type="float" office:value="-0.00958579882408619" calcext:value-type="float">
            <text:p>-0,0095857988</text:p>
          </table:table-cell>
          <table:table-cell table:style-name="ce1" office:value-type="float" office:value="-0.134029135107994" calcext:value-type="float">
            <text:p>-0,1340291351</text:p>
          </table:table-cell>
          <table:table-cell table:style-name="ce1" office:value-type="float" office:value="4.03202676773071" calcext:value-type="float">
            <text:p>4,0320267677</text:p>
          </table:table-cell>
          <table:table-cell table:style-name="ce1" office:value-type="float" office:value="-0.816680610179901" calcext:value-type="float">
            <text:p>-0,8166806102</text:p>
          </table:table-cell>
          <table:table-cell table:style-name="ce1" office:value-type="string" calcext:value-type="string">
            <text:p>0.014166973732600325</text:p>
          </table:table-cell>
          <table:table-cell table:style-name="ce1" office:value-type="string" calcext:value-type="string">
            <text:p>-0.009585798824086186</text:p>
          </table:table-cell>
          <table:table-cell table:style-name="ce1" office:value-type="string" calcext:value-type="string">
            <text:p>-0.05848306412128897</text:p>
          </table:table-cell>
          <table:table-cell table:style-name="ce1" office:value-type="float" office:value="0.0070480444399571" calcext:value-type="float">
            <text:p>0,0070480444</text:p>
          </table:table-cell>
          <table:table-cell table:style-name="ce1" office:value-type="float" office:value="-0.00345052662862459" calcext:value-type="float">
            <text:p>-0,0034505266</text:p>
          </table:table-cell>
          <table:table-cell table:style-name="ce1" office:value-type="float" office:value="-0.0128277059560941" calcext:value-type="float">
            <text:p>-0,012827706</text:p>
          </table:table-cell>
          <table:table-cell table:style-name="ce1" office:value-type="float" office:value="0.101740847515438" calcext:value-type="float">
            <text:p>0,1017408475</text:p>
          </table:table-cell>
          <table:table-cell table:style-name="ce1" office:value-type="float" office:value="-0.0879932109523913" calcext:value-type="float">
            <text:p>-0,0879932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117201337497519" calcext:value-type="float">
            <text:p>-0,0001172013</text:p>
          </table:table-cell>
          <table:table-cell table:style-name="ce1" office:value-type="float" office:value="0.000970102848231811" calcext:value-type="float">
            <text:p>0,0009701028</text:p>
          </table:table-cell>
          <table:table-cell table:style-name="ce1" office:value-type="float" office:value="0.0137856733922035" calcext:value-type="float">
            <text:p>0,0137856734</text:p>
          </table:table-cell>
          <table:table-cell table:style-name="ce1" office:value-type="float" office:value="0.687134981155396" calcext:value-type="float">
            <text:p>0,6871349812</text:p>
          </table:table-cell>
          <table:table-cell table:style-name="ce1" office:value-type="float" office:value="0.687134504318237" calcext:value-type="float">
            <text:p>0,6871345043</text:p>
          </table:table-cell>
          <table:table-cell table:style-name="ce1" office:value-type="float" office:value="0.687134265899658" calcext:value-type="float">
            <text:p>0,6871342659</text:p>
          </table:table-cell>
          <table:table-cell table:style-name="ce1" office:value-type="float" office:value="-0.134029135107994" calcext:value-type="float">
            <text:p>-0,1340291351</text:p>
          </table:table-cell>
          <table:table-cell table:style-name="ce1" office:value-type="float" office:value="4.03202676773071" calcext:value-type="float">
            <text:p>4,0320267677</text:p>
          </table:table-cell>
          <table:table-cell table:style-name="ce1" office:value-type="float" office:value="-0.816680610179901" calcext:value-type="float">
            <text:p>-0,8166806102</text:p>
          </table:table-cell>
        </table:table-row>
        <table:table-row table:style-name="ro1">
          <table:table-cell table:style-name="ce1" office:value-type="string" calcext:value-type="string">
            <text:p>2.4475655555725098</text:p>
          </table:table-cell>
          <table:table-cell table:style-name="ce1" office:value-type="string" calcext:value-type="string">
            <text:p>0.024493694305419922</text:p>
          </table:table-cell>
          <table:table-cell table:style-name="ce1" office:value-type="string" calcext:value-type="string">
            <text:p>72.34115266799927</text:p>
          </table:table-cell>
          <table:table-cell table:style-name="ce1" office:value-type="float" office:value="-0.0221522072744038" calcext:value-type="float">
            <text:p>-0,0221522073</text:p>
          </table:table-cell>
          <table:table-cell table:style-name="ce1" office:value-type="float" office:value="0.00745394336703567" calcext:value-type="float">
            <text:p>0,0074539434</text:p>
          </table:table-cell>
          <table:table-cell table:style-name="ce1" office:value-type="float" office:value="0.514124691486359" calcext:value-type="float">
            <text:p>0,5141246915</text:p>
          </table:table-cell>
          <table:table-cell table:style-name="ce1" office:value-type="float" office:value="0.0145284721848307" calcext:value-type="float">
            <text:p>0,0145284722</text:p>
          </table:table-cell>
          <table:table-cell table:number-columns-repeated="2" table:style-name="ce1" office:value-type="float" office:value="-0.00897811365451397" calcext:value-type="float">
            <text:p>-0,0089781137</text:p>
          </table:table-cell>
          <table:table-cell table:style-name="ce1" office:value-type="float" office:value="-0.131514117121696" calcext:value-type="float">
            <text:p>-0,1315141171</text:p>
          </table:table-cell>
          <table:table-cell table:style-name="ce1" office:value-type="float" office:value="4.02917003631592" calcext:value-type="float">
            <text:p>4,0291700363</text:p>
          </table:table-cell>
          <table:table-cell table:style-name="ce1" office:value-type="float" office:value="-0.801968693733215" calcext:value-type="float">
            <text:p>-0,8019686937</text:p>
          </table:table-cell>
          <table:table-cell table:style-name="ce1" office:value-type="string" calcext:value-type="string">
            <text:p>0.014528472184830653</text:p>
          </table:table-cell>
          <table:table-cell table:style-name="ce1" office:value-type="string" calcext:value-type="string">
            <text:p>-0.00897811365451397</text:p>
          </table:table-cell>
          <table:table-cell table:style-name="ce1" office:value-type="string" calcext:value-type="string">
            <text:p>-0.05740544326509203</text:p>
          </table:table-cell>
          <table:table-cell table:style-name="ce1" office:value-type="float" office:value="0.00651618540948142" calcext:value-type="float">
            <text:p>0,0065161854</text:p>
          </table:table-cell>
          <table:table-cell table:style-name="ce1" office:value-type="float" office:value="-0.00258586423063398" calcext:value-type="float">
            <text:p>-0,0025858642</text:p>
          </table:table-cell>
          <table:table-cell table:style-name="ce1" office:value-type="float" office:value="-0.0120741133678107" calcext:value-type="float">
            <text:p>-0,0120741134</text:p>
          </table:table-cell>
          <table:table-cell table:style-name="ce1" office:value-type="float" office:value="0.115863520544344" calcext:value-type="float">
            <text:p>0,1158635205</text:p>
          </table:table-cell>
          <table:table-cell table:style-name="ce1" office:value-type="float" office:value="-0.0935975945366213" calcext:value-type="float">
            <text:p>-0,09359759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92638651019451" calcext:value-type="float">
            <text:p>-0,0039263865</text:p>
          </table:table-cell>
          <table:table-cell table:style-name="ce1" office:value-type="float" office:value="0.00638328774734014" calcext:value-type="float">
            <text:p>0,0063832877</text:p>
          </table:table-cell>
          <table:table-cell table:style-name="ce1" office:value-type="float" office:value="0.0267468041087449" calcext:value-type="float">
            <text:p>0,0267468041</text:p>
          </table:table-cell>
          <table:table-cell table:style-name="ce1" office:value-type="float" office:value="0.541830539703369" calcext:value-type="float">
            <text:p>0,5418305397</text:p>
          </table:table-cell>
          <table:table-cell table:style-name="ce1" office:value-type="float" office:value="0.541828870773315" calcext:value-type="float">
            <text:p>0,5418288708</text:p>
          </table:table-cell>
          <table:table-cell table:style-name="ce1" office:value-type="float" office:value="0.541827917098999" calcext:value-type="float">
            <text:p>0,5418279171</text:p>
          </table:table-cell>
          <table:table-cell table:style-name="ce1" office:value-type="float" office:value="-0.131514117121696" calcext:value-type="float">
            <text:p>-0,1315141171</text:p>
          </table:table-cell>
          <table:table-cell table:style-name="ce1" office:value-type="float" office:value="4.02917003631592" calcext:value-type="float">
            <text:p>4,0291700363</text:p>
          </table:table-cell>
          <table:table-cell table:style-name="ce1" office:value-type="float" office:value="-0.801968693733215" calcext:value-type="float">
            <text:p>-0,8019686937</text:p>
          </table:table-cell>
        </table:table-row>
        <table:table-row table:style-name="ro1">
          <table:table-cell table:style-name="ce1" office:value-type="string" calcext:value-type="string">
            <text:p>2.4690709114074707</text:p>
          </table:table-cell>
          <table:table-cell table:style-name="ce1" office:value-type="string" calcext:value-type="string">
            <text:p>0.021505355834960938</text:p>
          </table:table-cell>
          <table:table-cell table:style-name="ce1" office:value-type="string" calcext:value-type="string">
            <text:p>72.89725923538208</text:p>
          </table:table-cell>
          <table:table-cell table:style-name="ce1" office:value-type="float" office:value="-0.019252688428502" calcext:value-type="float">
            <text:p>-0,0192526884</text:p>
          </table:table-cell>
          <table:table-cell table:style-name="ce1" office:value-type="float" office:value="0.00492885278790821" calcext:value-type="float">
            <text:p>0,0049288528</text:p>
          </table:table-cell>
          <table:table-cell table:style-name="ce1" office:value-type="float" office:value="0.4998375258328" calcext:value-type="float">
            <text:p>0,4998375258</text:p>
          </table:table-cell>
          <table:table-cell table:style-name="ce1" office:value-type="float" office:value="0.0143347953780162" calcext:value-type="float">
            <text:p>0,0143347954</text:p>
          </table:table-cell>
          <table:table-cell table:number-columns-repeated="2" table:style-name="ce1" office:value-type="float" office:value="-0.00857552525523731" calcext:value-type="float">
            <text:p>-0,0085755253</text:p>
          </table:table-cell>
          <table:table-cell table:style-name="ce1" office:value-type="float" office:value="-0.128928050398827" calcext:value-type="float">
            <text:p>-0,1289280504</text:p>
          </table:table-cell>
          <table:table-cell table:style-name="ce1" office:value-type="float" office:value="4.02637004852295" calcext:value-type="float">
            <text:p>4,0263700485</text:p>
          </table:table-cell>
          <table:table-cell table:style-name="ce1" office:value-type="float" office:value="-0.787313342094421" calcext:value-type="float">
            <text:p>-0,7873133421</text:p>
          </table:table-cell>
          <table:table-cell table:style-name="ce1" office:value-type="string" calcext:value-type="string">
            <text:p>0.014334795378016229</text:p>
          </table:table-cell>
          <table:table-cell table:style-name="ce1" office:value-type="string" calcext:value-type="string">
            <text:p>-0.00857552525523731</text:p>
          </table:table-cell>
          <table:table-cell table:style-name="ce1" office:value-type="string" calcext:value-type="string">
            <text:p>-0.056322041530919416</text:p>
          </table:table-cell>
          <table:table-cell table:style-name="ce1" office:value-type="float" office:value="0.00553805181860096" calcext:value-type="float">
            <text:p>0,0055380518</text:p>
          </table:table-cell>
          <table:table-cell table:style-name="ce1" office:value-type="float" office:value="-0.00186348584175892" calcext:value-type="float">
            <text:p>-0,0018634858</text:p>
          </table:table-cell>
          <table:table-cell table:style-name="ce1" office:value-type="float" office:value="-0.0111344839572907" calcext:value-type="float">
            <text:p>-0,011134484</text:p>
          </table:table-cell>
          <table:table-cell table:style-name="ce1" office:value-type="float" office:value="0.128180818412375" calcext:value-type="float">
            <text:p>0,1281808184</text:p>
          </table:table-cell>
          <table:table-cell table:style-name="ce1" office:value-type="float" office:value="-0.0977422286996091" calcext:value-type="float">
            <text:p>-0,09774222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03654917803972" calcext:value-type="float">
            <text:p>-0,0070365492</text:p>
          </table:table-cell>
          <table:table-cell table:style-name="ce1" office:value-type="float" office:value="0.00519666381976988" calcext:value-type="float">
            <text:p>0,0051966638</text:p>
          </table:table-cell>
          <table:table-cell table:style-name="ce1" office:value-type="float" office:value="0.0324976970548494" calcext:value-type="float">
            <text:p>0,0324976971</text:p>
          </table:table-cell>
          <table:table-cell table:style-name="ce1" office:value-type="float" office:value="0.5560302734375" calcext:value-type="float">
            <text:p>0,5560302734</text:p>
          </table:table-cell>
          <table:table-cell table:style-name="ce1" office:value-type="float" office:value="0.556032419204712" calcext:value-type="float">
            <text:p>0,5560324192</text:p>
          </table:table-cell>
          <table:table-cell table:style-name="ce1" office:value-type="float" office:value="0.556033134460449" calcext:value-type="float">
            <text:p>0,5560331345</text:p>
          </table:table-cell>
          <table:table-cell table:style-name="ce1" office:value-type="float" office:value="-0.128928050398827" calcext:value-type="float">
            <text:p>-0,1289280504</text:p>
          </table:table-cell>
          <table:table-cell table:style-name="ce1" office:value-type="float" office:value="4.02637004852295" calcext:value-type="float">
            <text:p>4,0263700485</text:p>
          </table:table-cell>
          <table:table-cell table:style-name="ce1" office:value-type="float" office:value="-0.787313342094421" calcext:value-type="float">
            <text:p>-0,7873133421</text:p>
          </table:table-cell>
        </table:table-row>
        <table:table-row table:style-name="ro1">
          <table:table-cell table:style-name="ce1" office:value-type="string" calcext:value-type="string">
            <text:p>2.4848954677581787</text:p>
          </table:table-cell>
          <table:table-cell table:style-name="ce1" office:value-type="string" calcext:value-type="string">
            <text:p>0.015824556350708008</text:p>
          </table:table-cell>
          <table:table-cell table:style-name="ce1" office:value-type="string" calcext:value-type="string">
            <text:p>73.5321455001831</text:p>
          </table:table-cell>
          <table:table-cell table:style-name="ce1" office:value-type="float" office:value="-0.0169296662300181" calcext:value-type="float">
            <text:p>-0,0169296662</text:p>
          </table:table-cell>
          <table:table-cell table:style-name="ce1" office:value-type="float" office:value="0.00243118491863119" calcext:value-type="float">
            <text:p>0,0024311849</text:p>
          </table:table-cell>
          <table:table-cell table:style-name="ce1" office:value-type="float" office:value="0.490303738249673" calcext:value-type="float">
            <text:p>0,4903037382</text:p>
          </table:table-cell>
          <table:table-cell table:style-name="ce1" office:value-type="float" office:value="0.01452772730545" calcext:value-type="float">
            <text:p>0,0145277273</text:p>
          </table:table-cell>
          <table:table-cell table:number-columns-repeated="2" table:style-name="ce1" office:value-type="float" office:value="-0.00819394413413401" calcext:value-type="float">
            <text:p>-0,0081939441</text:p>
          </table:table-cell>
          <table:table-cell table:style-name="ce1" office:value-type="float" office:value="-0.126299515366554" calcext:value-type="float">
            <text:p>-0,1262995154</text:p>
          </table:table-cell>
          <table:table-cell table:style-name="ce1" office:value-type="float" office:value="4.02342700958252" calcext:value-type="float">
            <text:p>4,0234270096</text:p>
          </table:table-cell>
          <table:table-cell table:style-name="ce1" office:value-type="float" office:value="-0.772765874862671" calcext:value-type="float">
            <text:p>-0,7727658749</text:p>
          </table:table-cell>
          <table:table-cell table:style-name="ce1" office:value-type="string" calcext:value-type="string">
            <text:p>0.014527727305450005</text:p>
          </table:table-cell>
          <table:table-cell table:style-name="ce1" office:value-type="string" calcext:value-type="string">
            <text:p>-0.008193944134134008</text:p>
          </table:table-cell>
          <table:table-cell table:style-name="ce1" office:value-type="string" calcext:value-type="string">
            <text:p>-0.05582924859779718</text:p>
          </table:table-cell>
          <table:table-cell table:style-name="ce1" office:value-type="float" office:value="0.00481317210712551" calcext:value-type="float">
            <text:p>0,0048131721</text:p>
          </table:table-cell>
          <table:table-cell table:style-name="ce1" office:value-type="float" office:value="-0.00123221319697705" calcext:value-type="float">
            <text:p>-0,0012322132</text:p>
          </table:table-cell>
          <table:table-cell table:style-name="ce1" office:value-type="float" office:value="-0.0103915513433056" calcext:value-type="float">
            <text:p>-0,0103915513</text:p>
          </table:table-cell>
          <table:table-cell table:style-name="ce1" office:value-type="float" office:value="0.140409681308241" calcext:value-type="float">
            <text:p>0,1404096813</text:p>
          </table:table-cell>
          <table:table-cell table:style-name="ce1" office:value-type="float" office:value="-0.100873037282191" calcext:value-type="float">
            <text:p>-0,10087303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56489973009575" calcext:value-type="float">
            <text:p>-0,0045648997</text:p>
          </table:table-cell>
          <table:table-cell table:style-name="ce1" office:value-type="float" office:value="0.00397526690385775" calcext:value-type="float">
            <text:p>0,0039752669</text:p>
          </table:table-cell>
          <table:table-cell table:style-name="ce1" office:value-type="float" office:value="0.0224921098203373" calcext:value-type="float">
            <text:p>0,0224921098</text:p>
          </table:table-cell>
          <table:table-cell table:style-name="ce1" office:value-type="float" office:value="0.63517689704895" calcext:value-type="float">
            <text:p>0,635176897</text:p>
          </table:table-cell>
          <table:table-cell table:style-name="ce1" office:value-type="float" office:value="0.635200262069702" calcext:value-type="float">
            <text:p>0,6352002621</text:p>
          </table:table-cell>
          <table:table-cell table:style-name="ce1" office:value-type="float" office:value="0.635207891464233" calcext:value-type="float">
            <text:p>0,6352078915</text:p>
          </table:table-cell>
          <table:table-cell table:style-name="ce1" office:value-type="float" office:value="-0.126299515366554" calcext:value-type="float">
            <text:p>-0,1262995154</text:p>
          </table:table-cell>
          <table:table-cell table:style-name="ce1" office:value-type="float" office:value="4.02342700958252" calcext:value-type="float">
            <text:p>4,0234270096</text:p>
          </table:table-cell>
          <table:table-cell table:style-name="ce1" office:value-type="float" office:value="-0.772765874862671" calcext:value-type="float">
            <text:p>-0,7727658749</text:p>
          </table:table-cell>
        </table:table-row>
        <table:table-row table:style-name="ro1">
          <table:table-cell table:style-name="ce1" office:value-type="string" calcext:value-type="string">
            <text:p>2.497568368911743</text:p>
          </table:table-cell>
          <table:table-cell table:style-name="ce1" office:value-type="string" calcext:value-type="string">
            <text:p>0.012672901153564453</text:p>
          </table:table-cell>
          <table:table-cell table:style-name="ce1" office:value-type="string" calcext:value-type="string">
            <text:p>74.06830716133118</text:p>
          </table:table-cell>
          <table:table-cell table:style-name="ce1" office:value-type="float" office:value="-0.0111646861941726" calcext:value-type="float">
            <text:p>-0,0111646862</text:p>
          </table:table-cell>
          <table:table-cell table:style-name="ce1" office:value-type="float" office:value="-0.000293823135125646" calcext:value-type="float">
            <text:p>-0,0002938231</text:p>
          </table:table-cell>
          <table:table-cell table:style-name="ce1" office:value-type="float" office:value="0.471798929167383" calcext:value-type="float">
            <text:p>0,4717989292</text:p>
          </table:table-cell>
          <table:table-cell table:style-name="ce1" office:value-type="float" office:value="0.0145875875433344" calcext:value-type="float">
            <text:p>0,0145875875</text:p>
          </table:table-cell>
          <table:table-cell table:number-columns-repeated="2" table:style-name="ce1" office:value-type="float" office:value="-0.00764352075692666" calcext:value-type="float">
            <text:p>-0,0076435208</text:p>
          </table:table-cell>
          <table:table-cell table:style-name="ce1" office:value-type="float" office:value="-0.123625673353672" calcext:value-type="float">
            <text:p>-0,1236256734</text:p>
          </table:table-cell>
          <table:table-cell table:style-name="ce1" office:value-type="float" office:value="4.02044677734375" calcext:value-type="float">
            <text:p>4,0204467773</text:p>
          </table:table-cell>
          <table:table-cell table:style-name="ce1" office:value-type="float" office:value="-0.758514642715454" calcext:value-type="float">
            <text:p>-0,7585146427</text:p>
          </table:table-cell>
          <table:table-cell table:style-name="ce1" office:value-type="string" calcext:value-type="string">
            <text:p>0.01458758754333445</text:p>
          </table:table-cell>
          <table:table-cell table:style-name="ce1" office:value-type="string" calcext:value-type="string">
            <text:p>-0.007643520756926656</text:p>
          </table:table-cell>
          <table:table-cell table:style-name="ce1" office:value-type="string" calcext:value-type="string">
            <text:p>-0.055450878050339165</text:p>
          </table:table-cell>
          <table:table-cell table:style-name="ce1" office:value-type="float" office:value="0.00423241655750453" calcext:value-type="float">
            <text:p>0,0042324166</text:p>
          </table:table-cell>
          <table:table-cell table:style-name="ce1" office:value-type="float" office:value="-0.000607796229657798" calcext:value-type="float">
            <text:p>-0,0006077962</text:p>
          </table:table-cell>
          <table:table-cell table:style-name="ce1" office:value-type="float" office:value="-0.00989579438898298" calcext:value-type="float">
            <text:p>-0,0098957944</text:p>
          </table:table-cell>
          <table:table-cell table:style-name="ce1" office:value-type="float" office:value="0.149479615306148" calcext:value-type="float">
            <text:p>0,1494796153</text:p>
          </table:table-cell>
          <table:table-cell table:style-name="ce1" office:value-type="float" office:value="-0.102175459761651" calcext:value-type="float">
            <text:p>-0,10217545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33608342401746" calcext:value-type="float">
            <text:p>-0,0043360834</text:p>
          </table:table-cell>
          <table:table-cell table:style-name="ce1" office:value-type="float" office:value="0.00466230624186903" calcext:value-type="float">
            <text:p>0,0046623062</text:p>
          </table:table-cell>
          <table:table-cell table:style-name="ce1" office:value-type="float" office:value="0.0177966535457526" calcext:value-type="float">
            <text:p>0,0177966535</text:p>
          </table:table-cell>
          <table:table-cell table:style-name="ce1" office:value-type="float" office:value="0.535742044448853" calcext:value-type="float">
            <text:p>0,5357420444</text:p>
          </table:table-cell>
          <table:table-cell table:style-name="ce1" office:value-type="float" office:value="0.535715103149414" calcext:value-type="float">
            <text:p>0,5357151031</text:p>
          </table:table-cell>
          <table:table-cell table:style-name="ce1" office:value-type="float" office:value="0.535706758499146" calcext:value-type="float">
            <text:p>0,5357067585</text:p>
          </table:table-cell>
          <table:table-cell table:style-name="ce1" office:value-type="float" office:value="-0.123625673353672" calcext:value-type="float">
            <text:p>-0,1236256734</text:p>
          </table:table-cell>
          <table:table-cell table:style-name="ce1" office:value-type="float" office:value="4.02044677734375" calcext:value-type="float">
            <text:p>4,0204467773</text:p>
          </table:table-cell>
          <table:table-cell table:style-name="ce1" office:value-type="float" office:value="-0.758514642715454" calcext:value-type="float">
            <text:p>-0,7585146427</text:p>
          </table:table-cell>
        </table:table-row>
        <table:table-row table:style-name="ro1">
          <table:table-cell table:style-name="ce1" office:value-type="string" calcext:value-type="string">
            <text:p>2.511197566986084</text:p>
          </table:table-cell>
          <table:table-cell table:style-name="ce1" office:value-type="string" calcext:value-type="string">
            <text:p>0.01362919807434082</text:p>
          </table:table-cell>
          <table:table-cell table:style-name="ce1" office:value-type="string" calcext:value-type="string">
            <text:p>74.59869909286499</text:p>
          </table:table-cell>
          <table:table-cell table:style-name="ce1" office:value-type="float" office:value="-0.00866322906365917" calcext:value-type="float">
            <text:p>-0,0086632291</text:p>
          </table:table-cell>
          <table:table-cell table:style-name="ce1" office:value-type="float" office:value="-0.00162284754297156" calcext:value-type="float">
            <text:p>-0,0016228475</text:p>
          </table:table-cell>
          <table:table-cell table:style-name="ce1" office:value-type="float" office:value="0.461790892812941" calcext:value-type="float">
            <text:p>0,4617908928</text:p>
          </table:table-cell>
          <table:table-cell table:style-name="ce1" office:value-type="float" office:value="0.0133975752857441" calcext:value-type="float">
            <text:p>0,0133975753</text:p>
          </table:table-cell>
          <table:table-cell table:number-columns-repeated="2" table:style-name="ce1" office:value-type="float" office:value="-0.00693948287272111" calcext:value-type="float">
            <text:p>-0,0069394829</text:p>
          </table:table-cell>
          <table:table-cell table:style-name="ce1" office:value-type="float" office:value="-0.120658040046692" calcext:value-type="float">
            <text:p>-0,12065804</text:p>
          </table:table-cell>
          <table:table-cell table:style-name="ce1" office:value-type="float" office:value="4.01812171936035" calcext:value-type="float">
            <text:p>4,0181217194</text:p>
          </table:table-cell>
          <table:table-cell table:style-name="ce1" office:value-type="float" office:value="-0.744549870491028" calcext:value-type="float">
            <text:p>-0,7445498705</text:p>
          </table:table-cell>
          <table:table-cell table:style-name="ce1" office:value-type="string" calcext:value-type="string">
            <text:p>0.013397575285744107</text:p>
          </table:table-cell>
          <table:table-cell table:style-name="ce1" office:value-type="string" calcext:value-type="string">
            <text:p>-0.006939482872721114</text:p>
          </table:table-cell>
          <table:table-cell table:style-name="ce1" office:value-type="string" calcext:value-type="string">
            <text:p>-0.05406138447900835</text:p>
          </table:table-cell>
          <table:table-cell table:style-name="ce1" office:value-type="float" office:value="0.00279117154854315" calcext:value-type="float">
            <text:p>0,0027911715</text:p>
          </table:table-cell>
          <table:table-cell table:style-name="ce1" office:value-type="float" office:value="0.0000734557837814116" calcext:value-type="float">
            <text:p>7,34557837814116E-05</text:p>
          </table:table-cell>
          <table:table-cell table:style-name="ce1" office:value-type="float" office:value="-0.00893354431670389" calcext:value-type="float">
            <text:p>-0,0089335443</text:p>
          </table:table-cell>
          <table:table-cell table:style-name="ce1" office:value-type="float" office:value="0.155401676723805" calcext:value-type="float">
            <text:p>0,1554016767</text:p>
          </table:table-cell>
          <table:table-cell table:style-name="ce1" office:value-type="float" office:value="-0.102019607062967" calcext:value-type="float">
            <text:p>-0,10201960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868545338617" calcext:value-type="float">
            <text:p>-0,0108685453</text:p>
          </table:table-cell>
          <table:table-cell table:style-name="ce1" office:value-type="float" office:value="0.00513735351620538" calcext:value-type="float">
            <text:p>0,0051373535</text:p>
          </table:table-cell>
          <table:table-cell table:style-name="ce1" office:value-type="float" office:value="0.0348863935078218" calcext:value-type="float">
            <text:p>0,0348863935</text:p>
          </table:table-cell>
          <table:table-cell table:style-name="ce1" office:value-type="float" office:value="0.530427932739258" calcext:value-type="float">
            <text:p>0,5304279327</text:p>
          </table:table-cell>
          <table:table-cell table:style-name="ce1" office:value-type="float" office:value="0.530430316925049" calcext:value-type="float">
            <text:p>0,5304303169</text:p>
          </table:table-cell>
          <table:table-cell table:style-name="ce1" office:value-type="float" office:value="0.530430555343628" calcext:value-type="float">
            <text:p>0,5304305553</text:p>
          </table:table-cell>
          <table:table-cell table:style-name="ce1" office:value-type="float" office:value="-0.120658040046692" calcext:value-type="float">
            <text:p>-0,12065804</text:p>
          </table:table-cell>
          <table:table-cell table:style-name="ce1" office:value-type="float" office:value="4.01812171936035" calcext:value-type="float">
            <text:p>4,0181217194</text:p>
          </table:table-cell>
          <table:table-cell table:style-name="ce1" office:value-type="float" office:value="-0.744549870491028" calcext:value-type="float">
            <text:p>-0,7445498705</text:p>
          </table:table-cell>
        </table:table-row>
        <table:table-row table:style-name="ro1">
          <table:table-cell table:style-name="ce1" office:value-type="string" calcext:value-type="string">
            <text:p>2.5250213146209717</text:p>
          </table:table-cell>
          <table:table-cell table:style-name="ce1" office:value-type="string" calcext:value-type="string">
            <text:p>0.013823747634887695</text:p>
          </table:table-cell>
          <table:table-cell table:style-name="ce1" office:value-type="string" calcext:value-type="string">
            <text:p>75.13601565361023</text:p>
          </table:table-cell>
          <table:table-cell table:style-name="ce1" office:value-type="float" office:value="-0.00234808218895377" calcext:value-type="float">
            <text:p>-0,0023480822</text:p>
          </table:table-cell>
          <table:table-cell table:style-name="ce1" office:value-type="float" office:value="-0.00427452655923035" calcext:value-type="float">
            <text:p>-0,0042745266</text:p>
          </table:table-cell>
          <table:table-cell table:style-name="ce1" office:value-type="float" office:value="0.449766047942786" calcext:value-type="float">
            <text:p>0,4497660479</text:p>
          </table:table-cell>
          <table:table-cell table:style-name="ce1" office:value-type="float" office:value="0.0132533490345282" calcext:value-type="float">
            <text:p>0,013253349</text:p>
          </table:table-cell>
          <table:table-cell table:number-columns-repeated="2" table:style-name="ce1" office:value-type="float" office:value="-0.00661278557810136" calcext:value-type="float">
            <text:p>-0,0066127856</text:p>
          </table:table-cell>
          <table:table-cell table:style-name="ce1" office:value-type="float" office:value="-0.117312833666801" calcext:value-type="float">
            <text:p>-0,1173128337</text:p>
          </table:table-cell>
          <table:table-cell table:style-name="ce1" office:value-type="float" office:value="4.01568412780762" calcext:value-type="float">
            <text:p>4,0156841278</text:p>
          </table:table-cell>
          <table:table-cell table:style-name="ce1" office:value-type="float" office:value="-0.730764627456665" calcext:value-type="float">
            <text:p>-0,7307646275</text:p>
          </table:table-cell>
          <table:table-cell table:style-name="ce1" office:value-type="string" calcext:value-type="string">
            <text:p>0.013253349034528194</text:p>
          </table:table-cell>
          <table:table-cell table:style-name="ce1" office:value-type="string" calcext:value-type="string">
            <text:p>-0.006612785578101359</text:p>
          </table:table-cell>
          <table:table-cell table:style-name="ce1" office:value-type="string" calcext:value-type="string">
            <text:p>-0.05394745574958502</text:p>
          </table:table-cell>
          <table:table-cell table:style-name="ce1" office:value-type="float" office:value="0.00216580726591479" calcext:value-type="float">
            <text:p>0,0021658073</text:p>
          </table:table-cell>
          <table:table-cell table:style-name="ce1" office:value-type="float" office:value="0.000405711885742889" calcext:value-type="float">
            <text:p>0,0004057119</text:p>
          </table:table-cell>
          <table:table-cell table:style-name="ce1" office:value-type="float" office:value="-0.00841312642627292" calcext:value-type="float">
            <text:p>-0,0084131264</text:p>
          </table:table-cell>
          <table:table-cell table:style-name="ce1" office:value-type="float" office:value="0.160056238562327" calcext:value-type="float">
            <text:p>0,1600562386</text:p>
          </table:table-cell>
          <table:table-cell table:style-name="ce1" office:value-type="float" office:value="-0.101147665602683" calcext:value-type="float">
            <text:p>-0,10114766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65579722998023" calcext:value-type="float">
            <text:p>-0,0046557972</text:p>
          </table:table-cell>
          <table:table-cell table:style-name="ce1" office:value-type="float" office:value="0.00247356513374193" calcext:value-type="float">
            <text:p>0,0024735651</text:p>
          </table:table-cell>
          <table:table-cell table:style-name="ce1" office:value-type="float" office:value="0.0186268270675163" calcext:value-type="float">
            <text:p>0,0186268271</text:p>
          </table:table-cell>
          <table:table-cell table:style-name="ce1" office:value-type="float" office:value="0.537277936935425" calcext:value-type="float">
            <text:p>0,5372779369</text:p>
          </table:table-cell>
          <table:table-cell table:style-name="ce1" office:value-type="float" office:value="0.537291049957275" calcext:value-type="float">
            <text:p>0,53729105</text:p>
          </table:table-cell>
          <table:table-cell table:style-name="ce1" office:value-type="float" office:value="0.537291526794434" calcext:value-type="float">
            <text:p>0,5372915268</text:p>
          </table:table-cell>
          <table:table-cell table:style-name="ce1" office:value-type="float" office:value="-0.117312833666801" calcext:value-type="float">
            <text:p>-0,1173128337</text:p>
          </table:table-cell>
          <table:table-cell table:style-name="ce1" office:value-type="float" office:value="4.01568412780762" calcext:value-type="float">
            <text:p>4,0156841278</text:p>
          </table:table-cell>
          <table:table-cell table:style-name="ce1" office:value-type="float" office:value="-0.730764627456665" calcext:value-type="float">
            <text:p>-0,7307646275</text:p>
          </table:table-cell>
        </table:table-row>
        <table:table-row table:style-name="ro1">
          <table:table-cell table:style-name="ce1" office:value-type="string" calcext:value-type="string">
            <text:p>2.5387001037597656</text:p>
          </table:table-cell>
          <table:table-cell table:style-name="ce1" office:value-type="string" calcext:value-type="string">
            <text:p>0.013678789138793945</text:p>
          </table:table-cell>
          <table:table-cell table:style-name="ce1" office:value-type="string" calcext:value-type="string">
            <text:p>75.69879293441772</text:p>
          </table:table-cell>
          <table:table-cell table:style-name="ce1" office:value-type="float" office:value="0.00188669775192982" calcext:value-type="float">
            <text:p>0,0018866978</text:p>
          </table:table-cell>
          <table:table-cell table:style-name="ce1" office:value-type="float" office:value="-0.00542849360930699" calcext:value-type="float">
            <text:p>-0,0054284936</text:p>
          </table:table-cell>
          <table:table-cell table:style-name="ce1" office:value-type="float" office:value="0.435771864137532" calcext:value-type="float">
            <text:p>0,4357718641</text:p>
          </table:table-cell>
          <table:table-cell table:style-name="ce1" office:value-type="float" office:value="0.0116030246158361" calcext:value-type="float">
            <text:p>0,0116030246</text:p>
          </table:table-cell>
          <table:table-cell table:number-columns-repeated="2" table:style-name="ce1" office:value-type="float" office:value="-0.00572550564160235" calcext:value-type="float">
            <text:p>-0,0057255056</text:p>
          </table:table-cell>
          <table:table-cell table:style-name="ce1" office:value-type="float" office:value="-0.113519422709942" calcext:value-type="float">
            <text:p>-0,1135194227</text:p>
          </table:table-cell>
          <table:table-cell table:style-name="ce1" office:value-type="float" office:value="4.01359033584595" calcext:value-type="float">
            <text:p>4,0135903358</text:p>
          </table:table-cell>
          <table:table-cell table:style-name="ce1" office:value-type="float" office:value="-0.717257976531982" calcext:value-type="float">
            <text:p>-0,7172579765</text:p>
          </table:table-cell>
          <table:table-cell table:style-name="ce1" office:value-type="string" calcext:value-type="string">
            <text:p>0.01160302461583605</text:p>
          </table:table-cell>
          <table:table-cell table:style-name="ce1" office:value-type="string" calcext:value-type="string">
            <text:p>-0.0057255056416023456</text:p>
          </table:table-cell>
          <table:table-cell table:style-name="ce1" office:value-type="string" calcext:value-type="string">
            <text:p>-0.05325379170956638</text:p>
          </table:table-cell>
          <table:table-cell table:style-name="ce1" office:value-type="float" office:value="0.000587020547238443" calcext:value-type="float">
            <text:p>0,0005870205</text:p>
          </table:table-cell>
          <table:table-cell table:style-name="ce1" office:value-type="float" office:value="0.00106863163980759" calcext:value-type="float">
            <text:p>0,0010686316</text:p>
          </table:table-cell>
          <table:table-cell table:style-name="ce1" office:value-type="float" office:value="-0.00778783449302485" calcext:value-type="float">
            <text:p>-0,0077878345</text:p>
          </table:table-cell>
          <table:table-cell table:style-name="ce1" office:value-type="float" office:value="0.161378043600821" calcext:value-type="float">
            <text:p>0,1613780436</text:p>
          </table:table-cell>
          <table:table-cell table:style-name="ce1" office:value-type="float" office:value="-0.0987414639990354" calcext:value-type="float">
            <text:p>-0,0987414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2183593383944" calcext:value-type="float">
            <text:p>-0,0112183593</text:p>
          </table:table-cell>
          <table:table-cell table:style-name="ce1" office:value-type="float" office:value="0.00471060794090169" calcext:value-type="float">
            <text:p>0,0047106079</text:p>
          </table:table-cell>
          <table:table-cell table:style-name="ce1" office:value-type="float" office:value="0.0213617113383389" calcext:value-type="float">
            <text:p>0,0213617113</text:p>
          </table:table-cell>
          <table:table-cell table:style-name="ce1" office:value-type="float" office:value="0.562929630279541" calcext:value-type="float">
            <text:p>0,5629296303</text:p>
          </table:table-cell>
          <table:table-cell table:style-name="ce1" office:value-type="float" office:value="0.56291651725769" calcext:value-type="float">
            <text:p>0,5629165173</text:p>
          </table:table-cell>
          <table:table-cell table:style-name="ce1" office:value-type="float" office:value="0.562915802001953" calcext:value-type="float">
            <text:p>0,562915802</text:p>
          </table:table-cell>
          <table:table-cell table:style-name="ce1" office:value-type="float" office:value="-0.113519422709942" calcext:value-type="float">
            <text:p>-0,1135194227</text:p>
          </table:table-cell>
          <table:table-cell table:style-name="ce1" office:value-type="float" office:value="4.01359033584595" calcext:value-type="float">
            <text:p>4,0135903358</text:p>
          </table:table-cell>
          <table:table-cell table:style-name="ce1" office:value-type="float" office:value="-0.717257976531982" calcext:value-type="float">
            <text:p>-0,7172579765</text:p>
          </table:table-cell>
        </table:table-row>
        <table:table-row table:style-name="ro1">
          <table:table-cell table:style-name="ce1" office:value-type="string" calcext:value-type="string">
            <text:p>2.5526669025421143</text:p>
          </table:table-cell>
          <table:table-cell table:style-name="ce1" office:value-type="string" calcext:value-type="string">
            <text:p>0.013966798782348633</text:p>
          </table:table-cell>
          <table:table-cell table:style-name="ce1" office:value-type="string" calcext:value-type="string">
            <text:p>76.2207190990448</text:p>
          </table:table-cell>
          <table:table-cell table:style-name="ce1" office:value-type="float" office:value="0.008136864653846" calcext:value-type="float">
            <text:p>0,0081368647</text:p>
          </table:table-cell>
          <table:table-cell table:style-name="ce1" office:value-type="float" office:value="-0.00679966886125413" calcext:value-type="float">
            <text:p>-0,0067996689</text:p>
          </table:table-cell>
          <table:table-cell table:style-name="ce1" office:value-type="float" office:value="0.423181523879369" calcext:value-type="float">
            <text:p>0,4231815239</text:p>
          </table:table-cell>
          <table:table-cell table:style-name="ce1" office:value-type="float" office:value="0.0105531699557135" calcext:value-type="float">
            <text:p>0,01055317</text:p>
          </table:table-cell>
          <table:table-cell table:number-columns-repeated="2" table:style-name="ce1" office:value-type="float" office:value="-0.00530100934923929" calcext:value-type="float">
            <text:p>-0,0053010093</text:p>
          </table:table-cell>
          <table:table-cell table:style-name="ce1" office:value-type="float" office:value="-0.109869927167892" calcext:value-type="float">
            <text:p>-0,1098699272</text:p>
          </table:table-cell>
          <table:table-cell table:style-name="ce1" office:value-type="float" office:value="4.01214647293091" calcext:value-type="float">
            <text:p>4,0121464729</text:p>
          </table:table-cell>
          <table:table-cell table:style-name="ce1" office:value-type="float" office:value="-0.703744828701019" calcext:value-type="float">
            <text:p>-0,7037448287</text:p>
          </table:table-cell>
          <table:table-cell table:style-name="ce1" office:value-type="string" calcext:value-type="string">
            <text:p>0.010553169955713456</text:p>
          </table:table-cell>
          <table:table-cell table:style-name="ce1" office:value-type="string" calcext:value-type="string">
            <text:p>-0.005301009349239294</text:p>
          </table:table-cell>
          <table:table-cell table:style-name="ce1" office:value-type="string" calcext:value-type="string">
            <text:p>-0.05239060127762685</text:p>
          </table:table-cell>
          <table:table-cell table:style-name="ce1" office:value-type="float" office:value="-0.000471674437982456" calcext:value-type="float">
            <text:p>-0,0004716744</text:p>
          </table:table-cell>
          <table:table-cell table:style-name="ce1" office:value-type="float" office:value="0.00135712340232675" calcext:value-type="float">
            <text:p>0,0013571234</text:p>
          </table:table-cell>
          <table:table-cell table:style-name="ce1" office:value-type="float" office:value="-0.00706013693515165" calcext:value-type="float">
            <text:p>-0,0070601369</text:p>
          </table:table-cell>
          <table:table-cell table:style-name="ce1" office:value-type="float" office:value="0.160392182327606" calcext:value-type="float">
            <text:p>0,1603921823</text:p>
          </table:table-cell>
          <table:table-cell table:style-name="ce1" office:value-type="float" office:value="-0.0959049011568379" calcext:value-type="float">
            <text:p>-0,09590490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10433476945925" calcext:value-type="float">
            <text:p>-0,0081043348</text:p>
          </table:table-cell>
          <table:table-cell table:style-name="ce1" office:value-type="float" office:value="0.00220841317650448" calcext:value-type="float">
            <text:p>0,0022084132</text:p>
          </table:table-cell>
          <table:table-cell table:style-name="ce1" office:value-type="float" office:value="0.0267814263009921" calcext:value-type="float">
            <text:p>0,0267814263</text:p>
          </table:table-cell>
          <table:table-cell table:style-name="ce1" office:value-type="float" office:value="0.52253270149231" calcext:value-type="float">
            <text:p>0,5225327015</text:p>
          </table:table-cell>
          <table:table-cell table:style-name="ce1" office:value-type="float" office:value="0.522532224655151" calcext:value-type="float">
            <text:p>0,5225322247</text:p>
          </table:table-cell>
          <table:table-cell table:style-name="ce1" office:value-type="float" office:value="0.522533178329468" calcext:value-type="float">
            <text:p>0,5225331783</text:p>
          </table:table-cell>
          <table:table-cell table:style-name="ce1" office:value-type="float" office:value="-0.109869927167892" calcext:value-type="float">
            <text:p>-0,1098699272</text:p>
          </table:table-cell>
          <table:table-cell table:style-name="ce1" office:value-type="float" office:value="4.01214647293091" calcext:value-type="float">
            <text:p>4,0121464729</text:p>
          </table:table-cell>
          <table:table-cell table:style-name="ce1" office:value-type="float" office:value="-0.703744828701019" calcext:value-type="float">
            <text:p>-0,7037448287</text:p>
          </table:table-cell>
        </table:table-row>
        <table:table-row table:style-name="ro1">
          <table:table-cell table:style-name="ce1" office:value-type="string" calcext:value-type="string">
            <text:p>2.5671799182891846</text:p>
          </table:table-cell>
          <table:table-cell table:style-name="ce1" office:value-type="string" calcext:value-type="string">
            <text:p>0.014513015747070312</text:p>
          </table:table-cell>
          <table:table-cell table:style-name="ce1" office:value-type="string" calcext:value-type="string">
            <text:p>76.74502396583557</text:p>
          </table:table-cell>
          <table:table-cell table:style-name="ce1" office:value-type="float" office:value="0.0115201057417801" calcext:value-type="float">
            <text:p>0,0115201057</text:p>
          </table:table-cell>
          <table:table-cell table:style-name="ce1" office:value-type="float" office:value="-0.00669675775700145" calcext:value-type="float">
            <text:p>-0,0066967578</text:p>
          </table:table-cell>
          <table:table-cell table:style-name="ce1" office:value-type="float" office:value="0.416183780740809" calcext:value-type="float">
            <text:p>0,4161837807</text:p>
          </table:table-cell>
          <table:table-cell table:style-name="ce1" office:value-type="float" office:value="0.00859656441969602" calcext:value-type="float">
            <text:p>0,0085965644</text:p>
          </table:table-cell>
          <table:table-cell table:number-columns-repeated="2" table:style-name="ce1" office:value-type="float" office:value="-0.00469727821289022" calcext:value-type="float">
            <text:p>-0,0046972782</text:p>
          </table:table-cell>
          <table:table-cell table:style-name="ce1" office:value-type="float" office:value="-0.104800216853619" calcext:value-type="float">
            <text:p>-0,1048002169</text:p>
          </table:table-cell>
          <table:table-cell table:style-name="ce1" office:value-type="float" office:value="4.0112943649292" calcext:value-type="float">
            <text:p>4,0112943649</text:p>
          </table:table-cell>
          <table:table-cell table:style-name="ce1" office:value-type="float" office:value="-0.690606594085693" calcext:value-type="float">
            <text:p>-0,6906065941</text:p>
          </table:table-cell>
          <table:table-cell table:style-name="ce1" office:value-type="string" calcext:value-type="string">
            <text:p>0.008596564419696015</text:p>
          </table:table-cell>
          <table:table-cell table:style-name="ce1" office:value-type="string" calcext:value-type="string">
            <text:p>-0.004697278212890223</text:p>
          </table:table-cell>
          <table:table-cell table:style-name="ce1" office:value-type="string" calcext:value-type="string">
            <text:p>-0.05180901389958748</text:p>
          </table:table-cell>
          <table:table-cell table:style-name="ce1" office:value-type="float" office:value="-0.0020342161634615" calcext:value-type="float">
            <text:p>-0,0020342162</text:p>
          </table:table-cell>
          <table:table-cell table:style-name="ce1" office:value-type="float" office:value="0.00169991721531353" calcext:value-type="float">
            <text:p>0,0016999172</text:p>
          </table:table-cell>
          <table:table-cell table:style-name="ce1" office:value-type="float" office:value="-0.00640543924172719" calcext:value-type="float">
            <text:p>-0,0064054392</text:p>
          </table:table-cell>
          <table:table-cell table:style-name="ce1" office:value-type="float" office:value="0.156098012021751" calcext:value-type="float">
            <text:p>0,156098012</text:p>
          </table:table-cell>
          <table:table-cell table:style-name="ce1" office:value-type="float" office:value="-0.0923164325524149" calcext:value-type="float">
            <text:p>-0,09231643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8432103346014" calcext:value-type="float">
            <text:p>-0,0118432103</text:p>
          </table:table-cell>
          <table:table-cell table:style-name="ce1" office:value-type="float" office:value="0.00259819401861158" calcext:value-type="float">
            <text:p>0,002598194</text:p>
          </table:table-cell>
          <table:table-cell table:style-name="ce1" office:value-type="float" office:value="0.0238570136855884" calcext:value-type="float">
            <text:p>0,0238570137</text:p>
          </table:table-cell>
          <table:table-cell table:style-name="ce1" office:value-type="float" office:value="0.527742624282837" calcext:value-type="float">
            <text:p>0,5277426243</text:p>
          </table:table-cell>
          <table:table-cell table:number-columns-repeated="2" table:style-name="ce1" office:value-type="float" office:value="0.527741670608521" calcext:value-type="float">
            <text:p>0,5277416706</text:p>
          </table:table-cell>
          <table:table-cell table:style-name="ce1" office:value-type="float" office:value="-0.104800216853619" calcext:value-type="float">
            <text:p>-0,1048002169</text:p>
          </table:table-cell>
          <table:table-cell table:style-name="ce1" office:value-type="float" office:value="4.0112943649292" calcext:value-type="float">
            <text:p>4,0112943649</text:p>
          </table:table-cell>
          <table:table-cell table:style-name="ce1" office:value-type="float" office:value="-0.690606594085693" calcext:value-type="float">
            <text:p>-0,6906065941</text:p>
          </table:table-cell>
        </table:table-row>
        <table:table-row table:style-name="ro1">
          <table:table-cell table:style-name="ce1" office:value-type="string" calcext:value-type="string">
            <text:p>2.579742193222046</text:p>
          </table:table-cell>
          <table:table-cell table:style-name="ce1" office:value-type="string" calcext:value-type="string">
            <text:p>0.012562274932861328</text:p>
          </table:table-cell>
          <table:table-cell table:style-name="ce1" office:value-type="string" calcext:value-type="string">
            <text:p>77.25358605384827</text:p>
          </table:table-cell>
          <table:table-cell table:style-name="ce1" office:value-type="float" office:value="0.0123879473001041" calcext:value-type="float">
            <text:p>0,0123879473</text:p>
          </table:table-cell>
          <table:table-cell table:style-name="ce1" office:value-type="float" office:value="-0.00685582297888619" calcext:value-type="float">
            <text:p>-0,006855823</text:p>
          </table:table-cell>
          <table:table-cell table:style-name="ce1" office:value-type="float" office:value="0.412094150428419" calcext:value-type="float">
            <text:p>0,4120941504</text:p>
          </table:table-cell>
          <table:table-cell table:style-name="ce1" office:value-type="float" office:value="0.00747243032737436" calcext:value-type="float">
            <text:p>0,0074724303</text:p>
          </table:table-cell>
          <table:table-cell table:number-columns-repeated="2" table:style-name="ce1" office:value-type="float" office:value="-0.00455664537545325" calcext:value-type="float">
            <text:p>-0,0045566454</text:p>
          </table:table-cell>
          <table:table-cell table:style-name="ce1" office:value-type="float" office:value="-0.0996346101164818" calcext:value-type="float">
            <text:p>-0,0996346101</text:p>
          </table:table-cell>
          <table:table-cell table:style-name="ce1" office:value-type="float" office:value="4.01011896133423" calcext:value-type="float">
            <text:p>4,0101189613</text:p>
          </table:table-cell>
          <table:table-cell table:style-name="ce1" office:value-type="float" office:value="-0.67755925655365" calcext:value-type="float">
            <text:p>-0,6775592566</text:p>
          </table:table-cell>
          <table:table-cell table:style-name="ce1" office:value-type="string" calcext:value-type="string">
            <text:p>0.007472430327374356</text:p>
          </table:table-cell>
          <table:table-cell table:style-name="ce1" office:value-type="string" calcext:value-type="string">
            <text:p>-0.004556645375453248</text:p>
          </table:table-cell>
          <table:table-cell table:style-name="ce1" office:value-type="string" calcext:value-type="string">
            <text:p>-0.0516946747063998</text:p>
          </table:table-cell>
          <table:table-cell table:style-name="ce1" office:value-type="float" office:value="-0.00288002643544503" calcext:value-type="float">
            <text:p>-0,0028800264</text:p>
          </table:table-cell>
          <table:table-cell table:style-name="ce1" office:value-type="float" office:value="0.00167418943925036" calcext:value-type="float">
            <text:p>0,0016741894</text:p>
          </table:table-cell>
          <table:table-cell table:style-name="ce1" office:value-type="float" office:value="-0.00604155659852205" calcext:value-type="float">
            <text:p>-0,0060415566</text:p>
          </table:table-cell>
          <table:table-cell table:style-name="ce1" office:value-type="float" office:value="0.150288102736203" calcext:value-type="float">
            <text:p>0,1502881027</text:p>
          </table:table-cell>
          <table:table-cell table:style-name="ce1" office:value-type="float" office:value="-0.0889390492666481" calcext:value-type="float">
            <text:p>-0,08893904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70841714859256" calcext:value-type="float">
            <text:p>-0,0067084171</text:p>
          </table:table-cell>
          <table:table-cell table:style-name="ce1" office:value-type="float" office:value="-0.000204054641529744" calcext:value-type="float">
            <text:p>-0,0002040546</text:p>
          </table:table-cell>
          <table:table-cell table:style-name="ce1" office:value-type="float" office:value="0.0138752756848897" calcext:value-type="float">
            <text:p>0,0138752757</text:p>
          </table:table-cell>
          <table:table-cell table:style-name="ce1" office:value-type="float" office:value="0.504327774047852" calcext:value-type="float">
            <text:p>0,504327774</text:p>
          </table:table-cell>
          <table:table-cell table:style-name="ce1" office:value-type="float" office:value="0.504331111907959" calcext:value-type="float">
            <text:p>0,5043311119</text:p>
          </table:table-cell>
          <table:table-cell table:style-name="ce1" office:value-type="float" office:value="0.504331827163696" calcext:value-type="float">
            <text:p>0,5043318272</text:p>
          </table:table-cell>
          <table:table-cell table:style-name="ce1" office:value-type="float" office:value="-0.0996346101164818" calcext:value-type="float">
            <text:p>-0,0996346101</text:p>
          </table:table-cell>
          <table:table-cell table:style-name="ce1" office:value-type="float" office:value="4.01011896133423" calcext:value-type="float">
            <text:p>4,0101189613</text:p>
          </table:table-cell>
          <table:table-cell table:style-name="ce1" office:value-type="float" office:value="-0.67755925655365" calcext:value-type="float">
            <text:p>-0,6775592566</text:p>
          </table:table-cell>
        </table:table-row>
        <table:table-row table:style-name="ro1">
          <table:table-cell table:style-name="ce1" office:value-type="string" calcext:value-type="string">
            <text:p>2.6000425815582275</text:p>
          </table:table-cell>
          <table:table-cell table:style-name="ce1" office:value-type="string" calcext:value-type="string">
            <text:p>0.02030038833618164</text:p>
          </table:table-cell>
          <table:table-cell table:style-name="ce1" office:value-type="string" calcext:value-type="string">
            <text:p>77.78546524047852</text:p>
          </table:table-cell>
          <table:table-cell table:style-name="ce1" office:value-type="float" office:value="0.0211635363679149" calcext:value-type="float">
            <text:p>0,0211635364</text:p>
          </table:table-cell>
          <table:table-cell table:style-name="ce1" office:value-type="float" office:value="-0.00769313177622763" calcext:value-type="float">
            <text:p>-0,0076931318</text:p>
          </table:table-cell>
          <table:table-cell table:style-name="ce1" office:value-type="float" office:value="0.391662288595129" calcext:value-type="float">
            <text:p>0,3916622886</text:p>
          </table:table-cell>
          <table:table-cell table:style-name="ce1" office:value-type="float" office:value="0.0069208986732237" calcext:value-type="float">
            <text:p>0,0069208987</text:p>
          </table:table-cell>
          <table:table-cell table:number-columns-repeated="2" table:style-name="ce1" office:value-type="float" office:value="-0.00424888954966619" calcext:value-type="float">
            <text:p>-0,0042488895</text:p>
          </table:table-cell>
          <table:table-cell table:style-name="ce1" office:value-type="float" office:value="-0.0948890820145607" calcext:value-type="float">
            <text:p>-0,094889082</text:p>
          </table:table-cell>
          <table:table-cell table:style-name="ce1" office:value-type="float" office:value="4.00889253616333" calcext:value-type="float">
            <text:p>4,0088925362</text:p>
          </table:table-cell>
          <table:table-cell table:style-name="ce1" office:value-type="float" office:value="-0.664595425128937" calcext:value-type="float">
            <text:p>-0,6645954251</text:p>
          </table:table-cell>
          <table:table-cell table:style-name="ce1" office:value-type="string" calcext:value-type="string">
            <text:p>0.006920898673223698</text:p>
          </table:table-cell>
          <table:table-cell table:style-name="ce1" office:value-type="string" calcext:value-type="string">
            <text:p>-0.0042488895496661854</text:p>
          </table:table-cell>
          <table:table-cell table:style-name="ce1" office:value-type="string" calcext:value-type="string">
            <text:p>-0.051636793174573196</text:p>
          </table:table-cell>
          <table:table-cell table:style-name="ce1" office:value-type="float" office:value="-0.00309698682502602" calcext:value-type="float">
            <text:p>-0,0030969868</text:p>
          </table:table-cell>
          <table:table-cell table:style-name="ce1" office:value-type="float" office:value="0.00171395574472155" calcext:value-type="float">
            <text:p>0,0017139557</text:p>
          </table:table-cell>
          <table:table-cell table:style-name="ce1" office:value-type="float" office:value="-0.00582889582227777" calcext:value-type="float">
            <text:p>-0,0058288958</text:p>
          </table:table-cell>
          <table:table-cell table:style-name="ce1" office:value-type="float" office:value="0.143695011501325" calcext:value-type="float">
            <text:p>0,1436950115</text:p>
          </table:table-cell>
          <table:table-cell table:style-name="ce1" office:value-type="float" office:value="-0.0852902439370431" calcext:value-type="float">
            <text:p>-0,08529024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63061227372152" calcext:value-type="float">
            <text:p>-0,0016306123</text:p>
          </table:table-cell>
          <table:table-cell table:style-name="ce1" office:value-type="float" office:value="0.00029887124821127" calcext:value-type="float">
            <text:p>0,0002988712</text:p>
          </table:table-cell>
          <table:table-cell table:style-name="ce1" office:value-type="float" office:value="0.00768410590818307" calcext:value-type="float">
            <text:p>0,0076841059</text:p>
          </table:table-cell>
          <table:table-cell table:style-name="ce1" office:value-type="float" office:value="0.532218217849731" calcext:value-type="float">
            <text:p>0,5322182178</text:p>
          </table:table-cell>
          <table:table-cell table:style-name="ce1" office:value-type="float" office:value="0.532219886779785" calcext:value-type="float">
            <text:p>0,5322198868</text:p>
          </table:table-cell>
          <table:table-cell table:style-name="ce1" office:value-type="float" office:value="0.532219409942627" calcext:value-type="float">
            <text:p>0,5322194099</text:p>
          </table:table-cell>
          <table:table-cell table:style-name="ce1" office:value-type="float" office:value="-0.0948890820145607" calcext:value-type="float">
            <text:p>-0,094889082</text:p>
          </table:table-cell>
          <table:table-cell table:style-name="ce1" office:value-type="float" office:value="4.00889253616333" calcext:value-type="float">
            <text:p>4,0088925362</text:p>
          </table:table-cell>
          <table:table-cell table:style-name="ce1" office:value-type="float" office:value="-0.664595425128937" calcext:value-type="float">
            <text:p>-0,6645954251</text:p>
          </table:table-cell>
        </table:table-row>
        <table:table-row table:style-name="ro1">
          <table:table-cell table:style-name="ce1" office:value-type="string" calcext:value-type="string">
            <text:p>2.6141114234924316</text:p>
          </table:table-cell>
          <table:table-cell table:style-name="ce1" office:value-type="string" calcext:value-type="string">
            <text:p>0.014068841934204102</text:p>
          </table:table-cell>
          <table:table-cell table:style-name="ce1" office:value-type="string" calcext:value-type="string">
            <text:p>78.37853693962097</text:p>
          </table:table-cell>
          <table:table-cell table:style-name="ce1" office:value-type="float" office:value="0.0242405369026977" calcext:value-type="float">
            <text:p>0,0242405369</text:p>
          </table:table-cell>
          <table:table-cell table:style-name="ce1" office:value-type="float" office:value="-0.00798951552169007" calcext:value-type="float">
            <text:p>-0,0079895155</text:p>
          </table:table-cell>
          <table:table-cell table:style-name="ce1" office:value-type="float" office:value="0.381474174467134" calcext:value-type="float">
            <text:p>0,3814741745</text:p>
          </table:table-cell>
          <table:table-cell table:style-name="ce1" office:value-type="float" office:value="0.003519471607646" calcext:value-type="float">
            <text:p>0,0035194716</text:p>
          </table:table-cell>
          <table:table-cell table:number-columns-repeated="2" table:style-name="ce1" office:value-type="float" office:value="-0.00369248963257948" calcext:value-type="float">
            <text:p>-0,0036924896</text:p>
          </table:table-cell>
          <table:table-cell table:style-name="ce1" office:value-type="float" office:value="-0.0913662761449814" calcext:value-type="float">
            <text:p>-0,0913662761</text:p>
          </table:table-cell>
          <table:table-cell table:style-name="ce1" office:value-type="float" office:value="4.00763177871704" calcext:value-type="float">
            <text:p>4,0076317787</text:p>
          </table:table-cell>
          <table:table-cell table:style-name="ce1" office:value-type="float" office:value="-0.65171605348587" calcext:value-type="float">
            <text:p>-0,6517160535</text:p>
          </table:table-cell>
          <table:table-cell table:style-name="ce1" office:value-type="string" calcext:value-type="string">
            <text:p>0.0035194716076459988</text:p>
          </table:table-cell>
          <table:table-cell table:style-name="ce1" office:value-type="string" calcext:value-type="string">
            <text:p>-0.0036924896325794777</text:p>
          </table:table-cell>
          <table:table-cell table:style-name="ce1" office:value-type="string" calcext:value-type="string">
            <text:p>-0.049904766425213916</text:p>
          </table:table-cell>
          <table:table-cell table:style-name="ce1" office:value-type="float" office:value="-0.00529088409197873" calcext:value-type="float">
            <text:p>-0,0052908841</text:p>
          </table:table-cell>
          <table:table-cell table:style-name="ce1" office:value-type="float" office:value="0.00192328294405691" calcext:value-type="float">
            <text:p>0,0019232829</text:p>
          </table:table-cell>
          <table:table-cell table:style-name="ce1" office:value-type="float" office:value="-0.0047664390069467" calcext:value-type="float">
            <text:p>-0,004766439</text:p>
          </table:table-cell>
          <table:table-cell table:style-name="ce1" office:value-type="float" office:value="0.131149208667887" calcext:value-type="float">
            <text:p>0,1311492087</text:p>
          </table:table-cell>
          <table:table-cell table:style-name="ce1" office:value-type="float" office:value="-0.0807297763503534" calcext:value-type="float">
            <text:p>-0,08072977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8035562850936" calcext:value-type="float">
            <text:p>-0,0148035563</text:p>
          </table:table-cell>
          <table:table-cell table:style-name="ce1" office:value-type="float" office:value="0.00141247071553427" calcext:value-type="float">
            <text:p>0,0014124707</text:p>
          </table:table-cell>
          <table:table-cell table:style-name="ce1" office:value-type="float" office:value="0.0344669032693115" calcext:value-type="float">
            <text:p>0,0344669033</text:p>
          </table:table-cell>
          <table:table-cell table:style-name="ce1" office:value-type="float" office:value="0.59280276298523" calcext:value-type="float">
            <text:p>0,592802763</text:p>
          </table:table-cell>
          <table:table-cell table:style-name="ce1" office:value-type="float" office:value="0.59279727935791" calcext:value-type="float">
            <text:p>0,5927972794</text:p>
          </table:table-cell>
          <table:table-cell table:style-name="ce1" office:value-type="float" office:value="0.592796564102173" calcext:value-type="float">
            <text:p>0,5927965641</text:p>
          </table:table-cell>
          <table:table-cell table:style-name="ce1" office:value-type="float" office:value="-0.0913662761449814" calcext:value-type="float">
            <text:p>-0,0913662761</text:p>
          </table:table-cell>
          <table:table-cell table:style-name="ce1" office:value-type="float" office:value="4.00763177871704" calcext:value-type="float">
            <text:p>4,0076317787</text:p>
          </table:table-cell>
          <table:table-cell table:style-name="ce1" office:value-type="float" office:value="-0.65171605348587" calcext:value-type="float">
            <text:p>-0,6517160535</text:p>
          </table:table-cell>
        </table:table-row>
        <table:table-row table:style-name="ro1">
          <table:table-cell table:style-name="ce1" office:value-type="string" calcext:value-type="string">
            <text:p>2.633460283279419</text:p>
          </table:table-cell>
          <table:table-cell table:style-name="ce1" office:value-type="string" calcext:value-type="string">
            <text:p>0.019348859786987305</text:p>
          </table:table-cell>
          <table:table-cell table:style-name="ce1" office:value-type="string" calcext:value-type="string">
            <text:p>78.93212819099426</text:p>
          </table:table-cell>
          <table:table-cell table:style-name="ce1" office:value-type="float" office:value="0.0277419980546391" calcext:value-type="float">
            <text:p>0,0277419981</text:p>
          </table:table-cell>
          <table:table-cell table:style-name="ce1" office:value-type="float" office:value="-0.00833640617812857" calcext:value-type="float">
            <text:p>-0,0083364062</text:p>
          </table:table-cell>
          <table:table-cell table:style-name="ce1" office:value-type="float" office:value="0.367565565639072" calcext:value-type="float">
            <text:p>0,3675655656</text:p>
          </table:table-cell>
          <table:table-cell table:style-name="ce1" office:value-type="float" office:value="0.00204213989511053" calcext:value-type="float">
            <text:p>0,0020421399</text:p>
          </table:table-cell>
          <table:table-cell table:number-columns-repeated="2" table:style-name="ce1" office:value-type="float" office:value="-0.00333075956111443" calcext:value-type="float">
            <text:p>-0,0033307596</text:p>
          </table:table-cell>
          <table:table-cell table:style-name="ce1" office:value-type="float" office:value="-0.0880128368735313" calcext:value-type="float">
            <text:p>-0,0880128369</text:p>
          </table:table-cell>
          <table:table-cell table:style-name="ce1" office:value-type="float" office:value="4.00693273544312" calcext:value-type="float">
            <text:p>4,0069327354</text:p>
          </table:table-cell>
          <table:table-cell table:style-name="ce1" office:value-type="float" office:value="-0.638918697834015" calcext:value-type="float">
            <text:p>-0,6389186978</text:p>
          </table:table-cell>
          <table:table-cell table:style-name="ce1" office:value-type="string" calcext:value-type="string">
            <text:p>0.002042139895110528</text:p>
          </table:table-cell>
          <table:table-cell table:style-name="ce1" office:value-type="string" calcext:value-type="string">
            <text:p>-0.003330759561114435</text:p>
          </table:table-cell>
          <table:table-cell table:style-name="ce1" office:value-type="string" calcext:value-type="string">
            <text:p>-0.04977650075974527</text:p>
          </table:table-cell>
          <table:table-cell table:style-name="ce1" office:value-type="float" office:value="-0.00606013422567443" calcext:value-type="float">
            <text:p>-0,0060601342</text:p>
          </table:table-cell>
          <table:table-cell table:style-name="ce1" office:value-type="float" office:value="0.00199737888042252" calcext:value-type="float">
            <text:p>0,0019973789</text:p>
          </table:table-cell>
          <table:table-cell table:style-name="ce1" office:value-type="float" office:value="-0.00423665707229096" calcext:value-type="float">
            <text:p>-0,0042366571</text:p>
          </table:table-cell>
          <table:table-cell table:style-name="ce1" office:value-type="float" office:value="0.117732211723468" calcext:value-type="float">
            <text:p>0,1177322117</text:p>
          </table:table-cell>
          <table:table-cell table:style-name="ce1" office:value-type="float" office:value="-0.0763075000083227" calcext:value-type="float">
            <text:p>-0,07630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55922799431307" calcext:value-type="float">
            <text:p>-0,005559228</text:p>
          </table:table-cell>
          <table:table-cell table:style-name="ce1" office:value-type="float" office:value="0.000535462361825494" calcext:value-type="float">
            <text:p>0,0005354624</text:p>
          </table:table-cell>
          <table:table-cell table:style-name="ce1" office:value-type="float" office:value="0.0184062525018279" calcext:value-type="float">
            <text:p>0,0184062525</text:p>
          </table:table-cell>
          <table:table-cell table:style-name="ce1" office:value-type="float" office:value="0.553494215011597" calcext:value-type="float">
            <text:p>0,553494215</text:p>
          </table:table-cell>
          <table:table-cell table:style-name="ce1" office:value-type="float" office:value="0.553509950637817" calcext:value-type="float">
            <text:p>0,5535099506</text:p>
          </table:table-cell>
          <table:table-cell table:style-name="ce1" office:value-type="float" office:value="0.553513765335083" calcext:value-type="float">
            <text:p>0,5535137653</text:p>
          </table:table-cell>
          <table:table-cell table:style-name="ce1" office:value-type="float" office:value="-0.0880128368735313" calcext:value-type="float">
            <text:p>-0,0880128369</text:p>
          </table:table-cell>
          <table:table-cell table:style-name="ce1" office:value-type="float" office:value="4.00693273544312" calcext:value-type="float">
            <text:p>4,0069327354</text:p>
          </table:table-cell>
          <table:table-cell table:style-name="ce1" office:value-type="float" office:value="-0.638918697834015" calcext:value-type="float">
            <text:p>-0,6389186978</text:p>
          </table:table-cell>
        </table:table-row>
        <table:table-row table:style-name="ro1">
          <table:table-cell table:style-name="ce1" office:value-type="string" calcext:value-type="string">
            <text:p>2.646925926208496</text:p>
          </table:table-cell>
          <table:table-cell table:style-name="ce1" office:value-type="string" calcext:value-type="string">
            <text:p>0.013465642929077148</text:p>
          </table:table-cell>
          <table:table-cell table:style-name="ce1" office:value-type="string" calcext:value-type="string">
            <text:p>79.48969793319702</text:p>
          </table:table-cell>
          <table:table-cell table:style-name="ce1" office:value-type="float" office:value="0.0296668839615045" calcext:value-type="float">
            <text:p>0,029666884</text:p>
          </table:table-cell>
          <table:table-cell table:style-name="ce1" office:value-type="float" office:value="-0.00837105416612309" calcext:value-type="float">
            <text:p>-0,0083710542</text:p>
          </table:table-cell>
          <table:table-cell table:style-name="ce1" office:value-type="float" office:value="0.355677924406381" calcext:value-type="float">
            <text:p>0,3556779244</text:p>
          </table:table-cell>
          <table:table-cell table:style-name="ce1" office:value-type="float" office:value="0.0000659253368767235" calcext:value-type="float">
            <text:p>6,59253368767235E-05</text:p>
          </table:table-cell>
          <table:table-cell table:number-columns-repeated="2" table:style-name="ce1" office:value-type="float" office:value="-0.00291648452308053" calcext:value-type="float">
            <text:p>-0,0029164845</text:p>
          </table:table-cell>
          <table:table-cell table:style-name="ce1" office:value-type="float" office:value="-0.0880128368735313" calcext:value-type="float">
            <text:p>-0,0880128369</text:p>
          </table:table-cell>
          <table:table-cell table:style-name="ce1" office:value-type="float" office:value="4.00693273544312" calcext:value-type="float">
            <text:p>4,0069327354</text:p>
          </table:table-cell>
          <table:table-cell table:style-name="ce1" office:value-type="float" office:value="-0.638918697834015" calcext:value-type="float">
            <text:p>-0,6389186978</text:p>
          </table:table-cell>
          <table:table-cell table:style-name="ce1" office:value-type="string" calcext:value-type="string">
            <text:p>6.59253368767235e-05</text:p>
          </table:table-cell>
          <table:table-cell table:style-name="ce1" office:value-type="string" calcext:value-type="string">
            <text:p>-0.0029164845230805346</text:p>
          </table:table-cell>
          <table:table-cell table:style-name="ce1" office:value-type="string" calcext:value-type="string">
            <text:p>-0.04888981872698538</text:p>
          </table:table-cell>
          <table:table-cell table:style-name="ce1" office:value-type="float" office:value="-0.00693549951365976" calcext:value-type="float">
            <text:p>-0,0069354995</text:p>
          </table:table-cell>
          <table:table-cell table:style-name="ce1" office:value-type="float" office:value="0.00208410154453214" calcext:value-type="float">
            <text:p>0,0020841015</text:p>
          </table:table-cell>
          <table:table-cell table:style-name="ce1" office:value-type="float" office:value="-0.00351340941323175" calcext:value-type="float">
            <text:p>-0,0035134094</text:p>
          </table:table-cell>
          <table:table-cell table:style-name="ce1" office:value-type="float" office:value="0.102263001833051" calcext:value-type="float">
            <text:p>0,1022630018</text:p>
          </table:table-cell>
          <table:table-cell table:style-name="ce1" office:value-type="float" office:value="-0.0716591276955298" calcext:value-type="float">
            <text:p>-0,07165912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27941111108208" calcext:value-type="float">
            <text:p>-0,0062794111</text:p>
          </table:table-cell>
          <table:table-cell table:style-name="ce1" office:value-type="float" office:value="0.000622114842976412" calcext:value-type="float">
            <text:p>0,0006221148</text:p>
          </table:table-cell>
          <table:table-cell table:style-name="ce1" office:value-type="float" office:value="0.0249436274498547" calcext:value-type="float">
            <text:p>0,0249436274</text:p>
          </table:table-cell>
          <table:table-cell table:style-name="ce1" office:value-type="float" office:value="0.557609796524048" calcext:value-type="float">
            <text:p>0,5576097965</text:p>
          </table:table-cell>
          <table:table-cell table:style-name="ce1" office:value-type="float" office:value="0.557599067687988" calcext:value-type="float">
            <text:p>0,5575990677</text:p>
          </table:table-cell>
          <table:table-cell table:style-name="ce1" office:value-type="float" office:value="0.557601690292358" calcext:value-type="float">
            <text:p>0,5576016903</text:p>
          </table:table-cell>
          <table:table-cell table:style-name="ce1" office:value-type="float" office:value="-0.0880128368735313" calcext:value-type="float">
            <text:p>-0,0880128369</text:p>
          </table:table-cell>
          <table:table-cell table:style-name="ce1" office:value-type="float" office:value="4.00693273544312" calcext:value-type="float">
            <text:p>4,0069327354</text:p>
          </table:table-cell>
          <table:table-cell table:style-name="ce1" office:value-type="float" office:value="-0.638918697834015" calcext:value-type="float">
            <text:p>-0,6389186978</text:p>
          </table:table-cell>
        </table:table-row>
        <table:table-row table:style-name="ro1">
          <table:table-cell table:style-name="ce1" office:value-type="string" calcext:value-type="string">
            <text:p>2.662956953048706</text:p>
          </table:table-cell>
          <table:table-cell table:style-name="ce1" office:value-type="string" calcext:value-type="string">
            <text:p>0.01603102684020996</text:p>
          </table:table-cell>
          <table:table-cell table:style-name="ce1" office:value-type="string" calcext:value-type="string">
            <text:p>80.09750485420227</text:p>
          </table:table-cell>
          <table:table-cell table:style-name="ce1" office:value-type="float" office:value="0.0300528856632472" calcext:value-type="float">
            <text:p>0,0300528857</text:p>
          </table:table-cell>
          <table:table-cell table:style-name="ce1" office:value-type="float" office:value="-0.00884018848753638" calcext:value-type="float">
            <text:p>-0,0088401885</text:p>
          </table:table-cell>
          <table:table-cell table:style-name="ce1" office:value-type="float" office:value="0.344762969900061" calcext:value-type="float">
            <text:p>0,3447629699</text:p>
          </table:table-cell>
          <table:table-cell table:style-name="ce1" office:value-type="float" office:value="-0.0016095438813381" calcext:value-type="float">
            <text:p>-0,0016095439</text:p>
          </table:table-cell>
          <table:table-cell table:number-columns-repeated="2" table:style-name="ce1" office:value-type="float" office:value="-0.0025628382507382" calcext:value-type="float">
            <text:p>-0,0025628383</text:p>
          </table:table-cell>
          <table:table-cell table:style-name="ce1" office:value-type="float" office:value="-0.0853413194417954" calcext:value-type="float">
            <text:p>-0,0853413194</text:p>
          </table:table-cell>
          <table:table-cell table:style-name="ce1" office:value-type="float" office:value="4.00584316253662" calcext:value-type="float">
            <text:p>4,0058431625</text:p>
          </table:table-cell>
          <table:table-cell table:style-name="ce1" office:value-type="float" office:value="-0.613924205303192" calcext:value-type="float">
            <text:p>-0,6139242053</text:p>
          </table:table-cell>
          <table:table-cell table:style-name="ce1" office:value-type="string" calcext:value-type="string">
            <text:p>-0.0016095438813380958</text:p>
          </table:table-cell>
          <table:table-cell table:style-name="ce1" office:value-type="string" calcext:value-type="string">
            <text:p>-0.0025628382507382</text:p>
          </table:table-cell>
          <table:table-cell table:style-name="ce1" office:value-type="string" calcext:value-type="string">
            <text:p>-0.04841032853228609</text:p>
          </table:table-cell>
          <table:table-cell table:style-name="ce1" office:value-type="float" office:value="-0.00741672099037613" calcext:value-type="float">
            <text:p>-0,007416721</text:p>
          </table:table-cell>
          <table:table-cell table:style-name="ce1" office:value-type="float" office:value="0.00209276354153077" calcext:value-type="float">
            <text:p>0,0020927635</text:p>
          </table:table-cell>
          <table:table-cell table:style-name="ce1" office:value-type="float" office:value="-0.00289525206913183" calcext:value-type="float">
            <text:p>-0,0028952521</text:p>
          </table:table-cell>
          <table:table-cell table:style-name="ce1" office:value-type="float" office:value="0.0840813988242303" calcext:value-type="float">
            <text:p>0,0840813988</text:p>
          </table:table-cell>
          <table:table-cell table:style-name="ce1" office:value-type="float" office:value="-0.0665287878547187" calcext:value-type="float">
            <text:p>-0,06652878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1408323463234" calcext:value-type="float">
            <text:p>-0,0031408323</text:p>
          </table:table-cell>
          <table:table-cell table:style-name="ce1" office:value-type="float" office:value="0.0000565343024534236" calcext:value-type="float">
            <text:p>5,65343024534236E-05</text:p>
          </table:table-cell>
          <table:table-cell table:style-name="ce1" office:value-type="float" office:value="0.0193969414738294" calcext:value-type="float">
            <text:p>0,0193969415</text:p>
          </table:table-cell>
          <table:table-cell table:style-name="ce1" office:value-type="float" office:value="0.612858533859253" calcext:value-type="float">
            <text:p>0,6128585339</text:p>
          </table:table-cell>
          <table:table-cell table:style-name="ce1" office:value-type="float" office:value="0.612866640090942" calcext:value-type="float">
            <text:p>0,6128666401</text:p>
          </table:table-cell>
          <table:table-cell table:style-name="ce1" office:value-type="float" office:value="0.612861633300781" calcext:value-type="float">
            <text:p>0,6128616333</text:p>
          </table:table-cell>
          <table:table-cell table:style-name="ce1" office:value-type="float" office:value="-0.0853413194417954" calcext:value-type="float">
            <text:p>-0,0853413194</text:p>
          </table:table-cell>
          <table:table-cell table:style-name="ce1" office:value-type="float" office:value="4.00584316253662" calcext:value-type="float">
            <text:p>4,0058431625</text:p>
          </table:table-cell>
          <table:table-cell table:style-name="ce1" office:value-type="float" office:value="-0.613924205303192" calcext:value-type="float">
            <text:p>-0,6139242053</text:p>
          </table:table-cell>
        </table:table-row>
        <table:table-row table:style-name="ro1">
          <table:table-cell table:style-name="ce1" office:value-type="string" calcext:value-type="string">
            <text:p>2.679309368133545</text:p>
          </table:table-cell>
          <table:table-cell table:style-name="ce1" office:value-type="string" calcext:value-type="string">
            <text:p>0.016352415084838867</text:p>
          </table:table-cell>
          <table:table-cell table:style-name="ce1" office:value-type="string" calcext:value-type="string">
            <text:p>80.73483109474182</text:p>
          </table:table-cell>
          <table:table-cell table:style-name="ce1" office:value-type="float" office:value="0.0299613476934969" calcext:value-type="float">
            <text:p>0,0299613477</text:p>
          </table:table-cell>
          <table:table-cell table:style-name="ce1" office:value-type="float" office:value="-0.00889830377504781" calcext:value-type="float">
            <text:p>-0,0088983038</text:p>
          </table:table-cell>
          <table:table-cell table:style-name="ce1" office:value-type="float" office:value="0.336265323706615" calcext:value-type="float">
            <text:p>0,3362653237</text:p>
          </table:table-cell>
          <table:table-cell table:style-name="ce1" office:value-type="float" office:value="-0.00297317601144884" calcext:value-type="float">
            <text:p>-0,002973176</text:p>
          </table:table-cell>
          <table:table-cell table:number-columns-repeated="2" table:style-name="ce1" office:value-type="float" office:value="-0.00203708587650467" calcext:value-type="float">
            <text:p>-0,0020370859</text:p>
          </table:table-cell>
          <table:table-cell table:style-name="ce1" office:value-type="float" office:value="-0.086140364408493" calcext:value-type="float">
            <text:p>-0,0861403644</text:p>
          </table:table-cell>
          <table:table-cell table:style-name="ce1" office:value-type="float" office:value="4.00524950027466" calcext:value-type="float">
            <text:p>4,0052495003</text:p>
          </table:table-cell>
          <table:table-cell table:style-name="ce1" office:value-type="float" office:value="-0.601641833782196" calcext:value-type="float">
            <text:p>-0,6016418338</text:p>
          </table:table-cell>
          <table:table-cell table:style-name="ce1" office:value-type="string" calcext:value-type="string">
            <text:p>-0.0029731760114488416</text:p>
          </table:table-cell>
          <table:table-cell table:style-name="ce1" office:value-type="string" calcext:value-type="string">
            <text:p>-0.0020370858765046715</text:p>
          </table:table-cell>
          <table:table-cell table:style-name="ce1" office:value-type="string" calcext:value-type="string">
            <text:p>-0.0478961841368313</text:p>
          </table:table-cell>
          <table:table-cell table:style-name="ce1" office:value-type="float" office:value="-0.0075132214158118" calcext:value-type="float">
            <text:p>-0,0075132214</text:p>
          </table:table-cell>
          <table:table-cell table:style-name="ce1" office:value-type="float" office:value="0.00221004712188409" calcext:value-type="float">
            <text:p>0,0022100471</text:p>
          </table:table-cell>
          <table:table-cell table:style-name="ce1" office:value-type="float" office:value="-0.00232767443480315" calcext:value-type="float">
            <text:p>-0,0023276744</text:p>
          </table:table-cell>
          <table:table-cell table:style-name="ce1" office:value-type="float" office:value="0.0650757808891606" calcext:value-type="float">
            <text:p>0,0650757809</text:p>
          </table:table-cell>
          <table:table-cell table:style-name="ce1" office:value-type="float" office:value="-0.0609382691995293" calcext:value-type="float">
            <text:p>-0,06093826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10370315131205" calcext:value-type="float">
            <text:p>-0,0006103703</text:p>
          </table:table-cell>
          <table:table-cell table:style-name="ce1" office:value-type="float" office:value="0.00074183382313129" calcext:value-type="float">
            <text:p>0,0007418338</text:p>
          </table:table-cell>
          <table:table-cell table:style-name="ce1" office:value-type="float" office:value="0.0172596119188738" calcext:value-type="float">
            <text:p>0,0172596119</text:p>
          </table:table-cell>
          <table:table-cell table:style-name="ce1" office:value-type="float" office:value="0.632405757904053" calcext:value-type="float">
            <text:p>0,6324057579</text:p>
          </table:table-cell>
          <table:table-cell table:style-name="ce1" office:value-type="float" office:value="0.632398128509522" calcext:value-type="float">
            <text:p>0,6323981285</text:p>
          </table:table-cell>
          <table:table-cell table:style-name="ce1" office:value-type="float" office:value="0.63239860534668" calcext:value-type="float">
            <text:p>0,6323986053</text:p>
          </table:table-cell>
          <table:table-cell table:style-name="ce1" office:value-type="float" office:value="-0.086140364408493" calcext:value-type="float">
            <text:p>-0,0861403644</text:p>
          </table:table-cell>
          <table:table-cell table:style-name="ce1" office:value-type="float" office:value="4.00524950027466" calcext:value-type="float">
            <text:p>4,0052495003</text:p>
          </table:table-cell>
          <table:table-cell table:style-name="ce1" office:value-type="float" office:value="-0.601641833782196" calcext:value-type="float">
            <text:p>-0,6016418338</text:p>
          </table:table-cell>
        </table:table-row>
        <table:table-row table:style-name="ro1">
          <table:table-cell table:style-name="ce1" office:value-type="string" calcext:value-type="string">
            <text:p>2.696363687515259</text:p>
          </table:table-cell>
          <table:table-cell table:style-name="ce1" office:value-type="string" calcext:value-type="string">
            <text:p>0.017054319381713867</text:p>
          </table:table-cell>
          <table:table-cell table:style-name="ce1" office:value-type="string" calcext:value-type="string">
            <text:p>81.28460907936096</text:p>
          </table:table-cell>
          <table:table-cell table:style-name="ce1" office:value-type="float" office:value="0.0283658935794072" calcext:value-type="float">
            <text:p>0,0283658936</text:p>
          </table:table-cell>
          <table:table-cell table:style-name="ce1" office:value-type="float" office:value="-0.00960669765984755" calcext:value-type="float">
            <text:p>-0,0096066977</text:p>
          </table:table-cell>
          <table:table-cell table:style-name="ce1" office:value-type="float" office:value="0.322432111810755" calcext:value-type="float">
            <text:p>0,3224321118</text:p>
          </table:table-cell>
          <table:table-cell table:style-name="ce1" office:value-type="float" office:value="-0.00408352910029311" calcext:value-type="float">
            <text:p>-0,0040835291</text:p>
          </table:table-cell>
          <table:table-cell table:number-columns-repeated="2" table:style-name="ce1" office:value-type="float" office:value="-0.00169612905891445" calcext:value-type="float">
            <text:p>-0,0016961291</text:p>
          </table:table-cell>
          <table:table-cell table:style-name="ce1" office:value-type="float" office:value="-0.086140364408493" calcext:value-type="float">
            <text:p>-0,0861403644</text:p>
          </table:table-cell>
          <table:table-cell table:style-name="ce1" office:value-type="float" office:value="4.00524950027466" calcext:value-type="float">
            <text:p>4,0052495003</text:p>
          </table:table-cell>
          <table:table-cell table:style-name="ce1" office:value-type="float" office:value="-0.601641833782196" calcext:value-type="float">
            <text:p>-0,6016418338</text:p>
          </table:table-cell>
          <table:table-cell table:style-name="ce1" office:value-type="string" calcext:value-type="string">
            <text:p>-0.004083529100293113</text:p>
          </table:table-cell>
          <table:table-cell table:style-name="ce1" office:value-type="string" calcext:value-type="string">
            <text:p>-0.0016961290589144486</text:p>
          </table:table-cell>
          <table:table-cell table:style-name="ce1" office:value-type="string" calcext:value-type="string">
            <text:p>-0.04749925312004894</text:p>
          </table:table-cell>
          <table:table-cell table:style-name="ce1" office:value-type="float" office:value="-0.00749033692337423" calcext:value-type="float">
            <text:p>-0,0074903369</text:p>
          </table:table-cell>
          <table:table-cell table:style-name="ce1" office:value-type="float" office:value="0.00222457594376195" calcext:value-type="float">
            <text:p>0,0022245759</text:p>
          </table:table-cell>
          <table:table-cell table:style-name="ce1" office:value-type="float" office:value="-0.00188579683274399" calcext:value-type="float">
            <text:p>-0,0018857968</text:p>
          </table:table-cell>
          <table:table-cell table:style-name="ce1" office:value-type="float" office:value="0.0486091990543962" calcext:value-type="float">
            <text:p>0,0486091991</text:p>
          </table:table-cell>
          <table:table-cell table:style-name="ce1" office:value-type="float" office:value="-0.0560478367129316" calcext:value-type="float">
            <text:p>-0,05604783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66555570935501" calcext:value-type="float">
            <text:p>0,0001665556</text:p>
          </table:table-cell>
          <table:table-cell table:style-name="ce1" office:value-type="float" office:value="0.00010574268915238" calcext:value-type="float">
            <text:p>0,0001057427</text:p>
          </table:table-cell>
          <table:table-cell table:style-name="ce1" office:value-type="float" office:value="0.0154617485078017" calcext:value-type="float">
            <text:p>0,0154617485</text:p>
          </table:table-cell>
          <table:table-cell table:style-name="ce1" office:value-type="float" office:value="0.549594163894653" calcext:value-type="float">
            <text:p>0,5495941639</text:p>
          </table:table-cell>
          <table:table-cell table:number-columns-repeated="2" table:style-name="ce1" office:value-type="float" office:value="0.549591541290283" calcext:value-type="float">
            <text:p>0,5495915413</text:p>
          </table:table-cell>
          <table:table-cell table:style-name="ce1" office:value-type="float" office:value="-0.086140364408493" calcext:value-type="float">
            <text:p>-0,0861403644</text:p>
          </table:table-cell>
          <table:table-cell table:style-name="ce1" office:value-type="float" office:value="4.00524950027466" calcext:value-type="float">
            <text:p>4,0052495003</text:p>
          </table:table-cell>
          <table:table-cell table:style-name="ce1" office:value-type="float" office:value="-0.601641833782196" calcext:value-type="float">
            <text:p>-0,6016418338</text:p>
          </table:table-cell>
        </table:table-row>
        <table:table-row table:style-name="ro1">
          <table:table-cell table:style-name="ce1" office:value-type="string" calcext:value-type="string">
            <text:p>2.7099554538726807</text:p>
          </table:table-cell>
          <table:table-cell table:style-name="ce1" office:value-type="string" calcext:value-type="string">
            <text:p>0.013591766357421875</text:p>
          </table:table-cell>
          <table:table-cell table:style-name="ce1" office:value-type="string" calcext:value-type="string">
            <text:p>81.87740731239319</text:p>
          </table:table-cell>
          <table:table-cell table:style-name="ce1" office:value-type="float" office:value="0.0271996276936045" calcext:value-type="float">
            <text:p>0,0271996277</text:p>
          </table:table-cell>
          <table:table-cell table:style-name="ce1" office:value-type="float" office:value="-0.0103066118583543" calcext:value-type="float">
            <text:p>-0,0103066119</text:p>
          </table:table-cell>
          <table:table-cell table:style-name="ce1" office:value-type="float" office:value="0.314453028970295" calcext:value-type="float">
            <text:p>0,314453029</text:p>
          </table:table-cell>
          <table:table-cell table:style-name="ce1" office:value-type="float" office:value="-0.00480222501687872" calcext:value-type="float">
            <text:p>-0,004802225</text:p>
          </table:table-cell>
          <table:table-cell table:number-columns-repeated="2" table:style-name="ce1" office:value-type="float" office:value="-0.00109208618077406" calcext:value-type="float">
            <text:p>-0,0010920862</text:p>
          </table:table-cell>
          <table:table-cell table:style-name="ce1" office:value-type="float" office:value="-0.0872421339154244" calcext:value-type="float">
            <text:p>-0,0872421339</text:p>
          </table:table-cell>
          <table:table-cell table:style-name="ce1" office:value-type="float" office:value="4.00505924224854" calcext:value-type="float">
            <text:p>4,0050592422</text:p>
          </table:table-cell>
          <table:table-cell table:style-name="ce1" office:value-type="float" office:value="-0.589573681354523" calcext:value-type="float">
            <text:p>-0,5895736814</text:p>
          </table:table-cell>
          <table:table-cell table:style-name="ce1" office:value-type="string" calcext:value-type="string">
            <text:p>-0.004802225016878721</text:p>
          </table:table-cell>
          <table:table-cell table:style-name="ce1" office:value-type="string" calcext:value-type="string">
            <text:p>-0.001092086180774061</text:p>
          </table:table-cell>
          <table:table-cell table:style-name="ce1" office:value-type="string" calcext:value-type="string">
            <text:p>-0.04658477814446499</text:p>
          </table:table-cell>
          <table:table-cell table:style-name="ce1" office:value-type="float" office:value="-0.0070914733948518" calcext:value-type="float">
            <text:p>-0,0070914734</text:p>
          </table:table-cell>
          <table:table-cell table:style-name="ce1" office:value-type="float" office:value="0.00240167441496189" calcext:value-type="float">
            <text:p>0,0024016744</text:p>
          </table:table-cell>
          <table:table-cell table:style-name="ce1" office:value-type="float" office:value="-0.00116646981415925" calcext:value-type="float">
            <text:p>-0,0011664698</text:p>
          </table:table-cell>
          <table:table-cell table:style-name="ce1" office:value-type="float" office:value="0.0317451189195191" calcext:value-type="float">
            <text:p>0,0317451189</text:p>
          </table:table-cell>
          <table:table-cell table:style-name="ce1" office:value-type="float" office:value="-0.0503364115471475" calcext:value-type="float">
            <text:p>-0,05033641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68360214426993" calcext:value-type="float">
            <text:p>0,0026836021</text:p>
          </table:table-cell>
          <table:table-cell table:style-name="ce1" office:value-type="float" office:value="0.00119152850257499" calcext:value-type="float">
            <text:p>0,0011915285</text:p>
          </table:table-cell>
          <table:table-cell table:style-name="ce1" office:value-type="float" office:value="0.0232676667877708" calcext:value-type="float">
            <text:p>0,0232676668</text:p>
          </table:table-cell>
          <table:table-cell table:style-name="ce1" office:value-type="float" office:value="0.59451961517334" calcext:value-type="float">
            <text:p>0,5945196152</text:p>
          </table:table-cell>
          <table:table-cell table:style-name="ce1" office:value-type="float" office:value="0.594525337219238" calcext:value-type="float">
            <text:p>0,5945253372</text:p>
          </table:table-cell>
          <table:table-cell table:style-name="ce1" office:value-type="float" office:value="0.594525098800659" calcext:value-type="float">
            <text:p>0,5945250988</text:p>
          </table:table-cell>
          <table:table-cell table:style-name="ce1" office:value-type="float" office:value="-0.0872421339154244" calcext:value-type="float">
            <text:p>-0,0872421339</text:p>
          </table:table-cell>
          <table:table-cell table:style-name="ce1" office:value-type="float" office:value="4.00505924224854" calcext:value-type="float">
            <text:p>4,0050592422</text:p>
          </table:table-cell>
          <table:table-cell table:style-name="ce1" office:value-type="float" office:value="-0.589573681354523" calcext:value-type="float">
            <text:p>-0,5895736814</text:p>
          </table:table-cell>
        </table:table-row>
        <table:table-row table:style-name="ro1">
          <table:table-cell table:style-name="ce1" office:value-type="string" calcext:value-type="string">
            <text:p>2.7269041538238525</text:p>
          </table:table-cell>
          <table:table-cell table:style-name="ce1" office:value-type="string" calcext:value-type="string">
            <text:p>0.016948699951171875</text:p>
          </table:table-cell>
          <table:table-cell table:style-name="ce1" office:value-type="string" calcext:value-type="string">
            <text:p>82.47139143943787</text:p>
          </table:table-cell>
          <table:table-cell table:style-name="ce1" office:value-type="float" office:value="0.0260638744127649" calcext:value-type="float">
            <text:p>0,0260638744</text:p>
          </table:table-cell>
          <table:table-cell table:style-name="ce1" office:value-type="float" office:value="-0.0103780345784293" calcext:value-type="float">
            <text:p>-0,0103780346</text:p>
          </table:table-cell>
          <table:table-cell table:style-name="ce1" office:value-type="float" office:value="0.307202790622358" calcext:value-type="float">
            <text:p>0,3072027906</text:p>
          </table:table-cell>
          <table:table-cell table:style-name="ce1" office:value-type="float" office:value="-0.00565635979397945" calcext:value-type="float">
            <text:p>-0,0056563598</text:p>
          </table:table-cell>
          <table:table-cell table:number-columns-repeated="2" table:style-name="ce1" office:value-type="float" office:value="-0.000489994406725996" calcext:value-type="float">
            <text:p>-0,0004899944</text:p>
          </table:table-cell>
          <table:table-cell table:style-name="ce1" office:value-type="float" office:value="-0.0888460427522659" calcext:value-type="float">
            <text:p>-0,0888460428</text:p>
          </table:table-cell>
          <table:table-cell table:style-name="ce1" office:value-type="float" office:value="4.00496530532837" calcext:value-type="float">
            <text:p>4,0049653053</text:p>
          </table:table-cell>
          <table:table-cell table:style-name="ce1" office:value-type="float" office:value="-0.577601730823517" calcext:value-type="float">
            <text:p>-0,5776017308</text:p>
          </table:table-cell>
          <table:table-cell table:style-name="ce1" office:value-type="string" calcext:value-type="string">
            <text:p>-0.005656359793979452</text:p>
          </table:table-cell>
          <table:table-cell table:style-name="ce1" office:value-type="string" calcext:value-type="string">
            <text:p>-0.0004899944067259964</text:p>
          </table:table-cell>
          <table:table-cell table:style-name="ce1" office:value-type="string" calcext:value-type="string">
            <text:p>-0.04641480493971826</text:p>
          </table:table-cell>
          <table:table-cell table:style-name="ce1" office:value-type="float" office:value="-0.00679990692340113" calcext:value-type="float">
            <text:p>-0,0067999069</text:p>
          </table:table-cell>
          <table:table-cell table:style-name="ce1" office:value-type="float" office:value="0.00257665296458858" calcext:value-type="float">
            <text:p>0,002576653</text:p>
          </table:table-cell>
          <table:table-cell table:style-name="ce1" office:value-type="float" office:value="-0.000751557506455316" calcext:value-type="float">
            <text:p>-0,0007515575</text:p>
          </table:table-cell>
          <table:table-cell table:style-name="ce1" office:value-type="float" office:value="0.0156332247423015" calcext:value-type="float">
            <text:p>0,0156332247</text:p>
          </table:table-cell>
          <table:table-cell table:style-name="ce1" office:value-type="float" office:value="-0.0442312408041896" calcext:value-type="float">
            <text:p>-0,04423124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6885589842317" calcext:value-type="float">
            <text:p>0,0019688559</text:p>
          </table:table-cell>
          <table:table-cell table:style-name="ce1" office:value-type="float" office:value="0.00118157939914804" calcext:value-type="float">
            <text:p>0,0011815794</text:p>
          </table:table-cell>
          <table:table-cell table:style-name="ce1" office:value-type="float" office:value="0.0134701026694823" calcext:value-type="float">
            <text:p>0,0134701027</text:p>
          </table:table-cell>
          <table:table-cell table:style-name="ce1" office:value-type="float" office:value="0.592357158660889" calcext:value-type="float">
            <text:p>0,5923571587</text:p>
          </table:table-cell>
          <table:table-cell table:style-name="ce1" office:value-type="float" office:value="0.592354774475098" calcext:value-type="float">
            <text:p>0,5923547745</text:p>
          </table:table-cell>
          <table:table-cell table:style-name="ce1" office:value-type="float" office:value="0.592355012893677" calcext:value-type="float">
            <text:p>0,5923550129</text:p>
          </table:table-cell>
          <table:table-cell table:style-name="ce1" office:value-type="float" office:value="-0.0888460427522659" calcext:value-type="float">
            <text:p>-0,0888460428</text:p>
          </table:table-cell>
          <table:table-cell table:style-name="ce1" office:value-type="float" office:value="4.00496530532837" calcext:value-type="float">
            <text:p>4,0049653053</text:p>
          </table:table-cell>
          <table:table-cell table:style-name="ce1" office:value-type="float" office:value="-0.577601730823517" calcext:value-type="float">
            <text:p>-0,5776017308</text:p>
          </table:table-cell>
        </table:table-row>
        <table:table-row table:style-name="ro1" table:number-rows-repeated="104840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17:48.826861312</dc:date>
    <meta:editing-duration>PT1M55S</meta:editing-duration>
    <meta:editing-cycles>1</meta:editing-cycles>
    <meta:document-statistic meta:table-count="1" meta:cell-count="50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ata.D1:data.D167" svg:x="0.32cm" svg:y="0.18cm" svg:width="12.508cm" svg:height="8.64cm">
          <chartooo:coordinate-region svg:x="1.153cm" svg:y="0.379cm" svg:width="11.6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1:data.D167" chart:class="chart:line">
            <chart:data-point chart:repeated="1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881351470947">
                <text:p>0.136881351470947</text:p>
                <draw:g>
                  <svg:desc>data.D1:data.D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90629816055">
                <text:p>0.136590629816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245646417141">
                <text:p>0.107245646417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658273845911">
                <text:p>0.10658273845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920910835266">
                <text:p>0.105920910835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1552891731262">
                <text:p>-0.301552891731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562307476997">
                <text:p>0.131562307476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7730110287666">
                <text:p>0.0477730110287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4198467731476">
                <text:p>0.154198467731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51777803897858">
                <text:p>-0.151777803897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27245020866">
                <text:p>0.135927245020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52383726835251">
                <text:p>0.0952383726835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44450852274895">
                <text:p>-0.244450852274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04088240861893">
                <text:p>-0.204088240861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3698653578758">
                <text:p>0.0793698653578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514870464802">
                <text:p>0.102514870464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7119114398956">
                <text:p>0.137119114398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921962499619">
                <text:p>0.146921962499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5736193060875">
                <text:p>0.0405736193060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0281493067741">
                <text:p>0.0630281493067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39604458212853">
                <text:p>0.0739604458212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7241207361221">
                <text:p>0.0957241207361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32942128181458">
                <text:p>0.083294212818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23624134063721">
                <text:p>0.0823624134063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14961567521095">
                <text:p>0.0814961567521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0382047891617">
                <text:p>0.0800382047891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64333599805832">
                <text:p>-0.364333599805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676268517971">
                <text:p>0.067676268517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1747960746288">
                <text:p>0.0561747960746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60173818469048">
                <text:p>0.0660173818469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0152692198753">
                <text:p>0.0750152692198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4053593277931">
                <text:p>0.0644053593277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3965954184532">
                <text:p>0.0633965954184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82362812757492">
                <text:p>-0.382362812757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2482396364212">
                <text:p>0.052482396364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8399389982223">
                <text:p>0.0328399389982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16369698941708">
                <text:p>0.0416369698941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90518069267273">
                <text:p>-0.390518069267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7644845545292">
                <text:p>0.0407644845545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45437710732222">
                <text:p>0.0044543771073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8595225214958">
                <text:p>0.0308595225214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1750931739807">
                <text:p>0.03917509317398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91626179218292">
                <text:p>-0.391626179218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94961059093475">
                <text:p>-0.394961059093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534661591053">
                <text:p>0.037534661591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1550371944904">
                <text:p>0.0451550371944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69665712118149">
                <text:p>-0.369665712118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58541041612625">
                <text:p>-0.358541041612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2730406537468">
                <text:p>-0.12730406537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2522065639496">
                <text:p>0.112522065639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980669712791076">
                <text:p>-0.0980669712791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75262951850891">
                <text:p>-0.275262951850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655407845974">
                <text:p>0.16655407845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0919954776764">
                <text:p>0.170919954776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8722955584526">
                <text:p>-0.248722955584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7847402691841">
                <text:p>-0.237847402691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2636981606483">
                <text:p>0.192636981606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6651965379715">
                <text:p>0.196651965379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35394909977913">
                <text:p>-0.235394909977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1311336159706">
                <text:p>-0.231311336159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80354809761">
                <text:p>0.195080354809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2952945828438">
                <text:p>0.192952945828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3897848725319">
                <text:p>0.2038978487253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0235649943352">
                <text:p>0.200235649943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1037446260452">
                <text:p>0.19103744626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5324499607086">
                <text:p>0.175324499607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7281061410904">
                <text:p>0.167281061410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6658226847649">
                <text:p>0.146658226847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748943805695">
                <text:p>0.138748943805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5177383422852">
                <text:p>0.125177383422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701376736164">
                <text:p>0.111701376736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4410782456398">
                <text:p>0.104410782456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14728939533234">
                <text:p>0.09147289395332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3032770662764">
                <text:p>-0.13032770662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37469995260975">
                <text:p>-0.137469995260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40220285841712">
                <text:p>-0.140220285841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46205832744822">
                <text:p>-0.1462058327448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36220623405627">
                <text:p>-0.136220623405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33780061738727">
                <text:p>-0.133780061738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3612899809708">
                <text:p>-0.113612899809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08415403851756">
                <text:p>-0.108415403851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86611590617233">
                <text:p>-0.0986611590617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869688727191569">
                <text:p>-0.0869688727191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666215032408083">
                <text:p>-0.0666215032408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17570510697494">
                <text:p>-0.0617570510697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5650255634208">
                <text:p>-0.055650255634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56600094467034">
                <text:p>-0.0456600094467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02189816749528">
                <text:p>-0.0302189816749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218823779730793">
                <text:p>-0.02188237797307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68216120060763">
                <text:p>-0.01682161200607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710299151179231">
                <text:p>-0.00710299151179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690151422204059">
                <text:p>0.00690151422204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3385174319976">
                <text:p>0.01133851743199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2694023050552">
                <text:p>0.01126940230505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79975388002478">
                <text:p>0.0179975388002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6568497064075">
                <text:p>0.0256568497064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3348016948152">
                <text:p>0.0303348016948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50866895513954">
                <text:p>0.0350866895513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4895387824947">
                <text:p>0.0394895387824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5832088301533">
                <text:p>0.04358320883015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59320966275064">
                <text:p>0.0459320966275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21626883548581">
                <text:p>0.0521626883548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29100346741163">
                <text:p>0.0529100346741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51245149115767">
                <text:p>0.0551245149115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72295269948994">
                <text:p>0.0572295269948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62193239119226">
                <text:p>0.0562193239119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59070640801234">
                <text:p>0.0559070640801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5173393880753">
                <text:p>0.055173393880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2808432291595">
                <text:p>0.052280843229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13986818963823">
                <text:p>0.0513986818963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88582254893342">
                <text:p>0.0488582254893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59584792325687">
                <text:p>0.04595847923256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28996204102504">
                <text:p>0.042899620410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99208551985614">
                <text:p>0.0399208551985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65721990963743">
                <text:p>0.0365721990963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7187557676692">
                <text:p>0.03371875576766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824111474264">
                <text:p>0.028241114742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36750943528741">
                <text:p>0.02367509435287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04666186250562">
                <text:p>0.0204666186250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57327613617972">
                <text:p>0.015732761361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7043480565197">
                <text:p>0.0127043480565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17751208067308">
                <text:p>0.00317751208067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173958765779748">
                <text:p>-0.0001739587657797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54537176993894">
                <text:p>-0.0054537176993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797331173340848">
                <text:p>-0.007973311733408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15054049356668">
                <text:p>-0.0115054049356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27394906170436">
                <text:p>-0.01273949061704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59821022333531">
                <text:p>-0.0159821022333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67648956743012">
                <text:p>-0.01676489567430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77151072068991">
                <text:p>-0.0177151072068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85079836217618">
                <text:p>-0.01850798362176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83721815299151">
                <text:p>-0.0183721815299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93344266383828">
                <text:p>-0.0193344266383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98077569014312">
                <text:p>-0.0198077569014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10306059948548">
                <text:p>-0.0210306059948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18869585049465">
                <text:p>-0.02188695850494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4360597467073">
                <text:p>-0.024360597467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5792601182022">
                <text:p>-0.025792601182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56606104530762">
                <text:p>-0.02566061045307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72977330885759">
                <text:p>-0.0272977330885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89701451468396">
                <text:p>-0.0289701451468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00511103497105">
                <text:p>-0.0300511103497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99125879465453">
                <text:p>-0.0299125879465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98624857261283">
                <text:p>-0.02986248572612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00510275281138">
                <text:p>-0.0300510275281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82727108986611">
                <text:p>-0.0282727108986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81921777598284">
                <text:p>-0.0281921777598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60647416379257">
                <text:p>-0.02606474163792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21522072744038">
                <text:p>-0.0221522072744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9252688428502">
                <text:p>-0.019252688428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69296662300181">
                <text:p>-0.0169296662300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11646861941726">
                <text:p>-0.01116468619417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866322906365917">
                <text:p>-0.008663229063659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34808218895377">
                <text:p>-0.002348082188953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8669775192982">
                <text:p>0.001886697751929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136864653846">
                <text:p>0.0081368646538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5201057417801">
                <text:p>0.0115201057417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3879473001041">
                <text:p>0.01238794730010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11635363679149">
                <text:p>0.0211635363679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42405369026977">
                <text:p>0.02424053690269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77419980546391">
                <text:p>0.0277419980546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96668839615045">
                <text:p>0.0296668839615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00528856632472">
                <text:p>0.03005288566324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99613476934969">
                <text:p>0.0299613476934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83658935794072">
                <text:p>0.0283658935794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71996276936045">
                <text:p>0.0271996276936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60638744127649">
                <text:p>0.0260638744127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